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_30334__20998__27604_" style:data-style-name="N14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F0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70C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C000"/>
    </style:style>
    <style:style style:name="ce13" style:family="table-cell" style:parent-style-name="Default" style:data-style-name="N0">
      <style:table-cell-properties fo:border-top="none" fo:border-bottom="none" fo:border-left="thick solid #C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00000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A5A5A5"/>
    </style:style>
    <style:style style:name="ce16" style:family="table-cell" style:parent-style-name="Default" style:data-style-name="N0">
      <style:table-cell-properties fo:border-top="thick solid #C00000" fo:border-bottom="none" fo:border-left="thick solid #C00000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ck solid #C00000" fo:border-bottom="none" fo:border-left="none" fo:border-right="none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C00000" fo:border-bottom="thick solid #C00000" fo:border-left="thick solid #C00000" fo:border-right="thin solid #0070C0" style:vertical-align="middle" style:repeat-content="false"/>
      <style:paragraph-properties fo:text-align="center"/>
    </style:style>
    <style:style style:name="ce19" style:family="table-cell" style:parent-style-name="Default" style:data-style-name="N45">
      <style:table-cell-properties fo:border-top="thin solid #0070C0" fo:border-bottom="thick solid #0070C0" fo:border-left="thin solid #0070C0" fo:border-right="thick solid #0070C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ck solid #0070C0" fo:border-right="none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50"/>
    </style:style>
    <style:style style:name="ce22" style:family="table-cell" style:parent-style-name="Default" style:data-style-name="N0">
      <style:table-cell-properties fo:border-top="none" fo:border-bottom="none" fo:border-left="none" fo:border-right="thick solid #0070C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2060"/>
    </style:style>
    <style:style style:name="ce24" style:family="table-cell" style:parent-style-name="Default" style:data-style-name="N0">
      <style:table-cell-properties fo:border-top="thick solid #C00000" fo:border-bottom="thick solid #0070C0" fo:border-left="thick solid #C00000" fo:border-right="thick solid #0070C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FF0000" fo:border-bottom="thick solid #FF0000" fo:border-left="thick solid #FF0000" fo:border-right="thin solid #FF0000" style:vertical-align="middle" style:repeat-content="false"/>
      <style:paragraph-properties fo:text-align="center"/>
    </style:style>
    <style:style style:name="ce26" style:family="table-cell" style:parent-style-name="Default" style:data-style-name="N45">
      <style:table-cell-properties fo:border-top="thin solid #FF0000" fo:border-bottom="thick solid #FF0000" fo:border-left="thin solid #FF0000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ck solid #FF0000" fo:border-right="thick solid #0070C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70C0" fo:border-bottom="thick solid #0070C0" fo:border-left="thick solid #0070C0" fo:border-right="thin solid #0070C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ck solid #FF0000" fo:border-bottom="thick solid #FF0000" fo:border-left="thick solid #FF0000" fo:border-right="none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ck solid #0070C0" fo:border-bottom="none" fo:border-left="none" fo:border-right="thick solid #0070C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ck solid #0070C0" fo:border-bottom="none" fo:border-left="thick solid #0070C0" fo:border-right="none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ck solid #FF0000" fo:border-right="none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FF0000" fo:border-bottom="thick solid #FF0000" fo:border-left="thick solid #FF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ck solid #0070C0" fo:border-left="none" fo:border-right="thick solid #0070C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ck solid #0070C0" fo:border-left="thick solid #0070C0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ck solid #0070C0" fo:border-bottom="none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ck solid #FF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ck solid #FF0000" fo:border-left="none" fo:border-right="thick solid #FF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ck solid #FF0000" fo:border-bottom="none" fo:border-left="thick solid #FF0000" fo:border-right="none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ck solid #FF0000" fo:border-bottom="none" fo:border-left="none" fo:border-right="thick solid #FF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ck solid #FFC000" fo:border-left="none" fo:border-right="none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ck solid #FF0000" fo:border-left="thick solid #FF0000" fo:border-right="none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ck solid #FFC000" fo:border-left="thick solid #FFC000" fo:border-right="thick solid #FFC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ck solid #FF0000" fo:border-bottom="thick solid #FFC000" fo:border-left="thick solid #FF0000" fo:border-right="thick solid #FF0000"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ck solid #FFC000" fo:border-bottom="none" fo:border-left="thick solid #FFC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FFC000" fo:border-bottom="thick solid #FFC000" fo:border-left="thick solid #FFC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thick solid #FF0000" fo:border-right="thick solid #00B0F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FF0000" fo:border-bottom="thick solid #00B0F0" fo:border-left="thick solid #00B0F0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45">
      <style:table-cell-properties fo:border-top="thin solid #FF0000" fo:border-bottom="thick solid #00B0F0" fo:border-left="thin solid #00B0F0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ck solid #FF0000" fo:border-bottom="none" fo:border-left="thick solid #00B0F0" fo:border-right="thick solid #FF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ck solid #FF0000" fo:border-bottom="none" fo:border-left="thick solid #FF0000" fo:border-right="thick solid #FF0000" style:vertical-align="middle" style:repeat-content="false"/>
      <style:paragraph-properties fo:text-align="center"/>
    </style:style>
    <style:style style:name="ce52" style:family="table-cell" style:parent-style-name="Default" style:data-style-name="N45">
      <style:table-cell-properties fo:border-top="thin solid #0070C0" fo:border-bottom="thick solid #0070C0" fo:border-left="thin solid #FF0000" fo:border-right="none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ck solid #FFC000" fo:border-bottom="thick solid #FFC000" fo:border-left="thick solid #FFC000" fo:border-right="none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ck solid #FFC000" fo:border-bottom="none" fo:border-left="none" fo:border-right="thick solid #FFC000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thick solid #FFC000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thick solid #00B0F0" fo:border-right="none" style:vertical-align="middle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ck solid #0070C0" fo:border-bottom="thick solid #0070C0" fo:border-left="thick solid #0070C0" fo:border-right="none" style:vertical-align="middle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ck solid #0070C0" fo:border-left="none" fo:border-right="none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ck solid #FFC000" fo:border-left="thick solid #FFC000" fo:border-right="none" style:vertical-align="middle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none" fo:border-right="thick solid #FFC000"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ck solid #00B0F0" fo:border-left="thick solid #00B0F0" fo:border-right="none"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ck solid #00B0F0" fo:border-left="none" fo:border-right="none" style:vertical-align="middl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FFC000" fo:border-bottom="thick solid #FFC000" fo:border-left="thin solid #FFC000" fo:border-right="none" style:vertical-align="middl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none" fo:border-left="thick solid #FFC000" fo:border-right="thick solid #00B0F0" style:vertical-align="middl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ck solid #00B0F0" fo:border-bottom="none" fo:border-left="none" fo:border-right="none"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ck solid #0070C0" fo:border-bottom="thick solid #00B0F0" fo:border-left="thick solid #00B0F0" fo:border-right="thick solid #00B0F0" style:vertical-align="middl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B0F0" fo:border-bottom="thick solid #00B0F0" fo:border-left="thick solid #00B0F0" fo:border-right="thin solid #00B0F0" style:vertical-align="middle" style:repeat-content="false"/>
      <style:paragraph-properties fo:text-align="center"/>
    </style:style>
    <style:style style:name="ce68" style:family="table-cell" style:parent-style-name="Default" style:data-style-name="N45">
      <style:table-cell-properties fo:border-top="thin solid #0070C0" fo:border-bottom="thick solid #0070C0" fo:border-left="none" fo:border-right="none" style:vertical-align="middl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ck solid #0070C0" fo:border-bottom="none" fo:border-left="thick solid #0070C0" fo:border-right="thick solid #0070C0"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thick solid #FFC000" fo:border-left="none" fo:border-right="thick solid #FFC000"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thick solid #00B0F0" fo:border-left="thick solid #FFC000" fo:border-right="none" style:vertical-align="middle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ck solid #00B0F0" fo:border-bottom="thick solid #00B0F0" fo:border-left="thick solid #00B0F0" fo:border-right="none"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none" fo:border-left="none" fo:border-right="thick solid #00B0F0"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ck solid #00B0F0" fo:border-left="none" fo:border-right="thick solid #00B0F0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ck solid #FFC000" fo:border-bottom="none" fo:border-left="thick solid #FFC000" fo:border-right="thick solid #FFC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FFC000" fo:border-bottom="thick solid #FFC000" fo:border-left="thick solid #FFC000" fo:border-right="thin solid #FFC000" style:vertical-align="middle" style:repeat-content="false"/>
      <style:paragraph-properties fo:text-align="center"/>
    </style:style>
    <style:style style:name="ce77" style:family="table-cell" style:parent-style-name="Default" style:data-style-name="N45">
      <style:table-cell-properties fo:border-top="thin solid #00B0F0" fo:border-bottom="thick solid #00B0F0" fo:border-left="none" fo:border-right="thin solid #00B0F0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ck solid #00B0F0" fo:border-bottom="none" fo:border-left="thick solid #00B0F0" fo:border-right="none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ck solid #00B0F0" fo:border-bottom="none" fo:border-left="none" fo:border-right="thick solid #00B0F0" style:vertical-align="middle" style:repeat-content="false"/>
      <style:paragraph-properties fo:text-align="center"/>
    </style:style>
    <style:style style:name="ce80" style:family="table-cell" style:parent-style-name="Default" style:data-style-name="N45">
      <style:table-cell-properties fo:border-top="thin solid #00B0F0" fo:border-bottom="thick solid #00B0F0" fo:border-left="thin solid #00B0F0" fo:border-right="none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ck solid #FFC000" fo:border-bottom="none" fo:border-left="none" fo:border-right="none"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ck solid #C00000" fo:border-bottom="none" fo:border-left="thick solid #C00000" fo:border-right="thick solid #C00000" style:vertical-align="middle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ck solid #C00000" fo:border-bottom="thin solid #FF0000" fo:border-left="thick solid #C00000" fo:border-right="thick solid #C00000" style:vertical-align="middle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ck solid #0070C0" fo:border-bottom="thin solid #0070C0" fo:border-left="thick solid #0070C0" fo:border-right="thick solid #0070C0" style:vertical-align="middle" fo:background-color="transparent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ck solid #FF0000" fo:border-bottom="thin solid #FF0000" fo:border-left="thick solid #FF0000" fo:border-right="thick solid #FF0000" style:vertical-align="middle" fo:background-color="transparent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ck solid #FFC000" fo:border-bottom="thin solid #FFC000" fo:border-left="thick solid #FFC000" fo:border-right="thick solid #FFC000" style:vertical-align="middle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none" fo:border-left="thick solid #FFC000" fo:border-right="thick solid #FF0000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none" fo:border-left="thick solid #FF0000" fo:border-right="thick solid #0070C0" style:vertical-align="middle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FFC000" fo:border-bottom="thick solid #FFC000" fo:border-left="thick solid #FFC000" fo:border-right="thick solid #FFC000" style:vertical-align="middle" fo:background-color="transparent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70C0" fo:border-bottom="thick solid #0070C0" fo:border-left="thick solid #0070C0" fo:border-right="thick solid #0070C0" style:vertical-align="middle" fo:background-color="transparent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none" fo:border-left="thick solid #00B0F0" fo:border-right="thick solid #0070C0" style:vertical-align="middle" fo:background-color="transparent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none" fo:border-left="thick solid #FFC000" fo:border-right="thick solid #00B0F0" style:vertical-align="middle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ck solid #00B0F0" fo:border-bottom="thin solid #00B0F0" fo:border-left="thick solid #00B0F0" fo:border-right="thick solid #00B0F0" style:vertical-align="middle" fo:background-color="transparent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ck solid #C00000" fo:border-bottom="none" fo:border-left="thick solid #0070C0" fo:border-right="none" style:vertical-align="middle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thick solid #C00000" fo:border-bottom="none" fo:border-left="none" fo:border-right="thick solid #C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none" fo:border-left="none" fo:border-right="thick solid #C00000" style:vertical-align="middle" style:repeat-content="false"/>
      <style:paragraph-properties fo:text-align="center"/>
    </style:style>
    <style:style style:name="ce97" style:family="table-cell" style:parent-style-name="Default" style:data-style-name="N45">
      <style:table-cell-properties fo:border-top="thin solid #C00000" fo:border-bottom="thick solid #C00000" fo:border-left="none" fo:border-right="thick solid #C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2pt dashed #C00000" fo:border-bottom="none" fo:border-left="none" fo:border-right="2pt dashed #C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none" fo:border-bottom="thick solid #A5A5A5" fo:border-left="thick solid #FFC000" fo:border-right="none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none" fo:border-bottom="thick solid #A5A5A5" fo:border-left="none" fo:border-right="none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none" fo:border-left="none" fo:border-right="2pt dashed #C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ck solid #A5A5A5" fo:border-left="thick solid #A5A5A5" fo:border-right="thick solid #A5A5A5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dashed #C00000" fo:border-left="none" fo:border-right="2pt dashed #C00000" style:vertical-align="middle" style:repeat-content="false"/>
      <style:paragraph-properties fo:text-align="center"/>
    </style:style>
    <style:style style:name="ce104" style:family="table-cell" style:parent-style-name="Default" style:data-style-name="N45">
      <style:table-cell-properties fo:border-top="thin solid #FFC000" fo:border-bottom="thick solid #FFC000" fo:border-left="none" fo:border-right="none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ck solid #FFC000" fo:border-bottom="thick solid #A5A5A5" fo:border-left="thick solid #FFC000" fo:border-right="none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ck solid #FFC000" fo:border-bottom="thick solid #A5A5A5" fo:border-left="none" fo:border-right="none" style:vertical-align="middle" style:repeat-content="false"/>
      <style:paragraph-properties fo:text-align="center"/>
    </style:style>
    <style:style style:name="ce107" style:family="table-cell" style:parent-style-name="Default" style:data-style-name="N45">
      <style:table-cell-properties fo:border-top="thick solid #FFC000" fo:border-bottom="thick solid #A5A5A5" fo:border-left="none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ck solid #FFC000" fo:border-bottom="thick solid #A5A5A5" fo:border-left="none" fo:border-right="thick solid #FFC000" style:vertical-align="middle" style:repeat-content="false"/>
      <style:paragraph-properties fo:text-align="center"/>
    </style:style>
    <style:style style:name="ce109" style:family="table-cell" style:parent-style-name="Default" style:data-style-name="N45">
      <style:table-cell-properties fo:border-top="thin solid #A5A5A5" fo:border-bottom="thick solid #A5A5A5" fo:border-left="thin solid #A5A5A5" fo:border-right="thick solid #A5A5A5" style:vertical-align="middle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ck solid #A5A5A5" fo:border-bottom="none" fo:border-left="thick solid #A5A5A5" fo:border-right="thick solid #A5A5A5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A5A5A5" fo:border-bottom="thick solid #A5A5A5" fo:border-left="thick solid #A5A5A5" fo:border-right="thin solid #A5A5A5" style:vertical-align="middle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thick solid #A5A5A5" fo:border-bottom="thick solid #FFC000" fo:border-left="thick solid #FFC000" fo:border-right="thick solid #A5A5A5" style:vertical-align="middle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ck solid #A5A5A5" fo:border-bottom="none" fo:border-left="none" fo:border-right="none" style:vertical-align="middl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ck solid #C00000" fo:border-left="none" fo:border-right="2pt dashed #C00000" style:vertical-align="middle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thin solid #FFC000" fo:border-bottom="thick solid #002060" fo:border-left="thick solid #002060" fo:border-right="thin solid #002060" style:vertical-align="middle" style:repeat-content="false"/>
      <style:paragraph-properties fo:text-align="center"/>
    </style:style>
    <style:style style:name="ce116" style:family="table-cell" style:parent-style-name="Default" style:data-style-name="N45">
      <style:table-cell-properties fo:border-top="thin solid #FFC000" fo:border-bottom="thick solid #002060" fo:border-left="thin solid #002060" fo:border-right="thick solid #002060"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thin solid #C00000" fo:border-bottom="thick solid #C00000" fo:border-left="thick solid #C00000" fo:border-right="thin solid #C00000" style:vertical-align="middle" style:repeat-content="false"/>
      <style:paragraph-properties fo:text-align="center"/>
    </style:style>
    <style:style style:name="ce118" style:family="table-cell" style:parent-style-name="Default" style:data-style-name="N45">
      <style:table-cell-properties fo:border-top="thin solid #C00000" fo:border-bottom="thick solid #C00000" fo:border-left="thin solid #C00000" fo:border-right="thick solid #C00000"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ck solid #002060" fo:border-bottom="thick solid #002060" fo:border-left="none" fo:border-right="2pt dashed #002060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ck solid #002060" fo:border-bottom="thick solid #00B050" fo:border-left="2pt dashed #002060" fo:border-right="none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ck solid #C00000" fo:border-bottom="thick solid #00B050" fo:border-left="none" fo:border-right="thin double #000000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thick solid #C00000" fo:border-bottom="none" fo:border-left="thin double #000000" fo:border-right="none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none" fo:border-left="thick solid #FFC000" fo:border-right="thick solid #002060"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thick solid #00B050" fo:border-right="none"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none" fo:border-left="thick solid #00B050" fo:border-right="thick solid #00B050" style:vertical-align="middle" style:repeat-content="false"/>
      <style:paragraph-properties fo:text-align="center"/>
    </style:style>
    <style:style style:name="ce126" style:family="table-cell" style:parent-style-name="Default" style:data-style-name="N45">
      <style:table-cell-properties fo:border-top="thin solid #FFC000" fo:border-bottom="thick solid #FFC000" fo:border-left="thin solid #FFC000" fo:border-right="thick solid #FFC000"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double #000000" fo:border-bottom="none" fo:border-left="thick solid #FFC000" fo:border-right="thick solid #00206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thin solid #002060" fo:border-bottom="thick solid #002060" fo:border-left="thick solid #002060" fo:border-right="thin solid #002060" style:vertical-align="middle" style:repeat-content="false"/>
      <style:paragraph-properties fo:text-align="center"/>
    </style:style>
    <style:style style:name="ce129" style:family="table-cell" style:parent-style-name="Default" style:data-style-name="N45">
      <style:table-cell-properties fo:border-top="thin solid #00B050" fo:border-bottom="thick solid #00B050" fo:border-left="thin solid #002060" fo:border-right="thick solid #00B05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ck solid #00B050" fo:border-bottom="none" fo:border-left="thick solid #00B050" fo:border-right="thick solid #00B050" style:vertical-align="middle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B050" fo:border-bottom="thick solid #00B050" fo:border-left="thick solid #00B050" fo:border-right="thin solid #00B050" style:vertical-align="middle" style:repeat-content="false"/>
      <style:paragraph-properties fo:text-align="center"/>
    </style:style>
    <style:style style:name="ce132" style:family="table-cell" style:parent-style-name="Default" style:data-style-name="N45">
      <style:table-cell-properties fo:border-top="thin solid #00B050" fo:border-bottom="thick solid #00B050" fo:border-left="thin solid #00B050" fo:border-right="thick solid #00B050" style:vertical-align="middle" style:repeat-content="false"/>
      <style:paragraph-properties fo:text-align="center"/>
    </style:style>
    <style:style style:name="ce133" style:family="table-cell" style:parent-style-name="Default" style:data-style-name="N45">
      <style:table-cell-properties fo:border-top="thin solid #FFC000" fo:border-bottom="thick solid #FFC000" fo:border-left="none" fo:border-right="thick solid #FFC000" style:vertical-align="middle" style:repeat-content="false"/>
      <style:paragraph-properties fo:text-align="center"/>
    </style:style>
    <style:style style:name="ce134" style:family="table-cell" style:parent-style-name="Default" style:data-style-name="N45">
      <style:table-cell-properties fo:border-top="thin solid #FFC000" fo:border-bottom="none" fo:border-left="none" fo:border-right="thick solid #FFC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thick solid #0070C0" fo:border-bottom="thick solid #0070C0" fo:border-left="thick solid #0070C0" fo:border-right="thick solid #FFC000" style:vertical-align="middle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thick solid #C00000" fo:border-bottom="thin solid #C00000" fo:border-left="thick solid #C00000" fo:border-right="thick solid #C00000" style:vertical-align="middle" fo:background-color="transparent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none" fo:border-bottom="none" fo:border-left="thick solid #0070C0" fo:border-right="thick solid #FFC000" style:vertical-align="middle" fo:background-color="transparent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none" fo:border-bottom="none" fo:border-left="thick solid #FFC000" fo:border-right="thick solid #A5A5A5" style:vertical-align="middle" fo:background-color="transparent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none" fo:border-bottom="none" fo:border-left="thick solid #A5A5A5" fo:border-right="thick solid #C00000" style:vertical-align="middle" fo:background-color="transparent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none" fo:border-bottom="none" fo:border-left="thick solid #002060" fo:border-right="thick solid #00B050" style:vertical-align="middle" fo:background-color="transparent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thick solid #00B050" fo:border-bottom="thin solid #00B050" fo:border-left="thick solid #00B050" fo:border-right="thick solid #00B050" style:vertical-align="middle" fo:background-color="transparent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none" fo:border-bottom="none" fo:border-left="thick solid #00B050" fo:border-right="thick solid #FFC000" style:vertical-align="middle" fo:background-color="transparent" style:repeat-content="false"/>
      <style:paragraph-properties fo:text-align="center"/>
    </style:style>
    <style:style style:name="ce14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thick solid #FF0000" fo:border-left="none" fo:border-right="none" style:vertical-align="middle" fo:wrap-option="wrap" fo:background-color="transparent" style:repeat-content="false"/>
      <style:paragraph-properties fo:text-align="center"/>
    </style:style>
    <style:style style:name="ce146" style:family="table-cell" style:parent-style-name="_30334__20998__27604_" style:data-style-name="N14">
      <style:table-cell-properties style:vertical-align="middle" fo:wrap-option="wrap" style:repeat-content="false"/>
      <style:paragraph-properties fo:text-align="center"/>
    </style:style>
    <style:style style:name="ce14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none" fo:border-left="none" fo:border-right="thick solid #FF0000" style:vertical-align="middle" fo:wrap-option="wrap" fo:background-color="transparent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thick solid #FF0000" fo:border-bottom="none" fo:border-left="thick solid #FF0000" fo:border-right="thick solid #FF0000" style:vertical-align="middle" fo:wrap-option="wrap" fo:background-color="transparent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thick solid #FF0000" fo:border-bottom="none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thick solid #FF0000" fo:border-bottom="none" fo:border-left="none" fo:border-right="none" style:vertical-align="middle" fo:wrap-option="wrap" fo:background-color="transparent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thick solid #FF0000" fo:border-bottom="none" fo:border-left="none" fo:border-right="thick solid #FF0000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none" fo:border-bottom="none" fo:border-left="none" fo:border-right="thin double #FF0000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none" fo:border-left="thin double #FF0000" fo:border-right="none" style:vertical-align="middle" fo:wrap-option="wrap" fo:background-color="transparent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none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2pt dashed #FF0000" fo:border-right="none" style:vertical-align="middle" fo:wrap-option="wrap" fo:background-color="transparent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none" fo:border-bottom="none" fo:border-left="none" fo:border-right="2pt dashed #FF0000" style:vertical-align="middle" fo:wrap-option="wrap" fo:background-color="transparent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none" fo:border-left="none" fo:border-right="thin dashed #FF0000" style:vertical-align="middle" fo:wrap-option="wrap" fo:background-color="transparent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none" fo:border-bottom="none" fo:border-left="thin dashed #FF0000" fo:border-right="none" style:vertical-align="middle" fo:wrap-option="wrap" fo:background-color="transparent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ck solid #FF0000" fo:border-bottom="none" fo:border-left="2pt dashed #FF0000" fo:border-right="thick solid #FF0000" style:vertical-align="middle" fo:wrap-option="wrap" fo:background-color="transparent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ck solid #FF0000" fo:border-bottom="thick solid #FF0000" fo:border-left="none" fo:border-right="thin double #FF0000" style:vertical-align="middle" fo:wrap-option="wrap" fo:background-color="transparent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thick solid #FF0000" fo:border-bottom="thick solid #FF0000" fo:border-left="thin double #FF0000" fo:border-right="none" style:vertical-align="middle" fo:wrap-option="wrap" fo:background-color="transparent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thick solid #FF0000" fo:border-left="none" fo:border-right="thin dashed #FF0000" style:vertical-align="middle" fo:wrap-option="wrap" fo:background-color="transparent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none" fo:border-bottom="thick solid #FF0000" fo:border-left="none" fo:border-right="thick solid #FF0000" style:vertical-align="middle" fo:wrap-option="wrap" fo:background-color="transparent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thin double #FF0000" fo:border-bottom="none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thin double #FF0000" fo:border-bottom="none" fo:border-left="none" fo:border-right="none" style:vertical-align="middle" fo:wrap-option="wrap" fo:background-color="transparent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thin double #FF0000" fo:border-bottom="none" fo:border-left="none" fo:border-right="2pt dashed #FF0000" style:vertical-align="middle" fo:wrap-option="wrap" fo:background-color="transparent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thick solid #FF0000" fo:border-bottom="none" fo:border-left="none" fo:border-right="thin dashed #FF0000" style:vertical-align="middle" fo:wrap-option="wrap" fo:background-color="transparent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none" fo:border-bottom="thin dashed #FF0000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none" fo:border-bottom="thin dashed #FF0000" fo:border-left="none" fo:border-right="none" style:vertical-align="middle" fo:wrap-option="wrap" fo:background-color="transparent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none" fo:border-bottom="thin dashed #FF0000" fo:border-left="2pt dashed #FF0000" fo:border-right="none" style:vertical-align="middle" fo:wrap-option="wrap" fo:background-color="transparent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none" fo:border-bottom="thin dashed #FF0000" fo:border-left="none" fo:border-right="thin dashed #FF0000" style:vertical-align="middle" fo:wrap-option="wrap" fo:background-color="transparent" style:repeat-content="false"/>
      <style:paragraph-properties fo:text-align="center"/>
    </style:style>
    <style:style style:name="ce173" style:family="table-cell" style:parent-style-name="Default" style:data-style-name="N0">
      <style:table-cell-properties fo:border-top="thick solid #FF0000" fo:border-bottom="2pt dashed #FF0000" fo:border-left="2pt dashed #FF0000" fo:border-right="none" style:vertical-align="middle" fo:wrap-option="wrap" fo:background-color="transparent" style:repeat-content="false"/>
      <style:paragraph-properties fo:text-align="center"/>
    </style:style>
    <style:style style:name="ce174" style:family="table-cell" style:parent-style-name="Default" style:data-style-name="N0">
      <style:table-cell-properties fo:border-top="none" fo:border-bottom="2pt dashed #FF0000" fo:border-left="none" fo:border-right="2pt dashed #FF0000" style:vertical-align="middle" fo:wrap-option="wrap" fo:background-color="transparent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none" fo:border-bottom="2pt dashed #FF0000" fo:border-left="2pt dashed #FF0000" fo:border-right="none" style:vertical-align="middle" fo:wrap-option="wrap" fo:background-color="transparent" style:repeat-content="false"/>
      <style:paragraph-properties fo:text-align="center"/>
    </style:style>
    <style:style style:name="ce176" style:family="table-cell" style:parent-style-name="Default" style:data-style-name="N0">
      <style:table-cell-properties fo:border-top="none" fo:border-bottom="2pt dashed #FF0000" fo:border-left="none" fo:border-right="none" style:vertical-align="middle" fo:wrap-option="wrap" fo:background-color="transparent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thick solid #FF0000" fo:border-bottom="2pt dashed #FF0000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178" style:family="table-cell" style:parent-style-name="Default" style:data-style-name="N0">
      <style:table-cell-properties fo:border-top="none" fo:border-bottom="thick solid #FF0000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179" style:family="table-cell" style:parent-style-name="Default" style:data-style-name="N0">
      <style:table-cell-properties fo:border-top="2pt dashed #FF0000" fo:border-bottom="none" fo:border-left="none" fo:border-right="none" style:vertical-align="middle" fo:wrap-option="wrap" fo:background-color="transparent" style:repeat-content="false"/>
      <style:paragraph-properties fo:text-align="center"/>
    </style:style>
    <style:style style:name="ce180" style:family="table-cell" style:parent-style-name="Default" style:data-style-name="N0">
      <style:table-cell-properties fo:border-top="2pt dashed #FF0000" fo:border-bottom="none" fo:border-left="none" fo:border-right="2pt dashed #FF0000" style:vertical-align="middle" fo:wrap-option="wrap" fo:background-color="transparent" style:repeat-content="false"/>
      <style:paragraph-properties fo:text-align="center"/>
    </style:style>
    <style:style style:name="ce181" style:family="table-cell" style:parent-style-name="Default" style:data-style-name="N0">
      <style:table-cell-properties fo:border-top="none" fo:border-bottom="thick solid #FF0000" fo:border-left="none" fo:border-right="2pt dashed #FF0000" style:vertical-align="middle" fo:wrap-option="wrap" fo:background-color="transparent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thick solid #FF0000" fo:border-bottom="none" fo:border-left="none" fo:border-right="thin double #FF0000" style:vertical-align="middle" fo:wrap-option="wrap" fo:background-color="transparent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thin dashed #FF0000" fo:border-bottom="none" fo:border-left="thin dashed #FF0000" fo:border-right="none" style:vertical-align="middle" fo:wrap-option="wrap" fo:background-color="transparent" style:repeat-content="false"/>
      <style:paragraph-properties fo:text-align="center"/>
    </style:style>
    <style:style style:name="ce184" style:family="table-cell" style:parent-style-name="Default" style:data-style-name="N0">
      <style:table-cell-properties fo:border-top="thin dashed #FF0000" fo:border-bottom="none" fo:border-left="none" fo:border-right="none" style:vertical-align="middle" fo:wrap-option="wrap" fo:background-color="transparent" style:repeat-content="false"/>
      <style:paragraph-properties fo:text-align="center"/>
    </style:style>
    <style:style style:name="ce185" style:family="table-cell" style:parent-style-name="Default" style:data-style-name="N0">
      <style:table-cell-properties fo:border-top="thin dashed #FF0000" fo:border-bottom="none" fo:border-left="none" fo:border-right="thick solid #FF0000" style:vertical-align="middle" fo:wrap-option="wrap" fo:background-color="transparent" style:repeat-content="false"/>
      <style:paragraph-properties fo:text-align="center"/>
    </style:style>
    <style:style style:name="ce186" style:family="table-cell" style:parent-style-name="Default" style:data-style-name="N0">
      <style:table-cell-properties fo:border-top="none" fo:border-bottom="thin dashed #FF0000" fo:border-left="thin dashed #FF0000" fo:border-right="none" style:vertical-align="middle" fo:wrap-option="wrap" fo:background-color="transparent" style:repeat-content="false"/>
      <style:paragraph-properties fo:text-align="center"/>
    </style:style>
    <style:style style:name="ce187" style:family="table-cell" style:parent-style-name="Default" style:data-style-name="N0">
      <style:table-cell-properties style:vertical-align="middle" fo:wrap-option="wrap"/>
    </style:style>
    <style:style style:name="ce188" style:family="table-cell" style:parent-style-name="Default" style:data-style-name="N0">
      <style:table-cell-properties fo:border-top="none" fo:border-bottom="none" fo:border-left="thick solid #FF0000" fo:border-right="none" style:vertical-align="middle" fo:wrap-option="wrap" style:repeat-content="false"/>
      <style:paragraph-properties fo:text-align="center"/>
    </style:style>
    <style:style style:name="ce189" style:family="table-cell" style:parent-style-name="Default" style:data-style-name="N0">
      <style:table-cell-properties fo:border-top="thick solid #FF0000" fo:border-bottom="none" fo:border-left="thick solid #FF0000" fo:border-right="none" style:vertical-align="middle" fo:wrap-option="wrap"/>
    </style:style>
    <style:style style:name="ce190" style:family="table-cell" style:parent-style-name="Default" style:data-style-name="N0">
      <style:table-cell-properties fo:border-top="thick solid #FF0000" fo:border-bottom="none" fo:border-left="none" fo:border-right="none" style:vertical-align="middle" fo:wrap-option="wrap"/>
    </style:style>
    <style:style style:name="ce191" style:family="table-cell" style:parent-style-name="Default" style:data-style-name="N0">
      <style:table-cell-properties fo:border-top="none" fo:border-bottom="none" fo:border-left="thick solid #FF0000" fo:border-right="none" style:vertical-align="middle" fo:wrap-option="wrap"/>
    </style:style>
    <style:style style:name="ce192" style:family="table-cell" style:parent-style-name="Default" style:data-style-name="N0">
      <style:table-cell-properties fo:border-top="none" fo:border-bottom="thick solid #FF0000" fo:border-left="none" fo:border-right="none" style:vertical-align="middle" fo:wrap-option="wrap"/>
    </style:style>
    <style:style style:name="ce193" style:family="table-cell" style:parent-style-name="Default" style:data-style-name="N0">
      <style:table-cell-properties fo:border-top="none" fo:border-bottom="thick solid #FF0000" fo:border-left="thick solid #FF0000" fo:border-right="none" style:vertical-align="middle" fo:wrap-option="wrap"/>
    </style:style>
    <style:style style:name="ce194" style:family="table-cell" style:parent-style-name="Default" style:data-style-name="N0">
      <style:table-cell-properties fo:border-top="thin dashed #FF0000" fo:border-bottom="none" fo:border-left="thick solid #FF0000" fo:border-right="none" style:vertical-align="middle" fo:wrap-option="wrap"/>
    </style:style>
    <style:style style:name="ce195" style:family="table-cell" style:parent-style-name="Default" style:data-style-name="N0">
      <style:table-cell-properties fo:border-top="thin dashed #FF0000" fo:border-bottom="none" fo:border-left="none" fo:border-right="none" style:vertical-align="middle" fo:wrap-option="wrap"/>
    </style:style>
    <style:style style:name="ce196" style:family="table-cell" style:parent-style-name="Default" style:data-style-name="N0">
      <style:table-cell-properties fo:border-top="thin double #FF0000" fo:border-bottom="none" fo:border-left="thick solid #FF0000" fo:border-right="none" style:vertical-align="middle" fo:wrap-option="wrap"/>
    </style:style>
    <style:style style:name="ce197" style:family="table-cell" style:parent-style-name="Default" style:data-style-name="N0">
      <style:table-cell-properties fo:border-top="thin double #FF0000" fo:border-bottom="none" fo:border-left="none" fo:border-right="2pt dashed #FF0000" style:vertical-align="middle" fo:wrap-option="wrap"/>
    </style:style>
    <style:style style:name="ce198" style:family="table-cell" style:parent-style-name="Default" style:data-style-name="N0">
      <style:table-cell-properties fo:border-top="thick solid #FF0000" fo:border-bottom="none" fo:border-left="2pt dashed #FF0000" fo:border-right="none" style:vertical-align="middle" fo:wrap-option="wrap"/>
    </style:style>
    <style:style style:name="ce199" style:family="table-cell" style:parent-style-name="Default" style:data-style-name="N0">
      <style:table-cell-properties fo:border-top="thick solid #FF0000" fo:border-bottom="none" fo:border-left="none" fo:border-right="thick solid #FF0000" style:vertical-align="middle" fo:wrap-option="wrap"/>
    </style:style>
    <style:style style:name="ce200" style:family="table-cell" style:parent-style-name="Default" style:data-style-name="N0">
      <style:table-cell-properties fo:border-top="thick solid #FF0000" fo:border-bottom="none" fo:border-left="thick solid #FF0000" fo:border-right="none" style:vertical-align="middle" fo:wrap-option="wrap" style:repeat-content="false"/>
      <style:paragraph-properties fo:text-align="center"/>
    </style:style>
    <style:style style:name="ce201" style:family="table-cell" style:parent-style-name="Default" style:data-style-name="N0">
      <style:table-cell-properties fo:border-top="thick solid #FF0000" fo:border-bottom="none" fo:border-left="none" fo:border-right="none" style:vertical-align="middle" fo:wrap-option="wrap" style:repeat-content="false"/>
      <style:paragraph-properties fo:text-align="center"/>
    </style:style>
    <style:style style:name="ce202" style:family="table-cell" style:parent-style-name="Default" style:data-style-name="N0">
      <style:table-cell-properties fo:border-top="thick solid #FF0000" fo:border-bottom="none" fo:border-left="none" fo:border-right="thin double #FF0000" style:vertical-align="middle" fo:wrap-option="wrap"/>
    </style:style>
    <style:style style:name="ce203" style:family="table-cell" style:parent-style-name="Default" style:data-style-name="N0">
      <style:table-cell-properties fo:border-top="thick solid #FF0000" fo:border-bottom="none" fo:border-left="thin double #FF0000" fo:border-right="none" style:vertical-align="middle" fo:wrap-option="wrap"/>
    </style:style>
    <style:style style:name="ce204" style:family="table-cell" style:parent-style-name="Default" style:data-style-name="N0">
      <style:table-cell-properties fo:border-top="thick solid #FF0000" fo:border-bottom="none" fo:border-left="none" fo:border-right="thick solid #FF0000" style:vertical-align="middle" fo:wrap-option="wrap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none" fo:border-bottom="thick solid #FF0000" fo:border-left="none" fo:border-right="thick solid #FF0000" style:vertical-align="middle" fo:wrap-option="wrap" style:repeat-content="false"/>
      <style:paragraph-properties fo:text-align="center"/>
    </style:style>
    <style:style style:name="ce206" style:family="table-cell" style:parent-style-name="Default" style:data-style-name="N0">
      <style:table-cell-properties fo:border-top="thick solid #FF0000" fo:border-bottom="none" fo:border-left="none" fo:border-right="2pt dashed #FF0000" style:vertical-align="middle" fo:wrap-option="wrap" fo:background-color="transparent" style:repeat-content="false"/>
      <style:paragraph-properties fo:text-align="center"/>
    </style:style>
    <style:style style:name="ce207" style:family="table-cell" style:parent-style-name="Default" style:data-style-name="N0">
      <style:table-cell-properties fo:border-top="thick solid #FF0000" fo:border-bottom="none" fo:border-left="2pt dashed #FF0000" fo:border-right="none" style:vertical-align="middle" fo:wrap-option="wrap" fo:background-color="transparent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thick solid #FF0000" fo:border-bottom="none" fo:border-left="thin double #FF0000" fo:border-right="none" style:vertical-align="middle" fo:wrap-option="wrap" fo:background-color="transparent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none" fo:border-bottom="thick solid #FF0000" fo:border-left="2pt dashed #FF0000" fo:border-right="none" style:vertical-align="middle" fo:wrap-option="wrap" fo:background-color="transparent" style:repeat-content="false"/>
      <style:paragraph-properties fo:text-align="center"/>
    </style:style>
    <style:style style:name="ce210" style:family="table-cell" style:parent-style-name="Default" style:data-style-name="N0">
      <style:table-cell-properties fo:border-top="none" fo:border-bottom="thin double #FF0000" fo:border-left="thin double #FF0000" fo:border-right="none" style:vertical-align="middle" fo:wrap-option="wrap" fo:background-color="transparent" style:repeat-content="false"/>
      <style:paragraph-properties fo:text-align="center"/>
    </style:style>
    <style:style style:name="ce211" style:family="table-cell" style:parent-style-name="Default" style:data-style-name="N0">
      <style:table-cell-properties fo:border-top="thin double #FF0000" fo:border-bottom="none" fo:border-left="none" fo:border-right="thin double #FF0000" style:vertical-align="middle" fo:wrap-option="wrap" fo:background-color="transparent" style:repeat-content="false"/>
      <style:paragraph-properties fo:text-align="center"/>
    </style:style>
    <style:style style:name="ce212" style:family="table-cell" style:parent-style-name="Default" style:data-style-name="N0">
      <style:table-cell-properties fo:border-top="2pt dashed #FF0000" fo:border-bottom="none" fo:border-left="2pt dashed #FF0000" fo:border-right="none" style:vertical-align="middle" fo:wrap-option="wrap" fo:background-color="transparent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none" fo:border-bottom="thin dashed #FF0000" fo:border-left="none" fo:border-right="2pt dashed #FF0000" style:vertical-align="middle" fo:wrap-option="wrap" fo:background-color="transparent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dashed #FF0000" fo:border-bottom="none" fo:border-left="none" fo:border-right="2pt dashed #FF0000" style:vertical-align="middle" fo:wrap-option="wrap" fo:background-color="transparent" style:repeat-content="false"/>
      <style:paragraph-properties fo:text-align="center"/>
    </style:style>
    <style:style style:name="ce215" style:family="table-cell" style:parent-style-name="Default" style:data-style-name="N0">
      <style:table-cell-properties fo:border-top="thin dashed #FF0000" fo:border-bottom="none" fo:border-left="2pt dashed #FF0000" fo:border-right="none" style:vertical-align="middle" fo:wrap-option="wrap" fo:background-color="transparent" style:repeat-content="false"/>
      <style:paragraph-properties fo:text-align="center"/>
    </style:style>
    <style:style style:name="ce216" style:family="table-cell" style:parent-style-name="Default" style:data-style-name="N0">
      <style:table-cell-properties fo:border-top="none" fo:border-bottom="thin double #FF0000" fo:border-left="none" fo:border-right="thin double #FF0000" style:vertical-align="middle" fo:wrap-option="wrap" fo:background-color="transparent" style:repeat-content="false"/>
      <style:paragraph-properties fo:text-align="center"/>
    </style:style>
    <style:style style:name="ce217" style:family="table-cell" style:parent-style-name="Default" style:data-style-name="N0">
      <style:table-cell-properties fo:border-top="none" fo:border-bottom="none" fo:border-left="2pt dashed #FF0000" fo:border-right="none" style:vertical-align="middle" fo:wrap-option="wrap"/>
    </style:style>
    <style:style style:name="ce218" style:family="table-cell" style:parent-style-name="Default" style:data-style-name="N0">
      <style:table-cell-properties fo:border-top="none" fo:border-bottom="none" fo:border-left="none" fo:border-right="2pt dashed #FF0000" style:vertical-align="middle" fo:wrap-option="wrap"/>
    </style:style>
    <style:style style:name="ce219" style:family="table-cell" style:parent-style-name="Default" style:data-style-name="N0">
      <style:table-cell-properties fo:border-top="none" fo:border-bottom="none" fo:border-left="none" fo:border-right="thin double #FF0000" style:vertical-align="middle" fo:wrap-option="wrap"/>
    </style:style>
    <style:style style:name="ce220" style:family="table-cell" style:parent-style-name="Default" style:data-style-name="N0">
      <style:table-cell-properties fo:border-top="none" fo:border-bottom="none" fo:border-left="thin double #FF0000" fo:border-right="none" style:vertical-align="middle" fo:wrap-option="wrap"/>
    </style:style>
    <style:style style:name="ce221" style:family="table-cell" style:parent-style-name="Default" style:data-style-name="N0">
      <style:table-cell-properties fo:border-top="none" fo:border-bottom="thin dashed #FF0000" fo:border-left="none" fo:border-right="thick solid #FF0000" style:vertical-align="middle" fo:wrap-option="wrap" fo:background-color="transparent" style:repeat-content="false"/>
      <style:paragraph-properties fo:text-align="center"/>
    </style:style>
    <style:style style:name="ce222" style:family="table-cell" style:parent-style-name="Default" style:data-style-name="N0">
      <style:table-cell-properties fo:border-top="thick solid #FF0000" fo:border-bottom="thick solid #FF0000" fo:border-left="none" fo:border-right="none" style:vertical-align="middle" fo:wrap-option="wrap" fo:background-color="transparent" style:repeat-content="false"/>
      <style:paragraph-properties fo:text-align="center"/>
    </style:style>
    <style:style style:name="ce223" style:family="table-cell" style:parent-style-name="Default" style:data-style-name="N0">
      <style:table-cell-properties fo:border-top="thin dashed #FF0000" fo:border-bottom="none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224" style:family="table-cell" style:parent-style-name="Default" style:data-style-name="N0">
      <style:table-cell-properties fo:border-top="none" fo:border-bottom="thick solid #FF0000" fo:border-left="none" fo:border-right="none" style:vertical-align="middle" fo:wrap-option="wrap" style:repeat-content="false"/>
      <style:paragraph-properties fo:text-align="center"/>
    </style:style>
    <style:style style:name="ce225" style:family="table-cell" style:parent-style-name="Default" style:data-style-name="N0">
      <style:table-cell-properties fo:border-top="thick solid #FF0000" fo:border-bottom="2pt dashed #FF0000" fo:border-left="none" fo:border-right="thin double #FF0000" style:vertical-align="middle" fo:wrap-option="wrap" fo:background-color="transparent" style:repeat-content="false"/>
      <style:paragraph-properties fo:text-align="center"/>
    </style:style>
    <style:style style:name="ce226" style:family="table-cell" style:parent-style-name="Default" style:data-style-name="N0">
      <style:table-cell-properties fo:border-top="thick solid #FF0000" fo:border-bottom="2pt dashed #FF0000" fo:border-left="thin double #FF0000" fo:border-right="none" style:vertical-align="middle" fo:wrap-option="wrap" fo:background-color="transparent" style:repeat-content="false"/>
      <style:paragraph-properties fo:text-align="center"/>
    </style:style>
    <style:style style:name="ce227" style:family="table-cell" style:parent-style-name="Default" style:data-style-name="N0">
      <style:table-cell-properties fo:border-top="none" fo:border-bottom="none" fo:border-left="thick solid #FF0000" fo:border-right="thick solid #FF0000" style:vertical-align="middle" fo:wrap-option="wrap" fo:background-color="transparent" style:repeat-content="false"/>
      <style:paragraph-properties fo:text-align="center"/>
    </style:style>
    <style:style style:name="ce228" style:family="table-cell" style:parent-style-name="Default" style:data-style-name="N0">
      <style:table-cell-properties fo:border-top="thick solid #FF0000" fo:border-bottom="none" fo:border-left="2pt dashed #FF0000" fo:border-right="none" style:vertical-align="middle" fo:wrap-option="wrap" style:repeat-content="false"/>
      <style:paragraph-properties fo:text-align="center"/>
    </style:style>
    <style:style style:name="ce229" style:family="table-cell" style:parent-style-name="Default" style:data-style-name="N0">
      <style:table-cell-properties fo:border-top="thick solid #FF0000" fo:border-bottom="none" fo:border-left="thin dashed #FF0000" fo:border-right="none" style:vertical-align="middle" fo:wrap-option="wrap" fo:background-color="transparent" style:repeat-content="false"/>
      <style:paragraph-properties fo:text-align="center"/>
    </style:style>
    <style:style style:name="ce23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31" style:family="table-cell" style:parent-style-name="Default" style:data-style-name="N0">
      <style:table-cell-properties fo:border-top="none" fo:border-bottom="2pt dashed #FF0000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232" style:family="table-cell" style:parent-style-name="Default" style:data-style-name="N0">
      <style:table-cell-properties fo:border-top="none" fo:border-bottom="thick solid #FF0000" fo:border-left="thick solid #FF0000" fo:border-right="none" style:vertical-align="middle" fo:wrap-option="wrap" style:repeat-content="false"/>
      <style:paragraph-properties fo:text-align="center"/>
    </style:style>
    <style:style style:name="ce233" style:family="table-cell" style:parent-style-name="Default" style:data-style-name="N0">
      <style:table-cell-properties fo:border-top="none" fo:border-bottom="none" fo:border-left="none" fo:border-right="2pt dashed #FF0000" style:vertical-align="middle" fo:wrap-option="wrap" style:repeat-content="false"/>
      <style:paragraph-properties fo:text-align="center"/>
    </style:style>
    <style:style style:name="ce234" style:family="table-cell" style:parent-style-name="Default" style:data-style-name="N0">
      <style:table-cell-properties fo:border-top="thick solid #FF0000" fo:border-bottom="thick solid #FF0000" fo:border-left="none" fo:border-right="thick solid #FF0000" style:vertical-align="middle" fo:wrap-option="wrap" fo:background-color="transparent" style:repeat-content="false"/>
      <style:paragraph-properties fo:text-align="center"/>
    </style:style>
    <style:style style:name="ce235" style:family="table-cell" style:parent-style-name="Default" style:data-style-name="N0">
      <style:table-cell-properties fo:border-top="none" fo:border-bottom="thin dashed #FF0000" fo:border-left="none" fo:border-right="none" style:vertical-align="middle" fo:wrap-option="wrap" style:repeat-content="false"/>
      <style:paragraph-properties fo:text-align="center"/>
    </style:style>
    <style:style style:name="ce236" style:family="table-cell" style:parent-style-name="Default" style:data-style-name="N0">
      <style:table-cell-properties fo:border-top="none" fo:border-bottom="thin dashed #FF0000" fo:border-left="thick solid #FF0000" fo:border-right="thick solid #FF0000" style:vertical-align="middle" fo:wrap-option="wrap" style:repeat-content="false"/>
      <style:paragraph-properties fo:text-align="center"/>
    </style:style>
    <style:style style:name="ce237" style:family="table-cell" style:parent-style-name="Default" style:data-style-name="N0">
      <style:table-cell-properties fo:border-top="thin dashed #FF0000" fo:border-bottom="none" fo:border-left="none" fo:border-right="none" style:vertical-align="middle" fo:wrap-option="wrap" style:repeat-content="false"/>
      <style:paragraph-properties fo:text-align="center"/>
    </style:style>
    <style:style style:name="ce238" style:family="table-cell" style:parent-style-name="Default" style:data-style-name="N0">
      <style:table-cell-properties fo:border-top="thin dashed #FF0000" fo:border-bottom="none" fo:border-left="thick solid #FF0000" fo:border-right="thick solid #FF0000" style:vertical-align="middle" fo:wrap-option="wrap" style:repeat-content="false"/>
      <style:paragraph-properties fo:text-align="center"/>
    </style:style>
    <style:style style:name="ce239" style:family="table-cell" style:parent-style-name="Default" style:data-style-name="N0">
      <style:table-cell-properties fo:border-top="none" fo:border-bottom="none" fo:border-left="2pt dashed #FF0000" fo:border-right="none" style:vertical-align="middle" fo:wrap-option="wrap" style:repeat-content="false"/>
      <style:paragraph-properties fo:text-align="center"/>
    </style:style>
    <style:style style:name="ce240" style:family="table-cell" style:parent-style-name="Default" style:data-style-name="N0">
      <style:table-cell-properties fo:border-top="none" fo:border-bottom="thick solid #FF0000" fo:border-left="2pt dashed #FF0000" fo:border-right="none" style:vertical-align="middle" fo:wrap-option="wrap" style:repeat-content="false"/>
      <style:paragraph-properties fo:text-align="center"/>
    </style:style>
    <style:style style:name="ce241" style:family="table-cell" style:parent-style-name="Default" style:data-style-name="N0">
      <style:table-cell-properties fo:border-top="none" fo:border-bottom="2pt dashed #FF0000" fo:border-left="none" fo:border-right="2pt dashed #FF0000" style:vertical-align="middle" fo:wrap-option="wrap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dashed #FF0000" fo:border-bottom="none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243" style:family="table-cell" style:parent-style-name="Default" style:data-style-name="N0">
      <style:table-cell-properties fo:border-top="none" fo:border-bottom="thin dashed #FF0000" fo:border-left="2pt dashed #FF0000" fo:border-right="none" style:vertical-align="middle" fo:wrap-option="wrap" style:repeat-content="false"/>
      <style:paragraph-properties fo:text-align="center"/>
    </style:style>
    <style:style style:name="ce244" style:family="table-cell" style:parent-style-name="Default" style:data-style-name="N0">
      <style:table-cell-properties fo:border-top="none" fo:border-bottom="2pt dashed #FF0000" fo:border-left="2pt dashed #FF0000" fo:border-right="none" style:vertical-align="middle" fo:wrap-option="wrap" style:repeat-content="false"/>
      <style:paragraph-properties fo:text-align="center"/>
    </style:style>
    <style:style style:name="ce245" style:family="table-cell" style:parent-style-name="Default" style:data-style-name="N0">
      <style:table-cell-properties fo:border-top="2pt dashed #FF0000" fo:border-bottom="none" fo:border-left="none" fo:border-right="2pt dashed #FF0000" style:vertical-align="middle" fo:wrap-option="wrap" style:repeat-content="false"/>
      <style:paragraph-properties fo:text-align="center"/>
    </style:style>
    <style:style style:name="ce246" style:family="table-cell" style:parent-style-name="Default" style:data-style-name="N0">
      <style:table-cell-properties fo:border-top="none" fo:border-bottom="thick solid #FF0000" fo:border-left="thick solid #FF0000" fo:border-right="2pt dashed #FF0000" style:vertical-align="middle" fo:wrap-option="wrap" fo:background-color="transparent" style:repeat-content="false"/>
      <style:paragraph-properties fo:text-align="center"/>
    </style:style>
    <style:style style:name="ce247" style:family="table-cell" style:parent-style-name="Default" style:data-style-name="N0">
      <style:table-cell-properties fo:border-top="thick solid #FF0000" fo:border-bottom="none" fo:border-left="thick solid #FF0000" fo:border-right="2pt dashed #FF0000" style:vertical-align="middle" fo:wrap-option="wrap" fo:background-color="transparent" style:repeat-content="false"/>
      <style:paragraph-properties fo:text-align="center"/>
    </style:style>
    <style:style style:name="ce248" style:family="table-cell" style:parent-style-name="Default" style:data-style-name="N0">
      <style:table-cell-properties fo:border-top="none" fo:border-bottom="thick solid #FF0000" fo:border-left="2pt dashed #FF0000" fo:border-right="thick solid #FF0000" style:vertical-align="middle" fo:wrap-option="wrap" fo:background-color="transparent" style:repeat-content="false"/>
      <style:paragraph-properties fo:text-align="center"/>
    </style:style>
    <style:style style:name="ce249" style:family="table-cell" style:parent-style-name="Default" style:data-style-name="N0">
      <style:table-cell-properties fo:border-top="none" fo:border-bottom="2pt dashed #FF0000" fo:border-left="none" fo:border-right="none" style:vertical-align="middle" fo:wrap-option="wrap" style:repeat-content="false"/>
      <style:paragraph-properties fo:text-align="center"/>
    </style:style>
    <style:style style:name="ce250" style:family="table-cell" style:parent-style-name="Default" style:data-style-name="N0">
      <style:table-cell-properties fo:border-top="2pt dashed #FF0000" fo:border-bottom="thick solid #FF0000" fo:border-left="none" fo:border-right="thin double #FF0000" style:vertical-align="middle" fo:wrap-option="wrap" fo:background-color="transparent" style:repeat-content="false"/>
      <style:paragraph-properties fo:text-align="center"/>
    </style:style>
    <style:style style:name="ce251" style:family="table-cell" style:parent-style-name="Default" style:data-style-name="N0">
      <style:table-cell-properties fo:border-top="2pt dashed #FF0000" fo:border-bottom="thick solid #FF0000" fo:border-left="thin double #FF0000" fo:border-right="none" style:vertical-align="middle" fo:wrap-option="wrap" fo:background-color="transparent" style:repeat-content="false"/>
      <style:paragraph-properties fo:text-align="center"/>
    </style:style>
    <style:style style:name="ce252" style:family="table-cell" style:parent-style-name="Default" style:data-style-name="N0">
      <style:table-cell-properties fo:border-top="none" fo:border-bottom="none" fo:border-left="none" fo:border-right="thick solid #FF0000" style:vertical-align="middle" fo:wrap-option="wrap" style:repeat-content="false"/>
      <style:paragraph-properties fo:text-align="center"/>
    </style:style>
    <style:style style:name="ce253" style:family="table-cell" style:parent-style-name="Default" style:data-style-name="N0">
      <style:table-cell-properties fo:border-top="none" fo:border-bottom="thick solid #FF0000" fo:border-left="thick solid #FF0000" fo:border-right="thick solid #FF0000" style:vertical-align="middle" fo:wrap-option="wrap" fo:background-color="transparent" style:repeat-content="false"/>
      <style:paragraph-properties fo:text-align="center"/>
    </style:style>
    <style:style style:name="ce254" style:family="table-cell" style:parent-style-name="Default" style:data-style-name="N0">
      <style:table-cell-properties fo:border-top="thin solid #FF0000" fo:border-bottom="none" fo:border-left="thin solid #FF0000" fo:border-right="none" style:vertical-align="middle" fo:wrap-option="wrap" fo:background-color="transparent" style:repeat-content="false"/>
      <style:paragraph-properties fo:text-align="center"/>
    </style:style>
    <style:style style:name="ce255" style:family="table-cell" style:parent-style-name="Default" style:data-style-name="N0">
      <style:table-cell-properties fo:border-top="thin solid #FF0000" fo:border-bottom="none" fo:border-left="none" fo:border-right="none" style:vertical-align="middle" fo:wrap-option="wrap" fo:background-color="transparent" style:repeat-content="false"/>
      <style:paragraph-properties fo:text-align="center"/>
    </style:style>
    <style:style style:name="ce256" style:family="table-cell" style:parent-style-name="Default" style:data-style-name="N0">
      <style:table-cell-properties fo:border-top="thin solid #FF0000" fo:border-bottom="none" fo:border-left="none" fo:border-right="thin solid #FF0000" style:vertical-align="middle" fo:wrap-option="wrap" fo:background-color="transparent" style:repeat-content="false"/>
      <style:paragraph-properties fo:text-align="center"/>
    </style:style>
    <style:style style:name="ce25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58" style:family="table-cell" style:parent-style-name="Default" style:data-style-name="N0">
      <style:table-cell-properties fo:border-top="none" fo:border-bottom="thick solid #FF0000" fo:border-left="none" fo:border-right="none" style:vertical-align="middle" fo:wrap-option="wrap" fo:background-color="transparent" style:repeat-content="false"/>
      <style:paragraph-properties fo:text-align="center"/>
    </style:style>
    <style:style style:name="ce259" style:family="table-cell" style:parent-style-name="Default" style:data-style-name="N0">
      <style:table-cell-properties fo:border="thick solid #FF0000" style:vertical-align="middle" fo:wrap-option="wrap" fo:background-color="transparent" style:repeat-content="false"/>
      <style:paragraph-properties fo:text-align="center"/>
    </style:style>
    <style:style style:name="ce260" style:family="table-cell" style:parent-style-name="Default" style:data-style-name="N0">
      <style:table-cell-properties fo:border="2pt dashed #FF0000" style:vertical-align="middle" fo:wrap-option="wrap" fo:background-color="#E2EFDA" style:repeat-content="false"/>
      <style:paragraph-properties fo:text-align="center"/>
      <style:text-properties fo:color="#00B050"/>
    </style:style>
    <style:style style:name="ce261" style:family="table-cell" style:parent-style-name="Default" style:data-style-name="N0">
      <style:table-cell-properties fo:border-top="none" fo:border-bottom="none" fo:border-left="thin double #FF0000" fo:border-right="none" style:vertical-align="middle" fo:wrap-option="wrap" fo:background-color="transparent" style:repeat-content="false"/>
      <style:paragraph-properties fo:text-align="center"/>
    </style:style>
    <style:style style:name="ce262" style:family="table-cell" style:parent-style-name="Default" style:data-style-name="N0">
      <style:table-cell-properties fo:border-top="none" fo:border-bottom="none" fo:border-left="2pt dashed #FF0000" fo:border-right="none" style:vertical-align="middle" fo:wrap-option="wrap" fo:background-color="transparent" style:repeat-content="false"/>
      <style:paragraph-properties fo:text-align="center"/>
    </style:style>
    <style:style style:name="ce263" style:family="table-cell" style:parent-style-name="Default" style:data-style-name="N0">
      <style:table-cell-properties fo:border="thick solid #FF0000" style:vertical-align="middle" fo:wrap-option="wrap" fo:background-color="transparent" style:repeat-content="false"/>
      <style:paragraph-properties fo:text-align="center"/>
      <style:text-properties fo:color="#00B050"/>
    </style:style>
    <style:style style:name="ce264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00B050"/>
    </style:style>
    <style:style style:name="ce265" style:family="table-cell" style:parent-style-name="Default" style:data-style-name="N0">
      <style:table-cell-properties fo:border-top="none" fo:border-bottom="none" fo:border-left="thin dashed #FF0000" fo:border-right="none" style:vertical-align="middle" fo:wrap-option="wrap" fo:background-color="transparent" style:repeat-content="false"/>
      <style:paragraph-properties fo:text-align="center"/>
    </style:style>
    <style:style style:name="ce266" style:family="table-cell" style:parent-style-name="Default" style:data-style-name="N0">
      <style:table-cell-properties style:vertical-align="middle" fo:wrap-option="wrap" fo:background-color="#D0CECE" style:repeat-content="false"/>
      <style:paragraph-properties fo:text-align="center"/>
    </style:style>
    <style:style style:name="ce267" style:family="table-cell" style:parent-style-name="Default" style:data-style-name="N0">
      <style:table-cell-properties style:vertical-align="middle" fo:wrap-option="wrap" fo:background-color="#FFF2CC" style:repeat-content="false"/>
      <style:paragraph-properties fo:text-align="center"/>
    </style:style>
    <style:style style:name="ce268" style:family="table-cell" style:parent-style-name="Default" style:data-style-name="N0">
      <style:table-cell-properties style:vertical-align="middle" fo:wrap-option="wrap" fo:background-color="#D9E1F2" style:repeat-content="false"/>
      <style:paragraph-properties fo:text-align="center"/>
    </style:style>
    <style:style style:name="ce269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/>
    </style:style>
    <style:style style:name="ce270" style:family="table-cell" style:parent-style-name="Default" style:data-style-name="N0">
      <style:table-cell-properties fo:border="2pt dashed #FF0000" style:vertical-align="middle" fo:wrap-option="wrap" fo:background-color="transparent" style:repeat-content="false"/>
      <style:paragraph-properties fo:text-align="center"/>
      <style:text-properties fo:color="#00B050"/>
    </style:style>
    <style:style style:name="ce271" style:family="table-cell" style:parent-style-name="Default" style:data-style-name="N0">
      <style:table-cell-properties style:vertical-align="middle" fo:wrap-option="wrap" fo:background-color="#E2EFDA" style:repeat-content="false"/>
      <style:paragraph-properties fo:text-align="center"/>
    </style:style>
    <style:style style:name="ce272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</style:style>
    <style:style style:name="ce273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00B050" fo:font-size="8pt" style:font-size-asian="8pt" style:font-size-complex="8pt"/>
    </style:style>
    <style:style style:name="ce274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none" fo:border-bottom="none" fo:border-left="thick solid #FF0000" fo:border-right="none" style:vertical-align="middle" fo:wrap-option="wrap" fo:background-color="transparent" style:repeat-content="false"/>
      <style:paragraph-properties fo:text-align="center"/>
    </style:style>
    <style:style style:name="ce276" style:family="table-cell" style:parent-style-name="Default" style:data-style-name="N0">
      <style:table-cell-properties fo:border="thick solid #FF0000" style:vertical-align="middle" fo:wrap-option="wrap" fo:background-color="transparent" style:repeat-content="false"/>
      <style:paragraph-properties fo:text-align="center"/>
    </style:style>
    <style:style style:name="ce277" style:family="table-cell" style:parent-style-name="Default" style:data-style-name="N0">
      <style:table-cell-properties fo:border="2pt dashed #FF0000" style:vertical-align="middle" fo:wrap-option="wrap" fo:background-color="transparent" style:repeat-content="false"/>
      <style:paragraph-properties fo:text-align="center"/>
    </style:style>
    <style:style style:name="ce278" style:family="table-cell" style:parent-style-name="Default" style:data-style-name="N0">
      <style:table-cell-properties fo:border="2pt dashed #FF0000" style:vertical-align="middle" fo:wrap-option="wrap" fo:background-color="#D0CECE" style:repeat-content="false"/>
      <style:paragraph-properties fo:text-align="center"/>
    </style:style>
    <style:style style:name="ce279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</style:style>
    <style:style style:name="ce280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  <style:text-properties fo:font-size="8pt" style:font-size-asian="8pt" style:font-size-complex="8pt"/>
    </style:style>
    <style:style style:name="ce282" style:family="table-cell" style:parent-style-name="Default" style:data-style-name="N0">
      <style:table-cell-properties fo:border="2pt dashed #FF0000" style:vertical-align="middle" fo:wrap-option="wrap" fo:background-color="transparent" style:repeat-content="false"/>
      <style:paragraph-properties fo:text-align="center"/>
    </style:style>
    <style:style style:name="ce283" style:family="table-cell" style:parent-style-name="Default" style:data-style-name="N0">
      <style:table-cell-properties fo:border="2pt dashed #FF0000" style:vertical-align="middle" fo:wrap-option="wrap" fo:background-color="#D0CECE" style:repeat-content="false"/>
      <style:paragraph-properties fo:text-align="center"/>
    </style:style>
    <style:style style:name="ce284" style:family="table-cell" style:parent-style-name="Default" style:data-style-name="N0">
      <style:table-cell-properties fo:border="thick solid #FF0000" style:vertical-align="middle" fo:wrap-option="wrap" fo:background-color="transparent" style:repeat-content="false"/>
      <style:paragraph-properties fo:text-align="center"/>
      <style:text-properties fo:color="#002060"/>
    </style:style>
    <style:style style:name="ce285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002060"/>
    </style:style>
    <style:style style:name="ce286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  <style:text-properties fo:color="#002060" fo:font-size="8pt" style:font-size-asian="8pt" style:font-size-complex="8pt"/>
    </style:style>
    <style:style style:name="ce287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  <style:text-properties fo:color="#002060"/>
    </style:style>
    <style:style style:name="ce288" style:family="table-cell" style:parent-style-name="Default" style:data-style-name="N0">
      <style:table-cell-properties fo:border="thick solid #FF0000" style:vertical-align="middle" fo:wrap-option="wrap" fo:background-color="transparent" style:repeat-content="false"/>
      <style:paragraph-properties fo:text-align="center"/>
      <style:text-properties fo:color="#C00000"/>
    </style:style>
    <style:style style:name="ce289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C00000"/>
    </style:style>
    <style:style style:name="ce290" style:family="table-cell" style:parent-style-name="Default" style:data-style-name="N0">
      <style:table-cell-properties fo:border="thick solid #FF0000" style:vertical-align="middle" fo:wrap-option="wrap" fo:background-color="#D9E1F2" style:repeat-content="false"/>
      <style:paragraph-properties fo:text-align="center"/>
    </style:style>
    <style:style style:name="ce291" style:family="table-cell" style:parent-style-name="Default" style:data-style-name="N0">
      <style:table-cell-properties fo:border="thick solid #FF0000" style:vertical-align="middle" fo:wrap-option="wrap" fo:background-color="#D9E1F2" style:repeat-content="false"/>
      <style:paragraph-properties fo:text-align="center"/>
      <style:text-properties fo:color="#00B050"/>
    </style:style>
    <style:style style:name="ce292" style:family="table-cell" style:parent-style-name="Default" style:data-style-name="N0">
      <style:table-cell-properties fo:border="2pt dashed #FF0000" style:vertical-align="middle" fo:wrap-option="wrap" fo:background-color="#D9E1F2" style:repeat-content="false"/>
      <style:paragraph-properties fo:text-align="center"/>
    </style:style>
    <style:style style:name="ce293" style:family="table-cell" style:parent-style-name="Default" style:data-style-name="N0">
      <style:table-cell-properties fo:border="thick solid #FF0000" style:vertical-align="middle" fo:wrap-option="wrap" fo:background-color="#D9E1F2" style:repeat-content="false"/>
      <style:paragraph-properties fo:text-align="center"/>
      <style:text-properties fo:color="#4472C4"/>
    </style:style>
    <style:style style:name="ce294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  <style:text-properties fo:color="#4472C4"/>
    </style:style>
    <style:style style:name="ce295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  <style:text-properties fo:color="#92D050"/>
    </style:style>
    <style:style style:name="ce296" style:family="table-cell" style:parent-style-name="Default" style:data-style-name="N0">
      <style:table-cell-properties fo:border="thick solid #FF0000" style:vertical-align="middle" fo:wrap-option="wrap" fo:background-color="transparent" style:repeat-content="false"/>
      <style:paragraph-properties fo:text-align="center"/>
      <style:text-properties fo:color="#92D050"/>
    </style:style>
    <style:style style:name="ce297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92D050"/>
    </style:style>
    <style:style style:name="ce298" style:family="table-cell" style:parent-style-name="Default" style:data-style-name="N0">
      <style:table-cell-properties fo:border="thick solid #FF0000" style:vertical-align="middle" fo:wrap-option="wrap" fo:background-color="#D9E1F2" style:repeat-content="false"/>
      <style:paragraph-properties fo:text-align="center"/>
      <style:text-properties fo:color="#92D050"/>
    </style:style>
    <style:style style:name="ce299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  <style:text-properties fo:color="#00B050"/>
    </style:style>
    <style:style style:name="ce300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4472C4" fo:font-size="7pt" style:font-size-asian="7pt" style:font-size-complex="7pt"/>
    </style:style>
    <style:style style:name="ce301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  <style:text-properties fo:color="#4472C4" fo:font-size="6pt" style:font-size-asian="6pt" style:font-size-complex="6pt"/>
    </style:style>
    <style:style style:name="ce302" style:family="table-cell" style:parent-style-name="Default" style:data-style-name="N0">
      <style:table-cell-properties fo:border-top="thin dashed #FF0000" fo:border-bottom="none" fo:border-left="none" fo:border-right="thick solid #FF0000" style:vertical-align="middle" fo:wrap-option="wrap" fo:background-color="transparent" style:repeat-content="false"/>
      <style:paragraph-properties fo:text-align="center"/>
    </style:style>
    <style:style style:name="ce303" style:family="table-cell" style:parent-style-name="Default" style:data-style-name="N0">
      <style:table-cell-properties fo:border="thick solid #FF0000" style:vertical-align="middle" fo:wrap-option="wrap" fo:background-color="transparent" style:repeat-content="false"/>
      <style:paragraph-properties fo:text-align="center"/>
      <style:text-properties fo:color="#FF0000"/>
    </style:style>
    <style:style style:name="ce304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FF0000"/>
    </style:style>
    <style:style style:name="ce305" style:family="table-cell" style:parent-style-name="Default" style:data-style-name="N0">
      <style:table-cell-properties fo:border="thick solid #FF0000" style:vertical-align="middle" fo:wrap-option="wrap" fo:background-color="#D9E1F2" style:repeat-content="false"/>
      <style:paragraph-properties fo:text-align="center"/>
      <style:text-properties fo:color="#FF0000"/>
    </style:style>
    <style:style style:name="ce306" style:family="table-cell" style:parent-style-name="Default" style:data-style-name="N0">
      <style:table-cell-properties fo:border="thick solid #FF0000" style:vertical-align="middle" fo:wrap-option="wrap" fo:background-color="#D9E1F2" style:repeat-content="false"/>
      <style:paragraph-properties fo:text-align="center"/>
      <style:text-properties fo:color="#7030A0"/>
    </style:style>
    <style:style style:name="ce307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7030A0"/>
    </style:style>
    <style:style style:name="ce308" style:family="table-cell" style:parent-style-name="Default" style:data-style-name="N0">
      <style:table-cell-properties fo:border-top="2pt dashed #FF0000" fo:border-bottom="2pt dashed #FF0000" fo:border-left="thick solid #FF0000" fo:border-right="2pt dashed #FF0000" style:vertical-align="middle" fo:wrap-option="wrap" fo:background-color="#D9E1F2" style:repeat-content="false"/>
      <style:paragraph-properties fo:text-align="center"/>
    </style:style>
    <style:style style:name="ce309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FFC000"/>
    </style:style>
    <style:style style:name="ce311" style:family="table-cell" style:parent-style-name="Default" style:data-style-name="N0">
      <style:table-cell-properties fo:border="thick solid #FF0000" style:vertical-align="middle" fo:wrap-option="wrap" fo:background-color="#D9E1F2" style:repeat-content="false"/>
      <style:paragraph-properties fo:text-align="center"/>
      <style:text-properties fo:color="#FFC000"/>
    </style:style>
    <style:style style:name="ce312" style:family="table-cell" style:parent-style-name="Default" style:data-style-name="N0">
      <style:table-cell-properties fo:border="thick solid #FF0000" style:vertical-align="middle" fo:wrap-option="wrap" fo:background-color="transparent" style:repeat-content="false"/>
      <style:paragraph-properties fo:text-align="center"/>
      <style:text-properties fo:color="#0070C0"/>
    </style:style>
    <style:style style:name="ce313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C00000" fo:font-size="8pt" style:font-size-asian="8pt" style:font-size-complex="8pt"/>
    </style:style>
    <style:style style:name="ce314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  <style:text-properties fo:color="#C00000" fo:font-size="6pt" style:font-size-asian="6pt" style:font-size-complex="6pt"/>
    </style:style>
    <style:style style:name="ce315" style:family="table-cell" style:parent-style-name="Default" style:data-style-name="N0">
      <style:table-cell-properties fo:border="thick solid #FF0000" style:vertical-align="middle" fo:wrap-option="wrap" fo:background-color="transparent" style:repeat-content="false"/>
      <style:paragraph-properties fo:text-align="center"/>
      <style:text-properties fo:color="#0070C0" fo:font-size="8pt" style:font-size-asian="8pt" style:font-size-complex="8pt"/>
    </style:style>
    <style:style style:name="ce316" style:family="table-cell" style:parent-style-name="Default" style:data-style-name="N0">
      <style:table-cell-properties fo:border="thick solid #FF0000" style:vertical-align="middle" fo:wrap-option="wrap" fo:background-color="#D0CECE" style:repeat-content="false"/>
      <style:paragraph-properties fo:text-align="center"/>
      <style:text-properties fo:color="#0070C0"/>
    </style:style>
    <style:style style:name="ce317" style:family="table-cell" style:parent-style-name="Default" style:data-style-name="N0">
      <style:table-cell-properties fo:border="thick solid #FF0000" style:vertical-align="middle" fo:wrap-option="wrap" fo:background-color="#FFF2CC" style:repeat-content="false"/>
      <style:paragraph-properties fo:text-align="center"/>
      <style:text-properties fo:color="#0070C0" fo:font-size="8pt" style:font-size-asian="8pt" style:font-size-complex="8pt"/>
    </style:style>
    <style:style style:name="ce318" style:family="table-cell" style:parent-style-name="Default" style:data-style-name="N0">
      <style:table-cell-properties fo:border-top="none" fo:border-bottom="thin solid #FF0000" fo:border-left="none" fo:border-right="none" style:vertical-align="middle" fo:wrap-option="wrap" fo:background-color="transparent" style:repeat-content="false"/>
      <style:paragraph-properties fo:text-align="center"/>
    </style:style>
    <style:style style:name="ce319" style:family="table-cell" style:parent-style-name="Default" style:data-style-name="N0">
      <style:table-cell-properties fo:border="thick solid #FF0000" style:vertical-align="middle" fo:wrap-option="wrap" fo:background-color="#7030A0" style:repeat-content="false"/>
      <style:paragraph-properties fo:text-align="center"/>
      <style:text-properties fo:color="#FFFFFF"/>
    </style:style>
    <style:style style:name="ce320" style:family="table-cell" style:parent-style-name="Default" style:data-style-name="N0">
      <style:table-cell-properties fo:border="thick solid #FF0000" style:vertical-align="middle" fo:wrap-option="wrap" fo:background-color="#FFFFFF" style:repeat-content="false"/>
      <style:paragraph-properties fo:text-align="center"/>
    </style:style>
    <style:style style:name="ce321" style:family="table-cell" style:parent-style-name="Default" style:data-style-name="N0">
      <style:table-cell-properties fo:border-top="none" fo:border-bottom="thick solid #FF0000" fo:border-left="thick solid #FF0000" fo:border-right="thick solid #FF0000" style:vertical-align="middle" style:repeat-content="false"/>
      <style:paragraph-properties fo:text-align="center"/>
    </style:style>
    <style:style style:name="ce322" style:family="table-cell" style:parent-style-name="Default" style:data-style-name="N0">
      <style:table-cell-properties fo:border-top="thick solid #FF0000" fo:border-bottom="thick solid #FF0000" fo:border-left="none" fo:border-right="thick solid #FF0000" style:vertical-align="middle" style:repeat-content="false"/>
      <style:paragraph-properties fo:text-align="center"/>
    </style:style>
    <style:style style:name="ce323" style:family="table-cell" style:parent-style-name="Default" style:data-style-name="N0">
      <style:table-cell-properties fo:border-top="none" fo:border-bottom="thin double #FF0000" fo:border-left="thick solid #FF0000" fo:border-right="thick solid #FF0000" style:vertical-align="middle" style:repeat-content="false"/>
      <style:paragraph-properties fo:text-align="center"/>
    </style:style>
    <style:style style:name="ce324" style:family="table-cell" style:parent-style-name="Default" style:data-style-name="N0">
      <style:table-cell-properties fo:border-top="thin double #FF0000" fo:border-bottom="none" fo:border-left="thick solid #FF0000" fo:border-right="thick solid #FF0000" style:vertical-align="middle" style:repeat-content="false"/>
      <style:paragraph-properties fo:text-align="center"/>
    </style:style>
    <style:style style:name="ce325" style:family="table-cell" style:parent-style-name="Default" style:data-style-name="N0">
      <style:table-cell-properties fo:border-top="thick solid #FF0000" fo:border-bottom="thick solid #FF0000" fo:border-left="none" fo:border-right="thin double #FF0000" style:vertical-align="middle" style:repeat-content="false"/>
      <style:paragraph-properties fo:text-align="center"/>
    </style:style>
    <style:style style:name="ce326" style:family="table-cell" style:parent-style-name="Default" style:data-style-name="N0">
      <style:table-cell-properties fo:border-top="thick solid #FF0000" fo:border-bottom="thick solid #FF0000" fo:border-left="thin double #FF0000" fo:border-right="none" style:vertical-align="middle" style:repeat-content="false"/>
      <style:paragraph-properties fo:text-align="center"/>
    </style:style>
    <style:style style:name="ce327" style:family="table-cell" style:parent-style-name="Default" style:data-style-name="N0">
      <style:table-cell-properties fo:border-top="none" fo:border-bottom="thick solid #FF0000" fo:border-left="none" fo:border-right="none" style:vertical-align="middle" fo:background-color="transparent" style:repeat-content="false"/>
      <style:paragraph-properties fo:text-align="center"/>
    </style:style>
    <style:style style:name="ce328" style:family="table-cell" style:parent-style-name="Default" style:data-style-name="N0">
      <style:table-cell-properties fo:border="thick solid #FF0000" style:vertical-align="middle" fo:wrap-option="wrap" fo:background-color="#FCE4D6" style:repeat-content="false"/>
      <style:paragraph-properties fo:text-align="center"/>
    </style:style>
    <style:style style:name="ce329" style:family="table-cell" style:parent-style-name="Default" style:data-style-name="N0">
      <style:table-cell-properties fo:border="thick solid #FF0000" style:vertical-align="middle" fo:wrap-option="wrap" fo:background-color="#FCE4D6" style:repeat-content="false"/>
      <style:paragraph-properties fo:text-align="center"/>
      <style:text-properties fo:color="#00B050"/>
    </style:style>
    <style:style style:name="ce330" style:family="table-cell" style:parent-style-name="Default" style:data-style-name="N0">
      <style:table-cell-properties fo:border="thick solid #FF0000" style:vertical-align="middle" fo:wrap-option="wrap" fo:background-color="#FFFFFF" style:repeat-content="false"/>
      <style:paragraph-properties fo:text-align="center"/>
    </style:style>
    <style:style style:name="ce331" style:family="table-cell" style:parent-style-name="Default" style:data-style-name="N0">
      <style:table-cell-properties fo:border-top="thick solid #FF0000" fo:border-bottom="thick solid #FF0000" fo:border-left="none" fo:border-right="none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45520833333333cm" style:use-optimal-column-width="true"/>
    </style:style>
    <style:style style:name="co3" style:family="table-column">
      <style:table-column-properties fo:break-before="auto" style:column-width="1.24354166666667cm" style:use-optimal-column-width="true"/>
    </style:style>
    <style:style style:name="co4" style:family="table-column">
      <style:table-column-properties fo:break-before="auto" style:column-width="3.20145833333333cm" style:use-optimal-column-width="true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29166666667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0.767291666666667cm"/>
    </style:style>
    <style:style style:name="co11" style:family="table-column">
      <style:table-column-properties fo:break-before="auto" style:column-width="0.740833333333333cm"/>
    </style:style>
    <style:style style:name="co12" style:family="table-column">
      <style:table-column-properties fo:break-before="auto" style:column-width="0.714375cm"/>
    </style:style>
    <style:style style:name="co13" style:family="table-column">
      <style:table-column-properties fo:break-before="auto" style:column-width="1.11125cm" style:use-optimal-column-width="true"/>
    </style:style>
    <style:style style:name="co14" style:family="table-column">
      <style:table-column-properties fo:break-before="auto" style:column-width="3.571875cm" style:use-optimal-column-width="true"/>
    </style:style>
    <style:style style:name="co15" style:family="table-column">
      <style:table-column-properties fo:break-before="auto" style:column-width="0.582083333333333cm"/>
    </style:style>
    <style:style style:name="co16" style:family="table-column">
      <style:table-column-properties fo:break-before="auto" style:column-width="0.529166666666667cm" style:use-optimal-column-width="true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0.687916666666667cm"/>
    </style:style>
    <style:style style:name="co20" style:family="table-column">
      <style:table-column-properties fo:break-before="auto" style:column-width="0.926041666666667cm"/>
    </style:style>
    <style:style style:name="co21" style:family="table-column">
      <style:table-column-properties fo:break-before="auto" style:column-width="1.031875cm"/>
    </style:style>
    <style:style style:name="co22" style:family="table-column">
      <style:table-column-properties fo:break-before="auto" style:column-width="1.666875cm" style:use-optimal-column-width="true"/>
    </style:style>
    <style:style style:name="co23" style:family="table-column">
      <style:table-column-properties fo:break-before="auto" style:column-width="3.51895833333333cm" style:use-optimal-column-width="true"/>
    </style:style>
    <style:style style:name="co24" style:family="table-column">
      <style:table-column-properties fo:break-before="auto" style:column-width="2.936875cm" style:use-optimal-column-width="true"/>
    </style:style>
    <style:style style:name="co25" style:family="table-column">
      <style:table-column-properties fo:break-before="auto" style:column-width="1.00541666666667cm"/>
    </style:style>
    <style:style style:name="co26" style:family="table-column">
      <style:table-column-properties fo:break-before="auto" style:column-width="1.56104166666667cm" style:use-optimal-column-width="true"/>
    </style:style>
    <style:style style:name="co27" style:family="table-column">
      <style:table-column-properties fo:break-before="auto" style:column-width="1.74625cm" style:use-optimal-column-width="true"/>
    </style:style>
    <style:style style:name="co28" style:family="table-column">
      <style:table-column-properties fo:break-before="auto" style:column-width="3.413125cm" style:use-optimal-column-width="true"/>
    </style:style>
    <style:style style:name="co29" style:family="table-column">
      <style:table-column-properties fo:break-before="auto" style:column-width="3.28083333333333cm" style:use-optimal-column-width="true"/>
    </style:style>
    <style:style style:name="co30" style:family="table-column">
      <style:table-column-properties fo:break-before="auto" style:column-width="3.65125cm" style:use-optimal-column-width="true"/>
    </style:style>
    <style:style style:name="co31" style:family="table-column">
      <style:table-column-properties fo:break-before="auto" style:column-width="4.07458333333333cm" style:use-optimal-column-width="true"/>
    </style:style>
    <style:style style:name="co32" style:family="table-column">
      <style:table-column-properties fo:break-before="auto" style:column-width="4.02166666666667cm" style:use-optimal-column-width="true"/>
    </style:style>
    <style:style style:name="co33" style:family="table-column">
      <style:table-column-properties fo:break-before="auto" style:column-width="2.3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装备精密度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65" table:default-cell-style-name="ce2"/>
        <table:table-row table:style-name="ro1">
          <table:table-cell table:style-name="ce2"/>
          <table:table-cell office:value-type="percentage" office:value="0.60653065971263342" table:formula="of:=EXP(-[.B2])" table:style-name="ce3">
            <text:p>60.65%</text:p>
          </table:table-cell>
          <table:table-cell office:value-type="percentage" office:value="0.36787944117144233" table:formula="of:=EXP(-[.C2])" table:style-name="ce3">
            <text:p>36.79%</text:p>
          </table:table-cell>
          <table:table-cell office:value-type="percentage" office:value="0.22313016014842982" table:formula="of:=EXP(-[.D2])" table:style-name="ce3">
            <text:p>22.31%</text:p>
          </table:table-cell>
          <table:table-cell office:value-type="percentage" office:value="0.1353352832366127" table:formula="of:=EXP(-[.E2])" table:style-name="ce3">
            <text:p>13.53%</text:p>
          </table:table-cell>
          <table:table-cell office:value-type="percentage" office:value="8.20849986238988E-2" table:formula="of:=EXP(-[.F2])" table:style-name="ce3">
            <text:p>8.21%</text:p>
          </table:table-cell>
          <table:table-cell office:value-type="percentage" office:value="4.9787068367863944E-2" table:formula="of:=EXP(-[.G2])" table:style-name="ce3">
            <text:p>4.98%</text:p>
          </table:table-cell>
          <table:table-cell office:value-type="percentage" office:value="3.0197383422318501E-2" table:formula="of:=EXP(-[.H2])" table:style-name="ce3">
            <text:p>3.02%</text:p>
          </table:table-cell>
          <table:table-cell office:value-type="percentage" office:value="1.8315638888734179E-2" table:formula="of:=EXP(-[.I2])" table:style-name="ce3">
            <text:p>1.83%</text:p>
          </table:table-cell>
          <table:table-cell office:value-type="percentage" office:value="1.1108996538242306E-2" table:formula="of:=EXP(-[.J2])" table:style-name="ce3">
            <text:p>1.11%</text:p>
          </table:table-cell>
          <table:table-cell office:value-type="percentage" office:value="6.737946999085467E-3" table:formula="of:=EXP(-[.K2])" table:style-name="ce3">
            <text:p>0.67%</text:p>
          </table:table-cell>
          <table:table-cell office:value-type="percentage" office:value="4.0867714384640666E-3" table:formula="of:=EXP(-[.L2])" table:style-name="ce3">
            <text:p>0.41%</text:p>
          </table:table-cell>
          <table:table-cell office:value-type="percentage" office:value="2.4787521766663585E-3" table:formula="of:=EXP(-[.M2])" table:style-name="ce3">
            <text:p>0.25%</text:p>
          </table:table-cell>
          <table:table-cell office:value-type="percentage" office:value="1.5034391929775724E-3" table:formula="of:=EXP(-[.N2])" table:style-name="ce3">
            <text:p>0.15%</text:p>
          </table:table-cell>
          <table:table-cell office:value-type="percentage" office:value="9.1188196555451624E-4" table:formula="of:=EXP(-[.O2])" table:style-name="ce3">
            <text:p>0.09%</text:p>
          </table:table-cell>
          <table:table-cell office:value-type="percentage" office:value="5.5308437014783363E-4" table:formula="of:=EXP(-[.P2])" table:style-name="ce3">
            <text:p>0.06%</text:p>
          </table:table-cell>
          <table:table-cell office:value-type="percentage" office:value="3.3546262790251185E-4" table:formula="of:=EXP(-[.Q2])" table:style-name="ce3">
            <text:p>0.03%</text:p>
          </table:table-cell>
          <table:table-cell office:value-type="string" table:style-name="ce2">
            <text:p>(开发成功率)</text:p>
          </table:table-cell>
          <table:table-cell table:number-columns-repeated="16366" table:style-name="ce2"/>
        </table:table-row>
        <table:table-row table:style-name="ro1">
          <table:table-cell table:style-name="ce2"/>
          <table:table-cell office:value-type="float" office:value="0.5" table:formula="of:=[.A2]+0.5" table:style-name="ce2">
            <text:p>0.5</text:p>
          </table:table-cell>
          <table:table-cell office:value-type="float" office:value="1" table:formula="of:=[.B2]+0.5" table:style-name="ce2">
            <text:p>1</text:p>
          </table:table-cell>
          <table:table-cell office:value-type="float" office:value="1.5" table:formula="of:=[.C2]+0.5" table:style-name="ce2">
            <text:p>1.5</text:p>
          </table:table-cell>
          <table:table-cell office:value-type="float" office:value="2" table:formula="of:=[.D2]+0.5" table:style-name="ce2">
            <text:p>2</text:p>
          </table:table-cell>
          <table:table-cell office:value-type="float" office:value="2.5" table:formula="of:=[.E2]+0.5" table:style-name="ce2">
            <text:p>2.5</text:p>
          </table:table-cell>
          <table:table-cell office:value-type="float" office:value="3" table:formula="of:=[.F2]+0.5" table:style-name="ce2">
            <text:p>3</text:p>
          </table:table-cell>
          <table:table-cell office:value-type="float" office:value="3.5" table:formula="of:=[.G2]+0.5" table:style-name="ce2">
            <text:p>3.5</text:p>
          </table:table-cell>
          <table:table-cell office:value-type="float" office:value="4" table:formula="of:=[.H2]+0.5" table:style-name="ce2">
            <text:p>4</text:p>
          </table:table-cell>
          <table:table-cell office:value-type="float" office:value="4.5" table:formula="of:=[.I2]+0.5" table:style-name="ce2">
            <text:p>4.5</text:p>
          </table:table-cell>
          <table:table-cell office:value-type="float" office:value="5" table:formula="of:=[.J2]+0.5" table:style-name="ce2">
            <text:p>5</text:p>
          </table:table-cell>
          <table:table-cell office:value-type="float" office:value="5.5" table:formula="of:=[.K2]+0.5" table:style-name="ce4">
            <text:p>5.5</text:p>
          </table:table-cell>
          <table:table-cell office:value-type="float" office:value="6" table:formula="of:=[.L2]+0.5" table:style-name="ce4">
            <text:p>6</text:p>
          </table:table-cell>
          <table:table-cell office:value-type="float" office:value="6.5" table:formula="of:=[.M2]+0.5" table:style-name="ce4">
            <text:p>6.5</text:p>
          </table:table-cell>
          <table:table-cell office:value-type="float" office:value="7" table:formula="of:=[.N2]+0.5" table:style-name="ce4">
            <text:p>7</text:p>
          </table:table-cell>
          <table:table-cell office:value-type="float" office:value="7.5" table:formula="of:=[.O2]+0.5" table:style-name="ce4">
            <text:p>7.5</text:p>
          </table:table-cell>
          <table:table-cell office:value-type="float" office:value="8" table:formula="of:=[.P2]+0.5" table:style-name="ce4">
            <text:p>8</text:p>
          </table:table-cell>
          <table:table-cell office:value-type="string" table:style-name="ce2">
            <text:p>精密度</text:p>
          </table:table-cell>
          <table:table-cell office:value-type="float" office:value="100" table:style-name="ce5">
            <text:p>100</text:p>
          </table:table-cell>
          <table:table-cell table:number-columns-repeated="1636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3.788810584091566" table:formula="of:=[.$A3]*(ATAN([.$A3]/100-[.B$2])/PI()+0.5)" table:style-name="ce6">
            <text:p>4</text:p>
          </table:table-cell>
          <table:table-cell office:value-type="float" office:value="2.6673770835657411" table:formula="of:=[.$A3]*(ATAN([.$A3]/100-[.C$2])/PI()+0.5)" table:style-name="ce6">
            <text:p>3</text:p>
          </table:table-cell>
          <table:table-cell office:value-type="float" office:value="1.9743154328874657" table:formula="of:=[.$A3]*(ATAN([.$A3]/100-[.D$2])/PI()+0.5)" table:style-name="ce6">
            <text:p>2</text:p>
          </table:table-cell>
          <table:table-cell office:value-type="float" office:value="1.5421411445033346" table:formula="of:=[.$A3]*(ATAN([.$A3]/100-[.E$2])/PI()+0.5)" table:style-name="ce6">
            <text:p>2</text:p>
          </table:table-cell>
          <table:table-cell office:value-type="float" office:value="1.256659163780024" table:formula="of:=[.$A3]*(ATAN([.$A3]/100-[.F$2])/PI()+0.5)" table:style-name="ce6">
            <text:p>1</text:p>
          </table:table-cell>
          <table:table-cell office:value-type="float" office:value="1.0569781131982596" table:formula="of:=[.$A3]*(ATAN([.$A3]/100-[.G$2])/PI()+0.5)" table:style-name="ce6">
            <text:p>1</text:p>
          </table:table-cell>
          <table:table-cell office:value-type="float" office:value="0.91053001855748772" table:formula="of:=[.$A3]*(ATAN([.$A3]/100-[.H$2])/PI()+0.5)" table:style-name="ce6">
            <text:p>1</text:p>
          </table:table-cell>
          <table:table-cell office:value-type="float" office:value="0.79896636617170003" table:formula="of:=[.$A3]*(ATAN([.$A3]/100-[.I$2])/PI()+0.5)" table:style-name="ce6">
            <text:p>1</text:p>
          </table:table-cell>
          <table:table-cell office:value-type="float" office:value="0.71134811473815229" table:formula="of:=[.$A3]*(ATAN([.$A3]/100-[.J$2])/PI()+0.5)" table:style-name="ce6">
            <text:p>1</text:p>
          </table:table-cell>
          <table:table-cell office:value-type="float" office:value="0.6408122585358178" table:formula="of:=[.$A3]*(ATAN([.$A3]/100-[.K$2])/PI()+0.5)" table:style-name="ce6">
            <text:p>1</text:p>
          </table:table-cell>
          <table:table-cell office:value-type="float" office:value="0.58285983401842156" table:formula="of:=[.$A3]*(ATAN([.$A3]/100-[.L$2])/PI()+0.5)" table:style-name="ce6">
            <text:p>1</text:p>
          </table:table-cell>
          <table:table-cell office:value-type="float" office:value="0.53442932220549189" table:formula="of:=[.$A3]*(ATAN([.$A3]/100-[.M$2])/PI()+0.5)" table:style-name="ce6">
            <text:p>1</text:p>
          </table:table-cell>
          <table:table-cell office:value-type="float" office:value="0.49336995280667983" table:formula="of:=[.$A3]*(ATAN([.$A3]/100-[.N$2])/PI()+0.5)" table:style-name="ce6">
            <text:p>0</text:p>
          </table:table-cell>
          <table:table-cell office:value-type="float" office:value="0.45812893413714029" table:formula="of:=[.$A3]*(ATAN([.$A3]/100-[.O$2])/PI()+0.5)" table:style-name="ce6">
            <text:p>0</text:p>
          </table:table-cell>
          <table:table-cell office:value-type="float" office:value="0.42755842900091989" table:formula="of:=[.$A3]*(ATAN([.$A3]/100-[.P$2])/PI()+0.5)" table:style-name="ce6">
            <text:p>0</text:p>
          </table:table-cell>
          <table:table-cell office:value-type="float" office:value="0.40079233551148619" table:formula="of:=[.$A3]*(ATAN([.$A3]/100-[.Q$2])/PI()+0.5)" table:style-name="ce6">
            <text:p>0</text:p>
          </table:table-cell>
          <table:table-cell table:style-name="ce2"/>
          <table:table-cell office:value-type="float" office:value="110.51709180756477" table:formula="of:=[.S2]*EXP(0.1)" table:style-name="ce5">
            <text:p>111</text:p>
          </table:table-cell>
          <table:table-cell table:number-columns-repeated="16365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8.1445284184451534" table:formula="of:=[.$A4]*(ATAN([.$A4]/100-[.B$2])/PI()+0.5)" table:style-name="ce6">
            <text:p>8</text:p>
          </table:table-cell>
          <table:table-cell office:value-type="float" office:value="5.7044657495455446" table:formula="of:=[.$A4]*(ATAN([.$A4]/100-[.C$2])/PI()+0.5)" table:style-name="ce6">
            <text:p>6</text:p>
          </table:table-cell>
          <table:table-cell office:value-type="float" office:value="4.1742880032030536" table:formula="of:=[.$A4]*(ATAN([.$A4]/100-[.D$2])/PI()+0.5)" table:style-name="ce6">
            <text:p>4</text:p>
          </table:table-cell>
          <table:table-cell office:value-type="float" office:value="3.2282893443419045" table:formula="of:=[.$A4]*(ATAN([.$A4]/100-[.E$2])/PI()+0.5)" table:style-name="ce6">
            <text:p>3</text:p>
          </table:table-cell>
          <table:table-cell office:value-type="float" office:value="2.610951741772455" table:formula="of:=[.$A4]*(ATAN([.$A4]/100-[.F$2])/PI()+0.5)" table:style-name="ce6">
            <text:p>3</text:p>
          </table:table-cell>
          <table:table-cell office:value-type="float" office:value="2.1837582286725898" table:formula="of:=[.$A4]*(ATAN([.$A4]/100-[.G$2])/PI()+0.5)" table:style-name="ce6">
            <text:p>2</text:p>
          </table:table-cell>
          <table:table-cell office:value-type="float" office:value="1.8731554186375865" table:formula="of:=[.$A4]*(ATAN([.$A4]/100-[.H$2])/PI()+0.5)" table:style-name="ce6">
            <text:p>2</text:p>
          </table:table-cell>
          <table:table-cell office:value-type="float" office:value="1.638173648496748" table:formula="of:=[.$A4]*(ATAN([.$A4]/100-[.I$2])/PI()+0.5)" table:style-name="ce6">
            <text:p>2</text:p>
          </table:table-cell>
          <table:table-cell office:value-type="float" office:value="1.4546547849274261" table:formula="of:=[.$A4]*(ATAN([.$A4]/100-[.J$2])/PI()+0.5)" table:style-name="ce6">
            <text:p>1</text:p>
          </table:table-cell>
          <table:table-cell office:value-type="float" office:value="1.3075876591134039" table:formula="of:=[.$A4]*(ATAN([.$A4]/100-[.K$2])/PI()+0.5)" table:style-name="ce6">
            <text:p>1</text:p>
          </table:table-cell>
          <table:table-cell office:value-type="float" office:value="1.1872124888891911" table:formula="of:=[.$A4]*(ATAN([.$A4]/100-[.L$2])/PI()+0.5)" table:style-name="ce6">
            <text:p>1</text:p>
          </table:table-cell>
          <table:table-cell office:value-type="float" office:value="1.0869341146452538" table:formula="of:=[.$A4]*(ATAN([.$A4]/100-[.M$2])/PI()+0.5)" table:style-name="ce6">
            <text:p>1</text:p>
          </table:table-cell>
          <table:table-cell office:value-type="float" office:value="1.0021469368201863" table:formula="of:=[.$A4]*(ATAN([.$A4]/100-[.N$2])/PI()+0.5)" table:style-name="ce6">
            <text:p>1</text:p>
          </table:table-cell>
          <table:table-cell office:value-type="float" office:value="0.92954290267028616" table:formula="of:=[.$A4]*(ATAN([.$A4]/100-[.O$2])/PI()+0.5)" table:style-name="ce6">
            <text:p>1</text:p>
          </table:table-cell>
          <table:table-cell office:value-type="float" office:value="0.86668754268685477" table:formula="of:=[.$A4]*(ATAN([.$A4]/100-[.P$2])/PI()+0.5)" table:style-name="ce6">
            <text:p>1</text:p>
          </table:table-cell>
          <table:table-cell office:value-type="float" office:value="0.81175105925675783" table:formula="of:=[.$A4]*(ATAN([.$A4]/100-[.Q$2])/PI()+0.5)" table:style-name="ce6">
            <text:p>1</text:p>
          </table:table-cell>
          <table:table-cell table:style-name="ce2"/>
          <table:table-cell office:value-type="float" office:value="122.140275816017" table:formula="of:=[.S3]*EXP(0.1)" table:style-name="ce5">
            <text:p>122</text:p>
          </table:table-cell>
          <table:table-cell table:number-columns-repeated="16365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13.115011254329964" table:formula="of:=[.$A5]*(ATAN([.$A5]/100-[.B$2])/PI()+0.5)" table:style-name="ce6">
            <text:p>13</text:p>
          </table:table-cell>
          <table:table-cell office:value-type="float" office:value="9.1679966335735568" table:formula="of:=[.$A5]*(ATAN([.$A5]/100-[.C$2])/PI()+0.5)" table:style-name="ce6">
            <text:p>9</text:p>
          </table:table-cell>
          <table:table-cell office:value-type="float" office:value="6.6342618487108664" table:formula="of:=[.$A5]*(ATAN([.$A5]/100-[.D$2])/PI()+0.5)" table:style-name="ce6">
            <text:p>7</text:p>
          </table:table-cell>
          <table:table-cell office:value-type="float" office:value="5.0775908199099797" table:formula="of:=[.$A5]*(ATAN([.$A5]/100-[.E$2])/PI()+0.5)" table:style-name="ce6">
            <text:p>5</text:p>
          </table:table-cell>
          <table:table-cell office:value-type="float" office:value="4.0739924634027567" table:formula="of:=[.$A5]*(ATAN([.$A5]/100-[.F$2])/PI()+0.5)" table:style-name="ce6">
            <text:p>4</text:p>
          </table:table-cell>
          <table:table-cell office:value-type="float" office:value="3.3871894716104896" table:formula="of:=[.$A5]*(ATAN([.$A5]/100-[.G$2])/PI()+0.5)" table:style-name="ce6">
            <text:p>3</text:p>
          </table:table-cell>
          <table:table-cell office:value-type="float" office:value="2.8923374393768868" table:formula="of:=[.$A5]*(ATAN([.$A5]/100-[.H$2])/PI()+0.5)" table:style-name="ce6">
            <text:p>3</text:p>
          </table:table-cell>
          <table:table-cell office:value-type="float" office:value="2.5206678847184261" table:formula="of:=[.$A5]*(ATAN([.$A5]/100-[.I$2])/PI()+0.5)" table:style-name="ce6">
            <text:p>3</text:p>
          </table:table-cell>
          <table:table-cell office:value-type="float" office:value="2.2320829589585167" table:formula="of:=[.$A5]*(ATAN([.$A5]/100-[.J$2])/PI()+0.5)" table:style-name="ce6">
            <text:p>2</text:p>
          </table:table-cell>
          <table:table-cell office:value-type="float" office:value="2.0019130643942384" table:formula="of:=[.$A5]*(ATAN([.$A5]/100-[.K$2])/PI()+0.5)" table:style-name="ce6">
            <text:p>2</text:p>
          </table:table-cell>
          <table:table-cell office:value-type="float" office:value="1.814254509109789" table:formula="of:=[.$A5]*(ATAN([.$A5]/100-[.L$2])/PI()+0.5)" table:style-name="ce6">
            <text:p>2</text:p>
          </table:table-cell>
          <table:table-cell office:value-type="float" office:value="1.6584377813252664" table:formula="of:=[.$A5]*(ATAN([.$A5]/100-[.M$2])/PI()+0.5)" table:style-name="ce6">
            <text:p>2</text:p>
          </table:table-cell>
          <table:table-cell office:value-type="float" office:value="1.5270578409536166" table:formula="of:=[.$A5]*(ATAN([.$A5]/100-[.N$2])/PI()+0.5)" table:style-name="ce6">
            <text:p>2</text:p>
          </table:table-cell>
          <table:table-cell office:value-type="float" office:value="1.4148239800841178" table:formula="of:=[.$A5]*(ATAN([.$A5]/100-[.O$2])/PI()+0.5)" table:style-name="ce6">
            <text:p>1</text:p>
          </table:table-cell>
          <table:table-cell office:value-type="float" office:value="1.3178604504930747" table:formula="of:=[.$A5]*(ATAN([.$A5]/100-[.P$2])/PI()+0.5)" table:style-name="ce6">
            <text:p>1</text:p>
          </table:table-cell>
          <table:table-cell office:value-type="float" office:value="1.2332657766478505" table:formula="of:=[.$A5]*(ATAN([.$A5]/100-[.Q$2])/PI()+0.5)" table:style-name="ce6">
            <text:p>1</text:p>
          </table:table-cell>
          <table:table-cell table:style-name="ce2"/>
          <table:table-cell office:value-type="float" office:value="134.98588075760034" table:formula="of:=[.S4]*EXP(0.1)" table:style-name="ce5">
            <text:p>135</text:p>
          </table:table-cell>
          <table:table-cell table:number-columns-repeated="16365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18.730979302777857" table:formula="of:=[.$A6]*(ATAN([.$A6]/100-[.B$2])/PI()+0.5)" table:style-name="ce6">
            <text:p>19</text:p>
          </table:table-cell>
          <table:table-cell office:value-type="float" office:value="13.119165215094773" table:formula="of:=[.$A6]*(ATAN([.$A6]/100-[.C$2])/PI()+0.5)" table:style-name="ce6">
            <text:p>13</text:p>
          </table:table-cell>
          <table:table-cell office:value-type="float" office:value="9.3941531124652737" table:formula="of:=[.$A6]*(ATAN([.$A6]/100-[.D$2])/PI()+0.5)" table:style-name="ce6">
            <text:p>9</text:p>
          </table:table-cell>
          <table:table-cell office:value-type="float" office:value="7.1123073795741103" table:formula="of:=[.$A6]*(ATAN([.$A6]/100-[.E$2])/PI()+0.5)" table:style-name="ce6">
            <text:p>7</text:p>
          </table:table-cell>
          <table:table-cell office:value-type="float" office:value="5.6585211248603589" table:formula="of:=[.$A6]*(ATAN([.$A6]/100-[.F$2])/PI()+0.5)" table:style-name="ce6">
            <text:p>6</text:p>
          </table:table-cell>
          <table:table-cell office:value-type="float" office:value="4.6750024500937375" table:formula="of:=[.$A6]*(ATAN([.$A6]/100-[.G$2])/PI()+0.5)" table:style-name="ce6">
            <text:p>5</text:p>
          </table:table-cell>
          <table:table-cell office:value-type="float" office:value="3.9730436879647413" table:formula="of:=[.$A6]*(ATAN([.$A6]/100-[.H$2])/PI()+0.5)" table:style-name="ce6">
            <text:p>4</text:p>
          </table:table-cell>
          <table:table-cell office:value-type="float" office:value="3.4498024437231667" table:formula="of:=[.$A6]*(ATAN([.$A6]/100-[.I$2])/PI()+0.5)" table:style-name="ce6">
            <text:p>3</text:p>
          </table:table-cell>
          <table:table-cell office:value-type="float" office:value="3.0459913342399569" table:formula="of:=[.$A6]*(ATAN([.$A6]/100-[.J$2])/PI()+0.5)" table:style-name="ce6">
            <text:p>3</text:p>
          </table:table-cell>
          <table:table-cell office:value-type="float" office:value="2.7255052728649787" table:formula="of:=[.$A6]*(ATAN([.$A6]/100-[.K$2])/PI()+0.5)" table:style-name="ce6">
            <text:p>3</text:p>
          </table:table-cell>
          <table:table-cell office:value-type="float" office:value="2.4652717803461877" table:formula="of:=[.$A6]*(ATAN([.$A6]/100-[.L$2])/PI()+0.5)" table:style-name="ce6">
            <text:p>2</text:p>
          </table:table-cell>
          <table:table-cell office:value-type="float" office:value="2.2499270345328459" table:formula="of:=[.$A6]*(ATAN([.$A6]/100-[.M$2])/PI()+0.5)" table:style-name="ce6">
            <text:p>2</text:p>
          </table:table-cell>
          <table:table-cell office:value-type="float" office:value="2.0688755944413417" table:formula="of:=[.$A6]*(ATAN([.$A6]/100-[.N$2])/PI()+0.5)" table:style-name="ce6">
            <text:p>2</text:p>
          </table:table-cell>
          <table:table-cell office:value-type="float" office:value="1.9145884853698014" table:formula="of:=[.$A6]*(ATAN([.$A6]/100-[.O$2])/PI()+0.5)" table:style-name="ce6">
            <text:p>2</text:p>
          </table:table-cell>
          <table:table-cell office:value-type="float" office:value="1.7815762385900724" table:formula="of:=[.$A6]*(ATAN([.$A6]/100-[.P$2])/PI()+0.5)" table:style-name="ce6">
            <text:p>2</text:p>
          </table:table-cell>
          <table:table-cell office:value-type="float" office:value="1.66574614216219" table:formula="of:=[.$A6]*(ATAN([.$A6]/100-[.Q$2])/PI()+0.5)" table:style-name="ce6">
            <text:p>2</text:p>
          </table:table-cell>
          <table:table-cell table:style-name="ce2"/>
          <table:table-cell office:value-type="float" office:value="149.18246976412709" table:formula="of:=[.S5]*EXP(0.1)" table:style-name="ce5">
            <text:p>149</text:p>
          </table:table-cell>
          <table:table-cell table:number-columns-repeated="16365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25" table:formula="of:=[.$A7]*(ATAN([.$A7]/100-[.B$2])/PI()+0.5)" table:style-name="ce6">
            <text:p>25</text:p>
          </table:table-cell>
          <table:table-cell office:value-type="float" office:value="17.620819117478337" table:formula="of:=[.$A7]*(ATAN([.$A7]/100-[.C$2])/PI()+0.5)" table:style-name="ce6">
            <text:p>18</text:p>
          </table:table-cell>
          <table:table-cell office:value-type="float" office:value="12.5" table:formula="of:=[.$A7]*(ATAN([.$A7]/100-[.D$2])/PI()+0.5)" table:style-name="ce6">
            <text:p>13</text:p>
          </table:table-cell>
          <table:table-cell office:value-type="float" office:value="9.3583520905499409" table:formula="of:=[.$A7]*(ATAN([.$A7]/100-[.E$2])/PI()+0.5)" table:style-name="ce6">
            <text:p>9</text:p>
          </table:table-cell>
          <table:table-cell office:value-type="float" office:value="7.3791808825216627" table:formula="of:=[.$A7]*(ATAN([.$A7]/100-[.F$2])/PI()+0.5)" table:style-name="ce6">
            <text:p>7</text:p>
          </table:table-cell>
          <table:table-cell office:value-type="float" office:value="6.0559470795421708" table:formula="of:=[.$A7]*(ATAN([.$A7]/100-[.G$2])/PI()+0.5)" table:style-name="ce6">
            <text:p>6</text:p>
          </table:table-cell>
          <table:table-cell office:value-type="float" office:value="5.1208191174783373" table:formula="of:=[.$A7]*(ATAN([.$A7]/100-[.H$2])/PI()+0.5)" table:style-name="ce6">
            <text:p>5</text:p>
          </table:table-cell>
          <table:table-cell office:value-type="float" office:value="4.4292766391452352" table:formula="of:=[.$A7]*(ATAN([.$A7]/100-[.I$2])/PI()+0.5)" table:style-name="ce6">
            <text:p>4</text:p>
          </table:table-cell>
          <table:table-cell office:value-type="float" office:value="3.898956518868463" table:formula="of:=[.$A7]*(ATAN([.$A7]/100-[.J$2])/PI()+0.5)" table:style-name="ce6">
            <text:p>4</text:p>
          </table:table-cell>
          <table:table-cell office:value-type="float" office:value="3.4802243636531975" table:formula="of:=[.$A7]*(ATAN([.$A7]/100-[.K$2])/PI()+0.5)" table:style-name="ce6">
            <text:p>3</text:p>
          </table:table-cell>
          <table:table-cell office:value-type="float" office:value="3.1416479094500573" table:formula="of:=[.$A7]*(ATAN([.$A7]/100-[.L$2])/PI()+0.5)" table:style-name="ce6">
            <text:p>3</text:p>
          </table:table-cell>
          <table:table-cell office:value-type="float" office:value="2.8624573524350079" table:formula="of:=[.$A7]*(ATAN([.$A7]/100-[.M$2])/PI()+0.5)" table:style-name="ce6">
            <text:p>3</text:p>
          </table:table-cell>
          <table:table-cell office:value-type="float" office:value="2.6284228355626689" table:formula="of:=[.$A7]*(ATAN([.$A7]/100-[.N$2])/PI()+0.5)" table:style-name="ce6">
            <text:p>3</text:p>
          </table:table-cell>
          <table:table-cell office:value-type="float" office:value="2.4294895173764459" table:formula="of:=[.$A7]*(ATAN([.$A7]/100-[.O$2])/PI()+0.5)" table:style-name="ce6">
            <text:p>2</text:p>
          </table:table-cell>
          <table:table-cell office:value-type="float" office:value="2.2583617650433263" table:formula="of:=[.$A7]*(ATAN([.$A7]/100-[.P$2])/PI()+0.5)" table:style-name="ce6">
            <text:p>2</text:p>
          </table:table-cell>
          <table:table-cell office:value-type="float" office:value="2.109623157942067" table:formula="of:=[.$A7]*(ATAN([.$A7]/100-[.Q$2])/PI()+0.5)" table:style-name="ce6">
            <text:p>2</text:p>
          </table:table-cell>
          <table:table-cell table:style-name="ce2"/>
          <table:table-cell office:value-type="float" office:value="164.87212707001288" table:formula="of:=[.S6]*EXP(0.1)" table:style-name="ce5">
            <text:p>165</text:p>
          </table:table-cell>
          <table:table-cell table:number-columns-repeated="16365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31.903531045833212" table:formula="of:=[.$A8]*(ATAN([.$A8]/100-[.B$2])/PI()+0.5)" table:style-name="ce6">
            <text:p>32</text:p>
          </table:table-cell>
          <table:table-cell office:value-type="float" office:value="22.732863504549396" table:formula="of:=[.$A8]*(ATAN([.$A8]/100-[.C$2])/PI()+0.5)" table:style-name="ce6">
            <text:p>23</text:p>
          </table:table-cell>
          <table:table-cell office:value-type="float" office:value="16.004262501394447" table:formula="of:=[.$A8]*(ATAN([.$A8]/100-[.D$2])/PI()+0.5)" table:style-name="ce6">
            <text:p>16</text:p>
          </table:table-cell>
          <table:table-cell office:value-type="float" office:value="11.845892597324795" table:formula="of:=[.$A8]*(ATAN([.$A8]/100-[.E$2])/PI()+0.5)" table:style-name="ce6">
            <text:p>12</text:p>
          </table:table-cell>
          <table:table-cell office:value-type="float" office:value="9.2528468670200077" table:formula="of:=[.$A8]*(ATAN([.$A8]/100-[.F$2])/PI()+0.5)" table:style-name="ce6">
            <text:p>9</text:p>
          </table:table-cell>
          <table:table-cell office:value-type="float" office:value="7.5399549826801433" table:formula="of:=[.$A8]*(ATAN([.$A8]/100-[.G$2])/PI()+0.5)" table:style-name="ce6">
            <text:p>8</text:p>
          </table:table-cell>
          <table:table-cell office:value-type="float" office:value="6.3418686791895587" table:formula="of:=[.$A8]*(ATAN([.$A8]/100-[.H$2])/PI()+0.5)" table:style-name="ce6">
            <text:p>6</text:p>
          </table:table-cell>
          <table:table-cell office:value-type="float" office:value="5.4631801113449265" table:formula="of:=[.$A8]*(ATAN([.$A8]/100-[.I$2])/PI()+0.5)" table:style-name="ce6">
            <text:p>5</text:p>
          </table:table-cell>
          <table:table-cell office:value-type="float" office:value="4.7937981970301999" table:formula="of:=[.$A8]*(ATAN([.$A8]/100-[.J$2])/PI()+0.5)" table:style-name="ce6">
            <text:p>5</text:p>
          </table:table-cell>
          <table:table-cell office:value-type="float" office:value="4.2680886884289135" table:formula="of:=[.$A8]*(ATAN([.$A8]/100-[.K$2])/PI()+0.5)" table:style-name="ce6">
            <text:p>4</text:p>
          </table:table-cell>
          <table:table-cell office:value-type="float" office:value="3.8448735512149068" table:formula="of:=[.$A8]*(ATAN([.$A8]/100-[.L$2])/PI()+0.5)" table:style-name="ce6">
            <text:p>4</text:p>
          </table:table-cell>
          <table:table-cell office:value-type="float" office:value="3.4971590041105296" table:formula="of:=[.$A8]*(ATAN([.$A8]/100-[.M$2])/PI()+0.5)" table:style-name="ce6">
            <text:p>3</text:p>
          </table:table-cell>
          <table:table-cell office:value-type="float" office:value="3.2065759332329513" table:formula="of:=[.$A8]*(ATAN([.$A8]/100-[.N$2])/PI()+0.5)" table:style-name="ce6">
            <text:p>3</text:p>
          </table:table-cell>
          <table:table-cell office:value-type="float" office:value="2.9602197168400792" table:formula="of:=[.$A8]*(ATAN([.$A8]/100-[.O$2])/PI()+0.5)" table:style-name="ce6">
            <text:p>3</text:p>
          </table:table-cell>
          <table:table-cell office:value-type="float" office:value="2.7487736048228415" table:formula="of:=[.$A8]*(ATAN([.$A8]/100-[.P$2])/PI()+0.5)" table:style-name="ce6">
            <text:p>3</text:p>
          </table:table-cell>
          <table:table-cell office:value-type="float" office:value="2.5653505740055191" table:formula="of:=[.$A8]*(ATAN([.$A8]/100-[.Q$2])/PI()+0.5)" table:style-name="ce6">
            <text:p>3</text:p>
          </table:table-cell>
          <table:table-cell table:style-name="ce2"/>
          <table:table-cell office:value-type="float" office:value="182.21188003905098" table:formula="of:=[.S7]*EXP(0.1)" table:style-name="ce5">
            <text:p>182</text:p>
          </table:table-cell>
          <table:table-cell table:number-columns-repeated="16365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39.398307073230079" table:formula="of:=[.$A9]*(ATAN([.$A9]/100-[.B$2])/PI()+0.5)" table:style-name="ce6">
            <text:p>39</text:p>
          </table:table-cell>
          <table:table-cell office:value-type="float" office:value="28.505849464558036" table:formula="of:=[.$A9]*(ATAN([.$A9]/100-[.C$2])/PI()+0.5)" table:style-name="ce6">
            <text:p>29</text:p>
          </table:table-cell>
          <table:table-cell office:value-type="float" office:value="19.965630123409404" table:formula="of:=[.$A9]*(ATAN([.$A9]/100-[.D$2])/PI()+0.5)" table:style-name="ce6">
            <text:p>20</text:p>
          </table:table-cell>
          <table:table-cell office:value-type="float" office:value="14.610008011210688" table:formula="of:=[.$A9]*(ATAN([.$A9]/100-[.E$2])/PI()+0.5)" table:style-name="ce6">
            <text:p>15</text:p>
          </table:table-cell>
          <table:table-cell office:value-type="float" office:value="11.299012705196667" table:formula="of:=[.$A9]*(ATAN([.$A9]/100-[.F$2])/PI()+0.5)" table:style-name="ce6">
            <text:p>11</text:p>
          </table:table-cell>
          <table:table-cell office:value-type="float" office:value="9.1383310962035917" table:formula="of:=[.$A9]*(ATAN([.$A9]/100-[.G$2])/PI()+0.5)" table:style-name="ce6">
            <text:p>9</text:p>
          </table:table-cell>
          <table:table-cell office:value-type="float" office:value="7.6431538003540647" table:formula="of:=[.$A9]*(ATAN([.$A9]/100-[.H$2])/PI()+0.5)" table:style-name="ce6">
            <text:p>8</text:p>
          </table:table-cell>
          <table:table-cell office:value-type="float" office:value="6.5560439652315523" table:formula="of:=[.$A9]*(ATAN([.$A9]/100-[.I$2])/PI()+0.5)" table:style-name="ce6">
            <text:p>7</text:p>
          </table:table-cell>
          <table:table-cell office:value-type="float" office:value="5.7336077697386179" table:formula="of:=[.$A9]*(ATAN([.$A9]/100-[.J$2])/PI()+0.5)" table:style-name="ce6">
            <text:p>6</text:p>
          </table:table-cell>
          <table:table-cell office:value-type="float" office:value="5.0912917472459913" table:formula="of:=[.$A9]*(ATAN([.$A9]/100-[.K$2])/PI()+0.5)" table:style-name="ce6">
            <text:p>5</text:p>
          </table:table-cell>
          <table:table-cell office:value-type="float" office:value="4.5765568068969138" table:formula="of:=[.$A9]*(ATAN([.$A9]/100-[.L$2])/PI()+0.5)" table:style-name="ce6">
            <text:p>5</text:p>
          </table:table-cell>
          <table:table-cell office:value-type="float" office:value="4.1552437111121687" table:formula="of:=[.$A9]*(ATAN([.$A9]/100-[.M$2])/PI()+0.5)" table:style-name="ce6">
            <text:p>4</text:p>
          </table:table-cell>
          <table:table-cell office:value-type="float" office:value="3.8042694012583884" table:formula="of:=[.$A9]*(ATAN([.$A9]/100-[.N$2])/PI()+0.5)" table:style-name="ce6">
            <text:p>4</text:p>
          </table:table-cell>
          <table:table-cell office:value-type="float" office:value="3.5075142788706519" table:formula="of:=[.$A9]*(ATAN([.$A9]/100-[.O$2])/PI()+0.5)" table:style-name="ce6">
            <text:p>4</text:p>
          </table:table-cell>
          <table:table-cell office:value-type="float" office:value="3.2534001593460014" table:formula="of:=[.$A9]*(ATAN([.$A9]/100-[.P$2])/PI()+0.5)" table:style-name="ce6">
            <text:p>3</text:p>
          </table:table-cell>
          <table:table-cell office:value-type="float" office:value="3.0334063994039919" table:formula="of:=[.$A9]*(ATAN([.$A9]/100-[.Q$2])/PI()+0.5)" table:style-name="ce6">
            <text:p>3</text:p>
          </table:table-cell>
          <table:table-cell table:style-name="ce2"/>
          <table:table-cell office:value-type="float" office:value="201.37527074704775" table:formula="of:=[.S8]*EXP(0.1)" table:style-name="ce5">
            <text:p>201</text:p>
          </table:table-cell>
          <table:table-cell table:number-columns-repeated="16365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47.421886326219393" table:formula="of:=[.$A10]*(ATAN([.$A10]/100-[.B$2])/PI()+0.5)" table:style-name="ce6">
            <text:p>47</text:p>
          </table:table-cell>
          <table:table-cell office:value-type="float" office:value="34.973363344879907" table:formula="of:=[.$A10]*(ATAN([.$A10]/100-[.C$2])/PI()+0.5)" table:style-name="ce6">
            <text:p>35</text:p>
          </table:table-cell>
          <table:table-cell office:value-type="float" office:value="24.447991022862819" table:formula="of:=[.$A10]*(ATAN([.$A10]/100-[.D$2])/PI()+0.5)" table:style-name="ce6">
            <text:p>24</text:p>
          </table:table-cell>
          <table:table-cell office:value-type="float" office:value="17.691364929895641" table:formula="of:=[.$A10]*(ATAN([.$A10]/100-[.E$2])/PI()+0.5)" table:style-name="ce6">
            <text:p>18</text:p>
          </table:table-cell>
          <table:table-cell office:value-type="float" office:value="13.540242186426612" table:formula="of:=[.$A10]*(ATAN([.$A10]/100-[.F$2])/PI()+0.5)" table:style-name="ce6">
            <text:p>14</text:p>
          </table:table-cell>
          <table:table-cell office:value-type="float" office:value="10.863979902407351" table:formula="of:=[.$A10]*(ATAN([.$A10]/100-[.G$2])/PI()+0.5)" table:style-name="ce6">
            <text:p>11</text:p>
          </table:table-cell>
          <table:table-cell office:value-type="float" office:value="9.032505257627971" table:formula="of:=[.$A10]*(ATAN([.$A10]/100-[.H$2])/PI()+0.5)" table:style-name="ce6">
            <text:p>9</text:p>
          </table:table-cell>
          <table:table-cell office:value-type="float" office:value="7.7128998383383651" table:formula="of:=[.$A10]*(ATAN([.$A10]/100-[.I$2])/PI()+0.5)" table:style-name="ce6">
            <text:p>8</text:p>
          </table:table-cell>
          <table:table-cell office:value-type="float" office:value="6.7217810259158028" table:formula="of:=[.$A10]*(ATAN([.$A10]/100-[.J$2])/PI()+0.5)" table:style-name="ce6">
            <text:p>7</text:p>
          </table:table-cell>
          <table:table-cell office:value-type="float" office:value="5.9522212238893779" table:formula="of:=[.$A10]*(ATAN([.$A10]/100-[.K$2])/PI()+0.5)" table:style-name="ce6">
            <text:p>6</text:p>
          </table:table-cell>
          <table:table-cell office:value-type="float" office:value="5.3384348383846358" table:formula="of:=[.$A10]*(ATAN([.$A10]/100-[.L$2])/PI()+0.5)" table:style-name="ce6">
            <text:p>5</text:p>
          </table:table-cell>
          <table:table-cell office:value-type="float" office:value="4.8380120242927704" table:formula="of:=[.$A10]*(ATAN([.$A10]/100-[.M$2])/PI()+0.5)" table:style-name="ce6">
            <text:p>5</text:p>
          </table:table-cell>
          <table:table-cell office:value-type="float" office:value="4.4225007502007108" table:formula="of:=[.$A10]*(ATAN([.$A10]/100-[.N$2])/PI()+0.5)" table:style-name="ce6">
            <text:p>4</text:p>
          </table:table-cell>
          <table:table-cell office:value-type="float" office:value="4.072154242542978" table:formula="of:=[.$A10]*(ATAN([.$A10]/100-[.O$2])/PI()+0.5)" table:style-name="ce6">
            <text:p>4</text:p>
          </table:table-cell>
          <table:table-cell office:value-type="float" office:value="3.7728639468909808" table:formula="of:=[.$A10]*(ATAN([.$A10]/100-[.P$2])/PI()+0.5)" table:style-name="ce6">
            <text:p>4</text:p>
          </table:table-cell>
          <table:table-cell office:value-type="float" office:value="3.5142945346481991" table:formula="of:=[.$A10]*(ATAN([.$A10]/100-[.Q$2])/PI()+0.5)" table:style-name="ce6">
            <text:p>4</text:p>
          </table:table-cell>
          <table:table-cell table:style-name="ce2"/>
          <table:table-cell office:value-type="float" office:value="222.5540928492469" table:formula="of:=[.S9]*EXP(0.1)" table:style-name="ce5">
            <text:p>223</text:p>
          </table:table-cell>
          <table:table-cell table:number-columns-repeated="16365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55.900704743175901" table:formula="of:=[.$A11]*(ATAN([.$A11]/100-[.B$2])/PI()+0.5)" table:style-name="ce6">
            <text:p>56</text:p>
          </table:table-cell>
          <table:table-cell office:value-type="float" office:value="42.144703431250178" table:formula="of:=[.$A11]*(ATAN([.$A11]/100-[.C$2])/PI()+0.5)" table:style-name="ce6">
            <text:p>42</text:p>
          </table:table-cell>
          <table:table-cell office:value-type="float" office:value="29.518121733963238" table:formula="of:=[.$A11]*(ATAN([.$A11]/100-[.D$2])/PI()+0.5)" table:style-name="ce6">
            <text:p>30</text:p>
          </table:table-cell>
          <table:table-cell office:value-type="float" office:value="21.136844503046866" table:formula="of:=[.$A11]*(ATAN([.$A11]/100-[.E$2])/PI()+0.5)" table:style-name="ce6">
            <text:p>21</text:p>
          </table:table-cell>
          <table:table-cell office:value-type="float" office:value="16.002691604041747" table:formula="of:=[.$A11]*(ATAN([.$A11]/100-[.F$2])/PI()+0.5)" table:style-name="ce6">
            <text:p>16</text:p>
          </table:table-cell>
          <table:table-cell office:value-type="float" office:value="12.731672530935807" table:formula="of:=[.$A11]*(ATAN([.$A11]/100-[.G$2])/PI()+0.5)" table:style-name="ce6">
            <text:p>13</text:p>
          </table:table-cell>
          <table:table-cell office:value-type="float" office:value="10.518755512710909" table:formula="of:=[.$A11]*(ATAN([.$A11]/100-[.H$2])/PI()+0.5)" table:style-name="ce6">
            <text:p>11</text:p>
          </table:table-cell>
          <table:table-cell office:value-type="float" office:value="8.9393482979206684" table:formula="of:=[.$A11]*(ATAN([.$A11]/100-[.I$2])/PI()+0.5)" table:style-name="ce6">
            <text:p>9</text:p>
          </table:table-cell>
          <table:table-cell office:value-type="float" office:value="7.7620554983771246" table:formula="of:=[.$A11]*(ATAN([.$A11]/100-[.J$2])/PI()+0.5)" table:style-name="ce6">
            <text:p>8</text:p>
          </table:table-cell>
          <table:table-cell office:value-type="float" office:value="6.8534805020399032" table:formula="of:=[.$A11]*(ATAN([.$A11]/100-[.K$2])/PI()+0.5)" table:style-name="ce6">
            <text:p>7</text:p>
          </table:table-cell>
          <table:table-cell office:value-type="float" office:value="6.132386863946202" table:formula="of:=[.$A11]*(ATAN([.$A11]/100-[.L$2])/PI()+0.5)" table:style-name="ce6">
            <text:p>6</text:p>
          </table:table-cell>
          <table:table-cell office:value-type="float" office:value="5.5468615057789226" table:formula="of:=[.$A11]*(ATAN([.$A11]/100-[.M$2])/PI()+0.5)" table:style-name="ce6">
            <text:p>6</text:p>
          </table:table-cell>
          <table:table-cell office:value-type="float" office:value="5.0623358276989032" table:formula="of:=[.$A11]*(ATAN([.$A11]/100-[.N$2])/PI()+0.5)" table:style-name="ce6">
            <text:p>5</text:p>
          </table:table-cell>
          <table:table-cell office:value-type="float" office:value="4.6549700874930187" table:formula="of:=[.$A11]*(ATAN([.$A11]/100-[.O$2])/PI()+0.5)" table:style-name="ce6">
            <text:p>5</text:p>
          </table:table-cell>
          <table:table-cell office:value-type="float" office:value="4.3078240920820532" table:formula="of:=[.$A11]*(ATAN([.$A11]/100-[.P$2])/PI()+0.5)" table:style-name="ce6">
            <text:p>4</text:p>
          </table:table-cell>
          <table:table-cell office:value-type="float" office:value="4.0085465368276632" table:formula="of:=[.$A11]*(ATAN([.$A11]/100-[.Q$2])/PI()+0.5)" table:style-name="ce6">
            <text:p>4</text:p>
          </table:table-cell>
          <table:table-cell table:style-name="ce2"/>
          <table:table-cell office:value-type="float" office:value="245.96031111569513" table:formula="of:=[.S10]*EXP(0.1)" table:style-name="ce5">
            <text:p>246</text:p>
          </table:table-cell>
          <table:table-cell table:number-columns-repeated="16365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64.758361765043333" table:formula="of:=[.$A12]*(ATAN([.$A12]/100-[.B$2])/PI()+0.5)" table:style-name="ce6">
            <text:p>65</text:p>
          </table:table-cell>
          <table:table-cell office:value-type="float" office:value="50" table:formula="of:=[.$A12]*(ATAN([.$A12]/100-[.C$2])/PI()+0.5)" table:style-name="ce6">
            <text:p>50</text:p>
          </table:table-cell>
          <table:table-cell office:value-type="float" office:value="35.241638234956675" table:formula="of:=[.$A12]*(ATAN([.$A12]/100-[.D$2])/PI()+0.5)" table:style-name="ce6">
            <text:p>35</text:p>
          </table:table-cell>
          <table:table-cell office:value-type="float" office:value="25" table:formula="of:=[.$A12]*(ATAN([.$A12]/100-[.E$2])/PI()+0.5)" table:style-name="ce6">
            <text:p>25</text:p>
          </table:table-cell>
          <table:table-cell office:value-type="float" office:value="18.716704181099882" table:formula="of:=[.$A12]*(ATAN([.$A12]/100-[.F$2])/PI()+0.5)" table:style-name="ce6">
            <text:p>19</text:p>
          </table:table-cell>
          <table:table-cell office:value-type="float" office:value="14.758361765043325" table:formula="of:=[.$A12]*(ATAN([.$A12]/100-[.G$2])/PI()+0.5)" table:style-name="ce6">
            <text:p>15</text:p>
          </table:table-cell>
          <table:table-cell office:value-type="float" office:value="12.111894159084342" table:formula="of:=[.$A12]*(ATAN([.$A12]/100-[.H$2])/PI()+0.5)" table:style-name="ce6">
            <text:p>12</text:p>
          </table:table-cell>
          <table:table-cell office:value-type="float" office:value="10.241638234956675" table:formula="of:=[.$A12]*(ATAN([.$A12]/100-[.I$2])/PI()+0.5)" table:style-name="ce6">
            <text:p>10</text:p>
          </table:table-cell>
          <table:table-cell office:value-type="float" office:value="8.8585532782904703" table:formula="of:=[.$A12]*(ATAN([.$A12]/100-[.J$2])/PI()+0.5)" table:style-name="ce6">
            <text:p>9</text:p>
          </table:table-cell>
          <table:table-cell office:value-type="float" office:value="7.7979130377369259" table:formula="of:=[.$A12]*(ATAN([.$A12]/100-[.K$2])/PI()+0.5)" table:style-name="ce6">
            <text:p>8</text:p>
          </table:table-cell>
          <table:table-cell office:value-type="float" office:value="6.9604487273063951" table:formula="of:=[.$A12]*(ATAN([.$A12]/100-[.L$2])/PI()+0.5)" table:style-name="ce6">
            <text:p>7</text:p>
          </table:table-cell>
          <table:table-cell office:value-type="float" office:value="6.2832958189001147" table:formula="of:=[.$A12]*(ATAN([.$A12]/100-[.M$2])/PI()+0.5)" table:style-name="ce6">
            <text:p>6</text:p>
          </table:table-cell>
          <table:table-cell office:value-type="float" office:value="5.7249147048700157" table:formula="of:=[.$A12]*(ATAN([.$A12]/100-[.N$2])/PI()+0.5)" table:style-name="ce6">
            <text:p>6</text:p>
          </table:table-cell>
          <table:table-cell office:value-type="float" office:value="5.2568456711253377" table:formula="of:=[.$A12]*(ATAN([.$A12]/100-[.O$2])/PI()+0.5)" table:style-name="ce6">
            <text:p>5</text:p>
          </table:table-cell>
          <table:table-cell office:value-type="float" office:value="4.8589790347528918" table:formula="of:=[.$A12]*(ATAN([.$A12]/100-[.P$2])/PI()+0.5)" table:style-name="ce6">
            <text:p>5</text:p>
          </table:table-cell>
          <table:table-cell office:value-type="float" office:value="4.5167235300866526" table:formula="of:=[.$A12]*(ATAN([.$A12]/100-[.Q$2])/PI()+0.5)" table:style-name="ce6">
            <text:p>5</text:p>
          </table:table-cell>
          <table:table-cell table:style-name="ce2"/>
          <table:table-cell office:value-type="float" office:value="271.82818284590473" table:formula="of:=[.S11]*EXP(0.1)" table:style-name="ce5">
            <text:p>272</text:p>
          </table:table-cell>
          <table:table-cell table:number-columns-repeated="16365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float" office:value="73.922295658489375" table:formula="of:=[.$A13]*(ATAN([.$A13]/100-[.B$2])/PI()+0.5)" table:style-name="ce6">
            <text:p>74</text:p>
          </table:table-cell>
          <table:table-cell office:value-type="float" office:value="58.489806917360902" table:formula="of:=[.$A13]*(ATAN([.$A13]/100-[.C$2])/PI()+0.5)" table:style-name="ce6">
            <text:p>58</text:p>
          </table:table-cell>
          <table:table-cell office:value-type="float" office:value="41.676916425007228" table:formula="of:=[.$A13]*(ATAN([.$A13]/100-[.D$2])/PI()+0.5)" table:style-name="ce6">
            <text:p>42</text:p>
          </table:table-cell>
          <table:table-cell office:value-type="float" office:value="29.341147919223154" table:formula="of:=[.$A13]*(ATAN([.$A13]/100-[.E$2])/PI()+0.5)" table:style-name="ce6">
            <text:p>29</text:p>
          </table:table-cell>
          <table:table-cell office:value-type="float" office:value="21.717469761762121" table:formula="of:=[.$A13]*(ATAN([.$A13]/100-[.F$2])/PI()+0.5)" table:style-name="ce6">
            <text:p>22</text:p>
          </table:table-cell>
          <table:table-cell office:value-type="float" office:value="16.963552589536679" table:formula="of:=[.$A13]*(ATAN([.$A13]/100-[.G$2])/PI()+0.5)" table:style-name="ce6">
            <text:p>17</text:p>
          </table:table-cell>
          <table:table-cell office:value-type="float" office:value="13.823250801580263" table:formula="of:=[.$A13]*(ATAN([.$A13]/100-[.H$2])/PI()+0.5)" table:style-name="ce6">
            <text:p>14</text:p>
          </table:table-cell>
          <table:table-cell office:value-type="float" office:value="11.626759245180857" table:formula="of:=[.$A13]*(ATAN([.$A13]/100-[.I$2])/PI()+0.5)" table:style-name="ce6">
            <text:p>12</text:p>
          </table:table-cell>
          <table:table-cell office:value-type="float" office:value="10.015830204132365" table:formula="of:=[.$A13]*(ATAN([.$A13]/100-[.J$2])/PI()+0.5)" table:style-name="ce6">
            <text:p>10</text:p>
          </table:table-cell>
          <table:table-cell office:value-type="float" office:value="8.7886300278887006" table:formula="of:=[.$A13]*(ATAN([.$A13]/100-[.K$2])/PI()+0.5)" table:style-name="ce6">
            <text:p>9</text:p>
          </table:table-cell>
          <table:table-cell office:value-type="float" office:value="7.8248292621196756" table:formula="of:=[.$A13]*(ATAN([.$A13]/100-[.L$2])/PI()+0.5)" table:style-name="ce6">
            <text:p>8</text:p>
          </table:table-cell>
          <table:table-cell office:value-type="float" office:value="7.0489348438939956" table:formula="of:=[.$A13]*(ATAN([.$A13]/100-[.M$2])/PI()+0.5)" table:style-name="ce6">
            <text:p>7</text:p>
          </table:table-cell>
          <table:table-cell office:value-type="float" office:value="6.4114581742026369" table:formula="of:=[.$A13]*(ATAN([.$A13]/100-[.N$2])/PI()+0.5)" table:style-name="ce6">
            <text:p>6</text:p>
          </table:table-cell>
          <table:table-cell office:value-type="float" office:value="5.8787225442604107" table:formula="of:=[.$A13]*(ATAN([.$A13]/100-[.O$2])/PI()+0.5)" table:style-name="ce6">
            <text:p>6</text:p>
          </table:table-cell>
          <table:table-cell office:value-type="float" office:value="5.4270694808734783" table:formula="of:=[.$A13]*(ATAN([.$A13]/100-[.P$2])/PI()+0.5)" table:style-name="ce6">
            <text:p>5</text:p>
          </table:table-cell>
          <table:table-cell office:value-type="float" office:value="5.0394182755085435" table:formula="of:=[.$A13]*(ATAN([.$A13]/100-[.Q$2])/PI()+0.5)" table:style-name="ce6">
            <text:p>5</text:p>
          </table:table-cell>
          <table:table-cell table:number-columns-repeated="16367" table:style-name="ce2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83.328013465705766" table:formula="of:=[.$A14]*(ATAN([.$A14]/100-[.B$2])/PI()+0.5)" table:style-name="ce6">
            <text:p>83</text:p>
          </table:table-cell>
          <table:table-cell office:value-type="float" office:value="67.539954982680143" table:formula="of:=[.$A14]*(ATAN([.$A14]/100-[.C$2])/PI()+0.5)" table:style-name="ce6">
            <text:p>68</text:p>
          </table:table-cell>
          <table:table-cell office:value-type="float" office:value="48.867170510670917" table:formula="of:=[.$A14]*(ATAN([.$A14]/100-[.D$2])/PI()+0.5)" table:style-name="ce6">
            <text:p>49</text:p>
          </table:table-cell>
          <table:table-cell office:value-type="float" office:value="34.226794497273268" table:formula="of:=[.$A14]*(ATAN([.$A14]/100-[.E$2])/PI()+0.5)" table:style-name="ce6">
            <text:p>34</text:p>
          </table:table-cell>
          <table:table-cell office:value-type="float" office:value="25.045728019218323" table:formula="of:=[.$A14]*(ATAN([.$A14]/100-[.F$2])/PI()+0.5)" table:style-name="ce6">
            <text:p>25</text:p>
          </table:table-cell>
          <table:table-cell office:value-type="float" office:value="19.369736066051427" table:formula="of:=[.$A14]*(ATAN([.$A14]/100-[.G$2])/PI()+0.5)" table:style-name="ce6">
            <text:p>19</text:p>
          </table:table-cell>
          <table:table-cell office:value-type="float" office:value="15.665710450634728" table:formula="of:=[.$A14]*(ATAN([.$A14]/100-[.H$2])/PI()+0.5)" table:style-name="ce6">
            <text:p>16</text:p>
          </table:table-cell>
          <table:table-cell office:value-type="float" office:value="13.10254937203554" table:formula="of:=[.$A14]*(ATAN([.$A14]/100-[.I$2])/PI()+0.5)" table:style-name="ce6">
            <text:p>13</text:p>
          </table:table-cell>
          <table:table-cell office:value-type="float" office:value="11.238932511825519" table:formula="of:=[.$A14]*(ATAN([.$A14]/100-[.J$2])/PI()+0.5)" table:style-name="ce6">
            <text:p>11</text:p>
          </table:table-cell>
          <table:table-cell office:value-type="float" office:value="9.8290418909804878" table:formula="of:=[.$A14]*(ATAN([.$A14]/100-[.K$2])/PI()+0.5)" table:style-name="ce6">
            <text:p>10</text:p>
          </table:table-cell>
          <table:table-cell office:value-type="float" office:value="8.7279287095645568" table:formula="of:=[.$A14]*(ATAN([.$A14]/100-[.L$2])/PI()+0.5)" table:style-name="ce6">
            <text:p>9</text:p>
          </table:table-cell>
          <table:table-cell office:value-type="float" office:value="7.8455259546804239" table:formula="of:=[.$A14]*(ATAN([.$A14]/100-[.M$2])/PI()+0.5)" table:style-name="ce6">
            <text:p>8</text:p>
          </table:table-cell>
          <table:table-cell office:value-type="float" office:value="7.1232749333351464" table:formula="of:=[.$A14]*(ATAN([.$A14]/100-[.N$2])/PI()+0.5)" table:style-name="ce6">
            <text:p>7</text:p>
          </table:table-cell>
          <table:table-cell office:value-type="float" office:value="6.5216046878715233" table:formula="of:=[.$A14]*(ATAN([.$A14]/100-[.O$2])/PI()+0.5)" table:style-name="ce6">
            <text:p>7</text:p>
          </table:table-cell>
          <table:table-cell office:value-type="float" office:value="6.0128816209211173" table:formula="of:=[.$A14]*(ATAN([.$A14]/100-[.P$2])/PI()+0.5)" table:style-name="ce6">
            <text:p>6</text:p>
          </table:table-cell>
          <table:table-cell office:value-type="float" office:value="5.577257416021717" table:formula="of:=[.$A14]*(ATAN([.$A14]/100-[.Q$2])/PI()+0.5)" table:style-name="ce6">
            <text:p>6</text:p>
          </table:table-cell>
          <table:table-cell table:number-columns-repeated="16367" table:style-name="ce2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92.920972627953958" table:formula="of:=[.$A15]*(ATAN([.$A15]/100-[.B$2])/PI()+0.5)" table:style-name="ce6">
            <text:p>93</text:p>
          </table:table-cell>
          <table:table-cell office:value-type="float" office:value="77.060565280106516" table:formula="of:=[.$A15]*(ATAN([.$A15]/100-[.C$2])/PI()+0.5)" table:style-name="ce6">
            <text:p>77</text:p>
          </table:table-cell>
          <table:table-cell office:value-type="float" office:value="56.831715435429849" table:formula="of:=[.$A15]*(ATAN([.$A15]/100-[.D$2])/PI()+0.5)" table:style-name="ce6">
            <text:p>57</text:p>
          </table:table-cell>
          <table:table-cell office:value-type="float" office:value="39.72798541215208" table:formula="of:=[.$A15]*(ATAN([.$A15]/100-[.E$2])/PI()+0.5)" table:style-name="ce6">
            <text:p>40</text:p>
          </table:table-cell>
          <table:table-cell office:value-type="float" office:value="28.748468011080419" table:formula="of:=[.$A15]*(ATAN([.$A15]/100-[.F$2])/PI()+0.5)" table:style-name="ce6">
            <text:p>29</text:p>
          </table:table-cell>
          <table:table-cell office:value-type="float" office:value="22.002893552943245" table:formula="of:=[.$A15]*(ATAN([.$A15]/100-[.G$2])/PI()+0.5)" table:style-name="ce6">
            <text:p>22</text:p>
          </table:table-cell>
          <table:table-cell office:value-type="float" office:value="17.653967341411946" table:formula="of:=[.$A15]*(ATAN([.$A15]/100-[.H$2])/PI()+0.5)" table:style-name="ce6">
            <text:p>18</text:p>
          </table:table-cell>
          <table:table-cell office:value-type="float" office:value="14.677821043645455" table:formula="of:=[.$A15]*(ATAN([.$A15]/100-[.I$2])/PI()+0.5)" table:style-name="ce6">
            <text:p>15</text:p>
          </table:table-cell>
          <table:table-cell office:value-type="float" office:value="12.533462237299844" table:formula="of:=[.$A15]*(ATAN([.$A15]/100-[.J$2])/PI()+0.5)" table:style-name="ce6">
            <text:p>13</text:p>
          </table:table-cell>
          <table:table-cell office:value-type="float" office:value="10.92289416711318" table:formula="of:=[.$A15]*(ATAN([.$A15]/100-[.K$2])/PI()+0.5)" table:style-name="ce6">
            <text:p>11</text:p>
          </table:table-cell>
          <table:table-cell office:value-type="float" office:value="9.6723594888202395" table:formula="of:=[.$A15]*(ATAN([.$A15]/100-[.L$2])/PI()+0.5)" table:style-name="ce6">
            <text:p>10</text:p>
          </table:table-cell>
          <table:table-cell office:value-type="float" office:value="8.6749566123750341" table:formula="of:=[.$A15]*(ATAN([.$A15]/100-[.M$2])/PI()+0.5)" table:style-name="ce6">
            <text:p>9</text:p>
          </table:table-cell>
          <table:table-cell office:value-type="float" office:value="7.8617695394757519" table:formula="of:=[.$A15]*(ATAN([.$A15]/100-[.N$2])/PI()+0.5)" table:style-name="ce6">
            <text:p>8</text:p>
          </table:table-cell>
          <table:table-cell office:value-type="float" office:value="7.1865637190761547" table:formula="of:=[.$A15]*(ATAN([.$A15]/100-[.O$2])/PI()+0.5)" table:style-name="ce6">
            <text:p>7</text:p>
          </table:table-cell>
          <table:table-cell office:value-type="float" office:value="6.6172506441323389" table:formula="of:=[.$A15]*(ATAN([.$A15]/100-[.P$2])/PI()+0.5)" table:style-name="ce6">
            <text:p>7</text:p>
          </table:table-cell>
          <table:table-cell office:value-type="float" office:value="6.1309039136978436" table:formula="of:=[.$A15]*(ATAN([.$A15]/100-[.Q$2])/PI()+0.5)" table:style-name="ce6">
            <text:p>6</text:p>
          </table:table-cell>
          <table:table-cell table:number-columns-repeated="16367" table:style-name="ce2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float" office:value="102.65672083007964" table:formula="of:=[.$A16]*(ATAN([.$A16]/100-[.B$2])/PI()+0.5)" table:style-name="ce6">
            <text:p>103</text:p>
          </table:table-cell>
          <table:table-cell office:value-type="float" office:value="86.956651822718072" table:formula="of:=[.$A16]*(ATAN([.$A16]/100-[.C$2])/PI()+0.5)" table:style-name="ce6">
            <text:p>87</text:p>
          </table:table-cell>
          <table:table-cell office:value-type="float" office:value="65.558427559722489" table:formula="of:=[.$A16]*(ATAN([.$A16]/100-[.D$2])/PI()+0.5)" table:style-name="ce6">
            <text:p>66</text:p>
          </table:table-cell>
          <table:table-cell office:value-type="float" office:value="45.917078252831693" table:formula="of:=[.$A16]*(ATAN([.$A16]/100-[.E$2])/PI()+0.5)" table:style-name="ce6">
            <text:p>46</text:p>
          </table:table-cell>
          <table:table-cell office:value-type="float" office:value="32.879535893628457" table:formula="of:=[.$A16]*(ATAN([.$A16]/100-[.F$2])/PI()+0.5)" table:style-name="ce6">
            <text:p>33</text:p>
          </table:table-cell>
          <table:table-cell office:value-type="float" office:value="24.893075828509385" table:formula="of:=[.$A16]*(ATAN([.$A16]/100-[.G$2])/PI()+0.5)" table:style-name="ce6">
            <text:p>25</text:p>
          </table:table-cell>
          <table:table-cell office:value-type="float" office:value="19.804823937011253" table:formula="of:=[.$A16]*(ATAN([.$A16]/100-[.H$2])/PI()+0.5)" table:style-name="ce6">
            <text:p>20</text:p>
          </table:table-cell>
          <table:table-cell office:value-type="float" office:value="16.362508575328079" table:formula="of:=[.$A16]*(ATAN([.$A16]/100-[.I$2])/PI()+0.5)" table:style-name="ce6">
            <text:p>16</text:p>
          </table:table-cell>
          <table:table-cell office:value-type="float" office:value="13.905652907876595" table:formula="of:=[.$A16]*(ATAN([.$A16]/100-[.J$2])/PI()+0.5)" table:style-name="ce6">
            <text:p>14</text:p>
          </table:table-cell>
          <table:table-cell office:value-type="float" office:value="12.074308553031084" table:formula="of:=[.$A16]*(ATAN([.$A16]/100-[.K$2])/PI()+0.5)" table:style-name="ce6">
            <text:p>12</text:p>
          </table:table-cell>
          <table:table-cell office:value-type="float" office:value="10.660969669839849" table:formula="of:=[.$A16]*(ATAN([.$A16]/100-[.L$2])/PI()+0.5)" table:style-name="ce6">
            <text:p>11</text:p>
          </table:table-cell>
          <table:table-cell office:value-type="float" office:value="9.5392684550274254" table:formula="of:=[.$A16]*(ATAN([.$A16]/100-[.M$2])/PI()+0.5)" table:style-name="ce6">
            <text:p>10</text:p>
          </table:table-cell>
          <table:table-cell office:value-type="float" office:value="8.6284512312116561" table:formula="of:=[.$A16]*(ATAN([.$A16]/100-[.N$2])/PI()+0.5)" table:style-name="ce6">
            <text:p>9</text:p>
          </table:table-cell>
          <table:table-cell office:value-type="float" office:value="7.874744620864961" table:formula="of:=[.$A16]*(ATAN([.$A16]/100-[.O$2])/PI()+0.5)" table:style-name="ce6">
            <text:p>8</text:p>
          </table:table-cell>
          <table:table-cell office:value-type="float" office:value="7.2410645805446965" table:formula="of:=[.$A16]*(ATAN([.$A16]/100-[.P$2])/PI()+0.5)" table:style-name="ce6">
            <text:p>7</text:p>
          </table:table-cell>
          <table:table-cell office:value-type="float" office:value="6.701059698794305" table:formula="of:=[.$A16]*(ATAN([.$A16]/100-[.Q$2])/PI()+0.5)" table:style-name="ce6">
            <text:p>7</text:p>
          </table:table-cell>
          <table:table-cell table:number-columns-repeated="16367" table:style-name="ce2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float" office:value="112.5" table:formula="of:=[.$A17]*(ATAN([.$A17]/100-[.B$2])/PI()+0.5)" table:style-name="ce6">
            <text:p>113</text:p>
          </table:table-cell>
          <table:table-cell office:value-type="float" office:value="97.137542647564985" table:formula="of:=[.$A17]*(ATAN([.$A17]/100-[.C$2])/PI()+0.5)" table:style-name="ce6">
            <text:p>97</text:p>
          </table:table-cell>
          <table:table-cell office:value-type="float" office:value="75" table:formula="of:=[.$A17]*(ATAN([.$A17]/100-[.D$2])/PI()+0.5)" table:style-name="ce6">
            <text:p>75</text:p>
          </table:table-cell>
          <table:table-cell office:value-type="float" office:value="52.862457352435008" table:formula="of:=[.$A17]*(ATAN([.$A17]/100-[.E$2])/PI()+0.5)" table:style-name="ce6">
            <text:p>53</text:p>
          </table:table-cell>
          <table:table-cell office:value-type="float" office:value="37.5" table:formula="of:=[.$A17]*(ATAN([.$A17]/100-[.F$2])/PI()+0.5)" table:style-name="ce6">
            <text:p>38</text:p>
          </table:table-cell>
          <table:table-cell office:value-type="float" office:value="28.075056271649821" table:formula="of:=[.$A17]*(ATAN([.$A17]/100-[.G$2])/PI()+0.5)" table:style-name="ce6">
            <text:p>28</text:p>
          </table:table-cell>
          <table:table-cell office:value-type="float" office:value="22.137542647564988" table:formula="of:=[.$A17]*(ATAN([.$A17]/100-[.H$2])/PI()+0.5)" table:style-name="ce6">
            <text:p>22</text:p>
          </table:table-cell>
          <table:table-cell office:value-type="float" office:value="18.167841238626512" table:formula="of:=[.$A17]*(ATAN([.$A17]/100-[.I$2])/PI()+0.5)" table:style-name="ce6">
            <text:p>18</text:p>
          </table:table-cell>
          <table:table-cell office:value-type="float" office:value="15.36245735243501" table:formula="of:=[.$A17]*(ATAN([.$A17]/100-[.J$2])/PI()+0.5)" table:style-name="ce6">
            <text:p>15</text:p>
          </table:table-cell>
          <table:table-cell office:value-type="float" office:value="13.287829917435706" table:formula="of:=[.$A17]*(ATAN([.$A17]/100-[.K$2])/PI()+0.5)" table:style-name="ce6">
            <text:p>13</text:p>
          </table:table-cell>
          <table:table-cell office:value-type="float" office:value="11.696869556605389" table:formula="of:=[.$A17]*(ATAN([.$A17]/100-[.L$2])/PI()+0.5)" table:style-name="ce6">
            <text:p>12</text:p>
          </table:table-cell>
          <table:table-cell office:value-type="float" office:value="10.440673090959592" table:formula="of:=[.$A17]*(ATAN([.$A17]/100-[.M$2])/PI()+0.5)" table:style-name="ce6">
            <text:p>10</text:p>
          </table:table-cell>
          <table:table-cell office:value-type="float" office:value="9.424943728350172" table:formula="of:=[.$A17]*(ATAN([.$A17]/100-[.N$2])/PI()+0.5)" table:style-name="ce6">
            <text:p>9</text:p>
          </table:table-cell>
          <table:table-cell office:value-type="float" office:value="8.5873720573050232" table:formula="of:=[.$A17]*(ATAN([.$A17]/100-[.O$2])/PI()+0.5)" table:style-name="ce6">
            <text:p>9</text:p>
          </table:table-cell>
          <table:table-cell office:value-type="float" office:value="7.8852685066880062" table:formula="of:=[.$A17]*(ATAN([.$A17]/100-[.P$2])/PI()+0.5)" table:style-name="ce6">
            <text:p>8</text:p>
          </table:table-cell>
          <table:table-cell office:value-type="float" office:value="7.2884685521293378" table:formula="of:=[.$A17]*(ATAN([.$A17]/100-[.Q$2])/PI()+0.5)" table:style-name="ce6">
            <text:p>7</text:p>
          </table:table-cell>
          <table:table-cell table:number-columns-repeated="16367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122.4233875501389" table:formula="of:=[.$A18]*(ATAN([.$A18]/100-[.B$2])/PI()+0.5)" table:style-name="ce6">
            <text:p>122</text:p>
          </table:table-cell>
          <table:table-cell office:value-type="float" office:value="107.52333913962092" table:formula="of:=[.$A18]*(ATAN([.$A18]/100-[.C$2])/PI()+0.5)" table:style-name="ce6">
            <text:p>108</text:p>
          </table:table-cell>
          <table:table-cell office:value-type="float" office:value="85.076082788888584" table:formula="of:=[.$A18]*(ATAN([.$A18]/100-[.D$2])/PI()+0.5)" table:style-name="ce6">
            <text:p>85</text:p>
          </table:table-cell>
          <table:table-cell office:value-type="float" office:value="60.620969345465063" table:formula="of:=[.$A18]*(ATAN([.$A18]/100-[.E$2])/PI()+0.5)" table:style-name="ce6">
            <text:p>61</text:p>
          </table:table-cell>
          <table:table-cell office:value-type="float" office:value="42.678033337051858" table:formula="of:=[.$A18]*(ATAN([.$A18]/100-[.F$2])/PI()+0.5)" table:style-name="ce6">
            <text:p>43</text:p>
          </table:table-cell>
          <table:table-cell office:value-type="float" office:value="31.589046926199451" table:formula="of:=[.$A18]*(ATAN([.$A18]/100-[.G$2])/PI()+0.5)" table:style-name="ce6">
            <text:p>32</text:p>
          </table:table-cell>
          <table:table-cell office:value-type="float" office:value="24.674258312053354" table:formula="of:=[.$A18]*(ATAN([.$A18]/100-[.H$2])/PI()+0.5)" table:style-name="ce6">
            <text:p>25</text:p>
          </table:table-cell>
          <table:table-cell office:value-type="float" office:value="20.106546620480383" table:formula="of:=[.$A18]*(ATAN([.$A18]/100-[.I$2])/PI()+0.5)" table:style-name="ce6">
            <text:p>20</text:p>
          </table:table-cell>
          <table:table-cell office:value-type="float" office:value="16.911649811172154" table:formula="of:=[.$A18]*(ATAN([.$A18]/100-[.J$2])/PI()+0.5)" table:style-name="ce6">
            <text:p>17</text:p>
          </table:table-cell>
          <table:table-cell office:value-type="float" office:value="14.568480296919804" table:formula="of:=[.$A18]*(ATAN([.$A18]/100-[.K$2])/PI()+0.5)" table:style-name="ce6">
            <text:p>15</text:p>
          </table:table-cell>
          <table:table-cell office:value-type="float" office:value="12.7834618587472" table:formula="of:=[.$A18]*(ATAN([.$A18]/100-[.L$2])/PI()+0.5)" table:style-name="ce6">
            <text:p>13</text:p>
          </table:table-cell>
          <table:table-cell office:value-type="float" office:value="11.381569835810437" table:formula="of:=[.$A18]*(ATAN([.$A18]/100-[.M$2])/PI()+0.5)" table:style-name="ce6">
            <text:p>11</text:p>
          </table:table-cell>
          <table:table-cell office:value-type="float" office:value="10.252996136573085" table:formula="of:=[.$A18]*(ATAN([.$A18]/100-[.N$2])/PI()+0.5)" table:style-name="ce6">
            <text:p>10</text:p>
          </table:table-cell>
          <table:table-cell office:value-type="float" office:value="9.325757344294745" table:formula="of:=[.$A18]*(ATAN([.$A18]/100-[.O$2])/PI()+0.5)" table:style-name="ce6">
            <text:p>9</text:p>
          </table:table-cell>
          <table:table-cell office:value-type="float" office:value="8.5508691552878702" table:formula="of:=[.$A18]*(ATAN([.$A18]/100-[.P$2])/PI()+0.5)" table:style-name="ce6">
            <text:p>9</text:p>
          </table:table-cell>
          <table:table-cell office:value-type="float" office:value="7.8939192449068774" table:formula="of:=[.$A18]*(ATAN([.$A18]/100-[.Q$2])/PI()+0.5)" table:style-name="ce6">
            <text:p>8</text:p>
          </table:table-cell>
          <table:table-cell table:number-columns-repeated="16367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float" office:value="132.40584952397177" table:formula="of:=[.$A19]*(ATAN([.$A19]/100-[.B$2])/PI()+0.5)" table:style-name="ce6">
            <text:p>132</text:p>
          </table:table-cell>
          <table:table-cell office:value-type="float" office:value="118.04801907641649" table:formula="of:=[.$A19]*(ATAN([.$A19]/100-[.C$2])/PI()+0.5)" table:style-name="ce6">
            <text:p>118</text:p>
          </table:table-cell>
          <table:table-cell office:value-type="float" office:value="95.681602892130201" table:formula="of:=[.$A19]*(ATAN([.$A19]/100-[.D$2])/PI()+0.5)" table:style-name="ce6">
            <text:p>96</text:p>
          </table:table-cell>
          <table:table-cell office:value-type="float" office:value="69.228491556783794" table:formula="of:=[.$A19]*(ATAN([.$A19]/100-[.E$2])/PI()+0.5)" table:style-name="ce6">
            <text:p>69</text:p>
          </table:table-cell>
          <table:table-cell office:value-type="float" office:value="48.487958871137124" table:formula="of:=[.$A19]*(ATAN([.$A19]/100-[.F$2])/PI()+0.5)" table:style-name="ce6">
            <text:p>48</text:p>
          </table:table-cell>
          <table:table-cell office:value-type="float" office:value="35.481448027225959" table:formula="of:=[.$A19]*(ATAN([.$A19]/100-[.G$2])/PI()+0.5)" table:style-name="ce6">
            <text:p>35</text:p>
          </table:table-cell>
          <table:table-cell office:value-type="float" office:value="27.440459426906191" table:formula="of:=[.$A19]*(ATAN([.$A19]/100-[.H$2])/PI()+0.5)" table:style-name="ce6">
            <text:p>27</text:p>
          </table:table-cell>
          <table:table-cell office:value-type="float" office:value="22.193089805065867" table:formula="of:=[.$A19]*(ATAN([.$A19]/100-[.I$2])/PI()+0.5)" table:style-name="ce6">
            <text:p>22</text:p>
          </table:table-cell>
          <table:table-cell office:value-type="float" office:value="18.561944943717013" table:formula="of:=[.$A19]*(ATAN([.$A19]/100-[.J$2])/PI()+0.5)" table:style-name="ce6">
            <text:p>19</text:p>
          </table:table-cell>
          <table:table-cell office:value-type="float" office:value="15.921821058419486" table:formula="of:=[.$A19]*(ATAN([.$A19]/100-[.K$2])/PI()+0.5)" table:style-name="ce6">
            <text:p>16</text:p>
          </table:table-cell>
          <table:table-cell office:value-type="float" office:value="13.924476012222357" table:formula="of:=[.$A19]*(ATAN([.$A19]/100-[.L$2])/PI()+0.5)" table:style-name="ce6">
            <text:p>14</text:p>
          </table:table-cell>
          <table:table-cell office:value-type="float" office:value="12.364565671883122" table:formula="of:=[.$A19]*(ATAN([.$A19]/100-[.M$2])/PI()+0.5)" table:style-name="ce6">
            <text:p>12</text:p>
          </table:table-cell>
          <table:table-cell office:value-type="float" office:value="11.114495102463934" table:formula="of:=[.$A19]*(ATAN([.$A19]/100-[.N$2])/PI()+0.5)" table:style-name="ce6">
            <text:p>11</text:p>
          </table:table-cell>
          <table:table-cell office:value-type="float" office:value="10.091306155558124" table:formula="of:=[.$A19]*(ATAN([.$A19]/100-[.O$2])/PI()+0.5)" table:style-name="ce6">
            <text:p>10</text:p>
          </table:table-cell>
          <table:table-cell office:value-type="float" office:value="9.2389399744846568" table:formula="of:=[.$A19]*(ATAN([.$A19]/100-[.P$2])/PI()+0.5)" table:style-name="ce6">
            <text:p>9</text:p>
          </table:table-cell>
          <table:table-cell office:value-type="float" office:value="8.5182489629715832" table:formula="of:=[.$A19]*(ATAN([.$A19]/100-[.Q$2])/PI()+0.5)" table:style-name="ce6">
            <text:p>9</text:p>
          </table:table-cell>
          <table:table-cell table:number-columns-repeated="16367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float" office:value="142.43140797117252" table:formula="of:=[.$A20]*(ATAN([.$A20]/100-[.B$2])/PI()+0.5)" table:style-name="ce6">
            <text:p>142</text:p>
          </table:table-cell>
          <table:table-cell office:value-type="float" office:value="128.65980825409011" table:formula="of:=[.$A20]*(ATAN([.$A20]/100-[.C$2])/PI()+0.5)" table:style-name="ce6">
            <text:p>129</text:p>
          </table:table-cell>
          <table:table-cell office:value-type="float" office:value="106.69924423399364" table:formula="of:=[.$A20]*(ATAN([.$A20]/100-[.D$2])/PI()+0.5)" table:style-name="ce6">
            <text:p>107</text:p>
          </table:table-cell>
          <table:table-cell office:value-type="float" office:value="78.690067525979799" table:formula="of:=[.$A20]*(ATAN([.$A20]/100-[.E$2])/PI()+0.5)" table:style-name="ce6">
            <text:p>79</text:p>
          </table:table-cell>
          <table:table-cell office:value-type="float" office:value="55.007979801441344" table:formula="of:=[.$A20]*(ATAN([.$A20]/100-[.F$2])/PI()+0.5)" table:style-name="ce6">
            <text:p>55</text:p>
          </table:table-cell>
          <table:table-cell office:value-type="float" office:value="39.805571092265197" table:formula="of:=[.$A20]*(ATAN([.$A20]/100-[.G$2])/PI()+0.5)" table:style-name="ce6">
            <text:p>40</text:p>
          </table:table-cell>
          <table:table-cell office:value-type="float" office:value="30.465544919459877" table:formula="of:=[.$A20]*(ATAN([.$A20]/100-[.H$2])/PI()+0.5)" table:style-name="ce6">
            <text:p>30</text:p>
          </table:table-cell>
          <table:table-cell office:value-type="float" office:value="24.443954780416536" table:formula="of:=[.$A20]*(ATAN([.$A20]/100-[.I$2])/PI()+0.5)" table:style-name="ce6">
            <text:p>24</text:p>
          </table:table-cell>
          <table:table-cell office:value-type="float" office:value="20.323136829662936" table:formula="of:=[.$A20]*(ATAN([.$A20]/100-[.J$2])/PI()+0.5)" table:style-name="ce6">
            <text:p>20</text:p>
          </table:table-cell>
          <table:table-cell office:value-type="float" office:value="17.354024636261322" table:formula="of:=[.$A20]*(ATAN([.$A20]/100-[.K$2])/PI()+0.5)" table:style-name="ce6">
            <text:p>17</text:p>
          </table:table-cell>
          <table:table-cell office:value-type="float" office:value="15.124007308310556" table:formula="of:=[.$A20]*(ATAN([.$A20]/100-[.L$2])/PI()+0.5)" table:style-name="ce6">
            <text:p>15</text:p>
          </table:table-cell>
          <table:table-cell office:value-type="float" office:value="13.392497753751101" table:formula="of:=[.$A20]*(ATAN([.$A20]/100-[.M$2])/PI()+0.5)" table:style-name="ce6">
            <text:p>13</text:p>
          </table:table-cell>
          <table:table-cell office:value-type="float" office:value="12.011478386365431" table:formula="of:=[.$A20]*(ATAN([.$A20]/100-[.N$2])/PI()+0.5)" table:style-name="ce6">
            <text:p>12</text:p>
          </table:table-cell>
          <table:table-cell office:value-type="float" office:value="10.885527054658734" table:formula="of:=[.$A20]*(ATAN([.$A20]/100-[.O$2])/PI()+0.5)" table:style-name="ce6">
            <text:p>11</text:p>
          </table:table-cell>
          <table:table-cell office:value-type="float" office:value="9.9506266879515994" table:formula="of:=[.$A20]*(ATAN([.$A20]/100-[.P$2])/PI()+0.5)" table:style-name="ce6">
            <text:p>10</text:p>
          </table:table-cell>
          <table:table-cell office:value-type="float" office:value="9.1623470457217007" table:formula="of:=[.$A20]*(ATAN([.$A20]/100-[.Q$2])/PI()+0.5)" table:style-name="ce6">
            <text:p>9</text:p>
          </table:table-cell>
          <table:table-cell table:number-columns-repeated="16367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float" office:value="152.48800677513816" table:formula="of:=[.$A21]*(ATAN([.$A21]/100-[.B$2])/PI()+0.5)" table:style-name="ce6">
            <text:p>152</text:p>
          </table:table-cell>
          <table:table-cell office:value-type="float" office:value="139.31983541225094" table:formula="of:=[.$A21]*(ATAN([.$A21]/100-[.C$2])/PI()+0.5)" table:style-name="ce6">
            <text:p>139</text:p>
          </table:table-cell>
          <table:table-cell office:value-type="float" office:value="118.01259890226024" table:formula="of:=[.$A21]*(ATAN([.$A21]/100-[.D$2])/PI()+0.5)" table:style-name="ce6">
            <text:p>118</text:p>
          </table:table-cell>
          <table:table-cell office:value-type="float" office:value="88.972151688194813" table:formula="of:=[.$A21]*(ATAN([.$A21]/100-[.E$2])/PI()+0.5)" table:style-name="ce6">
            <text:p>89</text:p>
          </table:table-cell>
          <table:table-cell office:value-type="float" office:value="62.31603477170016" table:formula="of:=[.$A21]*(ATAN([.$A21]/100-[.F$2])/PI()+0.5)" table:style-name="ce6">
            <text:p>62</text:p>
          </table:table-cell>
          <table:table-cell office:value-type="float" office:value="44.622227284210048" table:formula="of:=[.$A21]*(ATAN([.$A21]/100-[.G$2])/PI()+0.5)" table:style-name="ce6">
            <text:p>45</text:p>
          </table:table-cell>
          <table:table-cell office:value-type="float" office:value="33.78346005297702" table:formula="of:=[.$A21]*(ATAN([.$A21]/100-[.H$2])/PI()+0.5)" table:style-name="ce6">
            <text:p>34</text:p>
          </table:table-cell>
          <table:table-cell office:value-type="float" office:value="26.877975343086703" table:formula="of:=[.$A21]*(ATAN([.$A21]/100-[.I$2])/PI()+0.5)" table:style-name="ce6">
            <text:p>27</text:p>
          </table:table-cell>
          <table:table-cell office:value-type="float" office:value="22.20626163794525" table:formula="of:=[.$A21]*(ATAN([.$A21]/100-[.J$2])/PI()+0.5)" table:style-name="ce6">
            <text:p>22</text:p>
          </table:table-cell>
          <table:table-cell office:value-type="float" office:value="18.87195751783252" table:formula="of:=[.$A21]*(ATAN([.$A21]/100-[.K$2])/PI()+0.5)" table:style-name="ce6">
            <text:p>19</text:p>
          </table:table-cell>
          <table:table-cell office:value-type="float" office:value="16.386561607685042" table:formula="of:=[.$A21]*(ATAN([.$A21]/100-[.L$2])/PI()+0.5)" table:style-name="ce6">
            <text:p>16</text:p>
          </table:table-cell>
          <table:table-cell office:value-type="float" office:value="14.468458837639796" table:formula="of:=[.$A21]*(ATAN([.$A21]/100-[.M$2])/PI()+0.5)" table:style-name="ce6">
            <text:p>14</text:p>
          </table:table-cell>
          <table:table-cell office:value-type="float" office:value="12.946150046108649" table:formula="of:=[.$A21]*(ATAN([.$A21]/100-[.N$2])/PI()+0.5)" table:style-name="ce6">
            <text:p>13</text:p>
          </table:table-cell>
          <table:table-cell office:value-type="float" office:value="11.710040956644391" table:formula="of:=[.$A21]*(ATAN([.$A21]/100-[.O$2])/PI()+0.5)" table:style-name="ce6">
            <text:p>12</text:p>
          </table:table-cell>
          <table:table-cell office:value-type="float" office:value="10.687153414031018" table:formula="of:=[.$A21]*(ATAN([.$A21]/100-[.P$2])/PI()+0.5)" table:style-name="ce6">
            <text:p>11</text:p>
          </table:table-cell>
          <table:table-cell office:value-type="float" office:value="9.8271590735963734" table:formula="of:=[.$A21]*(ATAN([.$A21]/100-[.Q$2])/PI()+0.5)" table:style-name="ce6">
            <text:p>10</text:p>
          </table:table-cell>
          <table:table-cell table:number-columns-repeated="16367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float" office:value="162.56659163780026" table:formula="of:=[.$A22]*(ATAN([.$A22]/100-[.B$2])/PI()+0.5)" table:style-name="ce6">
            <text:p>163</text:p>
          </table:table-cell>
          <table:table-cell office:value-type="float" office:value="150" table:formula="of:=[.$A22]*(ATAN([.$A22]/100-[.C$2])/PI()+0.5)" table:style-name="ce6">
            <text:p>150</text:p>
          </table:table-cell>
          <table:table-cell office:value-type="float" office:value="129.51672353008667" table:formula="of:=[.$A22]*(ATAN([.$A22]/100-[.D$2])/PI()+0.5)" table:style-name="ce6">
            <text:p>130</text:p>
          </table:table-cell>
          <table:table-cell office:value-type="float" office:value="100" table:formula="of:=[.$A22]*(ATAN([.$A22]/100-[.E$2])/PI()+0.5)" table:style-name="ce6">
            <text:p>100</text:p>
          </table:table-cell>
          <table:table-cell office:value-type="float" office:value="70.483276469913349" table:formula="of:=[.$A22]*(ATAN([.$A22]/100-[.F$2])/PI()+0.5)" table:style-name="ce6">
            <text:p>70</text:p>
          </table:table-cell>
          <table:table-cell office:value-type="float" office:value="50" table:formula="of:=[.$A22]*(ATAN([.$A22]/100-[.G$2])/PI()+0.5)" table:style-name="ce6">
            <text:p>50</text:p>
          </table:table-cell>
          <table:table-cell office:value-type="float" office:value="37.433408362199764" table:formula="of:=[.$A22]*(ATAN([.$A22]/100-[.H$2])/PI()+0.5)" table:style-name="ce6">
            <text:p>37</text:p>
          </table:table-cell>
          <table:table-cell office:value-type="float" office:value="29.516723530086651" table:formula="of:=[.$A22]*(ATAN([.$A22]/100-[.I$2])/PI()+0.5)" table:style-name="ce6">
            <text:p>30</text:p>
          </table:table-cell>
          <table:table-cell office:value-type="float" office:value="24.223788318168683" table:formula="of:=[.$A22]*(ATAN([.$A22]/100-[.J$2])/PI()+0.5)" table:style-name="ce6">
            <text:p>24</text:p>
          </table:table-cell>
          <table:table-cell office:value-type="float" office:value="20.483276469913349" table:formula="of:=[.$A22]*(ATAN([.$A22]/100-[.K$2])/PI()+0.5)" table:style-name="ce6">
            <text:p>20</text:p>
          </table:table-cell>
          <table:table-cell office:value-type="float" office:value="17.717106556580941" table:formula="of:=[.$A22]*(ATAN([.$A22]/100-[.L$2])/PI()+0.5)" table:style-name="ce6">
            <text:p>18</text:p>
          </table:table-cell>
          <table:table-cell office:value-type="float" office:value="15.595826075473852" table:formula="of:=[.$A22]*(ATAN([.$A22]/100-[.M$2])/PI()+0.5)" table:style-name="ce6">
            <text:p>16</text:p>
          </table:table-cell>
          <table:table-cell office:value-type="float" office:value="13.92089745461279" table:formula="of:=[.$A22]*(ATAN([.$A22]/100-[.N$2])/PI()+0.5)" table:style-name="ce6">
            <text:p>14</text:p>
          </table:table-cell>
          <table:table-cell office:value-type="float" office:value="12.566591637800229" table:formula="of:=[.$A22]*(ATAN([.$A22]/100-[.O$2])/PI()+0.5)" table:style-name="ce6">
            <text:p>13</text:p>
          </table:table-cell>
          <table:table-cell office:value-type="float" office:value="11.449829409740031" table:formula="of:=[.$A22]*(ATAN([.$A22]/100-[.P$2])/PI()+0.5)" table:style-name="ce6">
            <text:p>11</text:p>
          </table:table-cell>
          <table:table-cell office:value-type="float" office:value="10.513691342250675" table:formula="of:=[.$A22]*(ATAN([.$A22]/100-[.Q$2])/PI()+0.5)" table:style-name="ce6">
            <text:p>11</text:p>
          </table:table-cell>
          <table:table-cell table:number-columns-repeated="16367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float" office:value="172.6603862572359" table:formula="of:=[.$A23]*(ATAN([.$A23]/100-[.B$2])/PI()+0.5)" table:style-name="ce6">
            <text:p>173</text:p>
          </table:table-cell>
          <table:table-cell office:value-type="float" office:value="160.6806961595573" table:formula="of:=[.$A23]*(ATAN([.$A23]/100-[.C$2])/PI()+0.5)" table:style-name="ce6">
            <text:p>161</text:p>
          </table:table-cell>
          <table:table-cell office:value-type="float" office:value="141.12438262075247" table:formula="of:=[.$A23]*(ATAN([.$A23]/100-[.D$2])/PI()+0.5)" table:style-name="ce6">
            <text:p>141</text:p>
          </table:table-cell>
          <table:table-cell office:value-type="float" office:value="111.66235866041626" table:formula="of:=[.$A23]*(ATAN([.$A23]/100-[.E$2])/PI()+0.5)" table:style-name="ce6">
            <text:p>112</text:p>
          </table:table-cell>
          <table:table-cell office:value-type="float" office:value="79.565022265922892" table:formula="of:=[.$A23]*(ATAN([.$A23]/100-[.F$2])/PI()+0.5)" table:style-name="ce6">
            <text:p>80</text:p>
          </table:table-cell>
          <table:table-cell office:value-type="float" office:value="56.014918754880568" table:formula="of:=[.$A23]*(ATAN([.$A23]/100-[.G$2])/PI()+0.5)" table:style-name="ce6">
            <text:p>56</text:p>
          </table:table-cell>
          <table:table-cell office:value-type="float" office:value="41.460624090636777" table:formula="of:=[.$A23]*(ATAN([.$A23]/100-[.H$2])/PI()+0.5)" table:style-name="ce6">
            <text:p>41</text:p>
          </table:table-cell>
          <table:table-cell office:value-type="float" office:value="32.384964034570025" table:formula="of:=[.$A23]*(ATAN([.$A23]/100-[.I$2])/PI()+0.5)" table:style-name="ce6">
            <text:p>32</text:p>
          </table:table-cell>
          <table:table-cell office:value-type="float" office:value="26.389842439380502" table:formula="of:=[.$A23]*(ATAN([.$A23]/100-[.J$2])/PI()+0.5)" table:style-name="ce6">
            <text:p>26</text:p>
          </table:table-cell>
          <table:table-cell office:value-type="float" office:value="22.196540377163455" table:formula="of:=[.$A23]*(ATAN([.$A23]/100-[.K$2])/PI()+0.5)" table:style-name="ce6">
            <text:p>22</text:p>
          </table:table-cell>
          <table:table-cell office:value-type="float" office:value="19.121130389707243" table:formula="of:=[.$A23]*(ATAN([.$A23]/100-[.L$2])/PI()+0.5)" table:style-name="ce6">
            <text:p>19</text:p>
          </table:table-cell>
          <table:table-cell office:value-type="float" office:value="16.7782936896057" table:formula="of:=[.$A23]*(ATAN([.$A23]/100-[.M$2])/PI()+0.5)" table:style-name="ce6">
            <text:p>17</text:p>
          </table:table-cell>
          <table:table-cell office:value-type="float" office:value="14.938310409501199" table:formula="of:=[.$A23]*(ATAN([.$A23]/100-[.N$2])/PI()+0.5)" table:style-name="ce6">
            <text:p>15</text:p>
          </table:table-cell>
          <table:table-cell office:value-type="float" office:value="13.457057429252174" table:formula="of:=[.$A23]*(ATAN([.$A23]/100-[.O$2])/PI()+0.5)" table:style-name="ce6">
            <text:p>13</text:p>
          </table:table-cell>
          <table:table-cell office:value-type="float" office:value="12.240056514386852" table:formula="of:=[.$A23]*(ATAN([.$A23]/100-[.P$2])/PI()+0.5)" table:style-name="ce6">
            <text:p>12</text:p>
          </table:table-cell>
          <table:table-cell office:value-type="float" office:value="11.22301576631533" table:formula="of:=[.$A23]*(ATAN([.$A23]/100-[.Q$2])/PI()+0.5)" table:style-name="ce6">
            <text:p>11</text:p>
          </table:table-cell>
          <table:table-cell table:number-columns-repeated="16367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float" office:value="182.76433398732681" table:formula="of:=[.$A24]*(ATAN([.$A24]/100-[.B$2])/PI()+0.5)" table:style-name="ce6">
            <text:p>183</text:p>
          </table:table-cell>
          <table:table-cell office:value-type="float" office:value="171.34874644278702" table:formula="of:=[.$A24]*(ATAN([.$A24]/100-[.C$2])/PI()+0.5)" table:style-name="ce6">
            <text:p>171</text:p>
          </table:table-cell>
          <table:table-cell office:value-type="float" office:value="152.76802468712725" table:formula="of:=[.$A24]*(ATAN([.$A24]/100-[.D$2])/PI()+0.5)" table:style-name="ce6">
            <text:p>153</text:p>
          </table:table-cell>
          <table:table-cell office:value-type="float" office:value="123.82325080158027" table:formula="of:=[.$A24]*(ATAN([.$A24]/100-[.E$2])/PI()+0.5)" table:style-name="ce6">
            <text:p>124</text:p>
          </table:table-cell>
          <table:table-cell office:value-type="float" office:value="89.589812602896686" table:formula="of:=[.$A24]*(ATAN([.$A24]/100-[.F$2])/PI()+0.5)" table:style-name="ce6">
            <text:p>90</text:p>
          </table:table-cell>
          <table:table-cell office:value-type="float" office:value="62.749123245001009" table:formula="of:=[.$A24]*(ATAN([.$A24]/100-[.G$2])/PI()+0.5)" table:style-name="ce6">
            <text:p>63</text:p>
          </table:table-cell>
          <table:table-cell office:value-type="float" office:value="45.917168035233601" table:formula="of:=[.$A24]*(ATAN([.$A24]/100-[.H$2])/PI()+0.5)" table:style-name="ce6">
            <text:p>46</text:p>
          </table:table-cell>
          <table:table-cell office:value-type="float" office:value="35.511182787760951" table:formula="of:=[.$A24]*(ATAN([.$A24]/100-[.I$2])/PI()+0.5)" table:style-name="ce6">
            <text:p>36</text:p>
          </table:table-cell>
          <table:table-cell office:value-type="float" office:value="28.720469159497004" table:formula="of:=[.$A24]*(ATAN([.$A24]/100-[.J$2])/PI()+0.5)" table:style-name="ce6">
            <text:p>29</text:p>
          </table:table-cell>
          <table:table-cell office:value-type="float" office:value="24.021340515398489" table:formula="of:=[.$A24]*(ATAN([.$A24]/100-[.K$2])/PI()+0.5)" table:style-name="ce6">
            <text:p>24</text:p>
          </table:table-cell>
          <table:table-cell office:value-type="float" office:value="20.604709605013451" table:formula="of:=[.$A24]*(ATAN([.$A24]/100-[.L$2])/PI()+0.5)" table:style-name="ce6">
            <text:p>21</text:p>
          </table:table-cell>
          <table:table-cell office:value-type="float" office:value="18.019910133464229" table:formula="of:=[.$A24]*(ATAN([.$A24]/100-[.M$2])/PI()+0.5)" table:style-name="ce6">
            <text:p>18</text:p>
          </table:table-cell>
          <table:table-cell office:value-type="float" office:value="16.001202634201686" table:formula="of:=[.$A24]*(ATAN([.$A24]/100-[.N$2])/PI()+0.5)" table:style-name="ce6">
            <text:p>16</text:p>
          </table:table-cell>
          <table:table-cell office:value-type="float" office:value="14.383464250247442" table:formula="of:=[.$A24]*(ATAN([.$A24]/100-[.O$2])/PI()+0.5)" table:style-name="ce6">
            <text:p>14</text:p>
          </table:table-cell>
          <table:table-cell office:value-type="float" office:value="13.059337377781102" table:formula="of:=[.$A24]*(ATAN([.$A24]/100-[.P$2])/PI()+0.5)" table:style-name="ce6">
            <text:p>13</text:p>
          </table:table-cell>
          <table:table-cell office:value-type="float" office:value="11.956275261097792" table:formula="of:=[.$A24]*(ATAN([.$A24]/100-[.Q$2])/PI()+0.5)" table:style-name="ce6">
            <text:p>12</text:p>
          </table:table-cell>
          <table:table-cell table:number-columns-repeated="16367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float" office:value="192.8746725400681" table:formula="of:=[.$A25]*(ATAN([.$A25]/100-[.B$2])/PI()+0.5)" table:style-name="ce6">
            <text:p>193</text:p>
          </table:table-cell>
          <table:table-cell office:value-type="float" office:value="181.99568796316487" table:formula="of:=[.$A25]*(ATAN([.$A25]/100-[.C$2])/PI()+0.5)" table:style-name="ce6">
            <text:p>182</text:p>
          </table:table-cell>
          <table:table-cell office:value-type="float" office:value="164.39864388022622" table:formula="of:=[.$A25]*(ATAN([.$A25]/100-[.D$2])/PI()+0.5)" table:style-name="ce6">
            <text:p>164</text:p>
          </table:table-cell>
          <table:table-cell office:value-type="float" office:value="136.33792318788073" table:formula="of:=[.$A25]*(ATAN([.$A25]/100-[.E$2])/PI()+0.5)" table:style-name="ce6">
            <text:p>136</text:p>
          </table:table-cell>
          <table:table-cell office:value-type="float" office:value="100.54841961652971" table:formula="of:=[.$A25]*(ATAN([.$A25]/100-[.F$2])/PI()+0.5)" table:style-name="ce6">
            <text:p>101</text:p>
          </table:table-cell>
          <table:table-cell office:value-type="float" office:value="70.287974190730594" table:formula="of:=[.$A25]*(ATAN([.$A25]/100-[.G$2])/PI()+0.5)" table:style-name="ce6">
            <text:p>70</text:p>
          </table:table-cell>
          <table:table-cell office:value-type="float" office:value="50.86267417344996" table:formula="of:=[.$A25]*(ATAN([.$A25]/100-[.H$2])/PI()+0.5)" table:style-name="ce6">
            <text:p>51</text:p>
          </table:table-cell>
          <table:table-cell office:value-type="float" office:value="38.928196285976512" table:formula="of:=[.$A25]*(ATAN([.$A25]/100-[.I$2])/PI()+0.5)" table:style-name="ce6">
            <text:p>39</text:p>
          </table:table-cell>
          <table:table-cell office:value-type="float" office:value="31.233942219421131" table:formula="of:=[.$A25]*(ATAN([.$A25]/100-[.J$2])/PI()+0.5)" table:style-name="ce6">
            <text:p>31</text:p>
          </table:table-cell>
          <table:table-cell office:value-type="float" office:value="25.96845261568042" table:formula="of:=[.$A25]*(ATAN([.$A25]/100-[.K$2])/PI()+0.5)" table:style-name="ce6">
            <text:p>26</text:p>
          </table:table-cell>
          <table:table-cell office:value-type="float" office:value="22.1745870352228" table:formula="of:=[.$A25]*(ATAN([.$A25]/100-[.L$2])/PI()+0.5)" table:style-name="ce6">
            <text:p>22</text:p>
          </table:table-cell>
          <table:table-cell office:value-type="float" office:value="19.325120449507935" table:formula="of:=[.$A25]*(ATAN([.$A25]/100-[.M$2])/PI()+0.5)" table:style-name="ce6">
            <text:p>19</text:p>
          </table:table-cell>
          <table:table-cell office:value-type="float" office:value="17.112636018681961" table:formula="of:=[.$A25]*(ATAN([.$A25]/100-[.N$2])/PI()+0.5)" table:style-name="ce6">
            <text:p>17</text:p>
          </table:table-cell>
          <table:table-cell office:value-type="float" office:value="15.348000160355827" table:formula="of:=[.$A25]*(ATAN([.$A25]/100-[.O$2])/PI()+0.5)" table:style-name="ce6">
            <text:p>15</text:p>
          </table:table-cell>
          <table:table-cell office:value-type="float" office:value="13.909284569841715" table:formula="of:=[.$A25]*(ATAN([.$A25]/100-[.P$2])/PI()+0.5)" table:style-name="ce6">
            <text:p>14</text:p>
          </table:table-cell>
          <table:table-cell office:value-type="float" office:value="12.714689656827044" table:formula="of:=[.$A25]*(ATAN([.$A25]/100-[.Q$2])/PI()+0.5)" table:style-name="ce6">
            <text:p>13</text:p>
          </table:table-cell>
          <table:table-cell table:number-columns-repeated="16367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float" office:value="202.98861253191996" table:formula="of:=[.$A26]*(ATAN([.$A26]/100-[.B$2])/PI()+0.5)" table:style-name="ce6">
            <text:p>203</text:p>
          </table:table-cell>
          <table:table-cell office:value-type="float" office:value="192.61642961070083" table:formula="of:=[.$A26]*(ATAN([.$A26]/100-[.C$2])/PI()+0.5)" table:style-name="ce6">
            <text:p>193</text:p>
          </table:table-cell>
          <table:table-cell office:value-type="float" office:value="175.98294999442223" table:formula="of:=[.$A26]*(ATAN([.$A26]/100-[.D$2])/PI()+0.5)" table:style-name="ce6">
            <text:p>176</text:p>
          </table:table-cell>
          <table:table-cell office:value-type="float" office:value="149.0685459818024" table:formula="of:=[.$A26]*(ATAN([.$A26]/100-[.E$2])/PI()+0.5)" table:style-name="ce6">
            <text:p>149</text:p>
          </table:table-cell>
          <table:table-cell office:value-type="float" office:value="112.38587581666712" table:formula="of:=[.$A26]*(ATAN([.$A26]/100-[.F$2])/PI()+0.5)" table:style-name="ce6">
            <text:p>112</text:p>
          </table:table-cell>
          <table:table-cell office:value-type="float" office:value="78.714991290568619" table:formula="of:=[.$A26]*(ATAN([.$A26]/100-[.G$2])/PI()+0.5)" table:style-name="ce6">
            <text:p>79</text:p>
          </table:table-cell>
          <table:table-cell office:value-type="float" office:value="56.364918674791639" table:formula="of:=[.$A26]*(ATAN([.$A26]/100-[.H$2])/PI()+0.5)" table:style-name="ce6">
            <text:p>56</text:p>
          </table:table-cell>
          <table:table-cell office:value-type="float" office:value="42.673844277444658" table:formula="of:=[.$A26]*(ATAN([.$A26]/100-[.I$2])/PI()+0.5)" table:style-name="ce6">
            <text:p>43</text:p>
          </table:table-cell>
          <table:table-cell office:value-type="float" office:value="33.95112674916215" table:formula="of:=[.$A26]*(ATAN([.$A26]/100-[.J$2])/PI()+0.5)" table:style-name="ce6">
            <text:p>34</text:p>
          </table:table-cell>
          <table:table-cell office:value-type="float" office:value="28.050014700562421" table:formula="of:=[.$A26]*(ATAN([.$A26]/100-[.K$2])/PI()+0.5)" table:style-name="ce6">
            <text:p>28</text:p>
          </table:table-cell>
          <table:table-cell office:value-type="float" office:value="23.838262127788447" table:formula="of:=[.$A26]*(ATAN([.$A26]/100-[.L$2])/PI()+0.5)" table:style-name="ce6">
            <text:p>24</text:p>
          </table:table-cell>
          <table:table-cell office:value-type="float" office:value="20.698814662339" table:formula="of:=[.$A26]*(ATAN([.$A26]/100-[.M$2])/PI()+0.5)" table:style-name="ce6">
            <text:p>21</text:p>
          </table:table-cell>
          <table:table-cell office:value-type="float" office:value="18.275948005439741" table:formula="of:=[.$A26]*(ATAN([.$A26]/100-[.N$2])/PI()+0.5)" table:style-name="ce6">
            <text:p>18</text:p>
          </table:table-cell>
          <table:table-cell office:value-type="float" office:value="16.353031637189872" table:formula="of:=[.$A26]*(ATAN([.$A26]/100-[.O$2])/PI()+0.5)" table:style-name="ce6">
            <text:p>16</text:p>
          </table:table-cell>
          <table:table-cell office:value-type="float" office:value="14.791630682077127" table:formula="of:=[.$A26]*(ATAN([.$A26]/100-[.P$2])/PI()+0.5)" table:style-name="ce6">
            <text:p>15</text:p>
          </table:table-cell>
          <table:table-cell office:value-type="float" office:value="13.499562207197076" table:formula="of:=[.$A26]*(ATAN([.$A26]/100-[.Q$2])/PI()+0.5)" table:style-name="ce6">
            <text:p>13</text:p>
          </table:table-cell>
          <table:table-cell table:number-columns-repeated="16367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float" office:value="213.1040955873917" table:formula="of:=[.$A27]*(ATAN([.$A27]/100-[.B$2])/PI()+0.5)" table:style-name="ce6">
            <text:p>213</text:p>
          </table:table-cell>
          <table:table-cell office:value-type="float" office:value="203.20823954725032" table:formula="of:=[.$A27]*(ATAN([.$A27]/100-[.C$2])/PI()+0.5)" table:style-name="ce6">
            <text:p>203</text:p>
          </table:table-cell>
          <table:table-cell office:value-type="float" office:value="187.5" table:formula="of:=[.$A27]*(ATAN([.$A27]/100-[.D$2])/PI()+0.5)" table:style-name="ce6">
            <text:p>188</text:p>
          </table:table-cell>
          <table:table-cell office:value-type="float" office:value="161.8959044126083" table:formula="of:=[.$A27]*(ATAN([.$A27]/100-[.E$2])/PI()+0.5)" table:style-name="ce6">
            <text:p>162</text:p>
          </table:table-cell>
          <table:table-cell office:value-type="float" office:value="125" table:formula="of:=[.$A27]*(ATAN([.$A27]/100-[.F$2])/PI()+0.5)" table:style-name="ce6">
            <text:p>125</text:p>
          </table:table-cell>
          <table:table-cell office:value-type="float" office:value="88.104095587391683" table:formula="of:=[.$A27]*(ATAN([.$A27]/100-[.G$2])/PI()+0.5)" table:style-name="ce6">
            <text:p>88</text:p>
          </table:table-cell>
          <table:table-cell office:value-type="float" office:value="62.5" table:formula="of:=[.$A27]*(ATAN([.$A27]/100-[.H$2])/PI()+0.5)" table:style-name="ce6">
            <text:p>63</text:p>
          </table:table-cell>
          <table:table-cell office:value-type="float" office:value="46.791760452749699" table:formula="of:=[.$A27]*(ATAN([.$A27]/100-[.I$2])/PI()+0.5)" table:style-name="ce6">
            <text:p>47</text:p>
          </table:table-cell>
          <table:table-cell office:value-type="float" office:value="36.895904412608317" table:formula="of:=[.$A27]*(ATAN([.$A27]/100-[.J$2])/PI()+0.5)" table:style-name="ce6">
            <text:p>37</text:p>
          </table:table-cell>
          <table:table-cell office:value-type="float" office:value="30.279735397710851" table:formula="of:=[.$A27]*(ATAN([.$A27]/100-[.K$2])/PI()+0.5)" table:style-name="ce6">
            <text:p>30</text:p>
          </table:table-cell>
          <table:table-cell office:value-type="float" office:value="25.604095587391683" table:formula="of:=[.$A27]*(ATAN([.$A27]/100-[.L$2])/PI()+0.5)" table:style-name="ce6">
            <text:p>26</text:p>
          </table:table-cell>
          <table:table-cell office:value-type="float" office:value="22.146383195726177" table:formula="of:=[.$A27]*(ATAN([.$A27]/100-[.M$2])/PI()+0.5)" table:style-name="ce6">
            <text:p>22</text:p>
          </table:table-cell>
          <table:table-cell office:value-type="float" office:value="19.494782594342315" table:formula="of:=[.$A27]*(ATAN([.$A27]/100-[.N$2])/PI()+0.5)" table:style-name="ce6">
            <text:p>19</text:p>
          </table:table-cell>
          <table:table-cell office:value-type="float" office:value="17.401121818265988" table:formula="of:=[.$A27]*(ATAN([.$A27]/100-[.O$2])/PI()+0.5)" table:style-name="ce6">
            <text:p>17</text:p>
          </table:table-cell>
          <table:table-cell office:value-type="float" office:value="15.708239547250285" table:formula="of:=[.$A27]*(ATAN([.$A27]/100-[.P$2])/PI()+0.5)" table:style-name="ce6">
            <text:p>16</text:p>
          </table:table-cell>
          <table:table-cell office:value-type="float" office:value="14.312286762175038" table:formula="of:=[.$A27]*(ATAN([.$A27]/100-[.Q$2])/PI()+0.5)" table:style-name="ce6">
            <text:p>14</text:p>
          </table:table-cell>
          <table:table-cell table:number-columns-repeated="16367"/>
        </table:table-row>
        <table:table-row table:style-name="ro1">
          <table:table-cell office:value-type="float" office:value="260" table:style-name="ce5">
            <text:p>260</text:p>
          </table:table-cell>
          <table:table-cell office:value-type="float" office:value="223.21961268840766" table:formula="of:=[.$A28]*(ATAN([.$A28]/100-[.B$2])/PI()+0.5)" table:style-name="ce6">
            <text:p>223</text:p>
          </table:table-cell>
          <table:table-cell office:value-type="float" office:value="213.77000203276828" table:formula="of:=[.$A28]*(ATAN([.$A28]/100-[.C$2])/PI()+0.5)" table:style-name="ce6">
            <text:p>214</text:p>
          </table:table-cell>
          <table:table-cell office:value-type="float" office:value="198.9380047689757" table:formula="of:=[.$A28]*(ATAN([.$A28]/100-[.D$2])/PI()+0.5)" table:style-name="ce6">
            <text:p>199</text:p>
          </table:table-cell>
          <table:table-cell office:value-type="float" office:value="174.72542610188398" table:formula="of:=[.$A28]*(ATAN([.$A28]/100-[.E$2])/PI()+0.5)" table:style-name="ce6">
            <text:p>175</text:p>
          </table:table-cell>
          <table:table-cell office:value-type="float" office:value="138.24863453194394" table:formula="of:=[.$A28]*(ATAN([.$A28]/100-[.F$2])/PI()+0.5)" table:style-name="ce6">
            <text:p>138</text:p>
          </table:table-cell>
          <table:table-cell office:value-type="float" office:value="98.509075186380727" table:formula="of:=[.$A28]*(ATAN([.$A28]/100-[.G$2])/PI()+0.5)" table:style-name="ce6">
            <text:p>99</text:p>
          </table:table-cell>
          <table:table-cell office:value-type="float" office:value="69.351804172709265" table:formula="of:=[.$A28]*(ATAN([.$A28]/100-[.H$2])/PI()+0.5)" table:style-name="ce6">
            <text:p>69</text:p>
          </table:table-cell>
          <table:table-cell office:value-type="float" office:value="51.332201255074111" table:formula="of:=[.$A28]*(ATAN([.$A28]/100-[.I$2])/PI()+0.5)" table:style-name="ce6">
            <text:p>51</text:p>
          </table:table-cell>
          <table:table-cell office:value-type="float" office:value="40.095669757086696" table:formula="of:=[.$A28]*(ATAN([.$A28]/100-[.J$2])/PI()+0.5)" table:style-name="ce6">
            <text:p>40</text:p>
          </table:table-cell>
          <table:table-cell office:value-type="float" office:value="32.673138258280623" table:formula="of:=[.$A28]*(ATAN([.$A28]/100-[.K$2])/PI()+0.5)" table:style-name="ce6">
            <text:p>33</text:p>
          </table:table-cell>
          <table:table-cell office:value-type="float" office:value="27.481430943154752" table:formula="of:=[.$A28]*(ATAN([.$A28]/100-[.L$2])/PI()+0.5)" table:style-name="ce6">
            <text:p>27</text:p>
          </table:table-cell>
          <table:table-cell office:value-type="float" office:value="23.673780482494681" table:formula="of:=[.$A28]*(ATAN([.$A28]/100-[.M$2])/PI()+0.5)" table:style-name="ce6">
            <text:p>24</text:p>
          </table:table-cell>
          <table:table-cell office:value-type="float" office:value="20.773125520464202" table:formula="of:=[.$A28]*(ATAN([.$A28]/100-[.N$2])/PI()+0.5)" table:style-name="ce6">
            <text:p>21</text:p>
          </table:table-cell>
          <table:table-cell office:value-type="float" office:value="18.495050983191959" table:formula="of:=[.$A28]*(ATAN([.$A28]/100-[.O$2])/PI()+0.5)" table:style-name="ce6">
            <text:p>18</text:p>
          </table:table-cell>
          <table:table-cell office:value-type="float" office:value="16.661118721931263" table:formula="of:=[.$A28]*(ATAN([.$A28]/100-[.P$2])/PI()+0.5)" table:style-name="ce6">
            <text:p>17</text:p>
          </table:table-cell>
          <table:table-cell office:value-type="float" office:value="15.154355684478961" table:formula="of:=[.$A28]*(ATAN([.$A28]/100-[.Q$2])/PI()+0.5)" table:style-name="ce6">
            <text:p>15</text:p>
          </table:table-cell>
          <table:table-cell table:number-columns-repeated="16367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float" office:value="233.33406782937519" table:formula="of:=[.$A29]*(ATAN([.$A29]/100-[.B$2])/PI()+0.5)" table:style-name="ce6">
            <text:p>233</text:p>
          </table:table-cell>
          <table:table-cell office:value-type="float" office:value="224.3016826208102" table:formula="of:=[.$A29]*(ATAN([.$A29]/100-[.C$2])/PI()+0.5)" table:style-name="ce6">
            <text:p>224</text:p>
          </table:table-cell>
          <table:table-cell office:value-type="float" office:value="210.29164336160224" table:formula="of:=[.$A29]*(ATAN([.$A29]/100-[.D$2])/PI()+0.5)" table:style-name="ce6">
            <text:p>210</text:p>
          </table:table-cell>
          <table:table-cell office:value-type="float" office:value="187.48803029783801" table:formula="of:=[.$A29]*(ATAN([.$A29]/100-[.E$2])/PI()+0.5)" table:style-name="ce6">
            <text:p>187</text:p>
          </table:table-cell>
          <table:table-cell office:value-type="float" office:value="151.96489871103034" table:formula="of:=[.$A29]*(ATAN([.$A29]/100-[.F$2])/PI()+0.5)" table:style-name="ce6">
            <text:p>152</text:p>
          </table:table-cell>
          <table:table-cell office:value-type="float" office:value="109.95113364900958" table:formula="of:=[.$A29]*(ATAN([.$A29]/100-[.G$2])/PI()+0.5)" table:style-name="ce6">
            <text:p>110</text:p>
          </table:table-cell>
          <table:table-cell office:value-type="float" office:value="77.010287618864879" table:formula="of:=[.$A29]*(ATAN([.$A29]/100-[.H$2])/PI()+0.5)" table:style-name="ce6">
            <text:p>77</text:p>
          </table:table-cell>
          <table:table-cell office:value-type="float" office:value="56.352888043241244" table:formula="of:=[.$A29]*(ATAN([.$A29]/100-[.I$2])/PI()+0.5)" table:style-name="ce6">
            <text:p>56</text:p>
          </table:table-cell>
          <table:table-cell office:value-type="float" office:value="43.581906148615715" table:formula="of:=[.$A29]*(ATAN([.$A29]/100-[.J$2])/PI()+0.5)" table:style-name="ce6">
            <text:p>44</text:p>
          </table:table-cell>
          <table:table-cell office:value-type="float" office:value="35.24784851392814" table:formula="of:=[.$A29]*(ATAN([.$A29]/100-[.K$2])/PI()+0.5)" table:style-name="ce6">
            <text:p>35</text:p>
          </table:table-cell>
          <table:table-cell office:value-type="float" office:value="29.480736087079961" table:formula="of:=[.$A29]*(ATAN([.$A29]/100-[.L$2])/PI()+0.5)" table:style-name="ce6">
            <text:p>29</text:p>
          </table:table-cell>
          <table:table-cell office:value-type="float" office:value="25.287598151607419" table:formula="of:=[.$A29]*(ATAN([.$A29]/100-[.M$2])/PI()+0.5)" table:style-name="ce6">
            <text:p>25</text:p>
          </table:table-cell>
          <table:table-cell office:value-type="float" office:value="22.115344254706098" table:formula="of:=[.$A29]*(ATAN([.$A29]/100-[.N$2])/PI()+0.5)" table:style-name="ce6">
            <text:p>22</text:p>
          </table:table-cell>
          <table:table-cell office:value-type="float" office:value="19.637839596520251" table:formula="of:=[.$A29]*(ATAN([.$A29]/100-[.O$2])/PI()+0.5)" table:style-name="ce6">
            <text:p>20</text:p>
          </table:table-cell>
          <table:table-cell office:value-type="float" office:value="17.652433398030954" table:formula="of:=[.$A29]*(ATAN([.$A29]/100-[.P$2])/PI()+0.5)" table:style-name="ce6">
            <text:p>18</text:p>
          </table:table-cell>
          <table:table-cell office:value-type="float" office:value="16.027368600004081" table:formula="of:=[.$A29]*(ATAN([.$A29]/100-[.Q$2])/PI()+0.5)" table:style-name="ce6">
            <text:p>16</text:p>
          </table:table-cell>
          <table:table-cell table:number-columns-repeated="16367"/>
        </table:table-row>
        <table:table-row table:style-name="ro1">
          <table:table-cell office:value-type="float" office:value="280" table:style-name="ce5">
            <text:p>280</text:p>
          </table:table-cell>
          <table:table-cell office:value-type="float" office:value="243.44667561518563" table:formula="of:=[.$A30]*(ATAN([.$A30]/100-[.B$2])/PI()+0.5)" table:style-name="ce6">
            <text:p>243</text:p>
          </table:table-cell>
          <table:table-cell office:value-type="float" office:value="234.80394917921336" table:formula="of:=[.$A30]*(ATAN([.$A30]/100-[.C$2])/PI()+0.5)" table:style-name="ce6">
            <text:p>235</text:p>
          </table:table-cell>
          <table:table-cell office:value-type="float" office:value="221.55996795515722" table:formula="of:=[.$A30]*(ATAN([.$A30]/100-[.D$2])/PI()+0.5)" table:style-name="ce6">
            <text:p>222</text:p>
          </table:table-cell>
          <table:table-cell office:value-type="float" office:value="200.13747950636235" table:formula="of:=[.$A30]*(ATAN([.$A30]/100-[.E$2])/PI()+0.5)" table:style-name="ce6">
            <text:p>200</text:p>
          </table:table-cell>
          <table:table-cell office:value-type="float" office:value="165.97660214176784" table:formula="of:=[.$A30]*(ATAN([.$A30]/100-[.F$2])/PI()+0.5)" table:style-name="ce6">
            <text:p>166</text:p>
          </table:table-cell>
          <table:table-cell office:value-type="float" office:value="122.40677170707966" table:formula="of:=[.$A30]*(ATAN([.$A30]/100-[.G$2])/PI()+0.5)" table:style-name="ce6">
            <text:p>122</text:p>
          </table:table-cell>
          <table:table-cell office:value-type="float" office:value="85.567968580019851" table:formula="of:=[.$A30]*(ATAN([.$A30]/100-[.H$2])/PI()+0.5)" table:style-name="ce6">
            <text:p>86</text:p>
          </table:table-cell>
          <table:table-cell office:value-type="float" office:value="61.919777254634738" table:formula="of:=[.$A30]*(ATAN([.$A30]/100-[.I$2])/PI()+0.5)" table:style-name="ce6">
            <text:p>62</text:p>
          </table:table-cell>
          <table:table-cell office:value-type="float" office:value="47.390847652493143" table:formula="of:=[.$A30]*(ATAN([.$A30]/100-[.J$2])/PI()+0.5)" table:style-name="ce6">
            <text:p>47</text:p>
          </table:table-cell>
          <table:table-cell office:value-type="float" office:value="38.023929658425729" table:formula="of:=[.$A30]*(ATAN([.$A30]/100-[.K$2])/PI()+0.5)" table:style-name="ce6">
            <text:p>38</text:p>
          </table:table-cell>
          <table:table-cell office:value-type="float" office:value="31.6137684016979" table:formula="of:=[.$A30]*(ATAN([.$A30]/100-[.L$2])/PI()+0.5)" table:style-name="ce6">
            <text:p>32</text:p>
          </table:table-cell>
          <table:table-cell office:value-type="float" office:value="26.995149434184277" table:formula="of:=[.$A30]*(ATAN([.$A30]/100-[.M$2])/PI()+0.5)" table:style-name="ce6">
            <text:p>27</text:p>
          </table:table-cell>
          <table:table-cell office:value-type="float" office:value="23.52623359070531" table:formula="of:=[.$A30]*(ATAN([.$A30]/100-[.N$2])/PI()+0.5)" table:style-name="ce6">
            <text:p>24</text:p>
          </table:table-cell>
          <table:table-cell office:value-type="float" office:value="20.832774283612821" table:formula="of:=[.$A30]*(ATAN([.$A30]/100-[.O$2])/PI()+0.5)" table:style-name="ce6">
            <text:p>21</text:p>
          </table:table-cell>
          <table:table-cell office:value-type="float" office:value="18.684521934346225" table:formula="of:=[.$A30]*(ATAN([.$A30]/100-[.P$2])/PI()+0.5)" table:style-name="ce6">
            <text:p>19</text:p>
          </table:table-cell>
          <table:table-cell office:value-type="float" office:value="16.933042085024695" table:formula="of:=[.$A30]*(ATAN([.$A30]/100-[.Q$2])/PI()+0.5)" table:style-name="ce6">
            <text:p>17</text:p>
          </table:table-cell>
          <table:table-cell table:number-columns-repeated="16367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float" office:value="253.55688425037931" table:formula="of:=[.$A31]*(ATAN([.$A31]/100-[.B$2])/PI()+0.5)" table:style-name="ce6">
            <text:p>254</text:p>
          </table:table-cell>
          <table:table-cell office:value-type="float" office:value="245.27790680940328" table:formula="of:=[.$A31]*(ATAN([.$A31]/100-[.C$2])/PI()+0.5)" table:style-name="ce6">
            <text:p>245</text:p>
          </table:table-cell>
          <table:table-cell office:value-type="float" office:value="232.74485244626351" table:formula="of:=[.$A31]*(ATAN([.$A31]/100-[.D$2])/PI()+0.5)" table:style-name="ce6">
            <text:p>233</text:p>
          </table:table-cell>
          <table:table-cell office:value-type="float" office:value="212.64606457659352" table:formula="of:=[.$A31]*(ATAN([.$A31]/100-[.E$2])/PI()+0.5)" table:style-name="ce6">
            <text:p>213</text:p>
          </table:table-cell>
          <table:table-cell office:value-type="float" office:value="180.12449306134457" table:formula="of:=[.$A31]*(ATAN([.$A31]/100-[.F$2])/PI()+0.5)" table:style-name="ce6">
            <text:p>180</text:p>
          </table:table-cell>
          <table:table-cell office:value-type="float" office:value="135.79959994513945" table:formula="of:=[.$A31]*(ATAN([.$A31]/100-[.G$2])/PI()+0.5)" table:style-name="ce6">
            <text:p>136</text:p>
          </table:table-cell>
          <table:table-cell office:value-type="float" office:value="95.113947809437079" table:formula="of:=[.$A31]*(ATAN([.$A31]/100-[.H$2])/PI()+0.5)" table:style-name="ce6">
            <text:p>95</text:p>
          </table:table-cell>
          <table:table-cell office:value-type="float" office:value="68.107610065373237" table:formula="of:=[.$A31]*(ATAN([.$A31]/100-[.I$2])/PI()+0.5)" table:style-name="ce6">
            <text:p>68</text:p>
          </table:table-cell>
          <table:table-cell office:value-type="float" office:value="51.564228501912297" table:formula="of:=[.$A31]*(ATAN([.$A31]/100-[.J$2])/PI()+0.5)" table:style-name="ce6">
            <text:p>52</text:p>
          </table:table-cell>
          <table:table-cell office:value-type="float" office:value="41.024278155237596" table:formula="of:=[.$A31]*(ATAN([.$A31]/100-[.K$2])/PI()+0.5)" table:style-name="ce6">
            <text:p>41</text:p>
          </table:table-cell>
          <table:table-cell office:value-type="float" office:value="33.893767763179596" table:formula="of:=[.$A31]*(ATAN([.$A31]/100-[.L$2])/PI()+0.5)" table:style-name="ce6">
            <text:p>34</text:p>
          </table:table-cell>
          <table:table-cell office:value-type="float" office:value="28.804566737744373" table:formula="of:=[.$A31]*(ATAN([.$A31]/100-[.M$2])/PI()+0.5)" table:style-name="ce6">
            <text:p>29</text:p>
          </table:table-cell>
          <table:table-cell office:value-type="float" office:value="25.011067716992958" table:formula="of:=[.$A31]*(ATAN([.$A31]/100-[.N$2])/PI()+0.5)" table:style-name="ce6">
            <text:p>25</text:p>
          </table:table-cell>
          <table:table-cell office:value-type="float" office:value="22.083437173239687" table:formula="of:=[.$A31]*(ATAN([.$A31]/100-[.O$2])/PI()+0.5)" table:style-name="ce6">
            <text:p>22</text:p>
          </table:table-cell>
          <table:table-cell office:value-type="float" office:value="19.759913228271095" table:formula="of:=[.$A31]*(ATAN([.$A31]/100-[.P$2])/PI()+0.5)" table:style-name="ce6">
            <text:p>20</text:p>
          </table:table-cell>
          <table:table-cell office:value-type="float" office:value="17.873220407509862" table:formula="of:=[.$A31]*(ATAN([.$A31]/100-[.Q$2])/PI()+0.5)" table:style-name="ce6">
            <text:p>18</text:p>
          </table:table-cell>
          <table:table-cell table:number-columns-repeated="16367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263.66431752274701" table:formula="of:=[.$A32]*(ATAN([.$A32]/100-[.B$2])/PI()+0.5)" table:style-name="ce6">
            <text:p>264</text:p>
          </table:table-cell>
          <table:table-cell office:value-type="float" office:value="255.72491470487003" table:formula="of:=[.$A32]*(ATAN([.$A32]/100-[.C$2])/PI()+0.5)" table:style-name="ce6">
            <text:p>256</text:p>
          </table:table-cell>
          <table:table-cell office:value-type="float" office:value="243.84988745670037" table:formula="of:=[.$A32]*(ATAN([.$A32]/100-[.D$2])/PI()+0.5)" table:style-name="ce6">
            <text:p>244</text:p>
          </table:table-cell>
          <table:table-cell office:value-type="float" office:value="225" table:formula="of:=[.$A32]*(ATAN([.$A32]/100-[.E$2])/PI()+0.5)" table:style-name="ce6">
            <text:p>225</text:p>
          </table:table-cell>
          <table:table-cell office:value-type="float" office:value="194.27508529512997" table:formula="of:=[.$A32]*(ATAN([.$A32]/100-[.F$2])/PI()+0.5)" table:style-name="ce6">
            <text:p>194</text:p>
          </table:table-cell>
          <table:table-cell office:value-type="float" office:value="150" table:formula="of:=[.$A32]*(ATAN([.$A32]/100-[.G$2])/PI()+0.5)" table:style-name="ce6">
            <text:p>150</text:p>
          </table:table-cell>
          <table:table-cell office:value-type="float" office:value="105.72491470487002" table:formula="of:=[.$A32]*(ATAN([.$A32]/100-[.H$2])/PI()+0.5)" table:style-name="ce6">
            <text:p>106</text:p>
          </table:table-cell>
          <table:table-cell office:value-type="float" office:value="75" table:formula="of:=[.$A32]*(ATAN([.$A32]/100-[.I$2])/PI()+0.5)" table:style-name="ce6">
            <text:p>75</text:p>
          </table:table-cell>
          <table:table-cell office:value-type="float" office:value="56.150112543299642" table:formula="of:=[.$A32]*(ATAN([.$A32]/100-[.J$2])/PI()+0.5)" table:style-name="ce6">
            <text:p>56</text:p>
          </table:table-cell>
          <table:table-cell office:value-type="float" office:value="44.275085295129976" table:formula="of:=[.$A32]*(ATAN([.$A32]/100-[.K$2])/PI()+0.5)" table:style-name="ce6">
            <text:p>44</text:p>
          </table:table-cell>
          <table:table-cell office:value-type="float" office:value="36.335682477253023" table:formula="of:=[.$A32]*(ATAN([.$A32]/100-[.L$2])/PI()+0.5)" table:style-name="ce6">
            <text:p>36</text:p>
          </table:table-cell>
          <table:table-cell office:value-type="float" office:value="30.72491470487002" table:formula="of:=[.$A32]*(ATAN([.$A32]/100-[.M$2])/PI()+0.5)" table:style-name="ce6">
            <text:p>31</text:p>
          </table:table-cell>
          <table:table-cell office:value-type="float" office:value="26.575659834871413" table:formula="of:=[.$A32]*(ATAN([.$A32]/100-[.N$2])/PI()+0.5)" table:style-name="ce6">
            <text:p>27</text:p>
          </table:table-cell>
          <table:table-cell office:value-type="float" office:value="23.393739113210778" table:formula="of:=[.$A32]*(ATAN([.$A32]/100-[.O$2])/PI()+0.5)" table:style-name="ce6">
            <text:p>23</text:p>
          </table:table-cell>
          <table:table-cell office:value-type="float" office:value="20.881346181919184" table:formula="of:=[.$A32]*(ATAN([.$A32]/100-[.P$2])/PI()+0.5)" table:style-name="ce6">
            <text:p>21</text:p>
          </table:table-cell>
          <table:table-cell office:value-type="float" office:value="18.849887456700344" table:formula="of:=[.$A32]*(ATAN([.$A32]/100-[.Q$2])/PI()+0.5)" table:style-name="ce6">
            <text:p>19</text:p>
          </table:table-cell>
          <table:table-cell table:number-columns-repeated="16367"/>
        </table:table-row>
        <table:table-row table:style-name="ro1">
          <table:table-cell office:value-type="float" office:value="310" table:style-name="ce5">
            <text:p>310</text:p>
          </table:table-cell>
          <table:table-cell office:value-type="float" office:value="273.76873101177353" table:formula="of:=[.$A33]*(ATAN([.$A33]/100-[.B$2])/PI()+0.5)" table:style-name="ce6">
            <text:p>274</text:p>
          </table:table-cell>
          <table:table-cell office:value-type="float" office:value="266.14646128233221" table:formula="of:=[.$A33]*(ATAN([.$A33]/100-[.C$2])/PI()+0.5)" table:style-name="ce6">
            <text:p>266</text:p>
          </table:table-cell>
          <table:table-cell office:value-type="float" office:value="254.87961780830062" table:formula="of:=[.$A33]*(ATAN([.$A33]/100-[.D$2])/PI()+0.5)" table:style-name="ce6">
            <text:p>255</text:p>
          </table:table-cell>
          <table:table-cell office:value-type="float" office:value="237.1953133783941" table:formula="of:=[.$A33]*(ATAN([.$A33]/100-[.E$2])/PI()+0.5)" table:style-name="ce6">
            <text:p>237</text:p>
          </table:table-cell>
          <table:table-cell office:value-type="float" office:value="208.32646958301552" table:formula="of:=[.$A33]*(ATAN([.$A33]/100-[.F$2])/PI()+0.5)" table:style-name="ce6">
            <text:p>208</text:p>
          </table:table-cell>
          <table:table-cell office:value-type="float" office:value="164.83491040347164" table:formula="of:=[.$A33]*(ATAN([.$A33]/100-[.G$2])/PI()+0.5)" table:style-name="ce6">
            <text:p>165</text:p>
          </table:table-cell>
          <table:table-cell office:value-type="float" office:value="117.45312810683856" table:formula="of:=[.$A33]*(ATAN([.$A33]/100-[.H$2])/PI()+0.5)" table:style-name="ce6">
            <text:p>117</text:p>
          </table:table-cell>
          <table:table-cell office:value-type="float" office:value="82.688689590537976" table:formula="of:=[.$A33]*(ATAN([.$A33]/100-[.I$2])/PI()+0.5)" table:style-name="ce6">
            <text:p>83</text:p>
          </table:table-cell>
          <table:table-cell office:value-type="float" office:value="61.203778419511437" table:formula="of:=[.$A33]*(ATAN([.$A33]/100-[.J$2])/PI()+0.5)" table:style-name="ce6">
            <text:p>61</text:p>
          </table:table-cell>
          <table:table-cell office:value-type="float" office:value="47.806375479603368" table:formula="of:=[.$A33]*(ATAN([.$A33]/100-[.K$2])/PI()+0.5)" table:style-name="ce6">
            <text:p>48</text:p>
          </table:table-cell>
          <table:table-cell office:value-type="float" office:value="38.956434077180745" table:formula="of:=[.$A33]*(ATAN([.$A33]/100-[.L$2])/PI()+0.5)" table:style-name="ce6">
            <text:p>39</text:p>
          </table:table-cell>
          <table:table-cell office:value-type="float" office:value="32.766321509146053" table:formula="of:=[.$A33]*(ATAN([.$A33]/100-[.M$2])/PI()+0.5)" table:style-name="ce6">
            <text:p>33</text:p>
          </table:table-cell>
          <table:table-cell office:value-type="float" office:value="28.226430575282119" table:formula="of:=[.$A33]*(ATAN([.$A33]/100-[.N$2])/PI()+0.5)" table:style-name="ce6">
            <text:p>28</text:p>
          </table:table-cell>
          <table:table-cell office:value-type="float" office:value="24.7679573513227" table:formula="of:=[.$A33]*(ATAN([.$A33]/100-[.O$2])/PI()+0.5)" table:style-name="ce6">
            <text:p>25</text:p>
          </table:table-cell>
          <table:table-cell office:value-type="float" office:value="22.051791556882723" table:formula="of:=[.$A33]*(ATAN([.$A33]/100-[.P$2])/PI()+0.5)" table:style-name="ce6">
            <text:p>22</text:p>
          </table:table-cell>
          <table:table-cell office:value-type="float" office:value="19.865180014610353" table:formula="of:=[.$A33]*(ATAN([.$A33]/100-[.Q$2])/PI()+0.5)" table:style-name="ce6">
            <text:p>20</text:p>
          </table:table-cell>
          <table:table-cell table:number-columns-repeated="16367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float" office:value="283.8699789694881" table:formula="of:=[.$A34]*(ATAN([.$A34]/100-[.B$2])/PI()+0.5)" table:style-name="ce6">
            <text:p>284</text:p>
          </table:table-cell>
          <table:table-cell office:value-type="float" office:value="276.5440803903706" table:formula="of:=[.$A34]*(ATAN([.$A34]/100-[.C$2])/PI()+0.5)" table:style-name="ce6">
            <text:p>277</text:p>
          </table:table-cell>
          <table:table-cell office:value-type="float" office:value="265.83903125429356" table:formula="of:=[.$A34]*(ATAN([.$A34]/100-[.D$2])/PI()+0.5)" table:style-name="ce6">
            <text:p>266</text:p>
          </table:table-cell>
          <table:table-cell office:value-type="float" office:value="249.23454028041746" table:formula="of:=[.$A34]*(ATAN([.$A34]/100-[.E$2])/PI()+0.5)" table:style-name="ce6">
            <text:p>249</text:p>
          </table:table-cell>
          <table:table-cell office:value-type="float" office:value="222.20803590854874" table:formula="of:=[.$A34]*(ATAN([.$A34]/100-[.F$2])/PI()+0.5)" table:style-name="ce6">
            <text:p>222</text:p>
          </table:table-cell>
          <table:table-cell office:value-type="float" office:value="180.1065466204804" table:formula="of:=[.$A34]*(ATAN([.$A34]/100-[.G$2])/PI()+0.5)" table:style-name="ce6">
            <text:p>180</text:p>
          </table:table-cell>
          <table:table-cell office:value-type="float" office:value="130.31245469512245" table:formula="of:=[.$A34]*(ATAN([.$A34]/100-[.H$2])/PI()+0.5)" table:style-name="ce6">
            <text:p>130</text:p>
          </table:table-cell>
          <table:table-cell office:value-type="float" office:value="91.271451992728743" table:formula="of:=[.$A34]*(ATAN([.$A34]/100-[.I$2])/PI()+0.5)" table:style-name="ce6">
            <text:p>91</text:p>
          </table:table-cell>
          <table:table-cell office:value-type="float" office:value="66.788608051248872" table:formula="of:=[.$A34]*(ATAN([.$A34]/100-[.J$2])/PI()+0.5)" table:style-name="ce6">
            <text:p>67</text:p>
          </table:table-cell>
          <table:table-cell office:value-type="float" office:value="51.652629509470472" table:formula="of:=[.$A34]*(ATAN([.$A34]/100-[.K$2])/PI()+0.5)" table:style-name="ce6">
            <text:p>52</text:p>
          </table:table-cell>
          <table:table-cell office:value-type="float" office:value="41.775227868359281" table:formula="of:=[.$A34]*(ATAN([.$A34]/100-[.L$2])/PI()+0.5)" table:style-name="ce6">
            <text:p>42</text:p>
          </table:table-cell>
          <table:table-cell office:value-type="float" office:value="34.940131658761437" table:formula="of:=[.$A34]*(ATAN([.$A34]/100-[.M$2])/PI()+0.5)" table:style-name="ce6">
            <text:p>35</text:p>
          </table:table-cell>
          <table:table-cell office:value-type="float" office:value="29.970486698201384" table:formula="of:=[.$A34]*(ATAN([.$A34]/100-[.N$2])/PI()+0.5)" table:style-name="ce6">
            <text:p>30</text:p>
          </table:table-cell>
          <table:table-cell office:value-type="float" office:value="26.210778375947967" table:formula="of:=[.$A34]*(ATAN([.$A34]/100-[.O$2])/PI()+0.5)" table:style-name="ce6">
            <text:p>26</text:p>
          </table:table-cell>
          <table:table-cell office:value-type="float" office:value="23.274476558838817" table:formula="of:=[.$A34]*(ATAN([.$A34]/100-[.P$2])/PI()+0.5)" table:style-name="ce6">
            <text:p>23</text:p>
          </table:table-cell>
          <table:table-cell office:value-type="float" office:value="20.921402545814463" table:formula="of:=[.$A34]*(ATAN([.$A34]/100-[.Q$2])/PI()+0.5)" table:style-name="ce6">
            <text:p>21</text:p>
          </table:table-cell>
          <table:table-cell table:number-columns-repeated="16367"/>
        </table:table-row>
        <table:table-row table:style-name="ro1">
          <table:table-cell office:value-type="float" office:value="330" table:style-name="ce5">
            <text:p>330</text:p>
          </table:table-cell>
          <table:table-cell office:value-type="float" office:value="293.96798922690226" table:formula="of:=[.$A35]*(ATAN([.$A35]/100-[.B$2])/PI()+0.5)" table:style-name="ce6">
            <text:p>294</text:p>
          </table:table-cell>
          <table:table-cell office:value-type="float" office:value="286.91929626075449" table:formula="of:=[.$A35]*(ATAN([.$A35]/100-[.C$2])/PI()+0.5)" table:style-name="ce6">
            <text:p>287</text:p>
          </table:table-cell>
          <table:table-cell office:value-type="float" office:value="276.73322581835856" table:formula="of:=[.$A35]*(ATAN([.$A35]/100-[.D$2])/PI()+0.5)" table:style-name="ce6">
            <text:p>277</text:p>
          </table:table-cell>
          <table:table-cell office:value-type="float" office:value="261.12424794714957" table:formula="of:=[.$A35]*(ATAN([.$A35]/100-[.E$2])/PI()+0.5)" table:style-name="ce6">
            <text:p>261</text:p>
          </table:table-cell>
          <table:table-cell office:value-type="float" office:value="235.87631513249849" table:formula="of:=[.$A35]*(ATAN([.$A35]/100-[.F$2])/PI()+0.5)" table:style-name="ce6">
            <text:p>236</text:p>
          </table:table-cell>
          <table:table-cell office:value-type="float" office:value="195.61528109565495" table:formula="of:=[.$A35]*(ATAN([.$A35]/100-[.G$2])/PI()+0.5)" table:style-name="ce6">
            <text:p>196</text:p>
          </table:table-cell>
          <table:table-cell office:value-type="float" office:value="144.2651237976296" table:formula="of:=[.$A35]*(ATAN([.$A35]/100-[.H$2])/PI()+0.5)" table:style-name="ce6">
            <text:p>144</text:p>
          </table:table-cell>
          <table:table-cell office:value-type="float" office:value="100.84796296930911" table:formula="of:=[.$A35]*(ATAN([.$A35]/100-[.I$2])/PI()+0.5)" table:style-name="ce6">
            <text:p>101</text:p>
          </table:table-cell>
          <table:table-cell office:value-type="float" office:value="72.976880335819516" table:formula="of:=[.$A35]*(ATAN([.$A35]/100-[.J$2])/PI()+0.5)" table:style-name="ce6">
            <text:p>73</text:p>
          </table:table-cell>
          <table:table-cell office:value-type="float" office:value="55.853499019009774" table:formula="of:=[.$A35]*(ATAN([.$A35]/100-[.K$2])/PI()+0.5)" table:style-name="ce6">
            <text:p>56</text:p>
          </table:table-cell>
          <table:table-cell office:value-type="float" office:value="44.81391709743032" table:formula="of:=[.$A35]*(ATAN([.$A35]/100-[.L$2])/PI()+0.5)" table:style-name="ce6">
            <text:p>45</text:p>
          </table:table-cell>
          <table:table-cell office:value-type="float" office:value="37.259084187715381" table:formula="of:=[.$A35]*(ATAN([.$A35]/100-[.M$2])/PI()+0.5)" table:style-name="ce6">
            <text:p>37</text:p>
          </table:table-cell>
          <table:table-cell office:value-type="float" office:value="31.815711833145755" table:formula="of:=[.$A35]*(ATAN([.$A35]/100-[.N$2])/PI()+0.5)" table:style-name="ce6">
            <text:p>32</text:p>
          </table:table-cell>
          <table:table-cell office:value-type="float" office:value="27.727346731902685" table:formula="of:=[.$A35]*(ATAN([.$A35]/100-[.O$2])/PI()+0.5)" table:style-name="ce6">
            <text:p>28</text:p>
          </table:table-cell>
          <table:table-cell office:value-type="float" office:value="24.552912548543684" table:formula="of:=[.$A35]*(ATAN([.$A35]/100-[.P$2])/PI()+0.5)" table:style-name="ce6">
            <text:p>25</text:p>
          </table:table-cell>
          <table:table-cell office:value-type="float" office:value="22.021043708336624" table:formula="of:=[.$A35]*(ATAN([.$A35]/100-[.Q$2])/PI()+0.5)" table:style-name="ce6">
            <text:p>22</text:p>
          </table:table-cell>
          <table:table-cell table:number-columns-repeated="16367"/>
        </table:table-row>
        <table:table-row table:style-name="ro1">
          <table:table-cell office:value-type="float" office:value="340" table:style-name="ce5">
            <text:p>340</text:p>
          </table:table-cell>
          <table:table-cell office:value-type="float" office:value="304.06274415125921" table:formula="of:=[.$A36]*(ATAN([.$A36]/100-[.B$2])/PI()+0.5)" table:style-name="ce6">
            <text:p>304</text:p>
          </table:table-cell>
          <table:table-cell office:value-type="float" office:value="297.2735884314792" table:formula="of:=[.$A36]*(ATAN([.$A36]/100-[.C$2])/PI()+0.5)" table:style-name="ce6">
            <text:p>297</text:p>
          </table:table-cell>
          <table:table-cell office:value-type="float" office:value="287.5672010868866" table:formula="of:=[.$A36]*(ATAN([.$A36]/100-[.D$2])/PI()+0.5)" table:style-name="ce6">
            <text:p>288</text:p>
          </table:table-cell>
          <table:table-cell office:value-type="float" office:value="272.87327528182618" table:formula="of:=[.$A36]*(ATAN([.$A36]/100-[.E$2])/PI()+0.5)" table:style-name="ce6">
            <text:p>273</text:p>
          </table:table-cell>
          <table:table-cell office:value-type="float" office:value="249.30917915876481" table:formula="of:=[.$A36]*(ATAN([.$A36]/100-[.F$2])/PI()+0.5)" table:style-name="ce6">
            <text:p>249</text:p>
          </table:table-cell>
          <table:table-cell office:value-type="float" office:value="211.18044014088673" table:formula="of:=[.$A36]*(ATAN([.$A36]/100-[.G$2])/PI()+0.5)" table:style-name="ce6">
            <text:p>211</text:p>
          </table:table-cell>
          <table:table-cell office:value-type="float" office:value="159.21332407361177" table:formula="of:=[.$A36]*(ATAN([.$A36]/100-[.H$2])/PI()+0.5)" table:style-name="ce6">
            <text:p>159</text:p>
          </table:table-cell>
          <table:table-cell office:value-type="float" office:value="111.51290432830555" table:formula="of:=[.$A36]*(ATAN([.$A36]/100-[.I$2])/PI()+0.5)" table:style-name="ce6">
            <text:p>112</text:p>
          </table:table-cell>
          <table:table-cell office:value-type="float" office:value="79.850301455954821" table:formula="of:=[.$A36]*(ATAN([.$A36]/100-[.J$2])/PI()+0.5)" table:style-name="ce6">
            <text:p>80</text:p>
          </table:table-cell>
          <table:table-cell office:value-type="float" office:value="60.454612726379935" table:formula="of:=[.$A36]*(ATAN([.$A36]/100-[.K$2])/PI()+0.5)" table:style-name="ce6">
            <text:p>60</text:p>
          </table:table-cell>
          <table:table-cell office:value-type="float" office:value="48.097429561313049" table:formula="of:=[.$A36]*(ATAN([.$A36]/100-[.L$2])/PI()+0.5)" table:style-name="ce6">
            <text:p>48</text:p>
          </table:table-cell>
          <table:table-cell office:value-type="float" office:value="39.737520825796764" table:formula="of:=[.$A36]*(ATAN([.$A36]/100-[.M$2])/PI()+0.5)" table:style-name="ce6">
            <text:p>40</text:p>
          </table:table-cell>
          <table:table-cell office:value-type="float" office:value="33.7708713477003" table:formula="of:=[.$A36]*(ATAN([.$A36]/100-[.N$2])/PI()+0.5)" table:style-name="ce6">
            <text:p>34</text:p>
          </table:table-cell>
          <table:table-cell office:value-type="float" office:value="29.323320771646916" table:formula="of:=[.$A36]*(ATAN([.$A36]/100-[.O$2])/PI()+0.5)" table:style-name="ce6">
            <text:p>29</text:p>
          </table:table-cell>
          <table:table-cell office:value-type="float" office:value="25.890926341039634" table:formula="of:=[.$A36]*(ATAN([.$A36]/100-[.P$2])/PI()+0.5)" table:style-name="ce6">
            <text:p>26</text:p>
          </table:table-cell>
          <table:table-cell office:value-type="float" office:value="23.166794819352319" table:formula="of:=[.$A36]*(ATAN([.$A36]/100-[.Q$2])/PI()+0.5)" table:style-name="ce6">
            <text:p>23</text:p>
          </table:table-cell>
          <table:table-cell table:number-columns-repeated="16367"/>
        </table:table-row>
        <table:table-row table:style-name="ro1">
          <table:table-cell office:value-type="float" office:value="350" table:style-name="ce5">
            <text:p>350</text:p>
          </table:table-cell>
          <table:table-cell office:value-type="float" office:value="314.15426617765166" table:formula="of:=[.$A37]*(ATAN([.$A37]/100-[.B$2])/PI()+0.5)" table:style-name="ce6">
            <text:p>314</text:p>
          </table:table-cell>
          <table:table-cell office:value-type="float" office:value="307.60837044320482" table:formula="of:=[.$A37]*(ATAN([.$A37]/100-[.C$2])/PI()+0.5)" table:style-name="ce6">
            <text:p>308</text:p>
          </table:table-cell>
          <table:table-cell office:value-type="float" office:value="298.34573382234834" table:formula="of:=[.$A37]*(ATAN([.$A37]/100-[.D$2])/PI()+0.5)" table:style-name="ce6">
            <text:p>298</text:p>
          </table:table-cell>
          <table:table-cell office:value-type="float" office:value="284.49153536615046" table:formula="of:=[.$A37]*(ATAN([.$A37]/100-[.E$2])/PI()+0.5)" table:style-name="ce6">
            <text:p>284</text:p>
          </table:table-cell>
          <table:table-cell office:value-type="float" office:value="262.5" table:formula="of:=[.$A37]*(ATAN([.$A37]/100-[.F$2])/PI()+0.5)" table:style-name="ce6">
            <text:p>263</text:p>
          </table:table-cell>
          <table:table-cell office:value-type="float" office:value="226.65426617765164" table:formula="of:=[.$A37]*(ATAN([.$A37]/100-[.G$2])/PI()+0.5)" table:style-name="ce6">
            <text:p>227</text:p>
          </table:table-cell>
          <table:table-cell office:value-type="float" office:value="175" table:formula="of:=[.$A37]*(ATAN([.$A37]/100-[.H$2])/PI()+0.5)" table:style-name="ce6">
            <text:p>175</text:p>
          </table:table-cell>
          <table:table-cell office:value-type="float" office:value="123.34573382234836" table:formula="of:=[.$A37]*(ATAN([.$A37]/100-[.I$2])/PI()+0.5)" table:style-name="ce6">
            <text:p>123</text:p>
          </table:table-cell>
          <table:table-cell office:value-type="float" office:value="87.5" table:formula="of:=[.$A37]*(ATAN([.$A37]/100-[.J$2])/PI()+0.5)" table:style-name="ce6">
            <text:p>88</text:p>
          </table:table-cell>
          <table:table-cell office:value-type="float" office:value="65.508464633849584" table:formula="of:=[.$A37]*(ATAN([.$A37]/100-[.K$2])/PI()+0.5)" table:style-name="ce6">
            <text:p>66</text:p>
          </table:table-cell>
          <table:table-cell office:value-type="float" office:value="51.654266177651643" table:formula="of:=[.$A37]*(ATAN([.$A37]/100-[.L$2])/PI()+0.5)" table:style-name="ce6">
            <text:p>52</text:p>
          </table:table-cell>
          <table:table-cell office:value-type="float" office:value="42.391629556795195" table:formula="of:=[.$A37]*(ATAN([.$A37]/100-[.M$2])/PI()+0.5)" table:style-name="ce6">
            <text:p>42</text:p>
          </table:table-cell>
          <table:table-cell office:value-type="float" office:value="35.845733822348357" table:formula="of:=[.$A37]*(ATAN([.$A37]/100-[.N$2])/PI()+0.5)" table:style-name="ce6">
            <text:p>36</text:p>
          </table:table-cell>
          <table:table-cell office:value-type="float" office:value="31.004936474016649" table:formula="of:=[.$A37]*(ATAN([.$A37]/100-[.O$2])/PI()+0.5)" table:style-name="ce6">
            <text:p>31</text:p>
          </table:table-cell>
          <table:table-cell office:value-type="float" office:value="27.292695632079241" table:formula="of:=[.$A37]*(ATAN([.$A37]/100-[.P$2])/PI()+0.5)" table:style-name="ce6">
            <text:p>27</text:p>
          </table:table-cell>
          <table:table-cell office:value-type="float" office:value="24.361570545572384" table:formula="of:=[.$A37]*(ATAN([.$A37]/100-[.Q$2])/PI()+0.5)" table:style-name="ce6">
            <text:p>24</text:p>
          </table:table-cell>
          <table:table-cell table:number-columns-repeated="16367"/>
        </table:table-row>
        <table:table-row table:style-name="ro1">
          <table:table-cell office:value-type="float" office:value="360" table:style-name="ce5">
            <text:p>360</text:p>
          </table:table-cell>
          <table:table-cell office:value-type="float" office:value="324.2426068083173" table:formula="of:=[.$A38]*(ATAN([.$A38]/100-[.B$2])/PI()+0.5)" table:style-name="ce6">
            <text:p>324</text:p>
          </table:table-cell>
          <table:table-cell office:value-type="float" office:value="317.92497794915636" table:formula="of:=[.$A38]*(ATAN([.$A38]/100-[.C$2])/PI()+0.5)" table:style-name="ce6">
            <text:p>318</text:p>
          </table:table-cell>
          <table:table-cell office:value-type="float" office:value="309.07330987625676" table:formula="of:=[.$A38]*(ATAN([.$A38]/100-[.D$2])/PI()+0.5)" table:style-name="ce6">
            <text:p>309</text:p>
          </table:table-cell>
          <table:table-cell office:value-type="float" office:value="295.98923358383297" table:formula="of:=[.$A38]*(ATAN([.$A38]/100-[.E$2])/PI()+0.5)" table:style-name="ce6">
            <text:p>296</text:p>
          </table:table-cell>
          <table:table-cell office:value-type="float" office:value="275.45262198781251" table:formula="of:=[.$A38]*(ATAN([.$A38]/100-[.F$2])/PI()+0.5)" table:style-name="ce6">
            <text:p>275</text:p>
          </table:table-cell>
          <table:table-cell office:value-type="float" office:value="241.92751306414706" table:formula="of:=[.$A38]*(ATAN([.$A38]/100-[.G$2])/PI()+0.5)" table:style-name="ce6">
            <text:p>242</text:p>
          </table:table-cell>
          <table:table-cell office:value-type="float" office:value="191.42118627499931" table:formula="of:=[.$A38]*(ATAN([.$A38]/100-[.H$2])/PI()+0.5)" table:style-name="ce6">
            <text:p>191</text:p>
          </table:table-cell>
          <table:table-cell office:value-type="float" office:value="136.3971810272964" table:formula="of:=[.$A38]*(ATAN([.$A38]/100-[.I$2])/PI()+0.5)" table:style-name="ce6">
            <text:p>136</text:p>
          </table:table-cell>
          <table:table-cell office:value-type="float" office:value="96.025575008366687" table:formula="of:=[.$A38]*(ATAN([.$A38]/100-[.J$2])/PI()+0.5)" table:style-name="ce6">
            <text:p>96</text:p>
          </table:table-cell>
          <table:table-cell office:value-type="float" office:value="71.075355583948763" table:formula="of:=[.$A38]*(ATAN([.$A38]/100-[.K$2])/PI()+0.5)" table:style-name="ce6">
            <text:p>71</text:p>
          </table:table-cell>
          <table:table-cell office:value-type="float" office:value="55.517081202120039" table:formula="of:=[.$A38]*(ATAN([.$A38]/100-[.L$2])/PI()+0.5)" table:style-name="ce6">
            <text:p>56</text:p>
          </table:table-cell>
          <table:table-cell office:value-type="float" office:value="45.23972989608086" table:formula="of:=[.$A38]*(ATAN([.$A38]/100-[.M$2])/PI()+0.5)" table:style-name="ce6">
            <text:p>45</text:p>
          </table:table-cell>
          <table:table-cell office:value-type="float" office:value="38.05121207513735" table:formula="of:=[.$A38]*(ATAN([.$A38]/100-[.N$2])/PI()+0.5)" table:style-name="ce6">
            <text:p>38</text:p>
          </table:table-cell>
          <table:table-cell office:value-type="float" office:value="32.779080668069561" table:formula="of:=[.$A38]*(ATAN([.$A38]/100-[.O$2])/PI()+0.5)" table:style-name="ce6">
            <text:p>33</text:p>
          </table:table-cell>
          <table:table-cell office:value-type="float" office:value="28.762789182181201" table:formula="of:=[.$A38]*(ATAN([.$A38]/100-[.P$2])/PI()+0.5)" table:style-name="ce6">
            <text:p>29</text:p>
          </table:table-cell>
          <table:table-cell office:value-type="float" office:value="25.608532130573483" table:formula="of:=[.$A38]*(ATAN([.$A38]/100-[.Q$2])/PI()+0.5)" table:style-name="ce6">
            <text:p>26</text:p>
          </table:table-cell>
          <table:table-cell table:number-columns-repeated="16367"/>
        </table:table-row>
        <table:table-row table:style-name="ro1">
          <table:table-cell office:value-type="float" office:value="370" table:style-name="ce5">
            <text:p>370</text:p>
          </table:table-cell>
          <table:table-cell office:value-type="float" office:value="334.32783824768507" table:formula="of:=[.$A39]*(ATAN([.$A39]/100-[.B$2])/PI()+0.5)" table:style-name="ce6">
            <text:p>334</text:p>
          </table:table-cell>
          <table:table-cell office:value-type="float" office:value="328.22466318347062" table:formula="of:=[.$A39]*(ATAN([.$A39]/100-[.C$2])/PI()+0.5)" table:style-name="ce6">
            <text:p>328</text:p>
          </table:table-cell>
          <table:table-cell office:value-type="float" office:value="319.75409295136598" table:formula="of:=[.$A39]*(ATAN([.$A39]/100-[.D$2])/PI()+0.5)" table:style-name="ce6">
            <text:p>320</text:p>
          </table:table-cell>
          <table:table-cell office:value-type="float" office:value="307.37637988777692" table:formula="of:=[.$A39]*(ATAN([.$A39]/100-[.E$2])/PI()+0.5)" table:style-name="ce6">
            <text:p>307</text:p>
          </table:table-cell>
          <table:table-cell office:value-type="float" office:value="288.17743719923271" table:formula="of:=[.$A39]*(ATAN([.$A39]/100-[.F$2])/PI()+0.5)" table:style-name="ce6">
            <text:p>288</text:p>
          </table:table-cell>
          <table:table-cell office:value-type="float" office:value="256.92804151925947" table:formula="of:=[.$A39]*(ATAN([.$A39]/100-[.G$2])/PI()+0.5)" table:style-name="ce6">
            <text:p>257</text:p>
          </table:table-cell>
          <table:table-cell office:value-type="float" office:value="208.24819452993046" table:formula="of:=[.$A39]*(ATAN([.$A39]/100-[.H$2])/PI()+0.5)" table:style-name="ce6">
            <text:p>208</text:p>
          </table:table-cell>
          <table:table-cell office:value-type="float" office:value="150.67377574123535" table:formula="of:=[.$A39]*(ATAN([.$A39]/100-[.I$2])/PI()+0.5)" table:style-name="ce6">
            <text:p>151</text:p>
          </table:table-cell>
          <table:table-cell office:value-type="float" office:value="105.53261636659261" table:formula="of:=[.$A39]*(ATAN([.$A39]/100-[.J$2])/PI()+0.5)" table:style-name="ce6">
            <text:p>106</text:p>
          </table:table-cell>
          <table:table-cell office:value-type="float" office:value="77.224328059256521" table:formula="of:=[.$A39]*(ATAN([.$A39]/100-[.K$2])/PI()+0.5)" table:style-name="ce6">
            <text:p>77</text:p>
          </table:table-cell>
          <table:table-cell office:value-type="float" office:value="59.723352870325236" table:formula="of:=[.$A39]*(ATAN([.$A39]/100-[.L$2])/PI()+0.5)" table:style-name="ce6">
            <text:p>60</text:p>
          </table:table-cell>
          <table:table-cell office:value-type="float" office:value="48.302607222790414" table:formula="of:=[.$A39]*(ATAN([.$A39]/100-[.M$2])/PI()+0.5)" table:style-name="ce6">
            <text:p>48</text:p>
          </table:table-cell>
          <table:table-cell office:value-type="float" office:value="40.399527230442914" table:formula="of:=[.$A39]*(ATAN([.$A39]/100-[.N$2])/PI()+0.5)" table:style-name="ce6">
            <text:p>40</text:p>
          </table:table-cell>
          <table:table-cell office:value-type="float" office:value="34.653375244795349" table:formula="of:=[.$A39]*(ATAN([.$A39]/100-[.O$2])/PI()+0.5)" table:style-name="ce6">
            <text:p>35</text:p>
          </table:table-cell>
          <table:table-cell office:value-type="float" office:value="30.306212497189836" table:formula="of:=[.$A39]*(ATAN([.$A39]/100-[.P$2])/PI()+0.5)" table:style-name="ce6">
            <text:p>30</text:p>
          </table:table-cell>
          <table:table-cell office:value-type="float" office:value="26.911113521157382" table:formula="of:=[.$A39]*(ATAN([.$A39]/100-[.Q$2])/PI()+0.5)" table:style-name="ce6">
            <text:p>27</text:p>
          </table:table-cell>
          <table:table-cell table:number-columns-repeated="16367"/>
        </table:table-row>
        <table:table-row table:style-name="ro1">
          <table:table-cell office:value-type="float" office:value="380" table:style-name="ce5">
            <text:p>380</text:p>
          </table:table-cell>
          <table:table-cell office:value-type="float" office:value="344.41004704588585" table:formula="of:=[.$A40]*(ATAN([.$A40]/100-[.B$2])/PI()+0.5)" table:style-name="ce6">
            <text:p>344</text:p>
          </table:table-cell>
          <table:table-cell office:value-type="float" office:value="338.50859365522081" table:formula="of:=[.$A40]*(ATAN([.$A40]/100-[.C$2])/PI()+0.5)" table:style-name="ce6">
            <text:p>339</text:p>
          </table:table-cell>
          <table:table-cell office:value-type="float" office:value="330.39191690632333" table:formula="of:=[.$A40]*(ATAN([.$A40]/100-[.D$2])/PI()+0.5)" table:style-name="ce6">
            <text:p>330</text:p>
          </table:table-cell>
          <table:table-cell office:value-type="float" office:value="318.66250245750382" table:formula="of:=[.$A40]*(ATAN([.$A40]/100-[.E$2])/PI()+0.5)" table:style-name="ce6">
            <text:p>319</text:p>
          </table:table-cell>
          <table:table-cell office:value-type="float" office:value="300.68852793914198" table:formula="of:=[.$A40]*(ATAN([.$A40]/100-[.F$2])/PI()+0.5)" table:style-name="ce6">
            <text:p>301</text:p>
          </table:table-cell>
          <table:table-cell office:value-type="float" office:value="271.61515075863463" table:formula="of:=[.$A40]*(ATAN([.$A40]/100-[.G$2])/PI()+0.5)" table:style-name="ce6">
            <text:p>272</text:p>
          </table:table-cell>
          <table:table-cell office:value-type="float" office:value="225.25396004954209" table:formula="of:=[.$A40]*(ATAN([.$A40]/100-[.H$2])/PI()+0.5)" table:style-name="ce6">
            <text:p>225</text:p>
          </table:table-cell>
          <table:table-cell office:value-type="float" office:value="166.12347588817951" table:formula="of:=[.$A40]*(ATAN([.$A40]/100-[.I$2])/PI()+0.5)" table:style-name="ce6">
            <text:p>166</text:p>
          </table:table-cell>
          <table:table-cell office:value-type="float" office:value="116.12795735859837" table:formula="of:=[.$A40]*(ATAN([.$A40]/100-[.J$2])/PI()+0.5)" table:style-name="ce6">
            <text:p>116</text:p>
          </table:table-cell>
          <table:table-cell office:value-type="float" office:value="84.033983417004279" table:formula="of:=[.$A40]*(ATAN([.$A40]/100-[.K$2])/PI()+0.5)" table:style-name="ce6">
            <text:p>84</text:p>
          </table:table-cell>
          <table:table-cell office:value-type="float" office:value="64.316150385526413" table:formula="of:=[.$A40]*(ATAN([.$A40]/100-[.L$2])/PI()+0.5)" table:style-name="ce6">
            <text:p>64</text:p>
          </table:table-cell>
          <table:table-cell office:value-type="float" office:value="51.603904536434911" table:formula="of:=[.$A40]*(ATAN([.$A40]/100-[.M$2])/PI()+0.5)" table:style-name="ce6">
            <text:p>52</text:p>
          </table:table-cell>
          <table:table-cell office:value-type="float" office:value="42.904399973732865" table:formula="of:=[.$A40]*(ATAN([.$A40]/100-[.N$2])/PI()+0.5)" table:style-name="ce6">
            <text:p>43</text:p>
          </table:table-cell>
          <table:table-cell office:value-type="float" office:value="36.636274232107233" table:formula="of:=[.$A40]*(ATAN([.$A40]/100-[.O$2])/PI()+0.5)" table:style-name="ce6">
            <text:p>37</text:p>
          </table:table-cell>
          <table:table-cell office:value-type="float" office:value="31.928459873100064" table:formula="of:=[.$A40]*(ATAN([.$A40]/100-[.P$2])/PI()+0.5)" table:style-name="ce6">
            <text:p>32</text:p>
          </table:table-cell>
          <table:table-cell office:value-type="float" office:value="28.273050813474544" table:formula="of:=[.$A40]*(ATAN([.$A40]/100-[.Q$2])/PI()+0.5)" table:style-name="ce6">
            <text:p>28</text:p>
          </table:table-cell>
          <table:table-cell table:number-columns-repeated="16367"/>
        </table:table-row>
        <table:table-row table:style-name="ro1">
          <table:table-cell office:value-type="float" office:value="390" table:style-name="ce5">
            <text:p>390</text:p>
          </table:table-cell>
          <table:table-cell office:value-type="float" office:value="354.48932927625799" table:formula="of:=[.$A41]*(ATAN([.$A41]/100-[.B$2])/PI()+0.5)" table:style-name="ce6">
            <text:p>354</text:p>
          </table:table-cell>
          <table:table-cell office:value-type="float" office:value="348.77785358526791" table:formula="of:=[.$A41]*(ATAN([.$A41]/100-[.C$2])/PI()+0.5)" table:style-name="ce6">
            <text:p>349</text:p>
          </table:table-cell>
          <table:table-cell office:value-type="float" office:value="340.99029261257908" table:formula="of:=[.$A41]*(ATAN([.$A41]/100-[.D$2])/PI()+0.5)" table:style-name="ce6">
            <text:p>341</text:p>
          </table:table-cell>
          <table:table-cell office:value-type="float" office:value="329.85649536436995" table:formula="of:=[.$A41]*(ATAN([.$A41]/100-[.E$2])/PI()+0.5)" table:style-name="ce6">
            <text:p>330</text:p>
          </table:table-cell>
          <table:table-cell office:value-type="float" office:value="313.00169811738886" table:formula="of:=[.$A41]*(ATAN([.$A41]/100-[.F$2])/PI()+0.5)" table:style-name="ce6">
            <text:p>313</text:p>
          </table:table-cell>
          <table:table-cell office:value-type="float" office:value="285.9722937409361" table:formula="of:=[.$A41]*(ATAN([.$A41]/100-[.G$2])/PI()+0.5)" table:style-name="ce6">
            <text:p>286</text:p>
          </table:table-cell>
          <table:table-cell office:value-type="float" office:value="242.2363872204289" table:formula="of:=[.$A41]*(ATAN([.$A41]/100-[.H$2])/PI()+0.5)" table:style-name="ce6">
            <text:p>242</text:p>
          </table:table-cell>
          <table:table-cell office:value-type="float" office:value="182.6270482020841" table:formula="of:=[.$A41]*(ATAN([.$A41]/100-[.I$2])/PI()+0.5)" table:style-name="ce6">
            <text:p>183</text:p>
          </table:table-cell>
          <table:table-cell office:value-type="float" office:value="127.91186084717401" table:formula="of:=[.$A41]*(ATAN([.$A41]/100-[.J$2])/PI()+0.5)" table:style-name="ce6">
            <text:p>128</text:p>
          </table:table-cell>
          <table:table-cell office:value-type="float" office:value="91.592992846536418" table:formula="of:=[.$A41]*(ATAN([.$A41]/100-[.K$2])/PI()+0.5)" table:style-name="ce6">
            <text:p>92</text:p>
          </table:table-cell>
          <table:table-cell office:value-type="float" office:value="69.344996950847573" table:formula="of:=[.$A41]*(ATAN([.$A41]/100-[.L$2])/PI()+0.5)" table:style-name="ce6">
            <text:p>69</text:p>
          </table:table-cell>
          <table:table-cell office:value-type="float" office:value="55.170580967388496" table:formula="of:=[.$A41]*(ATAN([.$A41]/100-[.M$2])/PI()+0.5)" table:style-name="ce6">
            <text:p>55</text:p>
          </table:table-cell>
          <table:table-cell office:value-type="float" office:value="45.581273888413939" table:formula="of:=[.$A41]*(ATAN([.$A41]/100-[.N$2])/PI()+0.5)" table:style-name="ce6">
            <text:p>46</text:p>
          </table:table-cell>
          <table:table-cell office:value-type="float" office:value="38.737175957656227" table:formula="of:=[.$A41]*(ATAN([.$A41]/100-[.O$2])/PI()+0.5)" table:style-name="ce6">
            <text:p>39</text:p>
          </table:table-cell>
          <table:table-cell office:value-type="float" office:value="33.635573826300877" table:formula="of:=[.$A41]*(ATAN([.$A41]/100-[.P$2])/PI()+0.5)" table:style-name="ce6">
            <text:p>34</text:p>
          </table:table-cell>
          <table:table-cell office:value-type="float" office:value="29.698415508839581" table:formula="of:=[.$A41]*(ATAN([.$A41]/100-[.Q$2])/PI()+0.5)" table:style-name="ce6">
            <text:p>30</text:p>
          </table:table-cell>
          <table:table-cell table:number-columns-repeated="16367"/>
        </table:table-row>
        <table:table-row table:style-name="ro1">
          <table:table-cell office:value-type="float" office:value="400" table:style-name="ce5">
            <text:p>400</text:p>
          </table:table-cell>
          <table:table-cell office:value-type="float" office:value="364.56578688683811" table:formula="of:=[.$A42]*(ATAN([.$A42]/100-[.B$2])/PI()+0.5)" table:style-name="ce6">
            <text:p>365</text:p>
          </table:table-cell>
          <table:table-cell office:value-type="float" office:value="359.03344706017333" table:formula="of:=[.$A42]*(ATAN([.$A42]/100-[.C$2])/PI()+0.5)" table:style-name="ce6">
            <text:p>359</text:p>
          </table:table-cell>
          <table:table-cell office:value-type="float" office:value="351.55242336366268" table:formula="of:=[.$A42]*(ATAN([.$A42]/100-[.D$2])/PI()+0.5)" table:style-name="ce6">
            <text:p>352</text:p>
          </table:table-cell>
          <table:table-cell office:value-type="float" office:value="340.96655293982667" table:formula="of:=[.$A42]*(ATAN([.$A42]/100-[.E$2])/PI()+0.5)" table:style-name="ce6">
            <text:p>341</text:p>
          </table:table-cell>
          <table:table-cell office:value-type="float" office:value="325.13318327560052" table:formula="of:=[.$A42]*(ATAN([.$A42]/100-[.F$2])/PI()+0.5)" table:style-name="ce6">
            <text:p>325</text:p>
          </table:table-cell>
          <table:table-cell office:value-type="float" office:value="300" table:formula="of:=[.$A42]*(ATAN([.$A42]/100-[.G$2])/PI()+0.5)" table:style-name="ce6">
            <text:p>300</text:p>
          </table:table-cell>
          <table:table-cell office:value-type="float" office:value="259.03344706017333" table:formula="of:=[.$A42]*(ATAN([.$A42]/100-[.H$2])/PI()+0.5)" table:style-name="ce6">
            <text:p>259</text:p>
          </table:table-cell>
          <table:table-cell office:value-type="float" office:value="200" table:formula="of:=[.$A42]*(ATAN([.$A42]/100-[.I$2])/PI()+0.5)" table:style-name="ce6">
            <text:p>200</text:p>
          </table:table-cell>
          <table:table-cell office:value-type="float" office:value="140.9665529398267" table:formula="of:=[.$A42]*(ATAN([.$A42]/100-[.J$2])/PI()+0.5)" table:style-name="ce6">
            <text:p>141</text:p>
          </table:table-cell>
          <table:table-cell office:value-type="float" office:value="100" table:formula="of:=[.$A42]*(ATAN([.$A42]/100-[.K$2])/PI()+0.5)" table:style-name="ce6">
            <text:p>100</text:p>
          </table:table-cell>
          <table:table-cell office:value-type="float" office:value="74.866816724399527" table:formula="of:=[.$A42]*(ATAN([.$A42]/100-[.L$2])/PI()+0.5)" table:style-name="ce6">
            <text:p>75</text:p>
          </table:table-cell>
          <table:table-cell office:value-type="float" office:value="59.033447060173302" table:formula="of:=[.$A42]*(ATAN([.$A42]/100-[.M$2])/PI()+0.5)" table:style-name="ce6">
            <text:p>59</text:p>
          </table:table-cell>
          <table:table-cell office:value-type="float" office:value="48.447576636337367" table:formula="of:=[.$A42]*(ATAN([.$A42]/100-[.N$2])/PI()+0.5)" table:style-name="ce6">
            <text:p>48</text:p>
          </table:table-cell>
          <table:table-cell office:value-type="float" office:value="40.966552939826698" table:formula="of:=[.$A42]*(ATAN([.$A42]/100-[.O$2])/PI()+0.5)" table:style-name="ce6">
            <text:p>41</text:p>
          </table:table-cell>
          <table:table-cell office:value-type="float" office:value="35.434213113161881" table:formula="of:=[.$A42]*(ATAN([.$A42]/100-[.P$2])/PI()+0.5)" table:style-name="ce6">
            <text:p>35</text:p>
          </table:table-cell>
          <table:table-cell office:value-type="float" office:value="31.191652150947704" table:formula="of:=[.$A42]*(ATAN([.$A42]/100-[.Q$2])/PI()+0.5)" table:style-name="ce6">
            <text:p>31</text:p>
          </table:table-cell>
          <table:table-cell table:number-columns-repeated="16367"/>
        </table:table-row>
        <table:table-row table:style-name="ro1">
          <table:table-cell office:value-type="float" office:value="410" table:style-name="ce5">
            <text:p>410</text:p>
          </table:table-cell>
          <table:table-cell office:value-type="float" office:value="374.63952495183753" table:formula="of:=[.$A43]*(ATAN([.$A43]/100-[.B$2])/PI()+0.5)" table:style-name="ce6">
            <text:p>375</text:p>
          </table:table-cell>
          <table:table-cell office:value-type="float" office:value="369.27630219836141" table:formula="of:=[.$A43]*(ATAN([.$A43]/100-[.C$2])/PI()+0.5)" table:style-name="ce6">
            <text:p>369</text:p>
          </table:table-cell>
          <table:table-cell office:value-type="float" office:value="362.08122488653919" table:formula="of:=[.$A43]*(ATAN([.$A43]/100-[.D$2])/PI()+0.5)" table:style-name="ce6">
            <text:p>362</text:p>
          </table:table-cell>
          <table:table-cell office:value-type="float" office:value="352.0001584701813" table:formula="of:=[.$A43]*(ATAN([.$A43]/100-[.E$2])/PI()+0.5)" table:style-name="ce6">
            <text:p>352</text:p>
          </table:table-cell>
          <table:table-cell office:value-type="float" office:value="337.09884935936537" table:formula="of:=[.$A43]*(ATAN([.$A43]/100-[.F$2])/PI()+0.5)" table:style-name="ce6">
            <text:p>337</text:p>
          </table:table-cell>
          <table:table-cell office:value-type="float" office:value="313.70993059723094" table:formula="of:=[.$A43]*(ATAN([.$A43]/100-[.G$2])/PI()+0.5)" table:style-name="ce6">
            <text:p>314</text:p>
          </table:table-cell>
          <table:table-cell office:value-type="float" office:value="275.52855654527855" table:formula="of:=[.$A43]*(ATAN([.$A43]/100-[.H$2])/PI()+0.5)" table:style-name="ce6">
            <text:p>276</text:p>
          </table:table-cell>
          <table:table-cell office:value-type="float" office:value="218.00746214652693" table:formula="of:=[.$A43]*(ATAN([.$A43]/100-[.I$2])/PI()+0.5)" table:style-name="ce6">
            <text:p>218</text:p>
          </table:table-cell>
          <table:table-cell office:value-type="float" office:value="155.34123394775418" table:formula="of:=[.$A43]*(ATAN([.$A43]/100-[.J$2])/PI()+0.5)" table:style-name="ce6">
            <text:p>155</text:p>
          </table:table-cell>
          <table:table-cell office:value-type="float" office:value="109.36246042619537" table:formula="of:=[.$A43]*(ATAN([.$A43]/100-[.K$2])/PI()+0.5)" table:style-name="ce6">
            <text:p>109</text:p>
          </table:table-cell>
          <table:table-cell office:value-type="float" office:value="80.946932748386075" table:formula="of:=[.$A43]*(ATAN([.$A43]/100-[.L$2])/PI()+0.5)" table:style-name="ce6">
            <text:p>81</text:p>
          </table:table-cell>
          <table:table-cell office:value-type="float" office:value="63.227786924636717" table:formula="of:=[.$A43]*(ATAN([.$A43]/100-[.M$2])/PI()+0.5)" table:style-name="ce6">
            <text:p>63</text:p>
          </table:table-cell>
          <table:table-cell office:value-type="float" office:value="51.523025714980939" table:formula="of:=[.$A43]*(ATAN([.$A43]/100-[.N$2])/PI()+0.5)" table:style-name="ce6">
            <text:p>52</text:p>
          </table:table-cell>
          <table:table-cell office:value-type="float" office:value="43.336102641128647" table:formula="of:=[.$A43]*(ATAN([.$A43]/100-[.O$2])/PI()+0.5)" table:style-name="ce6">
            <text:p>43</text:p>
          </table:table-cell>
          <table:table-cell office:value-type="float" office:value="37.331730760856999" table:formula="of:=[.$A43]*(ATAN([.$A43]/100-[.P$2])/PI()+0.5)" table:style-name="ce6">
            <text:p>37</text:p>
          </table:table-cell>
          <table:table-cell office:value-type="float" office:value="32.757621013039703" table:formula="of:=[.$A43]*(ATAN([.$A43]/100-[.Q$2])/PI()+0.5)" table:style-name="ce6">
            <text:p>33</text:p>
          </table:table-cell>
          <table:table-cell table:number-columns-repeated="16367"/>
        </table:table-row>
        <table:table-row table:style-name="ro1">
          <table:table-cell office:value-type="float" office:value="420" table:style-name="ce5">
            <text:p>420</text:p>
          </table:table-cell>
          <table:table-cell office:value-type="float" office:value="384.71064961394205" table:formula="of:=[.$A44]*(ATAN([.$A44]/100-[.B$2])/PI()+0.5)" table:style-name="ce6">
            <text:p>385</text:p>
          </table:table-cell>
          <table:table-cell office:value-type="float" office:value="379.50727584872357" table:formula="of:=[.$A44]*(ATAN([.$A44]/100-[.C$2])/PI()+0.5)" table:style-name="ce6">
            <text:p>380</text:p>
          </table:table-cell>
          <table:table-cell office:value-type="float" office:value="372.57934739745315" table:formula="of:=[.$A44]*(ATAN([.$A44]/100-[.D$2])/PI()+0.5)" table:style-name="ce6">
            <text:p>373</text:p>
          </table:table-cell>
          <table:table-cell office:value-type="float" office:value="362.96410551236141" table:formula="of:=[.$A44]*(ATAN([.$A44]/100-[.E$2])/PI()+0.5)" table:style-name="ce6">
            <text:p>363</text:p>
          </table:table-cell>
          <table:table-cell office:value-type="float" office:value="348.91372852126028" table:formula="of:=[.$A44]*(ATAN([.$A44]/100-[.F$2])/PI()+0.5)" table:style-name="ce6">
            <text:p>349</text:p>
          </table:table-cell>
          <table:table-cell office:value-type="float" office:value="327.12033411804794" table:formula="of:=[.$A44]*(ATAN([.$A44]/100-[.G$2])/PI()+0.5)" table:style-name="ce6">
            <text:p>327</text:p>
          </table:table-cell>
          <table:table-cell office:value-type="float" office:value="291.64804712997022" table:formula="of:=[.$A44]*(ATAN([.$A44]/100-[.H$2])/PI()+0.5)" table:style-name="ce6">
            <text:p>292</text:p>
          </table:table-cell>
          <table:table-cell office:value-type="float" office:value="236.38984243938052" table:formula="of:=[.$A44]*(ATAN([.$A44]/100-[.I$2])/PI()+0.5)" table:style-name="ce6">
            <text:p>236</text:p>
          </table:table-cell>
          <table:table-cell office:value-type="float" office:value="171.03509678734824" table:formula="of:=[.$A44]*(ATAN([.$A44]/100-[.J$2])/PI()+0.5)" table:style-name="ce6">
            <text:p>171</text:p>
          </table:table-cell>
          <table:table-cell office:value-type="float" office:value="119.79378074045647" table:formula="of:=[.$A44]*(ATAN([.$A44]/100-[.K$2])/PI()+0.5)" table:style-name="ce6">
            <text:p>120</text:p>
          </table:table-cell>
          <table:table-cell office:value-type="float" office:value="87.660048067264157" table:formula="of:=[.$A44]*(ATAN([.$A44]/100-[.L$2])/PI()+0.5)" table:style-name="ce6">
            <text:p>88</text:p>
          </table:table-cell>
          <table:table-cell office:value-type="float" office:value="67.79407623118" table:formula="of:=[.$A44]*(ATAN([.$A44]/100-[.M$2])/PI()+0.5)" table:style-name="ce6">
            <text:p>68</text:p>
          </table:table-cell>
          <table:table-cell office:value-type="float" office:value="54.829986577221554" table:formula="of:=[.$A44]*(ATAN([.$A44]/100-[.N$2])/PI()+0.5)" table:style-name="ce6">
            <text:p>55</text:p>
          </table:table-cell>
          <table:table-cell office:value-type="float" office:value="45.85892280212439" table:formula="of:=[.$A44]*(ATAN([.$A44]/100-[.O$2])/PI()+0.5)" table:style-name="ce6">
            <text:p>46</text:p>
          </table:table-cell>
          <table:table-cell office:value-type="float" office:value="39.336263791389314" table:formula="of:=[.$A44]*(ATAN([.$A44]/100-[.P$2])/PI()+0.5)" table:style-name="ce6">
            <text:p>39</text:p>
          </table:table-cell>
          <table:table-cell office:value-type="float" office:value="34.401646618431705" table:formula="of:=[.$A44]*(ATAN([.$A44]/100-[.Q$2])/PI()+0.5)" table:style-name="ce6">
            <text:p>34</text:p>
          </table:table-cell>
          <table:table-cell table:number-columns-repeated="16367"/>
        </table:table-row>
        <table:table-row table:style-name="ro1">
          <table:table-cell office:value-type="float" office:value="430" table:style-name="ce5">
            <text:p>430</text:p>
          </table:table-cell>
          <table:table-cell office:value-type="float" office:value="394.77926655731994" table:formula="of:=[.$A45]*(ATAN([.$A45]/100-[.B$2])/PI()+0.5)" table:style-name="ce6">
            <text:p>395</text:p>
          </table:table-cell>
          <table:table-cell office:value-type="float" office:value="389.72715849929187" table:formula="of:=[.$A45]*(ATAN([.$A45]/100-[.C$2])/PI()+0.5)" table:style-name="ce6">
            <text:p>390</text:p>
          </table:table-cell>
          <table:table-cell office:value-type="float" office:value="383.0491980835393" table:formula="of:=[.$A45]*(ATAN([.$A45]/100-[.D$2])/PI()+0.5)" table:style-name="ce6">
            <text:p>383</text:p>
          </table:table-cell>
          <table:table-cell office:value-type="float" office:value="373.86453755189217" table:formula="of:=[.$A45]*(ATAN([.$A45]/100-[.E$2])/PI()+0.5)" table:style-name="ce6">
            <text:p>374</text:p>
          </table:table-cell>
          <table:table-cell office:value-type="float" office:value="360.59177909664908" table:formula="of:=[.$A45]*(ATAN([.$A45]/100-[.F$2])/PI()+0.5)" table:style-name="ce6">
            <text:p>361</text:p>
          </table:table-cell>
          <table:table-cell office:value-type="float" office:value="340.25280793113433" table:formula="of:=[.$A45]*(ATAN([.$A45]/100-[.G$2])/PI()+0.5)" table:style-name="ce6">
            <text:p>340</text:p>
          </table:table-cell>
          <table:table-cell office:value-type="float" office:value="307.35398638477074" table:formula="of:=[.$A45]*(ATAN([.$A45]/100-[.H$2])/PI()+0.5)" table:style-name="ce6">
            <text:p>307</text:p>
          </table:table-cell>
          <table:table-cell office:value-type="float" office:value="254.8926390034292" table:formula="of:=[.$A45]*(ATAN([.$A45]/100-[.I$2])/PI()+0.5)" table:style-name="ce6">
            <text:p>255</text:p>
          </table:table-cell>
          <table:table-cell office:value-type="float" office:value="187.98182797872946" table:formula="of:=[.$A45]*(ATAN([.$A45]/100-[.J$2])/PI()+0.5)" table:style-name="ce6">
            <text:p>188</text:p>
          </table:table-cell>
          <table:table-cell office:value-type="float" office:value="131.40795174788764" table:formula="of:=[.$A45]*(ATAN([.$A45]/100-[.K$2])/PI()+0.5)" table:style-name="ce6">
            <text:p>131</text:p>
          </table:table-cell>
          <table:table-cell office:value-type="float" office:value="95.091086498189057" table:formula="of:=[.$A45]*(ATAN([.$A45]/100-[.L$2])/PI()+0.5)" table:style-name="ce6">
            <text:p>95</text:p>
          </table:table-cell>
          <table:table-cell office:value-type="float" office:value="72.778801752043037" table:formula="of:=[.$A45]*(ATAN([.$A45]/100-[.M$2])/PI()+0.5)" table:style-name="ce6">
            <text:p>73</text:p>
          </table:table-cell>
          <table:table-cell office:value-type="float" office:value="58.393891975439509" table:formula="of:=[.$A45]*(ATAN([.$A45]/100-[.N$2])/PI()+0.5)" table:style-name="ce6">
            <text:p>58</text:p>
          </table:table-cell>
          <table:table-cell office:value-type="float" office:value="48.549715759750349" table:formula="of:=[.$A45]*(ATAN([.$A45]/100-[.O$2])/PI()+0.5)" table:style-name="ce6">
            <text:p>49</text:p>
          </table:table-cell>
          <table:table-cell office:value-type="float" office:value="41.456836631068711" table:formula="of:=[.$A45]*(ATAN([.$A45]/100-[.P$2])/PI()+0.5)" table:style-name="ce6">
            <text:p>41</text:p>
          </table:table-cell>
          <table:table-cell office:value-type="float" office:value="36.129573014297442" table:formula="of:=[.$A45]*(ATAN([.$A45]/100-[.Q$2])/PI()+0.5)" table:style-name="ce6">
            <text:p>36</text:p>
          </table:table-cell>
          <table:table-cell table:number-columns-repeated="16367"/>
        </table:table-row>
        <table:table-row table:style-name="ro1">
          <table:table-cell office:value-type="float" office:value="440" table:style-name="ce5">
            <text:p>440</text:p>
          </table:table-cell>
          <table:table-cell office:value-type="float" office:value="404.8454798884452" table:formula="of:=[.$A46]*(ATAN([.$A46]/100-[.B$2])/PI()+0.5)" table:style-name="ce6">
            <text:p>405</text:p>
          </table:table-cell>
          <table:table-cell office:value-type="float" office:value="399.93667918347057" table:formula="of:=[.$A46]*(ATAN([.$A46]/100-[.C$2])/PI()+0.5)" table:style-name="ce6">
            <text:p>400</text:p>
          </table:table-cell>
          <table:table-cell office:value-type="float" office:value="393.4929630192766" table:formula="of:=[.$A46]*(ATAN([.$A46]/100-[.D$2])/PI()+0.5)" table:style-name="ce6">
            <text:p>393</text:p>
          </table:table-cell>
          <table:table-cell office:value-type="float" office:value="384.70699679367897" table:formula="of:=[.$A46]*(ATAN([.$A46]/100-[.E$2])/PI()+0.5)" table:style-name="ce6">
            <text:p>385</text:p>
          </table:table-cell>
          <table:table-cell office:value-type="float" office:value="372.14578964185324" table:formula="of:=[.$A46]*(ATAN([.$A46]/100-[.F$2])/PI()+0.5)" table:style-name="ce6">
            <text:p>372</text:p>
          </table:table-cell>
          <table:table-cell office:value-type="float" office:value="353.13012095295153" table:formula="of:=[.$A46]*(ATAN([.$A46]/100-[.G$2])/PI()+0.5)" table:style-name="ce6">
            <text:p>353</text:p>
          </table:table-cell>
          <table:table-cell office:value-type="float" office:value="322.63540832310741" table:formula="of:=[.$A46]*(ATAN([.$A46]/100-[.H$2])/PI()+0.5)" table:style-name="ce6">
            <text:p>323</text:p>
          </table:table-cell>
          <table:table-cell office:value-type="float" office:value="273.29233429997112" table:formula="of:=[.$A46]*(ATAN([.$A46]/100-[.I$2])/PI()+0.5)" table:style-name="ce6">
            <text:p>273</text:p>
          </table:table-cell>
          <table:table-cell office:value-type="float" office:value="206.04077233055648" table:formula="of:=[.$A46]*(ATAN([.$A46]/100-[.J$2])/PI()+0.5)" table:style-name="ce6">
            <text:p>206</text:p>
          </table:table-cell>
          <table:table-cell office:value-type="float" office:value="144.31081736604253" table:formula="of:=[.$A46]*(ATAN([.$A46]/100-[.K$2])/PI()+0.5)" table:style-name="ce6">
            <text:p>144</text:p>
          </table:table-cell>
          <table:table-cell office:value-type="float" office:value="103.33568423711803" table:formula="of:=[.$A46]*(ATAN([.$A46]/100-[.L$2])/PI()+0.5)" table:style-name="ce6">
            <text:p>103</text:p>
          </table:table-cell>
          <table:table-cell office:value-type="float" office:value="78.235381175315212" table:formula="of:=[.$A46]*(ATAN([.$A46]/100-[.M$2])/PI()+0.5)" table:style-name="ce6">
            <text:p>78</text:p>
          </table:table-cell>
          <table:table-cell office:value-type="float" office:value="62.243732373463942" table:formula="of:=[.$A46]*(ATAN([.$A46]/100-[.N$2])/PI()+0.5)" table:style-name="ce6">
            <text:p>62</text:p>
          </table:table-cell>
          <table:table-cell office:value-type="float" office:value="51.425026951031107" table:formula="of:=[.$A46]*(ATAN([.$A46]/100-[.O$2])/PI()+0.5)" table:style-name="ce6">
            <text:p>51</text:p>
          </table:table-cell>
          <table:table-cell office:value-type="float" office:value="43.703480567612154" table:formula="of:=[.$A46]*(ATAN([.$A46]/100-[.P$2])/PI()+0.5)" table:style-name="ce6">
            <text:p>44</text:p>
          </table:table-cell>
          <table:table-cell office:value-type="float" office:value="37.947826880954835" table:formula="of:=[.$A46]*(ATAN([.$A46]/100-[.Q$2])/PI()+0.5)" table:style-name="ce6">
            <text:p>38</text:p>
          </table:table-cell>
          <table:table-cell table:number-columns-repeated="16367"/>
        </table:table-row>
        <table:table-row table:style-name="ro1">
          <table:table-cell office:value-type="float" office:value="450" table:style-name="ce5">
            <text:p>450</text:p>
          </table:table-cell>
          <table:table-cell office:value-type="float" office:value="414.90939133018384" table:formula="of:=[.$A47]*(ATAN([.$A47]/100-[.B$2])/PI()+0.5)" table:style-name="ce6">
            <text:p>415</text:p>
          </table:table-cell>
          <table:table-cell office:value-type="float" office:value="410.13651024769285" table:formula="of:=[.$A47]*(ATAN([.$A47]/100-[.C$2])/PI()+0.5)" table:style-name="ce6">
            <text:p>410</text:p>
          </table:table-cell>
          <table:table-cell office:value-type="float" office:value="403.912627942695" table:formula="of:=[.$A47]*(ATAN([.$A47]/100-[.D$2])/PI()+0.5)" table:style-name="ce6">
            <text:p>404</text:p>
          </table:table-cell>
          <table:table-cell office:value-type="float" office:value="395.49647628412049" table:formula="of:=[.$A47]*(ATAN([.$A47]/100-[.E$2])/PI()+0.5)" table:style-name="ce6">
            <text:p>395</text:p>
          </table:table-cell>
          <table:table-cell office:value-type="float" office:value="383.587372057305" table:formula="of:=[.$A47]*(ATAN([.$A47]/100-[.F$2])/PI()+0.5)" table:style-name="ce6">
            <text:p>384</text:p>
          </table:table-cell>
          <table:table-cell office:value-type="float" office:value="365.77483118505057" table:formula="of:=[.$A47]*(ATAN([.$A47]/100-[.G$2])/PI()+0.5)" table:style-name="ce6">
            <text:p>366</text:p>
          </table:table-cell>
          <table:table-cell office:value-type="float" office:value="337.5" table:formula="of:=[.$A47]*(ATAN([.$A47]/100-[.H$2])/PI()+0.5)" table:style-name="ce6">
            <text:p>338</text:p>
          </table:table-cell>
          <table:table-cell office:value-type="float" office:value="291.412627942695" table:formula="of:=[.$A47]*(ATAN([.$A47]/100-[.I$2])/PI()+0.5)" table:style-name="ce6">
            <text:p>291</text:p>
          </table:table-cell>
          <table:table-cell office:value-type="float" office:value="225" table:formula="of:=[.$A47]*(ATAN([.$A47]/100-[.J$2])/PI()+0.5)" table:style-name="ce6">
            <text:p>225</text:p>
          </table:table-cell>
          <table:table-cell office:value-type="float" office:value="158.58737205730503" table:formula="of:=[.$A47]*(ATAN([.$A47]/100-[.K$2])/PI()+0.5)" table:style-name="ce6">
            <text:p>159</text:p>
          </table:table-cell>
          <table:table-cell office:value-type="float" office:value="112.5" table:formula="of:=[.$A47]*(ATAN([.$A47]/100-[.L$2])/PI()+0.5)" table:style-name="ce6">
            <text:p>113</text:p>
          </table:table-cell>
          <table:table-cell office:value-type="float" office:value="84.225168814949456" table:formula="of:=[.$A47]*(ATAN([.$A47]/100-[.M$2])/PI()+0.5)" table:style-name="ce6">
            <text:p>84</text:p>
          </table:table-cell>
          <table:table-cell office:value-type="float" office:value="66.412627942694968" table:formula="of:=[.$A47]*(ATAN([.$A47]/100-[.N$2])/PI()+0.5)" table:style-name="ce6">
            <text:p>66</text:p>
          </table:table-cell>
          <table:table-cell office:value-type="float" office:value="54.503523715879531" table:formula="of:=[.$A47]*(ATAN([.$A47]/100-[.O$2])/PI()+0.5)" table:style-name="ce6">
            <text:p>55</text:p>
          </table:table-cell>
          <table:table-cell office:value-type="float" office:value="46.087372057305032" table:formula="of:=[.$A47]*(ATAN([.$A47]/100-[.P$2])/PI()+0.5)" table:style-name="ce6">
            <text:p>46</text:p>
          </table:table-cell>
          <table:table-cell office:value-type="float" office:value="39.863489752307117" table:formula="of:=[.$A47]*(ATAN([.$A47]/100-[.Q$2])/PI()+0.5)" table:style-name="ce6">
            <text:p>40</text:p>
          </table:table-cell>
          <table:table-cell table:number-columns-repeated="16367"/>
        </table:table-row>
        <table:table-row table:style-name="ro1">
          <table:table-cell office:value-type="float" office:value="460" table:style-name="ce5">
            <text:p>460</text:p>
          </table:table-cell>
          <table:table-cell office:value-type="float" office:value="424.97109965624048" table:formula="of:=[.$A48]*(ATAN([.$A48]/100-[.B$2])/PI()+0.5)" table:style-name="ce6">
            <text:p>425</text:p>
          </table:table-cell>
          <table:table-cell office:value-type="float" office:value="420.32727189718361" table:formula="of:=[.$A48]*(ATAN([.$A48]/100-[.C$2])/PI()+0.5)" table:style-name="ce6">
            <text:p>420</text:p>
          </table:table-cell>
          <table:table-cell office:value-type="float" office:value="414.30999758840545" table:formula="of:=[.$A48]*(ATAN([.$A48]/100-[.D$2])/PI()+0.5)" table:style-name="ce6">
            <text:p>414</text:p>
          </table:table-cell>
          <table:table-cell office:value-type="float" office:value="406.23747182392202" table:formula="of:=[.$A48]*(ATAN([.$A48]/100-[.E$2])/PI()+0.5)" table:style-name="ce6">
            <text:p>406</text:p>
          </table:table-cell>
          <table:table-cell office:value-type="float" office:value="394.92700706410585" table:formula="of:=[.$A48]*(ATAN([.$A48]/100-[.F$2])/PI()+0.5)" table:style-name="ce6">
            <text:p>395</text:p>
          </table:table-cell>
          <table:table-cell office:value-type="float" office:value="378.20846513489772" table:formula="of:=[.$A48]*(ATAN([.$A48]/100-[.G$2])/PI()+0.5)" table:style-name="ce6">
            <text:p>378</text:p>
          </table:table-cell>
          <table:table-cell office:value-type="float" office:value="351.96723920664931" table:formula="of:=[.$A48]*(ATAN([.$A48]/100-[.H$2])/PI()+0.5)" table:style-name="ce6">
            <text:p>352</text:p>
          </table:table-cell>
          <table:table-cell office:value-type="float" office:value="309.12960002641012" table:formula="of:=[.$A48]*(ATAN([.$A48]/100-[.I$2])/PI()+0.5)" table:style-name="ce6">
            <text:p>309</text:p>
          </table:table-cell>
          <table:table-cell office:value-type="float" office:value="244.59373801805461" table:formula="of:=[.$A48]*(ATAN([.$A48]/100-[.J$2])/PI()+0.5)" table:style-name="ce6">
            <text:p>245</text:p>
          </table:table-cell>
          <table:table-cell office:value-type="float" office:value="174.28528686821201" table:formula="of:=[.$A48]*(ATAN([.$A48]/100-[.K$2])/PI()+0.5)" table:style-name="ce6">
            <text:p>174</text:p>
          </table:table-cell>
          <table:table-cell office:value-type="float" office:value="122.69934584402407" table:formula="of:=[.$A48]*(ATAN([.$A48]/100-[.L$2])/PI()+0.5)" table:style-name="ce6">
            <text:p>123</text:p>
          </table:table-cell>
          <table:table-cell office:value-type="float" office:value="90.818509912823401" table:formula="of:=[.$A48]*(ATAN([.$A48]/100-[.M$2])/PI()+0.5)" table:style-name="ce6">
            <text:p>91</text:p>
          </table:table-cell>
          <table:table-cell office:value-type="float" office:value="70.938492647153382" table:formula="of:=[.$A48]*(ATAN([.$A48]/100-[.N$2])/PI()+0.5)" table:style-name="ce6">
            <text:p>71</text:p>
          </table:table-cell>
          <table:table-cell office:value-type="float" office:value="57.806321533881054" table:formula="of:=[.$A48]*(ATAN([.$A48]/100-[.O$2])/PI()+0.5)" table:style-name="ce6">
            <text:p>58</text:p>
          </table:table-cell>
          <table:table-cell office:value-type="float" office:value="48.620993207119945" table:formula="of:=[.$A48]*(ATAN([.$A48]/100-[.P$2])/PI()+0.5)" table:style-name="ce6">
            <text:p>49</text:p>
          </table:table-cell>
          <table:table-cell office:value-type="float" office:value="41.884380853644437" table:formula="of:=[.$A48]*(ATAN([.$A48]/100-[.Q$2])/PI()+0.5)" table:style-name="ce6">
            <text:p>42</text:p>
          </table:table-cell>
          <table:table-cell table:number-columns-repeated="16367"/>
        </table:table-row>
        <table:table-row table:style-name="ro1">
          <table:table-cell office:value-type="float" office:value="470" table:style-name="ce5">
            <text:p>470</text:p>
          </table:table-cell>
          <table:table-cell office:value-type="float" office:value="435.03070030964989" table:formula="of:=[.$A49]*(ATAN([.$A49]/100-[.B$2])/PI()+0.5)" table:style-name="ce6">
            <text:p>435</text:p>
          </table:table-cell>
          <table:table-cell office:value-type="float" office:value="430.50953647274468" table:formula="of:=[.$A49]*(ATAN([.$A49]/100-[.C$2])/PI()+0.5)" table:style-name="ce6">
            <text:p>431</text:p>
          </table:table-cell>
          <table:table-cell office:value-type="float" office:value="424.68671344976207" table:formula="of:=[.$A49]*(ATAN([.$A49]/100-[.D$2])/PI()+0.5)" table:style-name="ce6">
            <text:p>425</text:p>
          </table:table-cell>
          <table:table-cell office:value-type="float" office:value="416.93403161143567" table:formula="of:=[.$A49]*(ATAN([.$A49]/100-[.E$2])/PI()+0.5)" table:style-name="ce6">
            <text:p>417</text:p>
          </table:table-cell>
          <table:table-cell office:value-type="float" office:value="406.17411807335679" table:formula="of:=[.$A49]*(ATAN([.$A49]/100-[.F$2])/PI()+0.5)" table:style-name="ce6">
            <text:p>406</text:p>
          </table:table-cell>
          <table:table-cell office:value-type="float" office:value="390.45107715474364" table:formula="of:=[.$A49]*(ATAN([.$A49]/100-[.G$2])/PI()+0.5)" table:style-name="ce6">
            <text:p>390</text:p>
          </table:table-cell>
          <table:table-cell office:value-type="float" office:value="366.06323103686316" table:formula="of:=[.$A49]*(ATAN([.$A49]/100-[.H$2])/PI()+0.5)" table:style-name="ce6">
            <text:p>366</text:p>
          </table:table-cell>
          <table:table-cell office:value-type="float" office:value="326.36805274068098" table:formula="of:=[.$A49]*(ATAN([.$A49]/100-[.I$2])/PI()+0.5)" table:style-name="ce6">
            <text:p>326</text:p>
          </table:table-cell>
          <table:table-cell office:value-type="float" office:value="264.53149034883057" table:formula="of:=[.$A49]*(ATAN([.$A49]/100-[.J$2])/PI()+0.5)" table:style-name="ce6">
            <text:p>265</text:p>
          </table:table-cell>
          <table:table-cell office:value-type="float" office:value="191.39641783346113" table:formula="of:=[.$A49]*(ATAN([.$A49]/100-[.K$2])/PI()+0.5)" table:style-name="ce6">
            <text:p>191</text:p>
          </table:table-cell>
          <table:table-cell office:value-type="float" office:value="134.05494511432033" table:formula="of:=[.$A49]*(ATAN([.$A49]/100-[.L$2])/PI()+0.5)" table:style-name="ce6">
            <text:p>134</text:p>
          </table:table-cell>
          <table:table-cell office:value-type="float" office:value="98.095768075271792" table:formula="of:=[.$A49]*(ATAN([.$A49]/100-[.M$2])/PI()+0.5)" table:style-name="ce6">
            <text:p>98</text:p>
          </table:table-cell>
          <table:table-cell office:value-type="float" office:value="75.864799592034757" table:formula="of:=[.$A49]*(ATAN([.$A49]/100-[.N$2])/PI()+0.5)" table:style-name="ce6">
            <text:p>76</text:p>
          </table:table-cell>
          <table:table-cell office:value-type="float" office:value="61.357365931652687" table:formula="of:=[.$A49]*(ATAN([.$A49]/100-[.O$2])/PI()+0.5)" table:style-name="ce6">
            <text:p>61</text:p>
          </table:table-cell>
          <table:table-cell office:value-type="float" office:value="51.318318373805859" table:formula="of:=[.$A49]*(ATAN([.$A49]/100-[.P$2])/PI()+0.5)" table:style-name="ce6">
            <text:p>51</text:p>
          </table:table-cell>
          <table:table-cell office:value-type="float" office:value="44.019152337983286" table:formula="of:=[.$A49]*(ATAN([.$A49]/100-[.Q$2])/PI()+0.5)" table:style-name="ce6">
            <text:p>44</text:p>
          </table:table-cell>
          <table:table-cell table:number-columns-repeated="16367"/>
        </table:table-row>
        <table:table-row table:style-name="ro1">
          <table:table-cell office:value-type="float" office:value="480" table:style-name="ce5">
            <text:p>480</text:p>
          </table:table-cell>
          <table:table-cell office:value-type="float" office:value="445.08828516174179" table:formula="of:=[.$A50]*(ATAN([.$A50]/100-[.B$2])/PI()+0.5)" table:style-name="ce6">
            <text:p>445</text:p>
          </table:table-cell>
          <table:table-cell office:value-type="float" office:value="440.68383243607803" table:formula="of:=[.$A50]*(ATAN([.$A50]/100-[.C$2])/PI()+0.5)" table:style-name="ce6">
            <text:p>441</text:p>
          </table:table-cell>
          <table:table-cell office:value-type="float" office:value="435.0442699526979" table:formula="of:=[.$A50]*(ATAN([.$A50]/100-[.D$2])/PI()+0.5)" table:style-name="ce6">
            <text:p>435</text:p>
          </table:table-cell>
          <table:table-cell office:value-type="float" office:value="427.58980251185784" table:formula="of:=[.$A50]*(ATAN([.$A50]/100-[.E$2])/PI()+0.5)" table:style-name="ce6">
            <text:p>428</text:p>
          </table:table-cell>
          <table:table-cell office:value-type="float" office:value="417.33715819746106" table:formula="of:=[.$A50]*(ATAN([.$A50]/100-[.F$2])/PI()+0.5)" table:style-name="ce6">
            <text:p>417</text:p>
          </table:table-cell>
          <table:table-cell office:value-type="float" office:value="402.52105573579433" table:formula="of:=[.$A50]*(ATAN([.$A50]/100-[.G$2])/PI()+0.5)" table:style-name="ce6">
            <text:p>403</text:p>
          </table:table-cell>
          <table:table-cell office:value-type="float" office:value="379.81708792312668" table:formula="of:=[.$A50]*(ATAN([.$A50]/100-[.H$2])/PI()+0.5)" table:style-name="ce6">
            <text:p>380</text:p>
          </table:table-cell>
          <table:table-cell office:value-type="float" office:value="343.0928220109069" table:formula="of:=[.$A50]*(ATAN([.$A50]/100-[.I$2])/PI()+0.5)" table:style-name="ce6">
            <text:p>343</text:p>
          </table:table-cell>
          <table:table-cell office:value-type="float" office:value="284.53131795731633" table:formula="of:=[.$A50]*(ATAN([.$A50]/100-[.J$2])/PI()+0.5)" table:style-name="ce6">
            <text:p>285</text:p>
          </table:table-cell>
          <table:table-cell office:value-type="float" office:value="209.8401800692794" table:formula="of:=[.$A50]*(ATAN([.$A50]/100-[.K$2])/PI()+0.5)" table:style-name="ce6">
            <text:p>210</text:p>
          </table:table-cell>
          <table:table-cell office:value-type="float" office:value="146.68794613717688" table:formula="of:=[.$A50]*(ATAN([.$A50]/100-[.L$2])/PI()+0.5)" table:style-name="ce6">
            <text:p>147</text:p>
          </table:table-cell>
          <table:table-cell office:value-type="float" office:value="106.14818957937383" table:formula="of:=[.$A50]*(ATAN([.$A50]/100-[.M$2])/PI()+0.5)" table:style-name="ce6">
            <text:p>106</text:p>
          </table:table-cell>
          <table:table-cell office:value-type="float" office:value="81.241453118559676" table:formula="of:=[.$A50]*(ATAN([.$A50]/100-[.N$2])/PI()+0.5)" table:style-name="ce6">
            <text:p>81</text:p>
          </table:table-cell>
          <table:table-cell office:value-type="float" office:value="65.183879414444107" table:formula="of:=[.$A50]*(ATAN([.$A50]/100-[.O$2])/PI()+0.5)" table:style-name="ce6">
            <text:p>65</text:p>
          </table:table-cell>
          <table:table-cell office:value-type="float" office:value="54.195031545767833" table:formula="of:=[.$A50]*(ATAN([.$A50]/100-[.P$2])/PI()+0.5)" table:style-name="ce6">
            <text:p>54</text:p>
          </table:table-cell>
          <table:table-cell office:value-type="float" office:value="46.277399030030189" table:formula="of:=[.$A50]*(ATAN([.$A50]/100-[.Q$2])/PI()+0.5)" table:style-name="ce6">
            <text:p>46</text:p>
          </table:table-cell>
          <table:table-cell table:number-columns-repeated="16367"/>
        </table:table-row>
        <table:table-row table:style-name="ro1">
          <table:table-cell office:value-type="float" office:value="490" table:style-name="ce5">
            <text:p>490</text:p>
          </table:table-cell>
          <table:table-cell office:value-type="float" office:value="455.14394237783051" table:formula="of:=[.$A51]*(ATAN([.$A51]/100-[.B$2])/PI()+0.5)" table:style-name="ce6">
            <text:p>455</text:p>
          </table:table-cell>
          <table:table-cell office:value-type="float" office:value="450.85064805758668" table:formula="of:=[.$A51]*(ATAN([.$A51]/100-[.C$2])/PI()+0.5)" table:style-name="ce6">
            <text:p>451</text:p>
          </table:table-cell>
          <table:table-cell office:value-type="float" office:value="445.38402909068316" table:formula="of:=[.$A51]*(ATAN([.$A51]/100-[.D$2])/PI()+0.5)" table:style-name="ce6">
            <text:p>445</text:p>
          </table:table-cell>
          <table:table-cell office:value-type="float" office:value="438.2080724532853" table:formula="of:=[.$A51]*(ATAN([.$A51]/100-[.E$2])/PI()+0.5)" table:style-name="ce6">
            <text:p>438</text:p>
          </table:table-cell>
          <table:table-cell office:value-type="float" office:value="428.42370097477885" table:formula="of:=[.$A51]*(ATAN([.$A51]/100-[.F$2])/PI()+0.5)" table:style-name="ce6">
            <text:p>428</text:p>
          </table:table-cell>
          <table:table-cell office:value-type="float" office:value="414.43508391933659" table:formula="of:=[.$A51]*(ATAN([.$A51]/100-[.G$2])/PI()+0.5)" table:style-name="ce6">
            <text:p>414</text:p>
          </table:table-cell>
          <table:table-cell office:value-type="float" office:value="393.2585437885142" table:formula="of:=[.$A51]*(ATAN([.$A51]/100-[.H$2])/PI()+0.5)" table:style-name="ce6">
            <text:p>393</text:p>
          </table:table-cell>
          <table:table-cell office:value-type="float" office:value="359.29852290527873" table:formula="of:=[.$A51]*(ATAN([.$A51]/100-[.I$2])/PI()+0.5)" table:style-name="ce6">
            <text:p>359</text:p>
          </table:table-cell>
          <table:table-cell office:value-type="float" office:value="304.34828137951331" table:formula="of:=[.$A51]*(ATAN([.$A51]/100-[.J$2])/PI()+0.5)" table:style-name="ce6">
            <text:p>304</text:p>
          </table:table-cell>
          <table:table-cell office:value-type="float" office:value="229.4544964590288" table:formula="of:=[.$A51]*(ATAN([.$A51]/100-[.K$2])/PI()+0.5)" table:style-name="ce6">
            <text:p>229</text:p>
          </table:table-cell>
          <table:table-cell office:value-type="float" office:value="160.70977388491099" table:formula="of:=[.$A51]*(ATAN([.$A51]/100-[.L$2])/PI()+0.5)" table:style-name="ce6">
            <text:p>161</text:p>
          </table:table-cell>
          <table:table-cell office:value-type="float" office:value="115.07837562769963" table:formula="of:=[.$A51]*(ATAN([.$A51]/100-[.M$2])/PI()+0.5)" table:style-name="ce6">
            <text:p>115</text:p>
          </table:table-cell>
          <table:table-cell office:value-type="float" office:value="87.12576539978285" table:formula="of:=[.$A51]*(ATAN([.$A51]/100-[.N$2])/PI()+0.5)" table:style-name="ce6">
            <text:p>87</text:p>
          </table:table-cell>
          <table:table-cell office:value-type="float" office:value="69.316883779539396" table:formula="of:=[.$A51]*(ATAN([.$A51]/100-[.O$2])/PI()+0.5)" table:style-name="ce6">
            <text:p>69</text:p>
          </table:table-cell>
          <table:table-cell office:value-type="float" office:value="57.268780013648282" table:formula="of:=[.$A51]*(ATAN([.$A51]/100-[.P$2])/PI()+0.5)" table:style-name="ce6">
            <text:p>57</text:p>
          </table:table-cell>
          <table:table-cell office:value-type="float" office:value="48.66978517756808" table:formula="of:=[.$A51]*(ATAN([.$A51]/100-[.Q$2])/PI()+0.5)" table:style-name="ce6">
            <text:p>49</text:p>
          </table:table-cell>
          <table:table-cell table:number-columns-repeated="16367"/>
        </table:table-row>
        <table:table-row table:style-name="ro1">
          <table:table-cell office:value-type="float" office:value="500" table:style-name="ce5">
            <text:p>500</text:p>
          </table:table-cell>
          <table:table-cell office:value-type="float" office:value="465.19775636346805" table:formula="of:=[.$A52]*(ATAN([.$A52]/100-[.B$2])/PI()+0.5)" table:style-name="ce6">
            <text:p>465</text:p>
          </table:table-cell>
          <table:table-cell office:value-type="float" office:value="461.01043481131535" table:formula="of:=[.$A52]*(ATAN([.$A52]/100-[.C$2])/PI()+0.5)" table:style-name="ce6">
            <text:p>461</text:p>
          </table:table-cell>
          <table:table-cell office:value-type="float" office:value="455.70723360854765" table:formula="of:=[.$A52]*(ATAN([.$A52]/100-[.D$2])/PI()+0.5)" table:style-name="ce6">
            <text:p>456</text:p>
          </table:table-cell>
          <table:table-cell office:value-type="float" office:value="448.79180882521661" table:formula="of:=[.$A52]*(ATAN([.$A52]/100-[.E$2])/PI()+0.5)" table:style-name="ce6">
            <text:p>449</text:p>
          </table:table-cell>
          <table:table-cell office:value-type="float" office:value="439.4405292045783" table:formula="of:=[.$A52]*(ATAN([.$A52]/100-[.F$2])/PI()+0.5)" table:style-name="ce6">
            <text:p>439</text:p>
          </table:table-cell>
          <table:table-cell office:value-type="float" office:value="426.20819117478339" table:formula="of:=[.$A52]*(ATAN([.$A52]/100-[.G$2])/PI()+0.5)" table:style-name="ce6">
            <text:p>426</text:p>
          </table:table-cell>
          <table:table-cell office:value-type="float" office:value="406.41647909450063" table:formula="of:=[.$A52]*(ATAN([.$A52]/100-[.H$2])/PI()+0.5)" table:style-name="ce6">
            <text:p>406</text:p>
          </table:table-cell>
          <table:table-cell office:value-type="float" office:value="375" table:formula="of:=[.$A52]*(ATAN([.$A52]/100-[.I$2])/PI()+0.5)" table:style-name="ce6">
            <text:p>375</text:p>
          </table:table-cell>
          <table:table-cell office:value-type="float" office:value="323.79180882521661" table:formula="of:=[.$A52]*(ATAN([.$A52]/100-[.J$2])/PI()+0.5)" table:style-name="ce6">
            <text:p>324</text:p>
          </table:table-cell>
          <table:table-cell office:value-type="float" office:value="250" table:formula="of:=[.$A52]*(ATAN([.$A52]/100-[.K$2])/PI()+0.5)" table:style-name="ce6">
            <text:p>250</text:p>
          </table:table-cell>
          <table:table-cell office:value-type="float" office:value="176.20819117478337" table:formula="of:=[.$A52]*(ATAN([.$A52]/100-[.L$2])/PI()+0.5)" table:style-name="ce6">
            <text:p>176</text:p>
          </table:table-cell>
          <table:table-cell office:value-type="float" office:value="125" table:formula="of:=[.$A52]*(ATAN([.$A52]/100-[.M$2])/PI()+0.5)" table:style-name="ce6">
            <text:p>125</text:p>
          </table:table-cell>
          <table:table-cell office:value-type="float" office:value="93.583520905499398" table:formula="of:=[.$A52]*(ATAN([.$A52]/100-[.N$2])/PI()+0.5)" table:style-name="ce6">
            <text:p>94</text:p>
          </table:table-cell>
          <table:table-cell office:value-type="float" office:value="73.791808825216634" table:formula="of:=[.$A52]*(ATAN([.$A52]/100-[.O$2])/PI()+0.5)" table:style-name="ce6">
            <text:p>74</text:p>
          </table:table-cell>
          <table:table-cell office:value-type="float" office:value="60.559470795421703" table:formula="of:=[.$A52]*(ATAN([.$A52]/100-[.P$2])/PI()+0.5)" table:style-name="ce6">
            <text:p>61</text:p>
          </table:table-cell>
          <table:table-cell office:value-type="float" office:value="51.208191174783366" table:formula="of:=[.$A52]*(ATAN([.$A52]/100-[.Q$2])/PI()+0.5)" table:style-name="ce6">
            <text:p>51</text:p>
          </table:table-cell>
          <table:table-cell table:number-columns-repeated="16367"/>
        </table:table-row>
        <table:table-row table:style-name="ro1">
          <table:table-cell office:value-type="float" office:value="510" table:style-name="ce5">
            <text:p>510</text:p>
          </table:table-cell>
          <table:table-cell office:value-type="float" office:value="475.24980777097153" table:formula="of:=[.$A53]*(ATAN([.$A53]/100-[.B$2])/PI()+0.5)" table:style-name="ce6">
            <text:p>475</text:p>
          </table:table-cell>
          <table:table-cell office:value-type="float" office:value="471.1636104884405" table:formula="of:=[.$A53]*(ATAN([.$A53]/100-[.C$2])/PI()+0.5)" table:style-name="ce6">
            <text:p>471</text:p>
          </table:table-cell>
          <table:table-cell office:value-type="float" office:value="466.01501884252963" table:formula="of:=[.$A53]*(ATAN([.$A53]/100-[.D$2])/PI()+0.5)" table:style-name="ce6">
            <text:p>466</text:p>
          </table:table-cell>
          <table:table-cell office:value-type="float" office:value="459.3436929784495" table:formula="of:=[.$A53]*(ATAN([.$A53]/100-[.E$2])/PI()+0.5)" table:style-name="ce6">
            <text:p>459</text:p>
          </table:table-cell>
          <table:table-cell office:value-type="float" office:value="450.3937187613048" table:formula="of:=[.$A53]*(ATAN([.$A53]/100-[.F$2])/PI()+0.5)" table:style-name="ce6">
            <text:p>450</text:p>
          </table:table-cell>
          <table:table-cell office:value-type="float" office:value="437.8538556580304" table:formula="of:=[.$A53]*(ATAN([.$A53]/100-[.G$2])/PI()+0.5)" table:style-name="ce6">
            <text:p>438</text:p>
          </table:table-cell>
          <table:table-cell office:value-type="float" office:value="419.31808091043007" table:formula="of:=[.$A53]*(ATAN([.$A53]/100-[.H$2])/PI()+0.5)" table:style-name="ce6">
            <text:p>419</text:p>
          </table:table-cell>
          <table:table-cell office:value-type="float" office:value="390.22454781606774" table:formula="of:=[.$A53]*(ATAN([.$A53]/100-[.I$2])/PI()+0.5)" table:style-name="ce6">
            <text:p>390</text:p>
          </table:table-cell>
          <table:table-cell office:value-type="float" office:value="342.73064350754163" table:formula="of:=[.$A53]*(ATAN([.$A53]/100-[.J$2])/PI()+0.5)" table:style-name="ce6">
            <text:p>343</text:p>
          </table:table-cell>
          <table:table-cell office:value-type="float" office:value="271.18001388958231" table:formula="of:=[.$A53]*(ATAN([.$A53]/100-[.K$2])/PI()+0.5)" table:style-name="ce6">
            <text:p>271</text:p>
          </table:table-cell>
          <table:table-cell office:value-type="float" office:value="193.22933978866982" table:formula="of:=[.$A53]*(ATAN([.$A53]/100-[.L$2])/PI()+0.5)" table:style-name="ce6">
            <text:p>193</text:p>
          </table:table-cell>
          <table:table-cell office:value-type="float" office:value="136.03623126185278" table:formula="of:=[.$A53]*(ATAN([.$A53]/100-[.M$2])/PI()+0.5)" table:style-name="ce6">
            <text:p>136</text:p>
          </table:table-cell>
          <table:table-cell office:value-type="float" office:value="100.69008707726073" table:formula="of:=[.$A53]*(ATAN([.$A53]/100-[.N$2])/PI()+0.5)" table:style-name="ce6">
            <text:p>101</text:p>
          </table:table-cell>
          <table:table-cell office:value-type="float" office:value="78.64919836967006" table:formula="of:=[.$A53]*(ATAN([.$A53]/100-[.O$2])/PI()+0.5)" table:style-name="ce6">
            <text:p>79</text:p>
          </table:table-cell>
          <table:table-cell office:value-type="float" office:value="64.089617352781161" table:formula="of:=[.$A53]*(ATAN([.$A53]/100-[.P$2])/PI()+0.5)" table:style-name="ce6">
            <text:p>64</text:p>
          </table:table-cell>
          <table:table-cell office:value-type="float" office:value="53.905883773111249" table:formula="of:=[.$A53]*(ATAN([.$A53]/100-[.Q$2])/PI()+0.5)" table:style-name="ce6">
            <text:p>54</text:p>
          </table:table-cell>
          <table:table-cell table:number-columns-repeated="16367"/>
        </table:table-row>
        <table:table-row table:style-name="ro1">
          <table:table-cell office:value-type="float" office:value="520" table:style-name="ce5">
            <text:p>520</text:p>
          </table:table-cell>
          <table:table-cell office:value-type="float" office:value="485.30017355049989" table:formula="of:=[.$A54]*(ATAN([.$A54]/100-[.B$2])/PI()+0.5)" table:style-name="ce6">
            <text:p>485</text:p>
          </table:table-cell>
          <table:table-cell office:value-type="float" office:value="481.31056204471906" table:formula="of:=[.$A54]*(ATAN([.$A54]/100-[.C$2])/PI()+0.5)" table:style-name="ce6">
            <text:p>481</text:p>
          </table:table-cell>
          <table:table-cell office:value-type="float" office:value="476.30842333154726" table:formula="of:=[.$A54]*(ATAN([.$A54]/100-[.D$2])/PI()+0.5)" table:style-name="ce6">
            <text:p>476</text:p>
          </table:table-cell>
          <table:table-cell office:value-type="float" office:value="469.86615105080062" table:formula="of:=[.$A54]*(ATAN([.$A54]/100-[.E$2])/PI()+0.5)" table:style-name="ce6">
            <text:p>470</text:p>
          </table:table-cell>
          <table:table-cell office:value-type="float" office:value="461.28871582541819" table:formula="of:=[.$A54]*(ATAN([.$A54]/100-[.F$2])/PI()+0.5)" table:style-name="ce6">
            <text:p>461</text:p>
          </table:table-cell>
          <table:table-cell office:value-type="float" office:value="449.38413063435218" table:formula="of:=[.$A54]*(ATAN([.$A54]/100-[.G$2])/PI()+0.5)" table:style-name="ce6">
            <text:p>449</text:p>
          </table:table-cell>
          <table:table-cell office:value-type="float" office:value="431.988425788227" table:formula="of:=[.$A54]*(ATAN([.$A54]/100-[.H$2])/PI()+0.5)" table:style-name="ce6">
            <text:p>432</text:p>
          </table:table-cell>
          <table:table-cell office:value-type="float" office:value="405.00612795567838" table:formula="of:=[.$A54]*(ATAN([.$A54]/100-[.I$2])/PI()+0.5)" table:style-name="ce6">
            <text:p>405</text:p>
          </table:table-cell>
          <table:table-cell office:value-type="float" office:value="361.08805835139174" table:formula="of:=[.$A54]*(ATAN([.$A54]/100-[.J$2])/PI()+0.5)" table:style-name="ce6">
            <text:p>361</text:p>
          </table:table-cell>
          <table:table-cell office:value-type="float" office:value="292.67313825828063" table:formula="of:=[.$A54]*(ATAN([.$A54]/100-[.K$2])/PI()+0.5)" table:style-name="ce6">
            <text:p>293</text:p>
          </table:table-cell>
          <table:table-cell office:value-type="float" office:value="211.75773887957399" table:formula="of:=[.$A54]*(ATAN([.$A54]/100-[.L$2])/PI()+0.5)" table:style-name="ce6">
            <text:p>212</text:p>
          </table:table-cell>
          <table:table-cell office:value-type="float" office:value="148.3161094881842" table:formula="of:=[.$A54]*(ATAN([.$A54]/100-[.M$2])/PI()+0.5)" table:style-name="ce6">
            <text:p>148</text:p>
          </table:table-cell>
          <table:table-cell office:value-type="float" office:value="108.53148808327943" table:formula="of:=[.$A54]*(ATAN([.$A54]/100-[.N$2])/PI()+0.5)" table:style-name="ce6">
            <text:p>109</text:p>
          </table:table-cell>
          <table:table-cell office:value-type="float" office:value="83.935522952889528" table:formula="of:=[.$A54]*(ATAN([.$A54]/100-[.O$2])/PI()+0.5)" table:style-name="ce6">
            <text:p>84</text:p>
          </table:table-cell>
          <table:table-cell office:value-type="float" office:value="67.884745286083827" table:formula="of:=[.$A54]*(ATAN([.$A54]/100-[.P$2])/PI()+0.5)" table:style-name="ce6">
            <text:p>68</text:p>
          </table:table-cell>
          <table:table-cell office:value-type="float" office:value="56.777713945487335" table:formula="of:=[.$A54]*(ATAN([.$A54]/100-[.Q$2])/PI()+0.5)" table:style-name="ce6">
            <text:p>57</text:p>
          </table:table-cell>
          <table:table-cell table:number-columns-repeated="16367"/>
        </table:table-row>
        <table:table-row table:style-name="ro1">
          <table:table-cell office:value-type="float" office:value="530" table:style-name="ce5">
            <text:p>530</text:p>
          </table:table-cell>
          <table:table-cell office:value-type="float" office:value="495.34892703349482" table:formula="of:=[.$A55]*(ATAN([.$A55]/100-[.B$2])/PI()+0.5)" table:style-name="ce6">
            <text:p>495</text:p>
          </table:table-cell>
          <table:table-cell office:value-type="float" office:value="491.45164819942323" table:formula="of:=[.$A55]*(ATAN([.$A55]/100-[.C$2])/PI()+0.5)" table:style-name="ce6">
            <text:p>491</text:p>
          </table:table-cell>
          <table:table-cell office:value-type="float" office:value="486.58839831483618" table:formula="of:=[.$A55]*(ATAN([.$A55]/100-[.D$2])/PI()+0.5)" table:style-name="ce6">
            <text:p>487</text:p>
          </table:table-cell>
          <table:table-cell office:value-type="float" office:value="480.36138140610393" table:formula="of:=[.$A55]*(ATAN([.$A55]/100-[.E$2])/PI()+0.5)" table:style-name="ce6">
            <text:p>480</text:p>
          </table:table-cell>
          <table:table-cell office:value-type="float" office:value="472.13040694017639" table:formula="of:=[.$A55]*(ATAN([.$A55]/100-[.F$2])/PI()+0.5)" table:style-name="ce6">
            <text:p>472</text:p>
          </table:table-cell>
          <table:table-cell office:value-type="float" office:value="460.8097788430299" table:formula="of:=[.$A55]*(ATAN([.$A55]/100-[.G$2])/PI()+0.5)" table:style-name="ce6">
            <text:p>461</text:p>
          </table:table-cell>
          <table:table-cell office:value-type="float" office:value="444.45033237493953" table:formula="of:=[.$A55]*(ATAN([.$A55]/100-[.H$2])/PI()+0.5)" table:style-name="ce6">
            <text:p>444</text:p>
          </table:table-cell>
          <table:table-cell office:value-type="float" office:value="419.38136791511903" table:formula="of:=[.$A55]*(ATAN([.$A55]/100-[.I$2])/PI()+0.5)" table:style-name="ce6">
            <text:p>419</text:p>
          </table:table-cell>
          <table:table-cell office:value-type="float" office:value="378.83165763704301" table:formula="of:=[.$A55]*(ATAN([.$A55]/100-[.J$2])/PI()+0.5)" table:style-name="ce6">
            <text:p>379</text:p>
          </table:table-cell>
          <table:table-cell office:value-type="float" office:value="314.16999691120344" table:formula="of:=[.$A55]*(ATAN([.$A55]/100-[.K$2])/PI()+0.5)" table:style-name="ce6">
            <text:p>314</text:p>
          </table:table-cell>
          <table:table-cell office:value-type="float" office:value="231.69853215982934" table:formula="of:=[.$A55]*(ATAN([.$A55]/100-[.L$2])/PI()+0.5)" table:style-name="ce6">
            <text:p>232</text:p>
          </table:table-cell>
          <table:table-cell office:value-type="float" office:value="161.96794052646615" table:formula="of:=[.$A55]*(ATAN([.$A55]/100-[.M$2])/PI()+0.5)" table:style-name="ce6">
            <text:p>162</text:p>
          </table:table-cell>
          <table:table-cell office:value-type="float" office:value="117.20529266055861" table:formula="of:=[.$A55]*(ATAN([.$A55]/100-[.N$2])/PI()+0.5)" table:style-name="ce6">
            <text:p>117</text:p>
          </table:table-cell>
          <table:table-cell office:value-type="float" office:value="89.7041044850763" table:formula="of:=[.$A55]*(ATAN([.$A55]/100-[.O$2])/PI()+0.5)" table:style-name="ce6">
            <text:p>90</text:p>
          </table:table-cell>
          <table:table-cell office:value-type="float" office:value="71.973866853448698" table:formula="of:=[.$A55]*(ATAN([.$A55]/100-[.P$2])/PI()+0.5)" table:style-name="ce6">
            <text:p>72</text:p>
          </table:table-cell>
          <table:table-cell office:value-type="float" office:value="59.840347331785317" table:formula="of:=[.$A55]*(ATAN([.$A55]/100-[.Q$2])/PI()+0.5)" table:style-name="ce6">
            <text:p>60</text:p>
          </table:table-cell>
          <table:table-cell table:number-columns-repeated="16367"/>
        </table:table-row>
        <table:table-row table:style-name="ro1">
          <table:table-cell office:value-type="float" office:value="540" table:style-name="ce5">
            <text:p>540</text:p>
          </table:table-cell>
          <table:table-cell office:value-type="float" office:value="505.39613803906582" table:formula="of:=[.$A56]*(ATAN([.$A56]/100-[.B$2])/PI()+0.5)" table:style-name="ce6">
            <text:p>505</text:p>
          </table:table-cell>
          <table:table-cell office:value-type="float" office:value="501.58720180413974" table:formula="of:=[.$A56]*(ATAN([.$A56]/100-[.C$2])/PI()+0.5)" table:style-name="ce6">
            <text:p>502</text:p>
          </table:table-cell>
          <table:table-cell office:value-type="float" office:value="496.85581622672817" table:formula="of:=[.$A56]*(ATAN([.$A56]/100-[.D$2])/PI()+0.5)" table:style-name="ce6">
            <text:p>497</text:p>
          </table:table-cell>
          <table:table-cell office:value-type="float" office:value="490.83137899789568" table:formula="of:=[.$A56]*(ATAN([.$A56]/100-[.E$2])/PI()+0.5)" table:style-name="ce6">
            <text:p>491</text:p>
          </table:table-cell>
          <table:table-cell office:value-type="float" office:value="482.92318188729399" table:formula="of:=[.$A56]*(ATAN([.$A56]/100-[.F$2])/PI()+0.5)" table:style-name="ce6">
            <text:p>483</text:p>
          </table:table-cell>
          <table:table-cell office:value-type="float" office:value="472.14040515587874" table:formula="of:=[.$A56]*(ATAN([.$A56]/100-[.G$2])/PI()+0.5)" table:style-name="ce6">
            <text:p>472</text:p>
          </table:table-cell>
          <table:table-cell office:value-type="float" office:value="456.72437819681988" table:formula="of:=[.$A56]*(ATAN([.$A56]/100-[.H$2])/PI()+0.5)" table:style-name="ce6">
            <text:p>457</text:p>
          </table:table-cell>
          <table:table-cell office:value-type="float" office:value="433.38696662407688" table:formula="of:=[.$A56]*(ATAN([.$A56]/100-[.I$2])/PI()+0.5)" table:style-name="ce6">
            <text:p>433</text:p>
          </table:table-cell>
          <table:table-cell office:value-type="float" office:value="395.96163748744999" table:formula="of:=[.$A56]*(ATAN([.$A56]/100-[.J$2])/PI()+0.5)" table:style-name="ce6">
            <text:p>396</text:p>
          </table:table-cell>
          <table:table-cell office:value-type="float" office:value="335.40422845905545" table:formula="of:=[.$A56]*(ATAN([.$A56]/100-[.K$2])/PI()+0.5)" table:style-name="ce6">
            <text:p>335</text:p>
          </table:table-cell>
          <table:table-cell office:value-type="float" office:value="252.86822058750113" table:formula="of:=[.$A56]*(ATAN([.$A56]/100-[.L$2])/PI()+0.5)" table:style-name="ce6">
            <text:p>253</text:p>
          </table:table-cell>
          <table:table-cell office:value-type="float" office:value="177.10873040377945" table:formula="of:=[.$A56]*(ATAN([.$A56]/100-[.M$2])/PI()+0.5)" table:style-name="ce6">
            <text:p>177</text:p>
          </table:table-cell>
          <table:table-cell office:value-type="float" office:value="126.82106701828121" table:formula="of:=[.$A56]*(ATAN([.$A56]/100-[.N$2])/PI()+0.5)" table:style-name="ce6">
            <text:p>127</text:p>
          </table:table-cell>
          <table:table-cell office:value-type="float" office:value="96.016149624250488" table:formula="of:=[.$A56]*(ATAN([.$A56]/100-[.O$2])/PI()+0.5)" table:style-name="ce6">
            <text:p>96</text:p>
          </table:table-cell>
          <table:table-cell office:value-type="float" office:value="76.390035185614835" table:formula="of:=[.$A56]*(ATAN([.$A56]/100-[.P$2])/PI()+0.5)" table:style-name="ce6">
            <text:p>76</text:p>
          </table:table-cell>
          <table:table-cell office:value-type="float" office:value="63.11253307626545" table:formula="of:=[.$A56]*(ATAN([.$A56]/100-[.Q$2])/PI()+0.5)" table:style-name="ce6">
            <text:p>63</text:p>
          </table:table-cell>
          <table:table-cell table:number-columns-repeated="16367"/>
        </table:table-row>
        <table:table-row table:style-name="ro1">
          <table:table-cell office:value-type="float" office:value="550" table:style-name="ce5">
            <text:p>550</text:p>
          </table:table-cell>
          <table:table-cell office:value-type="float" office:value="515.44187299604937" table:formula="of:=[.$A57]*(ATAN([.$A57]/100-[.B$2])/PI()+0.5)" table:style-name="ce6">
            <text:p>515</text:p>
          </table:table-cell>
          <table:table-cell office:value-type="float" office:value="511.71753199981487" table:formula="of:=[.$A57]*(ATAN([.$A57]/100-[.C$2])/PI()+0.5)" table:style-name="ce6">
            <text:p>512</text:p>
          </table:table-cell>
          <table:table-cell office:value-type="float" office:value="507.11147829244692" table:formula="of:=[.$A57]*(ATAN([.$A57]/100-[.D$2])/PI()+0.5)" table:style-name="ce6">
            <text:p>507</text:p>
          </table:table-cell>
          <table:table-cell office:value-type="float" office:value="501.2779569694024" table:formula="of:=[.$A57]*(ATAN([.$A57]/100-[.E$2])/PI()+0.5)" table:style-name="ce6">
            <text:p>501</text:p>
          </table:table-cell>
          <table:table-cell office:value-type="float" office:value="493.67098970773827" table:formula="of:=[.$A57]*(ATAN([.$A57]/100-[.F$2])/PI()+0.5)" table:style-name="ce6">
            <text:p>494</text:p>
          </table:table-cell>
          <table:table-cell office:value-type="float" office:value="483.38458212503616" table:formula="of:=[.$A57]*(ATAN([.$A57]/100-[.G$2])/PI()+0.5)" table:style-name="ce6">
            <text:p>483</text:p>
          </table:table-cell>
          <table:table-cell office:value-type="float" office:value="468.82901029226173" table:formula="of:=[.$A57]*(ATAN([.$A57]/100-[.H$2])/PI()+0.5)" table:style-name="ce6">
            <text:p>469</text:p>
          </table:table-cell>
          <table:table-cell office:value-type="float" office:value="447.05812700395069" table:formula="of:=[.$A57]*(ATAN([.$A57]/100-[.I$2])/PI()+0.5)" table:style-name="ce6">
            <text:p>447</text:p>
          </table:table-cell>
          <table:table-cell office:value-type="float" office:value="412.5" table:formula="of:=[.$A57]*(ATAN([.$A57]/100-[.J$2])/PI()+0.5)" table:style-name="ce6">
            <text:p>413</text:p>
          </table:table-cell>
          <table:table-cell office:value-type="float" office:value="356.17098970773827" table:formula="of:=[.$A57]*(ATAN([.$A57]/100-[.K$2])/PI()+0.5)" table:style-name="ce6">
            <text:p>356</text:p>
          </table:table-cell>
          <table:table-cell office:value-type="float" office:value="275" table:formula="of:=[.$A57]*(ATAN([.$A57]/100-[.L$2])/PI()+0.5)" table:style-name="ce6">
            <text:p>275</text:p>
          </table:table-cell>
          <table:table-cell office:value-type="float" office:value="193.8290102922617" table:formula="of:=[.$A57]*(ATAN([.$A57]/100-[.M$2])/PI()+0.5)" table:style-name="ce6">
            <text:p>194</text:p>
          </table:table-cell>
          <table:table-cell office:value-type="float" office:value="137.5" table:formula="of:=[.$A57]*(ATAN([.$A57]/100-[.N$2])/PI()+0.5)" table:style-name="ce6">
            <text:p>138</text:p>
          </table:table-cell>
          <table:table-cell office:value-type="float" office:value="102.94187299604934" table:formula="of:=[.$A57]*(ATAN([.$A57]/100-[.O$2])/PI()+0.5)" table:style-name="ce6">
            <text:p>103</text:p>
          </table:table-cell>
          <table:table-cell office:value-type="float" office:value="81.1709897077383" table:formula="of:=[.$A57]*(ATAN([.$A57]/100-[.P$2])/PI()+0.5)" table:style-name="ce6">
            <text:p>81</text:p>
          </table:table-cell>
          <table:table-cell office:value-type="float" office:value="66.615417874963882" table:formula="of:=[.$A57]*(ATAN([.$A57]/100-[.Q$2])/PI()+0.5)" table:style-name="ce6">
            <text:p>67</text:p>
          </table:table-cell>
          <table:table-cell table:number-columns-repeated="16367"/>
        </table:table-row>
        <table:table-row table:style-name="ro1">
          <table:table-cell office:value-type="float" office:value="560" table:style-name="ce5">
            <text:p>560</text:p>
          </table:table-cell>
          <table:table-cell office:value-type="float" office:value="525.48619507515343" table:formula="of:=[.$A58]*(ATAN([.$A58]/100-[.B$2])/PI()+0.5)" table:style-name="ce6">
            <text:p>525</text:p>
          </table:table-cell>
          <table:table-cell office:value-type="float" office:value="521.84292617989036" table:formula="of:=[.$A58]*(ATAN([.$A58]/100-[.C$2])/PI()+0.5)" table:style-name="ce6">
            <text:p>522</text:p>
          </table:table-cell>
          <table:table-cell office:value-type="float" office:value="517.35612132064057" table:formula="of:=[.$A58]*(ATAN([.$A58]/100-[.D$2])/PI()+0.5)" table:style-name="ce6">
            <text:p>517</text:p>
          </table:table-cell>
          <table:table-cell office:value-type="float" office:value="511.70276578787565" table:formula="of:=[.$A58]*(ATAN([.$A58]/100-[.E$2])/PI()+0.5)" table:style-name="ce6">
            <text:p>512</text:p>
          </table:table-cell>
          <table:table-cell office:value-type="float" office:value="504.3773883684936" table:formula="of:=[.$A58]*(ATAN([.$A58]/100-[.F$2])/PI()+0.5)" table:style-name="ce6">
            <text:p>504</text:p>
          </table:table-cell>
          <table:table-cell office:value-type="float" office:value="494.54996569868763" table:formula="of:=[.$A58]*(ATAN([.$A58]/100-[.G$2])/PI()+0.5)" table:style-name="ce6">
            <text:p>495</text:p>
          </table:table-cell>
          <table:table-cell office:value-type="float" office:value="480.78070425195494" table:formula="of:=[.$A58]*(ATAN([.$A58]/100-[.H$2])/PI()+0.5)" table:style-name="ce6">
            <text:p>481</text:p>
          </table:table-cell>
          <table:table-cell office:value-type="float" office:value="460.42769668596242" table:formula="of:=[.$A58]*(ATAN([.$A58]/100-[.I$2])/PI()+0.5)" table:style-name="ce6">
            <text:p>460</text:p>
          </table:table-cell>
          <table:table-cell office:value-type="float" office:value="428.48185642548617" table:formula="of:=[.$A58]*(ATAN([.$A58]/100-[.J$2])/PI()+0.5)" table:style-name="ce6">
            <text:p>428</text:p>
          </table:table-cell>
          <table:table-cell office:value-type="float" office:value="376.33168698867314" table:formula="of:=[.$A58]*(ATAN([.$A58]/100-[.K$2])/PI()+0.5)" table:style-name="ce6">
            <text:p>376</text:p>
          </table:table-cell>
          <table:table-cell office:value-type="float" office:value="297.76628976110999" table:formula="of:=[.$A58]*(ATAN([.$A58]/100-[.L$2])/PI()+0.5)" table:style-name="ce6">
            <text:p>298</text:p>
          </table:table-cell>
          <table:table-cell office:value-type="float" office:value="212.17339270912765" table:formula="of:=[.$A58]*(ATAN([.$A58]/100-[.M$2])/PI()+0.5)" table:style-name="ce6">
            <text:p>212</text:p>
          </table:table-cell>
          <table:table-cell office:value-type="float" office:value="149.37311667968149" table:formula="of:=[.$A58]*(ATAN([.$A58]/100-[.N$2])/PI()+0.5)" table:style-name="ce6">
            <text:p>149</text:p>
          </table:table-cell>
          <table:table-cell office:value-type="float" office:value="110.56166424169805" table:formula="of:=[.$A58]*(ATAN([.$A58]/100-[.O$2])/PI()+0.5)" table:style-name="ce6">
            <text:p>111</text:p>
          </table:table-cell>
          <table:table-cell office:value-type="float" office:value="86.359904092186738" table:formula="of:=[.$A58]*(ATAN([.$A58]/100-[.P$2])/PI()+0.5)" table:style-name="ce6">
            <text:p>86</text:p>
          </table:table-cell>
          <table:table-cell office:value-type="float" office:value="70.372913171681276" table:formula="of:=[.$A58]*(ATAN([.$A58]/100-[.Q$2])/PI()+0.5)" table:style-name="ce6">
            <text:p>70</text:p>
          </table:table-cell>
          <table:table-cell table:number-columns-repeated="16367"/>
        </table:table-row>
        <table:table-row table:style-name="ro1">
          <table:table-cell office:value-type="float" office:value="570" table:style-name="ce5">
            <text:p>570</text:p>
          </table:table-cell>
          <table:table-cell office:value-type="float" office:value="535.52916432691404" table:formula="of:=[.$A59]*(ATAN([.$A59]/100-[.B$2])/PI()+0.5)" table:style-name="ce6">
            <text:p>536</text:p>
          </table:table-cell>
          <table:table-cell office:value-type="float" office:value="531.96365177650944" table:formula="of:=[.$A59]*(ATAN([.$A59]/100-[.C$2])/PI()+0.5)" table:style-name="ce6">
            <text:p>532</text:p>
          </table:table-cell>
          <table:table-cell office:value-type="float" office:value="527.59042377978824" table:formula="of:=[.$A59]*(ATAN([.$A59]/100-[.D$2])/PI()+0.5)" table:style-name="ce6">
            <text:p>528</text:p>
          </table:table-cell>
          <table:table-cell office:value-type="float" office:value="522.10731019034995" table:formula="of:=[.$A59]*(ATAN([.$A59]/100-[.E$2])/PI()+0.5)" table:style-name="ce6">
            <text:p>522</text:p>
          </table:table-cell>
          <table:table-cell office:value-type="float" office:value="515.04558865183913" table:formula="of:=[.$A59]*(ATAN([.$A59]/100-[.F$2])/PI()+0.5)" table:style-name="ce6">
            <text:p>515</text:p>
          </table:table-cell>
          <table:table-cell office:value-type="float" office:value="505.64340003940072" table:formula="of:=[.$A59]*(ATAN([.$A59]/100-[.G$2])/PI()+0.5)" table:style-name="ce6">
            <text:p>506</text:p>
          </table:table-cell>
          <table:table-cell office:value-type="float" office:value="492.59414319534761" table:formula="of:=[.$A59]*(ATAN([.$A59]/100-[.H$2])/PI()+0.5)" table:style-name="ce6">
            <text:p>493</text:p>
          </table:table-cell>
          <table:table-cell office:value-type="float" office:value="473.52577442171037" table:formula="of:=[.$A59]*(ATAN([.$A59]/100-[.I$2])/PI()+0.5)" table:style-name="ce6">
            <text:p>474</text:p>
          </table:table-cell>
          <table:table-cell office:value-type="float" office:value="443.9490248744936" table:formula="of:=[.$A59]*(ATAN([.$A59]/100-[.J$2])/PI()+0.5)" table:style-name="ce6">
            <text:p>444</text:p>
          </table:table-cell>
          <table:table-cell office:value-type="float" office:value="395.80806396210244" table:formula="of:=[.$A59]*(ATAN([.$A59]/100-[.K$2])/PI()+0.5)" table:style-name="ce6">
            <text:p>396</text:p>
          </table:table-cell>
          <table:table-cell office:value-type="float" office:value="320.81478616773069" table:formula="of:=[.$A59]*(ATAN([.$A59]/100-[.L$2])/PI()+0.5)" table:style-name="ce6">
            <text:p>321</text:p>
          </table:table-cell>
          <table:table-cell office:value-type="float" office:value="232.11905992568688" table:formula="of:=[.$A59]*(ATAN([.$A59]/100-[.M$2])/PI()+0.5)" table:style-name="ce6">
            <text:p>232</text:p>
          </table:table-cell>
          <table:table-cell office:value-type="float" office:value="162.57727386204806" table:formula="of:=[.$A59]*(ATAN([.$A59]/100-[.N$2])/PI()+0.5)" table:style-name="ce6">
            <text:p>163</text:p>
          </table:table-cell>
          <table:table-cell office:value-type="float" office:value="118.96720809128706" table:formula="of:=[.$A59]*(ATAN([.$A59]/100-[.O$2])/PI()+0.5)" table:style-name="ce6">
            <text:p>119</text:p>
          </table:table-cell>
          <table:table-cell office:value-type="float" office:value="92.006246313744285" table:formula="of:=[.$A59]*(ATAN([.$A59]/100-[.P$2])/PI()+0.5)" table:style-name="ce6">
            <text:p>92</text:p>
          </table:table-cell>
          <table:table-cell office:value-type="float" office:value="74.412124640514961" table:formula="of:=[.$A59]*(ATAN([.$A59]/100-[.Q$2])/PI()+0.5)" table:style-name="ce6">
            <text:p>74</text:p>
          </table:table-cell>
          <table:table-cell table:number-columns-repeated="16367"/>
        </table:table-row>
        <table:table-row table:style-name="ro1">
          <table:table-cell office:value-type="float" office:value="580" table:style-name="ce5">
            <text:p>580</text:p>
          </table:table-cell>
          <table:table-cell office:value-type="float" office:value="545.57083782221343" table:formula="of:=[.$A60]*(ATAN([.$A60]/100-[.B$2])/PI()+0.5)" table:style-name="ce6">
            <text:p>546</text:p>
          </table:table-cell>
          <table:table-cell office:value-type="float" office:value="542.07995788571134" table:formula="of:=[.$A60]*(ATAN([.$A60]/100-[.C$2])/PI()+0.5)" table:style-name="ce6">
            <text:p>542</text:p>
          </table:table-cell>
          <table:table-cell office:value-type="float" office:value="537.81501123710473" table:formula="of:=[.$A60]*(ATAN([.$A60]/100-[.D$2])/PI()+0.5)" table:style-name="ce6">
            <text:p>538</text:p>
          </table:table-cell>
          <table:table-cell office:value-type="float" office:value="532.49296419359428" table:formula="of:=[.$A60]*(ATAN([.$A60]/100-[.E$2])/PI()+0.5)" table:style-name="ce6">
            <text:p>532</text:p>
          </table:table-cell>
          <table:table-cell office:value-type="float" office:value="525.67849285951002" table:formula="of:=[.$A60]*(ATAN([.$A60]/100-[.F$2])/PI()+0.5)" table:style-name="ce6">
            <text:p>526</text:p>
          </table:table-cell>
          <table:table-cell office:value-type="float" office:value="516.67101136849487" table:formula="of:=[.$A60]*(ATAN([.$A60]/100-[.G$2])/PI()+0.5)" table:style-name="ce6">
            <text:p>517</text:p>
          </table:table-cell>
          <table:table-cell office:value-type="float" office:value="504.2823994885988" table:formula="of:=[.$A60]*(ATAN([.$A60]/100-[.H$2])/PI()+0.5)" table:style-name="ce6">
            <text:p>504</text:p>
          </table:table-cell>
          <table:table-cell office:value-type="float" office:value="486.37960901408479" table:formula="of:=[.$A60]*(ATAN([.$A60]/100-[.I$2])/PI()+0.5)" table:style-name="ce6">
            <text:p>486</text:p>
          </table:table-cell>
          <table:table-cell office:value-type="float" office:value="458.94564790711138" table:formula="of:=[.$A60]*(ATAN([.$A60]/100-[.J$2])/PI()+0.5)" table:style-name="ce6">
            <text:p>459</text:p>
          </table:table-cell>
          <table:table-cell office:value-type="float" office:value="414.57049326317917" table:formula="of:=[.$A60]*(ATAN([.$A60]/100-[.K$2])/PI()+0.5)" table:style-name="ce6">
            <text:p>415</text:p>
          </table:table-cell>
          <table:table-cell office:value-type="float" office:value="343.80867586509055" table:formula="of:=[.$A60]*(ATAN([.$A60]/100-[.L$2])/PI()+0.5)" table:style-name="ce6">
            <text:p>344</text:p>
          </table:table-cell>
          <table:table-cell office:value-type="float" office:value="253.55688425037928" table:formula="of:=[.$A60]*(ATAN([.$A60]/100-[.M$2])/PI()+0.5)" table:style-name="ce6">
            <text:p>254</text:p>
          </table:table-cell>
          <table:table-cell office:value-type="float" office:value="177.24793491575539" table:formula="of:=[.$A60]*(ATAN([.$A60]/100-[.N$2])/PI()+0.5)" table:style-name="ce6">
            <text:p>177</text:p>
          </table:table-cell>
          <table:table-cell office:value-type="float" office:value="128.26239574174338" table:formula="of:=[.$A60]*(ATAN([.$A60]/100-[.O$2])/PI()+0.5)" table:style-name="ce6">
            <text:p>128</text:p>
          </table:table-cell>
          <table:table-cell office:value-type="float" office:value="98.166755851592939" table:formula="of:=[.$A60]*(ATAN([.$A60]/100-[.P$2])/PI()+0.5)" table:style-name="ce6">
            <text:p>98</text:p>
          </table:table-cell>
          <table:table-cell office:value-type="float" office:value="78.763854292453289" table:formula="of:=[.$A60]*(ATAN([.$A60]/100-[.Q$2])/PI()+0.5)" table:style-name="ce6">
            <text:p>79</text:p>
          </table:table-cell>
          <table:table-cell table:number-columns-repeated="16367"/>
        </table:table-row>
        <table:table-row table:style-name="ro1">
          <table:table-cell office:value-type="float" office:value="590" table:style-name="ce5">
            <text:p>590</text:p>
          </table:table-cell>
          <table:table-cell office:value-type="float" office:value="555.61126979291316" table:formula="of:=[.$A61]*(ATAN([.$A61]/100-[.B$2])/PI()+0.5)" table:style-name="ce6">
            <text:p>556</text:p>
          </table:table-cell>
          <table:table-cell office:value-type="float" office:value="552.19207674638676" table:formula="of:=[.$A61]*(ATAN([.$A61]/100-[.C$2])/PI()+0.5)" table:style-name="ce6">
            <text:p>552</text:p>
          </table:table-cell>
          <table:table-cell office:value-type="float" office:value="548.03046123044896" table:formula="of:=[.$A61]*(ATAN([.$A61]/100-[.D$2])/PI()+0.5)" table:style-name="ce6">
            <text:p>548</text:p>
          </table:table-cell>
          <table:table-cell office:value-type="float" office:value="542.86098439586965" table:formula="of:=[.$A61]*(ATAN([.$A61]/100-[.E$2])/PI()+0.5)" table:style-name="ce6">
            <text:p>543</text:p>
          </table:table-cell>
          <table:table-cell office:value-type="float" office:value="536.27872890510821" table:formula="of:=[.$A61]*(ATAN([.$A61]/100-[.F$2])/PI()+0.5)" table:style-name="ce6">
            <text:p>536</text:p>
          </table:table-cell>
          <table:table-cell office:value-type="float" office:value="527.63829132130275" table:formula="of:=[.$A61]*(ATAN([.$A61]/100-[.G$2])/PI()+0.5)" table:style-name="ce6">
            <text:p>528</text:p>
          </table:table-cell>
          <table:table-cell office:value-type="float" office:value="515.85710933697862" table:formula="of:=[.$A61]*(ATAN([.$A61]/100-[.H$2])/PI()+0.5)" table:style-name="ce6">
            <text:p>516</text:p>
          </table:table-cell>
          <table:table-cell office:value-type="float" office:value="499.01367247430323" table:formula="of:=[.$A61]*(ATAN([.$A61]/100-[.I$2])/PI()+0.5)" table:style-name="ce6">
            <text:p>499</text:p>
          </table:table-cell>
          <table:table-cell office:value-type="float" office:value="473.51538945963955" table:formula="of:=[.$A61]*(ATAN([.$A61]/100-[.J$2])/PI()+0.5)" table:style-name="ce6">
            <text:p>474</text:p>
          </table:table-cell>
          <table:table-cell office:value-type="float" office:value="432.62475206962131" table:formula="of:=[.$A61]*(ATAN([.$A61]/100-[.K$2])/PI()+0.5)" table:style-name="ce6">
            <text:p>433</text:p>
          </table:table-cell>
          <table:table-cell office:value-type="float" office:value="366.46017553859764" table:formula="of:=[.$A61]*(ATAN([.$A61]/100-[.L$2])/PI()+0.5)" table:style-name="ce6">
            <text:p>366</text:p>
          </table:table-cell>
          <table:table-cell office:value-type="float" office:value="276.28194471597345" table:formula="of:=[.$A61]*(ATAN([.$A61]/100-[.M$2])/PI()+0.5)" table:style-name="ce6">
            <text:p>276</text:p>
          </table:table-cell>
          <table:table-cell office:value-type="float" office:value="193.50768692264793" table:formula="of:=[.$A61]*(ATAN([.$A61]/100-[.N$2])/PI()+0.5)" table:style-name="ce6">
            <text:p>194</text:p>
          </table:table-cell>
          <table:table-cell office:value-type="float" office:value="138.56375840886281" table:formula="of:=[.$A61]*(ATAN([.$A61]/100-[.O$2])/PI()+0.5)" table:style-name="ce6">
            <text:p>139</text:p>
          </table:table-cell>
          <table:table-cell office:value-type="float" office:value="104.90653384871813" table:formula="of:=[.$A61]*(ATAN([.$A61]/100-[.P$2])/PI()+0.5)" table:style-name="ce6">
            <text:p>105</text:p>
          </table:table-cell>
          <table:table-cell office:value-type="float" office:value="83.463186591690288" table:formula="of:=[.$A61]*(ATAN([.$A61]/100-[.Q$2])/PI()+0.5)" table:style-name="ce6">
            <text:p>83</text:p>
          </table:table-cell>
          <table:table-cell table:number-columns-repeated="16367"/>
        </table:table-row>
        <table:table-row table:style-name="ro1">
          <table:table-cell office:value-type="float" office:value="600" table:style-name="ce5">
            <text:p>600</text:p>
          </table:table-cell>
          <table:table-cell office:value-type="float" office:value="565.65051177077987" table:formula="of:=[.$A62]*(ATAN([.$A62]/100-[.B$2])/PI()+0.5)" table:style-name="ce6">
            <text:p>566</text:p>
          </table:table-cell>
          <table:table-cell office:value-type="float" office:value="562.30022508659931" table:formula="of:=[.$A62]*(ATAN([.$A62]/100-[.C$2])/PI()+0.5)" table:style-name="ce6">
            <text:p>562</text:p>
          </table:table-cell>
          <table:table-cell office:value-type="float" office:value="558.23730763616163" table:formula="of:=[.$A62]*(ATAN([.$A62]/100-[.D$2])/PI()+0.5)" table:style-name="ce6">
            <text:p>558</text:p>
          </table:table-cell>
          <table:table-cell office:value-type="float" office:value="553.21252177357849" table:formula="of:=[.$A62]*(ATAN([.$A62]/100-[.E$2])/PI()+0.5)" table:style-name="ce6">
            <text:p>553</text:p>
          </table:table-cell>
          <table:table-cell office:value-type="float" office:value="546.84868033025714" table:formula="of:=[.$A62]*(ATAN([.$A62]/100-[.F$2])/PI()+0.5)" table:style-name="ce6">
            <text:p>547</text:p>
          </table:table-cell>
          <table:table-cell office:value-type="float" office:value="538.55017059026" table:formula="of:=[.$A62]*(ATAN([.$A62]/100-[.G$2])/PI()+0.5)" table:style-name="ce6">
            <text:p>539</text:p>
          </table:table-cell>
          <table:table-cell office:value-type="float" office:value="527.32863504549402" table:formula="of:=[.$A62]*(ATAN([.$A62]/100-[.H$2])/PI()+0.5)" table:style-name="ce6">
            <text:p>527</text:p>
          </table:table-cell>
          <table:table-cell office:value-type="float" office:value="511.44982940974006" table:formula="of:=[.$A62]*(ATAN([.$A62]/100-[.I$2])/PI()+0.5)" table:style-name="ce6">
            <text:p>511</text:p>
          </table:table-cell>
          <table:table-cell office:value-type="float" office:value="487.69977491340074" table:formula="of:=[.$A62]*(ATAN([.$A62]/100-[.J$2])/PI()+0.5)" table:style-name="ce6">
            <text:p>488</text:p>
          </table:table-cell>
          <table:table-cell office:value-type="float" office:value="450" table:formula="of:=[.$A62]*(ATAN([.$A62]/100-[.K$2])/PI()+0.5)" table:style-name="ce6">
            <text:p>450</text:p>
          </table:table-cell>
          <table:table-cell office:value-type="float" office:value="388.55017059025994" table:formula="of:=[.$A62]*(ATAN([.$A62]/100-[.L$2])/PI()+0.5)" table:style-name="ce6">
            <text:p>389</text:p>
          </table:table-cell>
          <table:table-cell office:value-type="float" office:value="300" table:formula="of:=[.$A62]*(ATAN([.$A62]/100-[.M$2])/PI()+0.5)" table:style-name="ce6">
            <text:p>300</text:p>
          </table:table-cell>
          <table:table-cell office:value-type="float" office:value="211.44982940974003" table:formula="of:=[.$A62]*(ATAN([.$A62]/100-[.N$2])/PI()+0.5)" table:style-name="ce6">
            <text:p>211</text:p>
          </table:table-cell>
          <table:table-cell office:value-type="float" office:value="150" table:formula="of:=[.$A62]*(ATAN([.$A62]/100-[.O$2])/PI()+0.5)" table:style-name="ce6">
            <text:p>150</text:p>
          </table:table-cell>
          <table:table-cell office:value-type="float" office:value="112.30022508659928" table:formula="of:=[.$A62]*(ATAN([.$A62]/100-[.P$2])/PI()+0.5)" table:style-name="ce6">
            <text:p>112</text:p>
          </table:table-cell>
          <table:table-cell office:value-type="float" office:value="88.550170590259953" table:formula="of:=[.$A62]*(ATAN([.$A62]/100-[.Q$2])/PI()+0.5)" table:style-name="ce6">
            <text:p>89</text:p>
          </table:table-cell>
          <table:table-cell table:number-columns-repeated="16367"/>
        </table:table-row>
        <table:table-row table:style-name="ro1">
          <table:table-cell office:value-type="float" office:value="610" table:style-name="ce5">
            <text:p>610</text:p>
          </table:table-cell>
          <table:table-cell office:value-type="float" office:value="575.68861272337415" table:formula="of:=[.$A63]*(ATAN([.$A63]/100-[.B$2])/PI()+0.5)" table:style-name="ce6">
            <text:p>576</text:p>
          </table:table-cell>
          <table:table-cell office:value-type="float" office:value="572.40460534972067" table:formula="of:=[.$A63]*(ATAN([.$A63]/100-[.C$2])/PI()+0.5)" table:style-name="ce6">
            <text:p>572</text:p>
          </table:table-cell>
          <table:table-cell office:value-type="float" office:value="568.43604458880907" table:formula="of:=[.$A63]*(ATAN([.$A63]/100-[.D$2])/PI()+0.5)" table:style-name="ce6">
            <text:p>568</text:p>
          </table:table-cell>
          <table:table-cell office:value-type="float" office:value="563.54863215284058" table:formula="of:=[.$A63]*(ATAN([.$A63]/100-[.E$2])/PI()+0.5)" table:style-name="ce6">
            <text:p>564</text:p>
          </table:table-cell>
          <table:table-cell office:value-type="float" office:value="557.39051273322173" table:formula="of:=[.$A63]*(ATAN([.$A63]/100-[.F$2])/PI()+0.5)" table:style-name="ce6">
            <text:p>557</text:p>
          </table:table-cell>
          <table:table-cell office:value-type="float" office:value="549.41108375853764" table:formula="of:=[.$A63]*(ATAN([.$A63]/100-[.G$2])/PI()+0.5)" table:style-name="ce6">
            <text:p>549</text:p>
          </table:table-cell>
          <table:table-cell office:value-type="float" office:value="538.70621263607052" table:formula="of:=[.$A63]*(ATAN([.$A63]/100-[.H$2])/PI()+0.5)" table:style-name="ce6">
            <text:p>539</text:p>
          </table:table-cell>
          <table:table-cell office:value-type="float" office:value="523.70755284587949" table:formula="of:=[.$A63]*(ATAN([.$A63]/100-[.I$2])/PI()+0.5)" table:style-name="ce6">
            <text:p>524</text:p>
          </table:table-cell>
          <table:table-cell office:value-type="float" office:value="501.53731246149476" table:formula="of:=[.$A63]*(ATAN([.$A63]/100-[.J$2])/PI()+0.5)" table:style-name="ce6">
            <text:p>502</text:p>
          </table:table-cell>
          <table:table-cell office:value-type="float" office:value="466.73916503490454" table:formula="of:=[.$A63]*(ATAN([.$A63]/100-[.K$2])/PI()+0.5)" table:style-name="ce6">
            <text:p>467</text:p>
          </table:table-cell>
          <table:table-cell office:value-type="float" office:value="409.93273046980471" table:formula="of:=[.$A63]*(ATAN([.$A63]/100-[.L$2])/PI()+0.5)" table:style-name="ce6">
            <text:p>410</text:p>
          </table:table-cell>
          <table:table-cell office:value-type="float" office:value="324.35256563263766" table:formula="of:=[.$A63]*(ATAN([.$A63]/100-[.M$2])/PI()+0.5)" table:style-name="ce6">
            <text:p>324</text:p>
          </table:table-cell>
          <table:table-cell office:value-type="float" office:value="231.11744562958549" table:formula="of:=[.$A63]*(ATAN([.$A63]/100-[.N$2])/PI()+0.5)" table:style-name="ce6">
            <text:p>231</text:p>
          </table:table-cell>
          <table:table-cell office:value-type="float" office:value="162.71000209751017" table:formula="of:=[.$A63]*(ATAN([.$A63]/100-[.O$2])/PI()+0.5)" table:style-name="ce6">
            <text:p>163</text:p>
          </table:table-cell>
          <table:table-cell office:value-type="float" office:value="120.43324140613538" table:formula="of:=[.$A63]*(ATAN([.$A63]/100-[.P$2])/PI()+0.5)" table:style-name="ce6">
            <text:p>120</text:p>
          </table:table-cell>
          <table:table-cell office:value-type="float" office:value="94.070609814703403" table:formula="of:=[.$A63]*(ATAN([.$A63]/100-[.Q$2])/PI()+0.5)" table:style-name="ce6">
            <text:p>94</text:p>
          </table:table-cell>
          <table:table-cell table:number-columns-repeated="16367"/>
        </table:table-row>
        <table:table-row table:style-name="ro1">
          <table:table-cell office:value-type="float" office:value="620" table:style-name="ce5">
            <text:p>620</text:p>
          </table:table-cell>
          <table:table-cell office:value-type="float" office:value="585.72561918594442" table:formula="of:=[.$A64]*(ATAN([.$A64]/100-[.B$2])/PI()+0.5)" table:style-name="ce6">
            <text:p>586</text:p>
          </table:table-cell>
          <table:table-cell office:value-type="float" office:value="582.50540681173106" table:formula="of:=[.$A64]*(ATAN([.$A64]/100-[.C$2])/PI()+0.5)" table:style-name="ce6">
            <text:p>583</text:p>
          </table:table-cell>
          <table:table-cell office:value-type="float" office:value="578.62713000251904" table:formula="of:=[.$A64]*(ATAN([.$A64]/100-[.D$2])/PI()+0.5)" table:style-name="ce6">
            <text:p>579</text:p>
          </table:table-cell>
          <table:table-cell office:value-type="float" office:value="573.8702855148573" table:formula="of:=[.$A64]*(ATAN([.$A64]/100-[.E$2])/PI()+0.5)" table:style-name="ce6">
            <text:p>574</text:p>
          </table:table-cell>
          <table:table-cell office:value-type="float" office:value="567.90619704915252" table:formula="of:=[.$A64]*(ATAN([.$A64]/100-[.F$2])/PI()+0.5)" table:style-name="ce6">
            <text:p>568</text:p>
          </table:table-cell>
          <table:table-cell office:value-type="float" office:value="560.22502625287768" table:formula="of:=[.$A64]*(ATAN([.$A64]/100-[.G$2])/PI()+0.5)" table:style-name="ce6">
            <text:p>560</text:p>
          </table:table-cell>
          <table:table-cell office:value-type="float" office:value="549.99808425338324" table:formula="of:=[.$A64]*(ATAN([.$A64]/100-[.H$2])/PI()+0.5)" table:style-name="ce6">
            <text:p>550</text:p>
          </table:table-cell>
          <table:table-cell office:value-type="float" office:value="535.80415575634299" table:formula="of:=[.$A64]*(ATAN([.$A64]/100-[.I$2])/PI()+0.5)" table:style-name="ce6">
            <text:p>536</text:p>
          </table:table-cell>
          <table:table-cell office:value-type="float" office:value="515.06312305519373" table:formula="of:=[.$A64]*(ATAN([.$A64]/100-[.J$2])/PI()+0.5)" table:style-name="ce6">
            <text:p>515</text:p>
          </table:table-cell>
          <table:table-cell office:value-type="float" office:value="482.89192179330882" table:formula="of:=[.$A64]*(ATAN([.$A64]/100-[.K$2])/PI()+0.5)" table:style-name="ce6">
            <text:p>483</text:p>
          </table:table-cell>
          <table:table-cell office:value-type="float" office:value="430.52806957281319" table:formula="of:=[.$A64]*(ATAN([.$A64]/100-[.L$2])/PI()+0.5)" table:style-name="ce6">
            <text:p>431</text:p>
          </table:table-cell>
          <table:table-cell office:value-type="float" office:value="348.9564340771808" table:formula="of:=[.$A64]*(ATAN([.$A64]/100-[.M$2])/PI()+0.5)" table:style-name="ce6">
            <text:p>349</text:p>
          </table:table-cell>
          <table:table-cell office:value-type="float" office:value="252.48038097179978" table:formula="of:=[.$A64]*(ATAN([.$A64]/100-[.N$2])/PI()+0.5)" table:style-name="ce6">
            <text:p>252</text:p>
          </table:table-cell>
          <table:table-cell office:value-type="float" office:value="176.83843823591195" table:formula="of:=[.$A64]*(ATAN([.$A64]/100-[.O$2])/PI()+0.5)" table:style-name="ce6">
            <text:p>177</text:p>
          </table:table-cell>
          <table:table-cell office:value-type="float" office:value="129.40292809929471" table:formula="of:=[.$A64]*(ATAN([.$A64]/100-[.P$2])/PI()+0.5)" table:style-name="ce6">
            <text:p>129</text:p>
          </table:table-cell>
          <table:table-cell office:value-type="float" office:value="100.07696967459904" table:formula="of:=[.$A64]*(ATAN([.$A64]/100-[.Q$2])/PI()+0.5)" table:style-name="ce6">
            <text:p>100</text:p>
          </table:table-cell>
          <table:table-cell table:number-columns-repeated="16367"/>
        </table:table-row>
        <table:table-row table:style-name="ro1">
          <table:table-cell office:value-type="float" office:value="630" table:style-name="ce5">
            <text:p>630</text:p>
          </table:table-cell>
          <table:table-cell office:value-type="float" office:value="595.76157538867449" table:formula="of:=[.$A65]*(ATAN([.$A65]/100-[.B$2])/PI()+0.5)" table:style-name="ce6">
            <text:p>596</text:p>
          </table:table-cell>
          <table:table-cell office:value-type="float" office:value="592.60280659999046" table:formula="of:=[.$A65]*(ATAN([.$A65]/100-[.C$2])/PI()+0.5)" table:style-name="ce6">
            <text:p>593</text:p>
          </table:table-cell>
          <table:table-cell office:value-type="float" office:value="588.8109887379278" table:formula="of:=[.$A65]*(ATAN([.$A65]/100-[.D$2])/PI()+0.5)" table:style-name="ce6">
            <text:p>589</text:p>
          </table:table-cell>
          <table:table-cell office:value-type="float" office:value="584.17837427478617" table:formula="of:=[.$A65]*(ATAN([.$A65]/100-[.E$2])/PI()+0.5)" table:style-name="ce6">
            <text:p>584</text:p>
          </table:table-cell>
          <table:table-cell office:value-type="float" office:value="578.39753007235242" table:formula="of:=[.$A65]*(ATAN([.$A65]/100-[.F$2])/PI()+0.5)" table:style-name="ce6">
            <text:p>578</text:p>
          </table:table-cell>
          <table:table-cell office:value-type="float" office:value="570.99560431291604" table:formula="of:=[.$A65]*(ATAN([.$A65]/100-[.G$2])/PI()+0.5)" table:style-name="ce6">
            <text:p>571</text:p>
          </table:table-cell>
          <table:table-cell office:value-type="float" office:value="561.21161579681348" table:formula="of:=[.$A65]*(ATAN([.$A65]/100-[.H$2])/PI()+0.5)" table:style-name="ce6">
            <text:p>561</text:p>
          </table:table-cell>
          <table:table-cell office:value-type="float" office:value="547.75502013416769" table:formula="of:=[.$A65]*(ATAN([.$A65]/100-[.I$2])/PI()+0.5)" table:style-name="ce6">
            <text:p>548</text:p>
          </table:table-cell>
          <table:table-cell office:value-type="float" office:value="528.30888565323005" table:formula="of:=[.$A65]*(ATAN([.$A65]/100-[.J$2])/PI()+0.5)" table:style-name="ce6">
            <text:p>528</text:p>
          </table:table-cell>
          <table:table-cell office:value-type="float" office:value="498.50992789910379" table:formula="of:=[.$A65]*(ATAN([.$A65]/100-[.K$2])/PI()+0.5)" table:style-name="ce6">
            <text:p>499</text:p>
          </table:table-cell>
          <table:table-cell office:value-type="float" office:value="450.30932888931528" table:formula="of:=[.$A65]*(ATAN([.$A65]/100-[.L$2])/PI()+0.5)" table:style-name="ce6">
            <text:p>450</text:p>
          </table:table-cell>
          <table:table-cell office:value-type="float" office:value="373.44735481897766" table:formula="of:=[.$A65]*(ATAN([.$A65]/100-[.M$2])/PI()+0.5)" table:style-name="ce6">
            <text:p>373</text:p>
          </table:table-cell>
          <table:table-cell office:value-type="float" office:value="275.4152363409292" table:formula="of:=[.$A65]*(ATAN([.$A65]/100-[.N$2])/PI()+0.5)" table:style-name="ce6">
            <text:p>275</text:p>
          </table:table-cell>
          <table:table-cell office:value-type="float" office:value="192.52792930504467" table:formula="of:=[.$A65]*(ATAN([.$A65]/100-[.O$2])/PI()+0.5)" table:style-name="ce6">
            <text:p>193</text:p>
          </table:table-cell>
          <table:table-cell office:value-type="float" office:value="139.31949882292815" table:formula="of:=[.$A65]*(ATAN([.$A65]/100-[.P$2])/PI()+0.5)" table:style-name="ce6">
            <text:p>139</text:p>
          </table:table-cell>
          <table:table-cell office:value-type="float" office:value="106.62940721810956" table:formula="of:=[.$A65]*(ATAN([.$A65]/100-[.Q$2])/PI()+0.5)" table:style-name="ce6">
            <text:p>107</text:p>
          </table:table-cell>
          <table:table-cell table:number-columns-repeated="16367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float" office:value="605.79652337884852" table:formula="of:=[.$A66]*(ATAN([.$A66]/100-[.B$2])/PI()+0.5)" table:style-name="ce6">
            <text:p>606</text:p>
          </table:table-cell>
          <table:table-cell office:value-type="float" office:value="602.69697062282103" table:formula="of:=[.$A66]*(ATAN([.$A66]/100-[.C$2])/PI()+0.5)" table:style-name="ce6">
            <text:p>603</text:p>
          </table:table-cell>
          <table:table-cell office:value-type="float" office:value="598.9880154537077" table:formula="of:=[.$A66]*(ATAN([.$A66]/100-[.D$2])/PI()+0.5)" table:style-name="ce6">
            <text:p>599</text:p>
          </table:table-cell>
          <table:table-cell office:value-type="float" office:value="594.47372065675825" table:formula="of:=[.$A66]*(ATAN([.$A66]/100-[.E$2])/PI()+0.5)" table:style-name="ce6">
            <text:p>594</text:p>
          </table:table-cell>
          <table:table-cell office:value-type="float" office:value="588.86615256501113" table:formula="of:=[.$A66]*(ATAN([.$A66]/100-[.F$2])/PI()+0.5)" table:style-name="ce6">
            <text:p>589</text:p>
          </table:table-cell>
          <table:table-cell office:value-type="float" office:value="581.72607881232079" table:formula="of:=[.$A66]*(ATAN([.$A66]/100-[.G$2])/PI()+0.5)" table:style-name="ce6">
            <text:p>582</text:p>
          </table:table-cell>
          <table:table-cell office:value-type="float" office:value="572.35340075531144" table:formula="of:=[.$A66]*(ATAN([.$A66]/100-[.H$2])/PI()+0.5)" table:style-name="ce6">
            <text:p>572</text:p>
          </table:table-cell>
          <table:table-cell office:value-type="float" office:value="559.57381351807851" table:formula="of:=[.$A66]*(ATAN([.$A66]/100-[.I$2])/PI()+0.5)" table:style-name="ce6">
            <text:p>560</text:p>
          </table:table-cell>
          <table:table-cell office:value-type="float" office:value="541.30296675178658" table:formula="of:=[.$A66]*(ATAN([.$A66]/100-[.J$2])/PI()+0.5)" table:style-name="ce6">
            <text:p>541</text:p>
          </table:table-cell>
          <table:table-cell office:value-type="float" office:value="513.64381229520222" table:formula="of:=[.$A66]*(ATAN([.$A66]/100-[.K$2])/PI()+0.5)" table:style-name="ce6">
            <text:p>514</text:p>
          </table:table-cell>
          <table:table-cell office:value-type="float" office:value="469.28786665179257" table:formula="of:=[.$A66]*(ATAN([.$A66]/100-[.L$2])/PI()+0.5)" table:style-name="ce6">
            <text:p>469</text:p>
          </table:table-cell>
          <table:table-cell office:value-type="float" office:value="397.51612261813983" table:formula="of:=[.$A66]*(ATAN([.$A66]/100-[.M$2])/PI()+0.5)" table:style-name="ce6">
            <text:p>398</text:p>
          </table:table-cell>
          <table:table-cell office:value-type="float" office:value="299.69566884444578" table:formula="of:=[.$A66]*(ATAN([.$A66]/100-[.N$2])/PI()+0.5)" table:style-name="ce6">
            <text:p>300</text:p>
          </table:table-cell>
          <table:table-cell office:value-type="float" office:value="209.90664344151639" table:formula="of:=[.$A66]*(ATAN([.$A66]/100-[.O$2])/PI()+0.5)" table:style-name="ce6">
            <text:p>210</text:p>
          </table:table-cell>
          <table:table-cell office:value-type="float" office:value="150.30644979944441" table:formula="of:=[.$A66]*(ATAN([.$A66]/100-[.P$2])/PI()+0.5)" table:style-name="ce6">
            <text:p>150</text:p>
          </table:table-cell>
          <table:table-cell office:value-type="float" office:value="113.79691807318576" table:formula="of:=[.$A66]*(ATAN([.$A66]/100-[.Q$2])/PI()+0.5)" table:style-name="ce6">
            <text:p>114</text:p>
          </table:table-cell>
          <table:table-cell table:number-columns-repeated="16367"/>
        </table:table-row>
        <table:table-row table:style-name="ro1">
          <table:table-cell office:value-type="float" office:value="650" table:style-name="ce5">
            <text:p>650</text:p>
          </table:table-cell>
          <table:table-cell office:value-type="float" office:value="615.83050313768524" table:formula="of:=[.$A67]*(ATAN([.$A67]/100-[.B$2])/PI()+0.5)" table:style-name="ce6">
            <text:p>616</text:p>
          </table:table-cell>
          <table:table-cell office:value-type="float" office:value="612.78805441834481" table:formula="of:=[.$A67]*(ATAN([.$A67]/100-[.C$2])/PI()+0.5)" table:style-name="ce6">
            <text:p>613</text:p>
          </table:table-cell>
          <table:table-cell office:value-type="float" office:value="609.15857717714925" table:formula="of:=[.$A67]*(ATAN([.$A67]/100-[.D$2])/PI()+0.5)" table:style-name="ce6">
            <text:p>609</text:p>
          </table:table-cell>
          <table:table-cell office:value-type="float" office:value="604.75708327250845" table:formula="of:=[.$A67]*(ATAN([.$A67]/100-[.E$2])/PI()+0.5)" table:style-name="ce6">
            <text:p>605</text:p>
          </table:table-cell>
          <table:table-cell office:value-type="float" office:value="599.31356525470994" table:formula="of:=[.$A67]*(ATAN([.$A67]/100-[.F$2])/PI()+0.5)" table:style-name="ce6">
            <text:p>599</text:p>
          </table:table-cell>
          <table:table-cell office:value-type="float" office:value="592.41940369111194" table:formula="of:=[.$A67]*(ATAN([.$A67]/100-[.G$2])/PI()+0.5)" table:style-name="ce6">
            <text:p>592</text:p>
          </table:table-cell>
          <table:table-cell office:value-type="float" office:value="583.4293514727816" table:formula="of:=[.$A67]*(ATAN([.$A67]/100-[.H$2])/PI()+0.5)" table:style-name="ce6">
            <text:p>583</text:p>
          </table:table-cell>
          <table:table-cell office:value-type="float" office:value="571.27268796595183" table:formula="of:=[.$A67]*(ATAN([.$A67]/100-[.I$2])/PI()+0.5)" table:style-name="ce6">
            <text:p>571</text:p>
          </table:table-cell>
          <table:table-cell office:value-type="float" office:value="554.0706485272184" table:formula="of:=[.$A67]*(ATAN([.$A67]/100-[.J$2])/PI()+0.5)" table:style-name="ce6">
            <text:p>554</text:p>
          </table:table-cell>
          <table:table-cell office:value-type="float" office:value="528.34142282285086" table:formula="of:=[.$A67]*(ATAN([.$A67]/100-[.K$2])/PI()+0.5)" table:style-name="ce6">
            <text:p>528</text:p>
          </table:table-cell>
          <table:table-cell office:value-type="float" office:value="487.5" table:formula="of:=[.$A67]*(ATAN([.$A67]/100-[.L$2])/PI()+0.5)" table:style-name="ce6">
            <text:p>488</text:p>
          </table:table-cell>
          <table:table-cell office:value-type="float" office:value="420.9293514727816" table:formula="of:=[.$A67]*(ATAN([.$A67]/100-[.M$2])/PI()+0.5)" table:style-name="ce6">
            <text:p>421</text:p>
          </table:table-cell>
          <table:table-cell office:value-type="float" office:value="325" table:formula="of:=[.$A67]*(ATAN([.$A67]/100-[.N$2])/PI()+0.5)" table:style-name="ce6">
            <text:p>325</text:p>
          </table:table-cell>
          <table:table-cell office:value-type="float" office:value="229.07064852721837" table:formula="of:=[.$A67]*(ATAN([.$A67]/100-[.O$2])/PI()+0.5)" table:style-name="ce6">
            <text:p>229</text:p>
          </table:table-cell>
          <table:table-cell office:value-type="float" office:value="162.5" table:formula="of:=[.$A67]*(ATAN([.$A67]/100-[.P$2])/PI()+0.5)" table:style-name="ce6">
            <text:p>163</text:p>
          </table:table-cell>
          <table:table-cell office:value-type="float" office:value="121.65857717714923" table:formula="of:=[.$A67]*(ATAN([.$A67]/100-[.Q$2])/PI()+0.5)" table:style-name="ce6">
            <text:p>122</text:p>
          </table:table-cell>
          <table:table-cell table:number-columns-repeated="16367"/>
        </table:table-row>
        <table:table-row table:style-name="ro1">
          <table:table-cell office:value-type="float" office:value="660" table:style-name="ce5">
            <text:p>660</text:p>
          </table:table-cell>
          <table:table-cell office:value-type="float" office:value="625.86355269171781" table:formula="of:=[.$A68]*(ATAN([.$A68]/100-[.B$2])/PI()+0.5)" table:style-name="ce6">
            <text:p>626</text:p>
          </table:table-cell>
          <table:table-cell office:value-type="float" office:value="622.87620393020813" table:formula="of:=[.$A68]*(ATAN([.$A68]/100-[.C$2])/PI()+0.5)" table:style-name="ce6">
            <text:p>623</text:p>
          </table:table-cell>
          <table:table-cell office:value-type="float" office:value="619.3230156242879" table:formula="of:=[.$A68]*(ATAN([.$A68]/100-[.D$2])/PI()+0.5)" table:style-name="ce6">
            <text:p>619</text:p>
          </table:table-cell>
          <table:table-cell office:value-type="float" office:value="615.02916299772789" table:formula="of:=[.$A68]*(ATAN([.$A68]/100-[.E$2])/PI()+0.5)" table:style-name="ce6">
            <text:p>615</text:p>
          </table:table-cell>
          <table:table-cell office:value-type="float" office:value="609.74114298504071" table:formula="of:=[.$A68]*(ATAN([.$A68]/100-[.F$2])/PI()+0.5)" table:style-name="ce6">
            <text:p>610</text:p>
          </table:table-cell>
          <table:table-cell office:value-type="float" office:value="603.07825967856775" table:formula="of:=[.$A68]*(ATAN([.$A68]/100-[.G$2])/PI()+0.5)" table:style-name="ce6">
            <text:p>603</text:p>
          </table:table-cell>
          <table:table-cell office:value-type="float" office:value="594.44477914858169" table:formula="of:=[.$A68]*(ATAN([.$A68]/100-[.H$2])/PI()+0.5)" table:style-name="ce6">
            <text:p>594</text:p>
          </table:table-cell>
          <table:table-cell office:value-type="float" office:value="582.86245957345329" table:formula="of:=[.$A68]*(ATAN([.$A68]/100-[.I$2])/PI()+0.5)" table:style-name="ce6">
            <text:p>583</text:p>
          </table:table-cell>
          <table:table-cell office:value-type="float" office:value="566.63440143980404" table:formula="of:=[.$A68]*(ATAN([.$A68]/100-[.J$2])/PI()+0.5)" table:style-name="ce6">
            <text:p>567</text:p>
          </table:table-cell>
          <table:table-cell office:value-type="float" office:value="542.64692823702717" table:formula="of:=[.$A68]*(ATAN([.$A68]/100-[.K$2])/PI()+0.5)" table:style-name="ce6">
            <text:p>543</text:p>
          </table:table-cell>
          <table:table-cell office:value-type="float" office:value="504.99647364432298" table:formula="of:=[.$A68]*(ATAN([.$A68]/100-[.L$2])/PI()+0.5)" table:style-name="ce6">
            <text:p>505</text:p>
          </table:table-cell>
          <table:table-cell office:value-type="float" office:value="443.53377395093622" table:formula="of:=[.$A68]*(ATAN([.$A68]/100-[.M$2])/PI()+0.5)" table:style-name="ce6">
            <text:p>444</text:p>
          </table:table-cell>
          <table:table-cell office:value-type="float" office:value="350.93884150416534" table:formula="of:=[.$A68]*(ATAN([.$A68]/100-[.N$2])/PI()+0.5)" table:style-name="ce6">
            <text:p>351</text:p>
          </table:table-cell>
          <table:table-cell office:value-type="float" office:value="250.06149855004332" table:formula="of:=[.$A68]*(ATAN([.$A68]/100-[.O$2])/PI()+0.5)" table:style-name="ce6">
            <text:p>250</text:p>
          </table:table-cell>
          <table:table-cell office:value-type="float" office:value="176.04688751533888" table:formula="of:=[.$A68]*(ATAN([.$A68]/100-[.P$2])/PI()+0.5)" table:style-name="ce6">
            <text:p>176</text:p>
          </table:table-cell>
          <table:table-cell office:value-type="float" office:value="130.30481857057271" table:formula="of:=[.$A68]*(ATAN([.$A68]/100-[.Q$2])/PI()+0.5)" table:style-name="ce6">
            <text:p>130</text:p>
          </table:table-cell>
          <table:table-cell table:number-columns-repeated="16367"/>
        </table:table-row>
        <table:table-row table:style-name="ro1">
          <table:table-cell office:value-type="float" office:value="670" table:style-name="ce5">
            <text:p>670</text:p>
          </table:table-cell>
          <table:table-cell office:value-type="float" office:value="635.89570821870257" table:formula="of:=[.$A69]*(ATAN([.$A69]/100-[.B$2])/PI()+0.5)" table:style-name="ce6">
            <text:p>636</text:p>
          </table:table-cell>
          <table:table-cell office:value-type="float" office:value="632.96155621706896" table:formula="of:=[.$A69]*(ATAN([.$A69]/100-[.C$2])/PI()+0.5)" table:style-name="ce6">
            <text:p>633</text:p>
          </table:table-cell>
          <table:table-cell office:value-type="float" office:value="629.48164929654808" table:formula="of:=[.$A69]*(ATAN([.$A69]/100-[.D$2])/PI()+0.5)" table:style-name="ce6">
            <text:p>629</text:p>
          </table:table-cell>
          <table:table-cell office:value-type="float" office:value="625.29060822852864" table:formula="of:=[.$A69]*(ATAN([.$A69]/100-[.E$2])/PI()+0.5)" table:style-name="ce6">
            <text:p>625</text:p>
          </table:table-cell>
          <table:table-cell office:value-type="float" office:value="620.15014724992648" table:formula="of:=[.$A69]*(ATAN([.$A69]/100-[.F$2])/PI()+0.5)" table:style-name="ce6">
            <text:p>620</text:p>
          </table:table-cell>
          <table:table-cell office:value-type="float" office:value="613.7050839079551" table:formula="of:=[.$A69]*(ATAN([.$A69]/100-[.G$2])/PI()+0.5)" table:style-name="ce6">
            <text:p>614</text:p>
          </table:table-cell>
          <table:table-cell office:value-type="float" office:value="605.40446385391613" table:formula="of:=[.$A69]*(ATAN([.$A69]/100-[.H$2])/PI()+0.5)" table:style-name="ce6">
            <text:p>605</text:p>
          </table:table-cell>
          <table:table-cell office:value-type="float" office:value="594.35276846736576" table:formula="of:=[.$A69]*(ATAN([.$A69]/100-[.I$2])/PI()+0.5)" table:style-name="ce6">
            <text:p>594</text:p>
          </table:table-cell>
          <table:table-cell office:value-type="float" office:value="579.01416831733843" table:formula="of:=[.$A69]*(ATAN([.$A69]/100-[.J$2])/PI()+0.5)" table:style-name="ce6">
            <text:p>579</text:p>
          </table:table-cell>
          <table:table-cell office:value-type="float" office:value="556.60047168867709" table:formula="of:=[.$A69]*(ATAN([.$A69]/100-[.K$2])/PI()+0.5)" table:style-name="ce6">
            <text:p>557</text:p>
          </table:table-cell>
          <table:table-cell office:value-type="float" office:value="521.83481871212405" table:formula="of:=[.$A69]*(ATAN([.$A69]/100-[.L$2])/PI()+0.5)" table:style-name="ce6">
            <text:p>522</text:p>
          </table:table-cell>
          <table:table-cell office:value-type="float" office:value="465.24807518352395" table:formula="of:=[.$A69]*(ATAN([.$A69]/100-[.M$2])/PI()+0.5)" table:style-name="ce6">
            <text:p>465</text:p>
          </table:table-cell>
          <table:table-cell office:value-type="float" office:value="377.09808198663086" table:formula="of:=[.$A69]*(ATAN([.$A69]/100-[.N$2])/PI()+0.5)" table:style-name="ce6">
            <text:p>377</text:p>
          </table:table-cell>
          <table:table-cell office:value-type="float" office:value="272.84170201791267" table:formula="of:=[.$A69]*(ATAN([.$A69]/100-[.O$2])/PI()+0.5)" table:style-name="ce6">
            <text:p>273</text:p>
          </table:table-cell>
          <table:table-cell office:value-type="float" office:value="191.09960260977581" table:formula="of:=[.$A69]*(ATAN([.$A69]/100-[.P$2])/PI()+0.5)" table:style-name="ce6">
            <text:p>191</text:p>
          </table:table-cell>
          <table:table-cell office:value-type="float" office:value="139.83864810730233" table:formula="of:=[.$A69]*(ATAN([.$A69]/100-[.Q$2])/PI()+0.5)" table:style-name="ce6">
            <text:p>140</text:p>
          </table:table-cell>
          <table:table-cell table:number-columns-repeated="16367"/>
        </table:table-row>
        <table:table-row table:style-name="ro1">
          <table:table-cell office:value-type="float" office:value="680" table:style-name="ce5">
            <text:p>680</text:p>
          </table:table-cell>
          <table:table-cell office:value-type="float" office:value="645.92700414811361" table:formula="of:=[.$A70]*(ATAN([.$A70]/100-[.B$2])/PI()+0.5)" table:style-name="ce6">
            <text:p>646</text:p>
          </table:table-cell>
          <table:table-cell office:value-type="float" office:value="643.04424010206139" table:formula="of:=[.$A70]*(ATAN([.$A70]/100-[.C$2])/PI()+0.5)" table:style-name="ce6">
            <text:p>643</text:p>
          </table:table-cell>
          <table:table-cell office:value-type="float" office:value="639.63477537776748" table:formula="of:=[.$A70]*(ATAN([.$A70]/100-[.D$2])/PI()+0.5)" table:style-name="ce6">
            <text:p>640</text:p>
          </table:table-cell>
          <table:table-cell office:value-type="float" office:value="635.54201959014426" table:formula="of:=[.$A70]*(ATAN([.$A70]/100-[.E$2])/PI()+0.5)" table:style-name="ce6">
            <text:p>636</text:p>
          </table:table-cell>
          <table:table-cell office:value-type="float" office:value="630.5417373124676" table:formula="of:=[.$A70]*(ATAN([.$A70]/100-[.F$2])/PI()+0.5)" table:style-name="ce6">
            <text:p>631</text:p>
          </table:table-cell>
          <table:table-cell office:value-type="float" office:value="624.30209595111057" table:formula="of:=[.$A70]*(ATAN([.$A70]/100-[.G$2])/PI()+0.5)" table:style-name="ce6">
            <text:p>624</text:p>
          </table:table-cell>
          <table:table-cell office:value-type="float" office:value="616.31271576632207" table:formula="of:=[.$A70]*(ATAN([.$A70]/100-[.H$2])/PI()+0.5)" table:style-name="ce6">
            <text:p>616</text:p>
          </table:table-cell>
          <table:table-cell office:value-type="float" office:value="605.75222022513196" table:formula="of:=[.$A70]*(ATAN([.$A70]/100-[.I$2])/PI()+0.5)" table:style-name="ce6">
            <text:p>606</text:p>
          </table:table-cell>
          <table:table-cell office:value-type="float" office:value="591.22764077973648" table:formula="of:=[.$A70]*(ATAN([.$A70]/100-[.J$2])/PI()+0.5)" table:style-name="ce6">
            <text:p>591</text:p>
          </table:table-cell>
          <table:table-cell office:value-type="float" office:value="570.23816229237525" table:formula="of:=[.$A70]*(ATAN([.$A70]/100-[.K$2])/PI()+0.5)" table:style-name="ce6">
            <text:p>570</text:p>
          </table:table-cell>
          <table:table-cell office:value-type="float" office:value="538.07420789109608" table:formula="of:=[.$A70]*(ATAN([.$A70]/100-[.L$2])/PI()+0.5)" table:style-name="ce6">
            <text:p>538</text:p>
          </table:table-cell>
          <table:table-cell office:value-type="float" office:value="486.04816451545145" table:formula="of:=[.$A70]*(ATAN([.$A70]/100-[.M$2])/PI()+0.5)" table:style-name="ce6">
            <text:p>486</text:p>
          </table:table-cell>
          <table:table-cell office:value-type="float" office:value="403.08603377286477" table:formula="of:=[.$A70]*(ATAN([.$A70]/100-[.N$2])/PI()+0.5)" table:style-name="ce6">
            <text:p>403</text:p>
          </table:table-cell>
          <table:table-cell office:value-type="float" office:value="297.27358843147914" table:formula="of:=[.$A70]*(ATAN([.$A70]/100-[.O$2])/PI()+0.5)" table:style-name="ce6">
            <text:p>297</text:p>
          </table:table-cell>
          <table:table-cell office:value-type="float" office:value="207.80792369433391" table:formula="of:=[.$A70]*(ATAN([.$A70]/100-[.P$2])/PI()+0.5)" table:style-name="ce6">
            <text:p>208</text:p>
          </table:table-cell>
          <table:table-cell office:value-type="float" office:value="150.37660190411293" table:formula="of:=[.$A70]*(ATAN([.$A70]/100-[.Q$2])/PI()+0.5)" table:style-name="ce6">
            <text:p>150</text:p>
          </table:table-cell>
          <table:table-cell table:number-columns-repeated="16367"/>
        </table:table-row>
        <table:table-row table:style-name="ro1">
          <table:table-cell office:value-type="float" office:value="690" table:style-name="ce5">
            <text:p>690</text:p>
          </table:table-cell>
          <table:table-cell office:value-type="float" office:value="655.95747325633909" table:formula="of:=[.$A71]*(ATAN([.$A71]/100-[.B$2])/PI()+0.5)" table:style-name="ce6">
            <text:p>656</text:p>
          </table:table-cell>
          <table:table-cell office:value-type="float" office:value="653.1243767678211" table:formula="of:=[.$A71]*(ATAN([.$A71]/100-[.C$2])/PI()+0.5)" table:style-name="ce6">
            <text:p>653</text:p>
          </table:table-cell>
          <table:table-cell office:value-type="float" office:value="649.78267145272901" table:formula="of:=[.$A71]*(ATAN([.$A71]/100-[.D$2])/PI()+0.5)" table:style-name="ce6">
            <text:p>650</text:p>
          </table:table-cell>
          <table:table-cell office:value-type="float" office:value="645.78395416102853" table:formula="of:=[.$A71]*(ATAN([.$A71]/100-[.E$2])/PI()+0.5)" table:style-name="ce6">
            <text:p>646</text:p>
          </table:table-cell>
          <table:table-cell office:value-type="float" office:value="640.91698008306741" table:formula="of:=[.$A71]*(ATAN([.$A71]/100-[.F$2])/PI()+0.5)" table:style-name="ce6">
            <text:p>641</text:p>
          </table:table-cell>
          <table:table-cell office:value-type="float" office:value="634.87132073415262" table:formula="of:=[.$A71]*(ATAN([.$A71]/100-[.G$2])/PI()+0.5)" table:style-name="ce6">
            <text:p>635</text:p>
          </table:table-cell>
          <table:table-cell office:value-type="float" office:value="627.17342871953338" table:formula="of:=[.$A71]*(ATAN([.$A71]/100-[.H$2])/PI()+0.5)" table:style-name="ce6">
            <text:p>627</text:p>
          </table:table-cell>
          <table:table-cell office:value-type="float" office:value="617.06851018932014" table:formula="of:=[.$A71]*(ATAN([.$A71]/100-[.I$2])/PI()+0.5)" table:style-name="ce6">
            <text:p>617</text:p>
          </table:table-cell>
          <table:table-cell office:value-type="float" office:value="603.29051769917839" table:formula="of:=[.$A71]*(ATAN([.$A71]/100-[.J$2])/PI()+0.5)" table:style-name="ce6">
            <text:p>603</text:p>
          </table:table-cell>
          <table:table-cell office:value-type="float" office:value="583.59226102926993" table:formula="of:=[.$A71]*(ATAN([.$A71]/100-[.K$2])/PI()+0.5)" table:style-name="ce6">
            <text:p>584</text:p>
          </table:table-cell>
          <table:table-cell office:value-type="float" office:value="553.7722351307649" table:formula="of:=[.$A71]*(ATAN([.$A71]/100-[.L$2])/PI()+0.5)" table:style-name="ce6">
            <text:p>554</text:p>
          </table:table-cell>
          <table:table-cell office:value-type="float" office:value="505.95098123396389" table:formula="of:=[.$A71]*(ATAN([.$A71]/100-[.M$2])/PI()+0.5)" table:style-name="ce6">
            <text:p>506</text:p>
          </table:table-cell>
          <table:table-cell office:value-type="float" office:value="428.57206969768197" table:formula="of:=[.$A71]*(ATAN([.$A71]/100-[.N$2])/PI()+0.5)" table:style-name="ce6">
            <text:p>429</text:p>
          </table:table-cell>
          <table:table-cell office:value-type="float" office:value="323.1093929729181" table:formula="of:=[.$A71]*(ATAN([.$A71]/100-[.O$2])/PI()+0.5)" table:style-name="ce6">
            <text:p>323</text:p>
          </table:table-cell>
          <table:table-cell office:value-type="float" office:value="226.30559996038485" table:formula="of:=[.$A71]*(ATAN([.$A71]/100-[.P$2])/PI()+0.5)" table:style-name="ce6">
            <text:p>226</text:p>
          </table:table-cell>
          <table:table-cell office:value-type="float" office:value="162.04914119002601" table:formula="of:=[.$A71]*(ATAN([.$A71]/100-[.Q$2])/PI()+0.5)" table:style-name="ce6">
            <text:p>162</text:p>
          </table:table-cell>
          <table:table-cell table:number-columns-repeated="16367"/>
        </table:table-row>
        <table:table-row table:style-name="ro1">
          <table:table-cell office:value-type="float" office:value="700" table:style-name="ce5">
            <text:p>700</text:p>
          </table:table-cell>
          <table:table-cell office:value-type="float" office:value="665.98714675672977" table:formula="of:=[.$A72]*(ATAN([.$A72]/100-[.B$2])/PI()+0.5)" table:style-name="ce6">
            <text:p>666</text:p>
          </table:table-cell>
          <table:table-cell office:value-type="float" office:value="663.20208030212257" table:formula="of:=[.$A72]*(ATAN([.$A72]/100-[.C$2])/PI()+0.5)" table:style-name="ce6">
            <text:p>663</text:p>
          </table:table-cell>
          <table:table-cell office:value-type="float" office:value="659.92559706590987" table:formula="of:=[.$A72]*(ATAN([.$A72]/100-[.D$2])/PI()+0.5)" table:style-name="ce6">
            <text:p>660</text:p>
          </table:table-cell>
          <table:table-cell office:value-type="float" office:value="656.0169292676992" table:formula="of:=[.$A72]*(ATAN([.$A72]/100-[.E$2])/PI()+0.5)" table:style-name="ce6">
            <text:p>656</text:p>
          </table:table-cell>
          <table:table-cell office:value-type="float" office:value="651.27685890885527" table:formula="of:=[.$A72]*(ATAN([.$A72]/100-[.F$2])/PI()+0.5)" table:style-name="ce6">
            <text:p>651</text:p>
          </table:table-cell>
          <table:table-cell office:value-type="float" office:value="645.41460873584151" table:formula="of:=[.$A72]*(ATAN([.$A72]/100-[.G$2])/PI()+0.5)" table:style-name="ce6">
            <text:p>645</text:p>
          </table:table-cell>
          <table:table-cell office:value-type="float" office:value="637.99012705196674" table:formula="of:=[.$A72]*(ATAN([.$A72]/100-[.H$2])/PI()+0.5)" table:style-name="ce6">
            <text:p>638</text:p>
          </table:table-cell>
          <table:table-cell office:value-type="float" office:value="628.30853235530333" table:formula="of:=[.$A72]*(ATAN([.$A72]/100-[.I$2])/PI()+0.5)" table:style-name="ce6">
            <text:p>628</text:p>
          </table:table-cell>
          <table:table-cell office:value-type="float" office:value="615.21674088640964" table:formula="of:=[.$A72]*(ATAN([.$A72]/100-[.J$2])/PI()+0.5)" table:style-name="ce6">
            <text:p>615</text:p>
          </table:table-cell>
          <table:table-cell office:value-type="float" office:value="596.69146764469667" table:formula="of:=[.$A72]*(ATAN([.$A72]/100-[.K$2])/PI()+0.5)" table:style-name="ce6">
            <text:p>597</text:p>
          </table:table-cell>
          <table:table-cell office:value-type="float" office:value="568.98307073230092" table:formula="of:=[.$A72]*(ATAN([.$A72]/100-[.L$2])/PI()+0.5)" table:style-name="ce6">
            <text:p>569</text:p>
          </table:table-cell>
          <table:table-cell office:value-type="float" office:value="525" table:formula="of:=[.$A72]*(ATAN([.$A72]/100-[.M$2])/PI()+0.5)" table:style-name="ce6">
            <text:p>525</text:p>
          </table:table-cell>
          <table:table-cell office:value-type="float" office:value="453.30853235530327" table:formula="of:=[.$A72]*(ATAN([.$A72]/100-[.N$2])/PI()+0.5)" table:style-name="ce6">
            <text:p>453</text:p>
          </table:table-cell>
          <table:table-cell office:value-type="float" office:value="350" table:formula="of:=[.$A72]*(ATAN([.$A72]/100-[.O$2])/PI()+0.5)" table:style-name="ce6">
            <text:p>350</text:p>
          </table:table-cell>
          <table:table-cell office:value-type="float" office:value="246.69146764469673" table:formula="of:=[.$A72]*(ATAN([.$A72]/100-[.P$2])/PI()+0.5)" table:style-name="ce6">
            <text:p>247</text:p>
          </table:table-cell>
          <table:table-cell office:value-type="float" office:value="175" table:formula="of:=[.$A72]*(ATAN([.$A72]/100-[.Q$2])/PI()+0.5)" table:style-name="ce6">
            <text:p>175</text:p>
          </table:table-cell>
          <table:table-cell table:number-columns-repeated="16367"/>
        </table:table-row>
        <table:table-row table:style-name="ro1">
          <table:table-cell office:value-type="float" office:value="710" table:style-name="ce5">
            <text:p>710</text:p>
          </table:table-cell>
          <table:table-cell office:value-type="float" office:value="676.01605438468607" table:formula="of:=[.$A73]*(ATAN([.$A73]/100-[.B$2])/PI()+0.5)" table:style-name="ce6">
            <text:p>676</text:p>
          </table:table-cell>
          <table:table-cell office:value-type="float" office:value="673.27745819866618" table:formula="of:=[.$A73]*(ATAN([.$A73]/100-[.C$2])/PI()+0.5)" table:style-name="ce6">
            <text:p>673</text:p>
          </table:table-cell>
          <table:table-cell office:value-type="float" office:value="670.06379513704201" table:formula="of:=[.$A73]*(ATAN([.$A73]/100-[.D$2])/PI()+0.5)" table:style-name="ce6">
            <text:p>670</text:p>
          </table:table-cell>
          <table:table-cell office:value-type="float" office:value="666.24142589885525" table:formula="of:=[.$A73]*(ATAN([.$A73]/100-[.E$2])/PI()+0.5)" table:style-name="ce6">
            <text:p>666</text:p>
          </table:table-cell>
          <table:table-cell office:value-type="float" office:value="661.62228140664661" table:formula="of:=[.$A73]*(ATAN([.$A73]/100-[.F$2])/PI()+0.5)" table:style-name="ce6">
            <text:p>662</text:p>
          </table:table-cell>
          <table:table-cell office:value-type="float" office:value="655.93365381724072" table:formula="of:=[.$A73]*(ATAN([.$A73]/100-[.G$2])/PI()+0.5)" table:style-name="ce6">
            <text:p>656</text:p>
          </table:table-cell>
          <table:table-cell office:value-type="float" office:value="648.76600662391377" table:formula="of:=[.$A73]*(ATAN([.$A73]/100-[.H$2])/PI()+0.5)" table:style-name="ce6">
            <text:p>649</text:p>
          </table:table-cell>
          <table:table-cell office:value-type="float" office:value="639.47847453862585" table:formula="of:=[.$A73]*(ATAN([.$A73]/100-[.I$2])/PI()+0.5)" table:style-name="ce6">
            <text:p>639</text:p>
          </table:table-cell>
          <table:table-cell office:value-type="float" office:value="627.01870651083618" table:formula="of:=[.$A73]*(ATAN([.$A73]/100-[.J$2])/PI()+0.5)" table:style-name="ce6">
            <text:p>627</text:p>
          </table:table-cell>
          <table:table-cell office:value-type="float" office:value="609.56125003372858" table:formula="of:=[.$A73]*(ATAN([.$A73]/100-[.K$2])/PI()+0.5)" table:style-name="ce6">
            <text:p>610</text:p>
          </table:table-cell>
          <table:table-cell office:value-type="float" office:value="583.75654401255952" table:formula="of:=[.$A73]*(ATAN([.$A73]/100-[.L$2])/PI()+0.5)" table:style-name="ce6">
            <text:p>584</text:p>
          </table:table-cell>
          <table:table-cell office:value-type="float" office:value="543.25378225374141" table:formula="of:=[.$A73]*(ATAN([.$A73]/100-[.M$2])/PI()+0.5)" table:style-name="ce6">
            <text:p>543</text:p>
          </table:table-cell>
          <table:table-cell office:value-type="float" office:value="477.13481743206773" table:formula="of:=[.$A73]*(ATAN([.$A73]/100-[.N$2])/PI()+0.5)" table:style-name="ce6">
            <text:p>477</text:p>
          </table:table-cell>
          <table:table-cell office:value-type="float" office:value="377.52511737569301" table:formula="of:=[.$A73]*(ATAN([.$A73]/100-[.O$2])/PI()+0.5)" table:style-name="ce6">
            <text:p>378</text:p>
          </table:table-cell>
          <table:table-cell office:value-type="float" office:value="269.00555147050113" table:formula="of:=[.$A73]*(ATAN([.$A73]/100-[.P$2])/PI()+0.5)" table:style-name="ce6">
            <text:p>269</text:p>
          </table:table-cell>
          <table:table-cell office:value-type="float" office:value="189.38377293316759" table:formula="of:=[.$A73]*(ATAN([.$A73]/100-[.Q$2])/PI()+0.5)" table:style-name="ce6">
            <text:p>189</text:p>
          </table:table-cell>
          <table:table-cell table:number-columns-repeated="16367"/>
        </table:table-row>
        <table:table-row table:style-name="ro1">
          <table:table-cell office:value-type="float" office:value="720" table:style-name="ce5">
            <text:p>720</text:p>
          </table:table-cell>
          <table:table-cell office:value-type="float" office:value="686.04422447798117" table:formula="of:=[.$A74]*(ATAN([.$A74]/100-[.B$2])/PI()+0.5)" table:style-name="ce6">
            <text:p>686</text:p>
          </table:table-cell>
          <table:table-cell office:value-type="float" office:value="683.35061181711319" table:formula="of:=[.$A74]*(ATAN([.$A74]/100-[.C$2])/PI()+0.5)" table:style-name="ce6">
            <text:p>683</text:p>
          </table:table-cell>
          <table:table-cell office:value-type="float" office:value="680.19749324819361" table:formula="of:=[.$A74]*(ATAN([.$A74]/100-[.D$2])/PI()+0.5)" table:style-name="ce6">
            <text:p>680</text:p>
          </table:table-cell>
          <table:table-cell office:value-type="float" office:value="676.45789178136511" table:formula="of:=[.$A74]*(ATAN([.$A74]/100-[.E$2])/PI()+0.5)" table:style-name="ce6">
            <text:p>676</text:p>
          </table:table-cell>
          <table:table-cell office:value-type="float" office:value="671.95408645453824" table:formula="of:=[.$A74]*(ATAN([.$A74]/100-[.F$2])/PI()+0.5)" table:style-name="ce6">
            <text:p>672</text:p>
          </table:table-cell>
          <table:table-cell office:value-type="float" office:value="666.43000898499565" table:formula="of:=[.$A74]*(ATAN([.$A74]/100-[.G$2])/PI()+0.5)" table:style-name="ce6">
            <text:p>666</text:p>
          </table:table-cell>
          <table:table-cell office:value-type="float" office:value="659.50397076675779" table:formula="of:=[.$A74]*(ATAN([.$A74]/100-[.H$2])/PI()+0.5)" table:style-name="ce6">
            <text:p>660</text:p>
          </table:table-cell>
          <table:table-cell office:value-type="float" office:value="650.58390145495468" table:formula="of:=[.$A74]*(ATAN([.$A74]/100-[.I$2])/PI()+0.5)" table:style-name="ce6">
            <text:p>651</text:p>
          </table:table-cell>
          <table:table-cell office:value-type="float" office:value="638.70745268134829" table:formula="of:=[.$A74]*(ATAN([.$A74]/100-[.J$2])/PI()+0.5)" table:style-name="ce6">
            <text:p>639</text:p>
          </table:table-cell>
          <table:table-cell office:value-type="float" office:value="622.22418087833375" table:formula="of:=[.$A74]*(ATAN([.$A74]/100-[.K$2])/PI()+0.5)" table:style-name="ce6">
            <text:p>622</text:p>
          </table:table-cell>
          <table:table-cell office:value-type="float" office:value="598.13782032216045" table:formula="of:=[.$A74]*(ATAN([.$A74]/100-[.L$2])/PI()+0.5)" table:style-name="ce6">
            <text:p>598</text:p>
          </table:table-cell>
          <table:table-cell office:value-type="float" office:value="560.77771563093927" table:formula="of:=[.$A74]*(ATAN([.$A74]/100-[.M$2])/PI()+0.5)" table:style-name="ce6">
            <text:p>561</text:p>
          </table:table-cell>
          <table:table-cell office:value-type="float" office:value="499.96808079423465" table:formula="of:=[.$A74]*(ATAN([.$A74]/100-[.N$2])/PI()+0.5)" table:style-name="ce6">
            <text:p>500</text:p>
          </table:table-cell>
          <table:table-cell office:value-type="float" office:value="405.23972989608092" table:formula="of:=[.$A74]*(ATAN([.$A74]/100-[.O$2])/PI()+0.5)" table:style-name="ce6">
            <text:p>405</text:p>
          </table:table-cell>
          <table:table-cell office:value-type="float" office:value="293.20302306402556" table:formula="of:=[.$A74]*(ATAN([.$A74]/100-[.P$2])/PI()+0.5)" table:style-name="ce6">
            <text:p>293</text:p>
          </table:table-cell>
          <table:table-cell office:value-type="float" office:value="205.36076698363968" table:formula="of:=[.$A74]*(ATAN([.$A74]/100-[.Q$2])/PI()+0.5)" table:style-name="ce6">
            <text:p>205</text:p>
          </table:table-cell>
          <table:table-cell table:number-columns-repeated="16367"/>
        </table:table-row>
        <table:table-row table:style-name="ro1">
          <table:table-cell office:value-type="float" office:value="730" table:style-name="ce5">
            <text:p>730</text:p>
          </table:table-cell>
          <table:table-cell office:value-type="float" office:value="696.07168405253458" table:formula="of:=[.$A75]*(ATAN([.$A75]/100-[.B$2])/PI()+0.5)" table:style-name="ce6">
            <text:p>696</text:p>
          </table:table-cell>
          <table:table-cell office:value-type="float" office:value="693.42163680606313" table:formula="of:=[.$A75]*(ATAN([.$A75]/100-[.C$2])/PI()+0.5)" table:style-name="ce6">
            <text:p>693</text:p>
          </table:table-cell>
          <table:table-cell office:value-type="float" office:value="690.3269048154483" table:formula="of:=[.$A75]*(ATAN([.$A75]/100-[.D$2])/PI()+0.5)" table:style-name="ce6">
            <text:p>690</text:p>
          </table:table-cell>
          <table:table-cell office:value-type="float" office:value="686.66674415554451" table:formula="of:=[.$A75]*(ATAN([.$A75]/100-[.E$2])/PI()+0.5)" table:style-name="ce6">
            <text:p>687</text:p>
          </table:table-cell>
          <table:table-cell office:value-type="float" office:value="682.27305044236084" table:formula="of:=[.$A75]*(ATAN([.$A75]/100-[.F$2])/PI()+0.5)" table:style-name="ce6">
            <text:p>682</text:p>
          </table:table-cell>
          <table:table-cell office:value-type="float" office:value="676.90510035014904" table:formula="of:=[.$A75]*(ATAN([.$A75]/100-[.G$2])/PI()+0.5)" table:style-name="ce6">
            <text:p>677</text:p>
          </table:table-cell>
          <table:table-cell office:value-type="float" office:value="670.20666182986872" table:formula="of:=[.$A75]*(ATAN([.$A75]/100-[.H$2])/PI()+0.5)" table:style-name="ce6">
            <text:p>670</text:p>
          </table:table-cell>
          <table:table-cell office:value-type="float" office:value="661.6298272197281" table:formula="of:=[.$A75]*(ATAN([.$A75]/100-[.I$2])/PI()+0.5)" table:style-name="ce6">
            <text:p>662</text:p>
          </table:table-cell>
          <table:table-cell office:value-type="float" office:value="650.29282465345045" table:formula="of:=[.$A75]*(ATAN([.$A75]/100-[.J$2])/PI()+0.5)" table:style-name="ce6">
            <text:p>650</text:p>
          </table:table-cell>
          <table:table-cell office:value-type="float" office:value="634.70026142530537" table:formula="of:=[.$A75]*(ATAN([.$A75]/100-[.K$2])/PI()+0.5)" table:style-name="ce6">
            <text:p>635</text:p>
          </table:table-cell>
          <table:table-cell office:value-type="float" office:value="612.16743893152056" table:formula="of:=[.$A75]*(ATAN([.$A75]/100-[.L$2])/PI()+0.5)" table:style-name="ce6">
            <text:p>612</text:p>
          </table:table-cell>
          <table:table-cell office:value-type="float" office:value="577.63848788308849" table:formula="of:=[.$A75]*(ATAN([.$A75]/100-[.M$2])/PI()+0.5)" table:style-name="ce6">
            <text:p>578</text:p>
          </table:table-cell>
          <table:table-cell office:value-type="float" office:value="521.78700014158755" table:formula="of:=[.$A75]*(ATAN([.$A75]/100-[.N$2])/PI()+0.5)" table:style-name="ce6">
            <text:p>522</text:p>
          </table:table-cell>
          <table:table-cell office:value-type="float" office:value="432.72471272675187" table:formula="of:=[.$A75]*(ATAN([.$A75]/100-[.O$2])/PI()+0.5)" table:style-name="ce6">
            <text:p>433</text:p>
          </table:table-cell>
          <table:table-cell office:value-type="float" office:value="319.13194052202908" table:formula="of:=[.$A75]*(ATAN([.$A75]/100-[.P$2])/PI()+0.5)" table:style-name="ce6">
            <text:p>319</text:p>
          </table:table-cell>
          <table:table-cell office:value-type="float" office:value="223.08791808362318" table:formula="of:=[.$A75]*(ATAN([.$A75]/100-[.Q$2])/PI()+0.5)" table:style-name="ce6">
            <text:p>223</text:p>
          </table:table-cell>
          <table:table-cell table:number-columns-repeated="16367"/>
        </table:table-row>
        <table:table-row table:style-name="ro1">
          <table:table-cell office:value-type="float" office:value="740" table:style-name="ce5">
            <text:p>740</text:p>
          </table:table-cell>
          <table:table-cell office:value-type="float" office:value="706.09845887385154" table:formula="of:=[.$A76]*(ATAN([.$A76]/100-[.B$2])/PI()+0.5)" table:style-name="ce6">
            <text:p>706</text:p>
          </table:table-cell>
          <table:table-cell office:value-type="float" office:value="703.49062349230576" table:formula="of:=[.$A76]*(ATAN([.$A76]/100-[.C$2])/PI()+0.5)" table:style-name="ce6">
            <text:p>703</text:p>
          </table:table-cell>
          <table:table-cell office:value-type="float" office:value="700.45223015679358" table:formula="of:=[.$A76]*(ATAN([.$A76]/100-[.D$2])/PI()+0.5)" table:style-name="ce6">
            <text:p>700</text:p>
          </table:table-cell>
          <table:table-cell office:value-type="float" office:value="696.86837228263687" table:formula="of:=[.$A76]*(ATAN([.$A76]/100-[.E$2])/PI()+0.5)" table:style-name="ce6">
            <text:p>697</text:p>
          </table:table-cell>
          <table:table-cell office:value-type="float" office:value="692.57989286834948" table:formula="of:=[.$A76]*(ATAN([.$A76]/100-[.F$2])/PI()+0.5)" table:style-name="ce6">
            <text:p>693</text:p>
          </table:table-cell>
          <table:table-cell office:value-type="float" office:value="687.3602395093767" table:formula="of:=[.$A76]*(ATAN([.$A76]/100-[.G$2])/PI()+0.5)" table:style-name="ce6">
            <text:p>687</text:p>
          </table:table-cell>
          <table:table-cell office:value-type="float" office:value="680.8764889032941" table:formula="of:=[.$A76]*(ATAN([.$A76]/100-[.H$2])/PI()+0.5)" table:style-name="ce6">
            <text:p>681</text:p>
          </table:table-cell>
          <table:table-cell office:value-type="float" office:value="672.62077862674596" table:formula="of:=[.$A76]*(ATAN([.$A76]/100-[.I$2])/PI()+0.5)" table:style-name="ce6">
            <text:p>673</text:p>
          </table:table-cell>
          <table:table-cell office:value-type="float" office:value="661.78361962332883" table:formula="of:=[.$A76]*(ATAN([.$A76]/100-[.J$2])/PI()+0.5)" table:style-name="ce6">
            <text:p>662</text:p>
          </table:table-cell>
          <table:table-cell office:value-type="float" office:value="647.00722188027828" table:formula="of:=[.$A76]*(ATAN([.$A76]/100-[.K$2])/PI()+0.5)" table:style-name="ce6">
            <text:p>647</text:p>
          </table:table-cell>
          <table:table-cell office:value-type="float" office:value="625.88155530675317" table:formula="of:=[.$A76]*(ATAN([.$A76]/100-[.L$2])/PI()+0.5)" table:style-name="ce6">
            <text:p>626</text:p>
          </table:table-cell>
          <table:table-cell office:value-type="float" office:value="593.90065796632757" table:formula="of:=[.$A76]*(ATAN([.$A76]/100-[.M$2])/PI()+0.5)" table:style-name="ce6">
            <text:p>594</text:p>
          </table:table-cell>
          <table:table-cell office:value-type="float" office:value="542.6140958161352" table:formula="of:=[.$A76]*(ATAN([.$A76]/100-[.N$2])/PI()+0.5)" table:style-name="ce6">
            <text:p>543</text:p>
          </table:table-cell>
          <table:table-cell office:value-type="float" office:value="459.62801677722416" table:formula="of:=[.$A76]*(ATAN([.$A76]/100-[.O$2])/PI()+0.5)" table:style-name="ce6">
            <text:p>460</text:p>
          </table:table-cell>
          <table:table-cell office:value-type="float" office:value="346.52311710139043" table:formula="of:=[.$A76]*(ATAN([.$A76]/100-[.P$2])/PI()+0.5)" table:style-name="ce6">
            <text:p>347</text:p>
          </table:table-cell>
          <table:table-cell office:value-type="float" office:value="242.70455647925334" table:formula="of:=[.$A76]*(ATAN([.$A76]/100-[.Q$2])/PI()+0.5)" table:style-name="ce6">
            <text:p>243</text:p>
          </table:table-cell>
          <table:table-cell table:number-columns-repeated="16367"/>
        </table:table-row>
        <table:table-row table:style-name="ro1">
          <table:table-cell office:value-type="float" office:value="750" table:style-name="ce5">
            <text:p>750</text:p>
          </table:table-cell>
          <table:table-cell office:value-type="float" office:value="716.12457352435013" table:formula="of:=[.$A77]*(ATAN([.$A77]/100-[.B$2])/PI()+0.5)" table:style-name="ce6">
            <text:p>716</text:p>
          </table:table-cell>
          <table:table-cell office:value-type="float" office:value="713.55765723935326" table:formula="of:=[.$A77]*(ATAN([.$A77]/100-[.C$2])/PI()+0.5)" table:style-name="ce6">
            <text:p>714</text:p>
          </table:table-cell>
          <table:table-cell office:value-type="float" office:value="710.57365746655989" table:formula="of:=[.$A77]*(ATAN([.$A77]/100-[.D$2])/PI()+0.5)" table:style-name="ce6">
            <text:p>711</text:p>
          </table:table-cell>
          <table:table-cell office:value-type="float" office:value="707.06313971347481" table:formula="of:=[.$A77]*(ATAN([.$A77]/100-[.E$2])/PI()+0.5)" table:style-name="ce6">
            <text:p>707</text:p>
          </table:table-cell>
          <table:table-cell office:value-type="float" office:value="702.87528135824914" table:formula="of:=[.$A77]*(ATAN([.$A77]/100-[.F$2])/PI()+0.5)" table:style-name="ce6">
            <text:p>703</text:p>
          </table:table-cell>
          <table:table-cell office:value-type="float" office:value="697.7966345452021" table:formula="of:=[.$A77]*(ATAN([.$A77]/100-[.G$2])/PI()+0.5)" table:style-name="ce6">
            <text:p>698</text:p>
          </table:table-cell>
          <table:table-cell office:value-type="float" office:value="691.51565221697308" table:formula="of:=[.$A77]*(ATAN([.$A77]/100-[.H$2])/PI()+0.5)" table:style-name="ce6">
            <text:p>692</text:p>
          </table:table-cell>
          <table:table-cell office:value-type="float" office:value="683.56085041282142" table:formula="of:=[.$A77]*(ATAN([.$A77]/100-[.I$2])/PI()+0.5)" table:style-name="ce6">
            <text:p>684</text:p>
          </table:table-cell>
          <table:table-cell office:value-type="float" office:value="673.18771323782494" table:formula="of:=[.$A77]*(ATAN([.$A77]/100-[.J$2])/PI()+0.5)" table:style-name="ce6">
            <text:p>673</text:p>
          </table:table-cell>
          <table:table-cell office:value-type="float" office:value="659.16079380686745" table:formula="of:=[.$A77]*(ATAN([.$A77]/100-[.K$2])/PI()+0.5)" table:style-name="ce6">
            <text:p>659</text:p>
          </table:table-cell>
          <table:table-cell office:value-type="float" office:value="639.31228676217506" table:formula="of:=[.$A77]*(ATAN([.$A77]/100-[.L$2])/PI()+0.5)" table:style-name="ce6">
            <text:p>639</text:p>
          </table:table-cell>
          <table:table-cell office:value-type="float" office:value="609.62471864175097" table:formula="of:=[.$A77]*(ATAN([.$A77]/100-[.M$2])/PI()+0.5)" table:style-name="ce6">
            <text:p>610</text:p>
          </table:table-cell>
          <table:table-cell office:value-type="float" office:value="562.5" table:formula="of:=[.$A77]*(ATAN([.$A77]/100-[.N$2])/PI()+0.5)" table:style-name="ce6">
            <text:p>563</text:p>
          </table:table-cell>
          <table:table-cell office:value-type="float" office:value="485.68771323782494" table:formula="of:=[.$A77]*(ATAN([.$A77]/100-[.O$2])/PI()+0.5)" table:style-name="ce6">
            <text:p>486</text:p>
          </table:table-cell>
          <table:table-cell office:value-type="float" office:value="375" table:formula="of:=[.$A77]*(ATAN([.$A77]/100-[.P$2])/PI()+0.5)" table:style-name="ce6">
            <text:p>375</text:p>
          </table:table-cell>
          <table:table-cell office:value-type="float" office:value="264.31228676217506" table:formula="of:=[.$A77]*(ATAN([.$A77]/100-[.Q$2])/PI()+0.5)" table:style-name="ce6">
            <text:p>264</text:p>
          </table:table-cell>
          <table:table-cell table:number-columns-repeated="16367"/>
        </table:table-row>
        <table:table-row table:style-name="ro1">
          <table:table-cell office:value-type="float" office:value="760" table:style-name="ce5">
            <text:p>760</text:p>
          </table:table-cell>
          <table:table-cell office:value-type="float" office:value="726.15005146678857" table:formula="of:=[.$A78]*(ATAN([.$A78]/100-[.B$2])/PI()+0.5)" table:style-name="ce6">
            <text:p>726</text:p>
          </table:table-cell>
          <table:table-cell office:value-type="float" office:value="723.62281877797375" table:formula="of:=[.$A78]*(ATAN([.$A78]/100-[.C$2])/PI()+0.5)" table:style-name="ce6">
            <text:p>724</text:p>
          </table:table-cell>
          <table:table-cell office:value-type="float" office:value="720.69136370561455" table:formula="of:=[.$A78]*(ATAN([.$A78]/100-[.D$2])/PI()+0.5)" table:style-name="ce6">
            <text:p>721</text:p>
          </table:table-cell>
          <table:table-cell office:value-type="float" office:value="717.25138634387599" table:formula="of:=[.$A78]*(ATAN([.$A78]/100-[.E$2])/PI()+0.5)" table:style-name="ce6">
            <text:p>717</text:p>
          </table:table-cell>
          <table:table-cell office:value-type="float" office:value="713.15983617342249" table:formula="of:=[.$A78]*(ATAN([.$A78]/100-[.F$2])/PI()+0.5)" table:style-name="ce6">
            <text:p>713</text:p>
          </table:table-cell>
          <table:table-cell office:value-type="float" office:value="708.21539981556543" table:formula="of:=[.$A78]*(ATAN([.$A78]/100-[.G$2])/PI()+0.5)" table:style-name="ce6">
            <text:p>708</text:p>
          </table:table-cell>
          <table:table-cell office:value-type="float" office:value="702.12616464944074" table:formula="of:=[.$A78]*(ATAN([.$A78]/100-[.H$2])/PI()+0.5)" table:style-name="ce6">
            <text:p>702</text:p>
          </table:table-cell>
          <table:table-cell office:value-type="float" office:value="694.45375356925979" table:formula="of:=[.$A78]*(ATAN([.$A78]/100-[.I$2])/PI()+0.5)" table:style-name="ce6">
            <text:p>694</text:p>
          </table:table-cell>
          <table:table-cell office:value-type="float" office:value="684.51216992866989" table:formula="of:=[.$A78]*(ATAN([.$A78]/100-[.J$2])/PI()+0.5)" table:style-name="ce6">
            <text:p>685</text:p>
          </table:table-cell>
          <table:table-cell office:value-type="float" office:value="671.17495344821896" table:formula="of:=[.$A78]*(ATAN([.$A78]/100-[.K$2])/PI()+0.5)" table:style-name="ce6">
            <text:p>671</text:p>
          </table:table-cell>
          <table:table-cell office:value-type="float" office:value="652.48809862765313" table:formula="of:=[.$A78]*(ATAN([.$A78]/100-[.L$2])/PI()+0.5)" table:style-name="ce6">
            <text:p>652</text:p>
          </table:table-cell>
          <table:table-cell office:value-type="float" office:value="624.86615978809186" table:formula="of:=[.$A78]*(ATAN([.$A78]/100-[.M$2])/PI()+0.5)" table:style-name="ce6">
            <text:p>625</text:p>
          </table:table-cell>
          <table:table-cell office:value-type="float" office:value="581.51109086315978" table:formula="of:=[.$A78]*(ATAN([.$A78]/100-[.N$2])/PI()+0.5)" table:style-name="ce6">
            <text:p>582</text:p>
          </table:table-cell>
          <table:table-cell office:value-type="float" office:value="510.7358609131993" table:formula="of:=[.$A78]*(ATAN([.$A78]/100-[.O$2])/PI()+0.5)" table:style-name="ce6">
            <text:p>511</text:p>
          </table:table-cell>
          <table:table-cell office:value-type="float" office:value="404.11139324722069" table:formula="of:=[.$A78]*(ATAN([.$A78]/100-[.P$2])/PI()+0.5)" table:style-name="ce6">
            <text:p>404</text:p>
          </table:table-cell>
          <table:table-cell office:value-type="float" office:value="287.94960439095894" table:formula="of:=[.$A78]*(ATAN([.$A78]/100-[.Q$2])/PI()+0.5)" table:style-name="ce6">
            <text:p>288</text:p>
          </table:table-cell>
          <table:table-cell table:number-columns-repeated="16367"/>
        </table:table-row>
        <table:table-row table:style-name="ro1">
          <table:table-cell office:value-type="float" office:value="770" table:style-name="ce5">
            <text:p>770</text:p>
          </table:table-cell>
          <table:table-cell office:value-type="float" office:value="736.17491510401112" table:formula="of:=[.$A79]*(ATAN([.$A79]/100-[.B$2])/PI()+0.5)" table:style-name="ce6">
            <text:p>736</text:p>
          </table:table-cell>
          <table:table-cell office:value-type="float" office:value="733.68618451117436" table:formula="of:=[.$A79]*(ATAN([.$A79]/100-[.C$2])/PI()+0.5)" table:style-name="ce6">
            <text:p>734</text:p>
          </table:table-cell>
          <table:table-cell office:value-type="float" office:value="730.80551541552381" table:formula="of:=[.$A79]*(ATAN([.$A79]/100-[.D$2])/PI()+0.5)" table:style-name="ce6">
            <text:p>731</text:p>
          </table:table-cell>
          <table:table-cell office:value-type="float" office:value="727.43343027931815" table:formula="of:=[.$A79]*(ATAN([.$A79]/100-[.E$2])/PI()+0.5)" table:style-name="ce6">
            <text:p>727</text:p>
          </table:table-cell>
          <table:table-cell office:value-type="float" office:value="723.43413426618213" table:formula="of:=[.$A79]*(ATAN([.$A79]/100-[.F$2])/PI()+0.5)" table:style-name="ce6">
            <text:p>723</text:p>
          </table:table-cell>
          <table:table-cell office:value-type="float" office:value="718.61756468054784" table:formula="of:=[.$A79]*(ATAN([.$A79]/100-[.G$2])/PI()+0.5)" table:style-name="ce6">
            <text:p>719</text:p>
          </table:table-cell>
          <table:table-cell office:value-type="float" office:value="712.70987072006471" table:formula="of:=[.$A79]*(ATAN([.$A79]/100-[.H$2])/PI()+0.5)" table:style-name="ce6">
            <text:p>713</text:p>
          </table:table-cell>
          <table:table-cell office:value-type="float" office:value="705.30285762556036" table:formula="of:=[.$A79]*(ATAN([.$A79]/100-[.I$2])/PI()+0.5)" table:style-name="ce6">
            <text:p>705</text:p>
          </table:table-cell>
          <table:table-cell office:value-type="float" office:value="695.76333905599324" table:formula="of:=[.$A79]*(ATAN([.$A79]/100-[.J$2])/PI()+0.5)" table:style-name="ce6">
            <text:p>696</text:p>
          </table:table-cell>
          <table:table-cell office:value-type="float" office:value="683.06213689533081" table:formula="of:=[.$A79]*(ATAN([.$A79]/100-[.K$2])/PI()+0.5)" table:style-name="ce6">
            <text:p>683</text:p>
          </table:table-cell>
          <table:table-cell office:value-type="float" office:value="665.43419343932919" table:formula="of:=[.$A79]*(ATAN([.$A79]/100-[.L$2])/PI()+0.5)" table:style-name="ce6">
            <text:p>665</text:p>
          </table:table-cell>
          <table:table-cell office:value-type="float" office:value="639.67516895564381" table:formula="of:=[.$A79]*(ATAN([.$A79]/100-[.M$2])/PI()+0.5)" table:style-name="ce6">
            <text:p>640</text:p>
          </table:table-cell>
          <table:table-cell office:value-type="float" office:value="599.72061254975449" table:formula="of:=[.$A79]*(ATAN([.$A79]/100-[.N$2])/PI()+0.5)" table:style-name="ce6">
            <text:p>600</text:p>
          </table:table-cell>
          <table:table-cell office:value-type="float" office:value="534.68808640494547" table:formula="of:=[.$A79]*(ATAN([.$A79]/100-[.O$2])/PI()+0.5)" table:style-name="ce6">
            <text:p>535</text:p>
          </table:table-cell>
          <table:table-cell office:value-type="float" office:value="433.38137780553097" table:formula="of:=[.$A79]*(ATAN([.$A79]/100-[.P$2])/PI()+0.5)" table:style-name="ce6">
            <text:p>433</text:p>
          </table:table-cell>
          <table:table-cell office:value-type="float" office:value="313.56434411013845" table:formula="of:=[.$A79]*(ATAN([.$A79]/100-[.Q$2])/PI()+0.5)" table:style-name="ce6">
            <text:p>314</text:p>
          </table:table-cell>
          <table:table-cell table:number-columns-repeated="16367"/>
        </table:table-row>
        <table:table-row table:style-name="ro1">
          <table:table-cell office:value-type="float" office:value="780" table:style-name="ce5">
            <text:p>780</text:p>
          </table:table-cell>
          <table:table-cell office:value-type="float" office:value="746.19918583521269" table:formula="of:=[.$A80]*(ATAN([.$A80]/100-[.B$2])/PI()+0.5)" table:style-name="ce6">
            <text:p>746</text:p>
          </table:table-cell>
          <table:table-cell office:value-type="float" office:value="743.74782679585883" table:formula="of:=[.$A80]*(ATAN([.$A80]/100-[.C$2])/PI()+0.5)" table:style-name="ce6">
            <text:p>744</text:p>
          </table:table-cell>
          <table:table-cell office:value-type="float" office:value="740.91626946401266" table:formula="of:=[.$A80]*(ATAN([.$A80]/100-[.D$2])/PI()+0.5)" table:style-name="ce6">
            <text:p>741</text:p>
          </table:table-cell>
          <table:table-cell office:value-type="float" office:value="737.6095695288351" table:formula="of:=[.$A80]*(ATAN([.$A80]/100-[.E$2])/PI()+0.5)" table:style-name="ce6">
            <text:p>738</text:p>
          </table:table-cell>
          <table:table-cell office:value-type="float" office:value="733.69871293332153" table:formula="of:=[.$A80]*(ATAN([.$A80]/100-[.F$2])/PI()+0.5)" table:style-name="ce6">
            <text:p>734</text:p>
          </table:table-cell>
          <table:table-cell office:value-type="float" office:value="729.0040812945773" table:formula="of:=[.$A80]*(ATAN([.$A80]/100-[.G$2])/PI()+0.5)" table:style-name="ce6">
            <text:p>729</text:p>
          </table:table-cell>
          <table:table-cell office:value-type="float" office:value="723.26846338783048" table:formula="of:=[.$A80]*(ATAN([.$A80]/100-[.H$2])/PI()+0.5)" table:style-name="ce6">
            <text:p>723</text:p>
          </table:table-cell>
          <table:table-cell office:value-type="float" office:value="716.11122770862687" table:formula="of:=[.$A80]*(ATAN([.$A80]/100-[.I$2])/PI()+0.5)" table:style-name="ce6">
            <text:p>716</text:p>
          </table:table-cell>
          <table:table-cell office:value-type="float" office:value="706.94693867313413" table:formula="of:=[.$A80]*(ATAN([.$A80]/100-[.J$2])/PI()+0.5)" table:style-name="ce6">
            <text:p>707</text:p>
          </table:table-cell>
          <table:table-cell office:value-type="float" office:value="694.83342908176894" table:formula="of:=[.$A80]*(ATAN([.$A80]/100-[.K$2])/PI()+0.5)" table:style-name="ce6">
            <text:p>695</text:p>
          </table:table-cell>
          <table:table-cell office:value-type="float" office:value="678.17288207087427" table:formula="of:=[.$A80]*(ATAN([.$A80]/100-[.L$2])/PI()+0.5)" table:style-name="ce6">
            <text:p>678</text:p>
          </table:table-cell>
          <table:table-cell office:value-type="float" office:value="654.09671557066576" table:formula="of:=[.$A80]*(ATAN([.$A80]/100-[.M$2])/PI()+0.5)" table:style-name="ce6">
            <text:p>654</text:p>
          </table:table-cell>
          <table:table-cell office:value-type="float" office:value="617.20276787508089" table:formula="of:=[.$A80]*(ATAN([.$A80]/100-[.N$2])/PI()+0.5)" table:style-name="ce6">
            <text:p>617</text:p>
          </table:table-cell>
          <table:table-cell office:value-type="float" office:value="557.52583576772372" table:formula="of:=[.$A80]*(ATAN([.$A80]/100-[.O$2])/PI()+0.5)" table:style-name="ce6">
            <text:p>558</text:p>
          </table:table-cell>
          <table:table-cell office:value-type="float" office:value="462.36339168063898" table:formula="of:=[.$A80]*(ATAN([.$A80]/100-[.P$2])/PI()+0.5)" table:style-name="ce6">
            <text:p>462</text:p>
          </table:table-cell>
          <table:table-cell office:value-type="float" office:value="340.99029261257903" table:formula="of:=[.$A80]*(ATAN([.$A80]/100-[.Q$2])/PI()+0.5)" table:style-name="ce6">
            <text:p>341</text:p>
          </table:table-cell>
          <table:table-cell table:number-columns-repeated="16367"/>
        </table:table-row>
        <table:table-row table:style-name="ro1">
          <table:table-cell office:value-type="float" office:value="790" table:style-name="ce5">
            <text:p>790</text:p>
          </table:table-cell>
          <table:table-cell office:value-type="float" office:value="756.22288410892725" table:formula="of:=[.$A81]*(ATAN([.$A81]/100-[.B$2])/PI()+0.5)" table:style-name="ce6">
            <text:p>756</text:p>
          </table:table-cell>
          <table:table-cell office:value-type="float" office:value="753.80781420316589" table:formula="of:=[.$A81]*(ATAN([.$A81]/100-[.C$2])/PI()+0.5)" table:style-name="ce6">
            <text:p>754</text:p>
          </table:table-cell>
          <table:table-cell office:value-type="float" office:value="751.02377372827232" table:formula="of:=[.$A81]*(ATAN([.$A81]/100-[.D$2])/PI()+0.5)" table:style-name="ce6">
            <text:p>751</text:p>
          </table:table-cell>
          <table:table-cell office:value-type="float" office:value="747.78008354576616" table:formula="of:=[.$A81]*(ATAN([.$A81]/100-[.E$2])/PI()+0.5)" table:style-name="ce6">
            <text:p>748</text:p>
          </table:table-cell>
          <table:table-cell office:value-type="float" office:value="743.95407311254473" table:formula="of:=[.$A81]*(ATAN([.$A81]/100-[.F$2])/PI()+0.5)" table:style-name="ce6">
            <text:p>744</text:p>
          </table:table-cell>
          <table:table-cell office:value-type="float" office:value="739.37583157567042" table:formula="of:=[.$A81]*(ATAN([.$A81]/100-[.G$2])/PI()+0.5)" table:style-name="ce6">
            <text:p>739</text:p>
          </table:table-cell>
          <table:table-cell office:value-type="float" office:value="733.80349893568598" table:formula="of:=[.$A81]*(ATAN([.$A81]/100-[.H$2])/PI()+0.5)" table:style-name="ce6">
            <text:p>734</text:p>
          </table:table-cell>
          <table:table-cell office:value-type="float" office:value="726.8816570724357" table:formula="of:=[.$A81]*(ATAN([.$A81]/100-[.I$2])/PI()+0.5)" table:style-name="ce6">
            <text:p>727</text:p>
          </table:table-cell>
          <table:table-cell office:value-type="float" office:value="718.06812853395854" table:formula="of:=[.$A81]*(ATAN([.$A81]/100-[.J$2])/PI()+0.5)" table:style-name="ce6">
            <text:p>718</text:p>
          </table:table-cell>
          <table:table-cell office:value-type="float" office:value="706.49872905733753" table:formula="of:=[.$A81]*(ATAN([.$A81]/100-[.K$2])/PI()+0.5)" table:style-name="ce6">
            <text:p>706</text:p>
          </table:table-cell>
          <table:table-cell office:value-type="float" office:value="690.72392606137817" table:formula="of:=[.$A81]*(ATAN([.$A81]/100-[.L$2])/PI()+0.5)" table:style-name="ce6">
            <text:p>691</text:p>
          </table:table-cell>
          <table:table-cell office:value-type="float" office:value="668.17084958423652" table:formula="of:=[.$A81]*(ATAN([.$A81]/100-[.M$2])/PI()+0.5)" table:style-name="ce6">
            <text:p>668</text:p>
          </table:table-cell>
          <table:table-cell office:value-type="float" office:value="634.02908080189025" table:formula="of:=[.$A81]*(ATAN([.$A81]/100-[.N$2])/PI()+0.5)" table:style-name="ce6">
            <text:p>634</text:p>
          </table:table-cell>
          <table:table-cell office:value-type="float" office:value="579.27721039830647" table:formula="of:=[.$A81]*(ATAN([.$A81]/100-[.O$2])/PI()+0.5)" table:style-name="ce6">
            <text:p>579</text:p>
          </table:table-cell>
          <table:table-cell office:value-type="float" office:value="490.68396385676635" table:formula="of:=[.$A81]*(ATAN([.$A81]/100-[.P$2])/PI()+0.5)" table:style-name="ce6">
            <text:p>491</text:p>
          </table:table-cell>
          <table:table-cell office:value-type="float" office:value="369.93684122986275" table:formula="of:=[.$A81]*(ATAN([.$A81]/100-[.Q$2])/PI()+0.5)" table:style-name="ce6">
            <text:p>370</text:p>
          </table:table-cell>
          <table:table-cell table:number-columns-repeated="16367"/>
        </table:table-row>
        <table:table-row table:style-name="ro1">
          <table:table-cell office:value-type="float" office:value="800" table:style-name="ce5">
            <text:p>800</text:p>
          </table:table-cell>
          <table:table-cell office:value-type="float" office:value="766.24602947292692" table:formula="of:=[.$A82]*(ATAN([.$A82]/100-[.B$2])/PI()+0.5)" table:style-name="ce6">
            <text:p>766</text:p>
          </table:table-cell>
          <table:table-cell office:value-type="float" office:value="763.86621175930679" table:formula="of:=[.$A82]*(ATAN([.$A82]/100-[.C$2])/PI()+0.5)" table:style-name="ce6">
            <text:p>764</text:p>
          </table:table-cell>
          <table:table-cell office:value-type="float" office:value="761.12816772197687" table:formula="of:=[.$A82]*(ATAN([.$A82]/100-[.D$2])/PI()+0.5)" table:style-name="ce6">
            <text:p>761</text:p>
          </table:table-cell>
          <table:table-cell office:value-type="float" office:value="757.94523463099722" table:formula="of:=[.$A82]*(ATAN([.$A82]/100-[.E$2])/PI()+0.5)" table:style-name="ce6">
            <text:p>758</text:p>
          </table:table-cell>
          <table:table-cell office:value-type="float" office:value="754.20068236103987" table:formula="of:=[.$A82]*(ATAN([.$A82]/100-[.F$2])/PI()+0.5)" table:style-name="ce6">
            <text:p>754</text:p>
          </table:table-cell>
          <table:table-cell office:value-type="float" office:value="749.73363344879908" table:formula="of:=[.$A82]*(ATAN([.$A82]/100-[.G$2])/PI()+0.5)" table:style-name="ce6">
            <text:p>750</text:p>
          </table:table-cell>
          <table:table-cell office:value-type="float" office:value="744.31641018154892" table:formula="of:=[.$A82]*(ATAN([.$A82]/100-[.H$2])/PI()+0.5)" table:style-name="ce6">
            <text:p>744</text:p>
          </table:table-cell>
          <table:table-cell office:value-type="float" office:value="737.61669569810465" table:formula="of:=[.$A82]*(ATAN([.$A82]/100-[.I$2])/PI()+0.5)" table:style-name="ce6">
            <text:p>738</text:p>
          </table:table-cell>
          <table:table-cell office:value-type="float" office:value="729.13157377367622" table:formula="of:=[.$A82]*(ATAN([.$A82]/100-[.J$2])/PI()+0.5)" table:style-name="ce6">
            <text:p>729</text:p>
          </table:table-cell>
          <table:table-cell office:value-type="float" office:value="718.06689412034666" table:formula="of:=[.$A82]*(ATAN([.$A82]/100-[.K$2])/PI()+0.5)" table:style-name="ce6">
            <text:p>718</text:p>
          </table:table-cell>
          <table:table-cell office:value-type="float" office:value="703.10484672732537" table:formula="of:=[.$A82]*(ATAN([.$A82]/100-[.L$2])/PI()+0.5)" table:style-name="ce6">
            <text:p>703</text:p>
          </table:table-cell>
          <table:table-cell office:value-type="float" office:value="681.93310587965334" table:formula="of:=[.$A82]*(ATAN([.$A82]/100-[.M$2])/PI()+0.5)" table:style-name="ce6">
            <text:p>682</text:p>
          </table:table-cell>
          <table:table-cell office:value-type="float" office:value="650.26636655120103" table:formula="of:=[.$A82]*(ATAN([.$A82]/100-[.N$2])/PI()+0.5)" table:style-name="ce6">
            <text:p>650</text:p>
          </table:table-cell>
          <table:table-cell office:value-type="float" office:value="600" table:formula="of:=[.$A82]*(ATAN([.$A82]/100-[.O$2])/PI()+0.5)" table:style-name="ce6">
            <text:p>600</text:p>
          </table:table-cell>
          <table:table-cell office:value-type="float" office:value="518.06689412034666" table:formula="of:=[.$A82]*(ATAN([.$A82]/100-[.P$2])/PI()+0.5)" table:style-name="ce6">
            <text:p>518</text:p>
          </table:table-cell>
          <table:table-cell office:value-type="float" office:value="400" table:formula="of:=[.$A82]*(ATAN([.$A82]/100-[.Q$2])/PI()+0.5)" table:style-name="ce6">
            <text:p>400</text:p>
          </table:table-cell>
          <table:table-cell table:number-columns-repeated="16367"/>
        </table:table-row>
        <table:table-row table:style-name="ro1">
          <table:table-cell office:value-type="string" table:style-name="ce7">
            <text:p>海域经验</text:p>
          </table:table-cell>
          <table:table-cell table:number-columns-repeated="16383" table:style-name="ce2"/>
        </table:table-row>
        <table:table-row table:number-rows-repeated="1048493" table:style-name="ro1">
          <table:table-cell table:number-columns-repeated="16384"/>
        </table:table-row>
      </table:table>
      <table:table table:name="海域（印太）" table:style-name="ta2"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8" table:number-columns-repeated="16364" table:default-cell-style-name="ce2"/>
        <table:table-row table:style-name="ro2">
          <table:table-cell office:value-type="string" table:style-name="ce8">
            <text:p>JP/CN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2" table:style-name="ce2"/>
          <table:table-cell table:style-name="ce11"/>
          <table:table-cell table:number-columns-repeated="16376" table:style-name="ce2"/>
        </table:table-row>
        <table:table-row table:style-name="ro3">
          <table:table-cell office:value-type="string" table:style-name="ce10">
            <text:p>US/CA</text:p>
          </table:table-cell>
          <table:table-cell table:style-name="ce10"/>
          <table:table-cell table:number-columns-repeated="2" table:style-name="ce12"/>
          <table:table-cell table:style-name="ce8"/>
          <table:table-cell table:number-columns-repeated="2" table:style-name="ce2"/>
          <table:table-cell table:style-name="ce11"/>
          <table:table-cell table:number-columns-repeated="6" table:style-name="ce2"/>
          <table:table-cell office:value-type="string" table:number-columns-spanned="2" table:number-rows-spanned="1" table:style-name="ce82">
            <text:p>Arctic Sea</text:p>
          </table:table-cell>
          <table:covered-table-cell/>
          <table:table-cell table:style-name="ce13"/>
          <table:table-cell table:number-columns-repeated="16367" table:style-name="ce2"/>
        </table:table-row>
        <table:table-row table:style-name="ro3">
          <table:table-cell office:value-type="string" table:style-name="ce14">
            <text:p>SU</text:p>
          </table:table-cell>
          <table:table-cell table:style-name="ce14"/>
          <table:table-cell table:number-columns-repeated="3" table:style-name="ce15"/>
          <table:table-cell table:number-columns-repeated="2" table:style-name="ce2"/>
          <table:table-cell table:style-name="ce11"/>
          <table:table-cell table:number-columns-repeated="4" table:style-name="ce2"/>
          <table:table-cell table:style-name="ce16"/>
          <table:table-cell table:style-name="ce17"/>
          <table:table-cell office:value-type="string" table:style-name="ce18">
            <text:p>*3</text:p>
          </table:table-cell>
          <table:table-cell office:value-type="string" table:style-name="ce19">
            <text:p>*SU/US</text:p>
          </table:table-cell>
          <table:table-cell table:style-name="ce20"/>
          <table:table-cell table:number-columns-repeated="16367" table:style-name="ce2"/>
        </table:table-row>
        <table:table-row table:style-name="ro3">
          <table:table-cell office:value-type="string" table:style-name="ce9">
            <text:p>AU/NZ/NE</text:p>
          </table:table-cell>
          <table:table-cell table:style-name="ce9"/>
          <table:table-cell table:number-columns-repeated="3" table:style-name="ce21"/>
          <table:table-cell table:number-columns-repeated="2" table:style-name="ce2"/>
          <table:table-cell table:style-name="ce11"/>
          <table:table-cell table:number-columns-repeated="4" table:style-name="ce2"/>
          <table:table-cell table:style-name="ce13"/>
          <table:table-cell table:style-name="ce2"/>
          <table:table-cell table:style-name="ce22"/>
          <table:table-cell table:style-name="ce20"/>
          <table:table-cell table:number-columns-repeated="16368" table:style-name="ce2"/>
        </table:table-row>
        <table:table-row table:style-name="ro3">
          <table:table-cell office:value-type="string" table:style-name="ce12">
            <text:p>UK</text:p>
          </table:table-cell>
          <table:table-cell table:style-name="ce12"/>
          <table:table-cell table:number-columns-repeated="3" table:style-name="ce23"/>
          <table:table-cell table:number-columns-repeated="6" table:style-name="ce2"/>
          <table:table-cell office:value-type="string" table:number-columns-spanned="2" table:number-rows-spanned="1" table:style-name="ce83">
            <text:p>Far East Coasts</text:p>
          </table:table-cell>
          <table:covered-table-cell/>
          <table:table-cell table:style-name="ce24"/>
          <table:table-cell office:value-type="string" table:number-columns-spanned="2" table:number-rows-spanned="1" table:style-name="ce84">
            <text:p>AL Coasts</text:p>
          </table:table-cell>
          <table:covered-table-cell/>
          <table:table-cell table:number-columns-repeated="16368" table:style-name="ce2"/>
        </table:table-row>
        <table:table-row table:style-name="ro3">
          <table:table-cell table:number-columns-repeated="2" table:style-name="ce15"/>
          <table:table-cell table:number-columns-repeated="9" table:style-name="ce2"/>
          <table:table-cell office:value-type="float" office:value="3" table:style-name="ce25">
            <text:p>3</text:p>
          </table:table-cell>
          <table:table-cell office:value-type="string" table:style-name="ce26">
            <text:p>JP/SU</text:p>
          </table:table-cell>
          <table:table-cell table:style-name="ce27"/>
          <table:table-cell office:value-type="float" office:value="3" table:style-name="ce28">
            <text:p>3</text:p>
          </table:table-cell>
          <table:table-cell office:value-type="string" table:style-name="ce19">
            <text:p>US</text:p>
          </table:table-cell>
          <table:table-cell table:number-columns-repeated="16368" table:style-name="ce2"/>
        </table:table-row>
        <table:table-row table:style-name="ro3">
          <table:table-cell table:number-columns-repeated="2" table:style-name="ce21"/>
          <table:table-cell table:number-columns-repeated="10" table:style-name="ce2"/>
          <table:table-cell table:style-name="ce29"/>
          <table:table-cell table:style-name="ce2"/>
          <table:table-cell table:style-name="ce30"/>
          <table:table-cell table:style-name="ce31"/>
          <table:table-cell table:number-columns-repeated="16368" table:style-name="ce2"/>
        </table:table-row>
        <table:table-row table:style-name="ro3">
          <table:table-cell table:number-columns-repeated="2" table:style-name="ce23"/>
          <table:table-cell table:number-columns-repeated="9" table:style-name="ce2"/>
          <table:table-cell office:value-type="string" table:number-columns-spanned="2" table:number-rows-spanned="1" table:style-name="ce85">
            <text:p>Home Islands</text:p>
          </table:table-cell>
          <table:covered-table-cell/>
          <table:table-cell table:style-name="ce32"/>
          <table:table-cell table:style-name="ce22"/>
          <table:table-cell table:style-name="ce20"/>
          <table:table-cell table:style-name="ce2"/>
          <table:table-cell office:value-type="string" table:number-columns-spanned="2" table:number-rows-spanned="1" table:style-name="ce84">
            <text:p>West Coast</text:p>
          </table:table-cell>
          <table:covered-table-cell/>
          <table:table-cell table:number-columns-repeated="16365" table:style-name="ce2"/>
        </table:table-row>
        <table:table-row table:style-name="ro3">
          <table:table-cell table:number-columns-repeated="11" table:style-name="ce2"/>
          <table:table-cell office:value-type="float" office:value="1" table:style-name="ce33">
            <text:p>1</text:p>
          </table:table-cell>
          <table:table-cell office:value-type="string" table:style-name="ce26">
            <text:p>JP</text:p>
          </table:table-cell>
          <table:table-cell table:style-name="ce32"/>
          <table:table-cell table:style-name="ce22"/>
          <table:table-cell table:style-name="ce31"/>
          <table:table-cell table:style-name="ce30"/>
          <table:table-cell office:value-type="float" office:value="1" table:style-name="ce28">
            <text:p>1</text:p>
          </table:table-cell>
          <table:table-cell office:value-type="string" table:style-name="ce19">
            <text:p>US</text:p>
          </table:table-cell>
          <table:table-cell table:number-columns-repeated="16365" table:style-name="ce2"/>
        </table:table-row>
        <table:table-row table:style-name="ro3">
          <table:table-cell table:number-columns-repeated="12" table:style-name="ce2"/>
          <table:table-cell table:style-name="ce29"/>
          <table:table-cell table:style-name="ce2"/>
          <table:table-cell table:style-name="ce34"/>
          <table:table-cell table:style-name="ce35"/>
          <table:table-cell table:style-name="ce2"/>
          <table:table-cell table:number-columns-repeated="2" table:style-name="ce36"/>
          <table:table-cell table:number-columns-repeated="16365" table:style-name="ce2"/>
        </table:table-row>
        <table:table-row table:style-name="ro3">
          <table:table-cell table:number-columns-repeated="7" table:style-name="ce2"/>
          <table:table-cell table:style-name="ce1"/>
          <table:table-cell table:style-name="ce2"/>
          <table:table-cell table:style-name="ce37"/>
          <table:table-cell table:style-name="ce38"/>
          <table:table-cell office:value-type="string" table:number-columns-spanned="2" table:number-rows-spanned="1" table:style-name="ce85">
            <text:p>AB Defense Zone</text:p>
          </table:table-cell>
          <table:covered-table-cell/>
          <table:table-cell table:style-name="ce32"/>
          <table:table-cell office:value-type="string" table:number-columns-spanned="2" table:number-rows-spanned="1" table:style-name="ce84">
            <text:p>North Pacific</text:p>
          </table:table-cell>
          <table:covered-table-cell/>
          <table:table-cell table:number-columns-repeated="16368" table:style-name="ce2"/>
        </table:table-row>
        <table:table-row table:style-name="ro3">
          <table:table-cell table:number-columns-repeated="9" table:style-name="ce2"/>
          <table:table-cell table:style-name="ce39"/>
          <table:table-cell table:style-name="ce40"/>
          <table:table-cell office:value-type="float" office:value="2" table:style-name="ce33">
            <text:p>2</text:p>
          </table:table-cell>
          <table:table-cell office:value-type="string" table:style-name="ce26">
            <text:p>JP</text:p>
          </table:table-cell>
          <table:table-cell table:style-name="ce32"/>
          <table:table-cell office:value-type="float" office:value="2" table:style-name="ce28">
            <text:p>2</text:p>
          </table:table-cell>
          <table:table-cell office:value-type="string" table:style-name="ce19">
            <text:p>US</text:p>
          </table:table-cell>
          <table:table-cell table:style-name="ce36"/>
          <table:table-cell table:style-name="ce30"/>
          <table:table-cell table:number-columns-repeated="16366" table:style-name="ce2"/>
        </table:table-row>
        <table:table-row table:style-name="ro3">
          <table:table-cell table:number-columns-repeated="5" table:style-name="ce2"/>
          <table:table-cell table:style-name="ce41"/>
          <table:table-cell table:number-columns-repeated="3" table:style-name="ce2"/>
          <table:table-cell table:style-name="ce42"/>
          <table:table-cell table:number-columns-repeated="2" table:style-name="ce2"/>
          <table:table-cell table:style-name="ce29"/>
          <table:table-cell table:style-name="ce2"/>
          <table:table-cell table:style-name="ce22"/>
          <table:table-cell table:style-name="ce35"/>
          <table:table-cell table:style-name="ce2"/>
          <table:table-cell table:style-name="ce22"/>
          <table:table-cell table:number-columns-repeated="16366" table:style-name="ce2"/>
        </table:table-row>
        <table:table-row table:style-name="ro3">
          <table:table-cell table:number-columns-repeated="2" table:style-name="ce2"/>
          <table:table-cell office:value-type="string" table:number-columns-spanned="2" table:number-rows-spanned="1" table:style-name="ce86">
            <text:p>Suez</text:p>
          </table:table-cell>
          <table:covered-table-cell/>
          <table:table-cell table:style-name="ce43"/>
          <table:table-cell office:value-type="string" table:number-columns-spanned="2" table:number-rows-spanned="1" table:style-name="ce87">
            <text:p>Bay of Bengal</text:p>
          </table:table-cell>
          <table:covered-table-cell/>
          <table:table-cell table:style-name="ce44"/>
          <table:table-cell office:value-type="string" table:number-columns-spanned="2" table:number-rows-spanned="1" table:style-name="ce85">
            <text:p>East Indies</text:p>
          </table:table-cell>
          <table:covered-table-cell/>
          <table:table-cell table:style-name="ce32"/>
          <table:table-cell office:value-type="string" table:number-columns-spanned="2" table:number-rows-spanned="1" table:style-name="ce85">
            <text:p>Pacific N.Mandate</text:p>
          </table:table-cell>
          <table:covered-table-cell/>
          <table:table-cell table:style-name="ce32"/>
          <table:table-cell office:value-type="string" table:number-columns-spanned="2" table:number-rows-spanned="1" table:style-name="ce88">
            <text:p>Pacific Abyssal HQ</text:p>
          </table:table-cell>
          <table:covered-table-cell/>
          <table:table-cell table:style-name="ce20"/>
          <table:table-cell table:style-name="ce22"/>
          <table:table-cell table:style-name="ce35"/>
          <table:table-cell table:style-name="ce34"/>
          <table:table-cell office:value-type="string" table:number-columns-spanned="2" table:number-rows-spanned="1" table:style-name="ce84">
            <text:p>Panama</text:p>
          </table:table-cell>
          <table:covered-table-cell/>
          <table:table-cell table:number-columns-repeated="16362"/>
        </table:table-row>
        <table:table-row table:style-name="ro3">
          <table:table-cell table:number-columns-repeated="2" table:style-name="ce2"/>
          <table:table-cell office:value-type="string" table:number-columns-spanned="2" table:number-rows-spanned="1" table:style-name="ce89">
            <text:p>*5</text:p>
          </table:table-cell>
          <table:covered-table-cell/>
          <table:table-cell table:style-name="ce45"/>
          <table:table-cell office:value-type="float" office:value="4" table:style-name="ce46">
            <text:p>4</text:p>
          </table:table-cell>
          <table:table-cell office:value-type="string" table:style-name="ce26">
            <text:p>JP/UK</text:p>
          </table:table-cell>
          <table:table-cell table:style-name="ce47"/>
          <table:table-cell office:value-type="float" office:value="3" table:style-name="ce48">
            <text:p>3</text:p>
          </table:table-cell>
          <table:table-cell office:value-type="string" table:style-name="ce49">
            <text:p>JP/AU</text:p>
          </table:table-cell>
          <table:table-cell table:style-name="ce50"/>
          <table:table-cell office:value-type="float" office:value="4" table:style-name="ce33">
            <text:p>4</text:p>
          </table:table-cell>
          <table:table-cell office:value-type="string" table:style-name="ce26">
            <text:p>JP</text:p>
          </table:table-cell>
          <table:table-cell table:style-name="ce51"/>
          <table:table-cell office:value-type="float" office:value="5" table:style-name="ce25">
            <text:p>5</text:p>
          </table:table-cell>
          <table:table-cell office:value-type="string" table:style-name="ce52">
            <text:p>JP/US</text:p>
          </table:table-cell>
          <table:table-cell table:style-name="ce20"/>
          <table:table-cell table:style-name="ce22"/>
          <table:table-cell table:style-name="ce31"/>
          <table:table-cell table:style-name="ce30"/>
          <table:table-cell office:value-type="string" table:number-columns-spanned="2" table:number-rows-spanned="1" table:style-name="ce90">
            <text:p>*5</text:p>
          </table:table-cell>
          <table:covered-table-cell/>
          <table:table-cell table:number-columns-repeated="16362"/>
        </table:table-row>
        <table:table-row table:style-name="ro3">
          <table:table-cell table:number-columns-repeated="3" table:style-name="ce2"/>
          <table:table-cell table:style-name="ce53"/>
          <table:table-cell table:style-name="ce2"/>
          <table:table-cell table:style-name="ce54"/>
          <table:table-cell table:style-name="ce55"/>
          <table:table-cell table:number-columns-repeated="2" table:style-name="ce2"/>
          <table:table-cell table:style-name="ce56"/>
          <table:table-cell table:number-columns-repeated="2" table:style-name="ce2"/>
          <table:table-cell table:style-name="ce29"/>
          <table:table-cell table:style-name="ce2"/>
          <table:table-cell table:style-name="ce22"/>
          <table:table-cell table:style-name="ce57"/>
          <table:table-cell table:style-name="ce2"/>
          <table:table-cell table:style-name="ce34"/>
          <table:table-cell table:style-name="ce58"/>
          <table:table-cell table:number-columns-repeated="16365" table:style-name="ce2"/>
        </table:table-row>
        <table:table-row table:style-name="ro3">
          <table:table-cell table:number-columns-repeated="2"/>
          <table:table-cell office:value-type="string" table:number-columns-spanned="2" table:number-rows-spanned="1" table:style-name="ce86">
            <text:p>Horn of Africa</text:p>
          </table:table-cell>
          <table:covered-table-cell/>
          <table:table-cell table:style-name="ce59"/>
          <table:table-cell table:style-name="ce60"/>
          <table:table-cell table:style-name="ce55"/>
          <table:table-cell table:number-columns-repeated="2" table:style-name="ce2"/>
          <table:table-cell table:style-name="ce61"/>
          <table:table-cell table:style-name="ce62"/>
          <table:table-cell office:value-type="string" table:number-columns-spanned="2" table:number-rows-spanned="1" table:style-name="ce85">
            <text:p>Coral Sea</text:p>
          </table:table-cell>
          <table:covered-table-cell/>
          <table:table-cell table:style-name="ce32"/>
          <table:table-cell office:value-type="string" table:number-columns-spanned="2" table:number-rows-spanned="1" table:style-name="ce91">
            <text:p>Samoa</text:p>
          </table:table-cell>
          <table:covered-table-cell/>
          <table:table-cell table:style-name="ce20"/>
          <table:table-cell office:value-type="string" table:number-columns-spanned="2" table:number-rows-spanned="1" table:style-name="ce84">
            <text:p>Easter</text:p>
          </table:table-cell>
          <table:covered-table-cell/>
          <table:table-cell table:number-columns-repeated="16365" table:style-name="ce2"/>
        </table:table-row>
        <table:table-row table:style-name="ro3">
          <table:table-cell table:number-columns-repeated="2"/>
          <table:table-cell office:value-type="float" office:value="3" table:style-name="ce46">
            <text:p>3</text:p>
          </table:table-cell>
          <table:table-cell office:value-type="string" table:style-name="ce63">
            <text:p>UK</text:p>
          </table:table-cell>
          <table:table-cell table:style-name="ce45"/>
          <table:table-cell table:style-name="ce54"/>
          <table:table-cell table:style-name="ce64"/>
          <table:table-cell table:number-columns-repeated="2" table:style-name="ce65"/>
          <table:table-cell table:number-columns-repeated="2" table:style-name="ce2"/>
          <table:table-cell office:value-type="float" office:value="4" table:style-name="ce48">
            <text:p>4</text:p>
          </table:table-cell>
          <table:table-cell office:value-type="string" table:style-name="ce49">
            <text:p>JP/AU</text:p>
          </table:table-cell>
          <table:table-cell table:style-name="ce66"/>
          <table:table-cell office:value-type="float" office:value="3" table:style-name="ce67">
            <text:p>3</text:p>
          </table:table-cell>
          <table:table-cell office:value-type="string" table:style-name="ce68">
            <text:p>AU/US</text:p>
          </table:table-cell>
          <table:table-cell table:style-name="ce69"/>
          <table:table-cell office:value-type="float" office:value="4" table:style-name="ce28">
            <text:p>4</text:p>
          </table:table-cell>
          <table:table-cell office:value-type="string" table:style-name="ce19">
            <text:p>US</text:p>
          </table:table-cell>
          <table:table-cell table:number-columns-repeated="16365" table:style-name="ce2"/>
        </table:table-row>
        <table:table-row table:style-name="ro3">
          <table:table-cell table:number-columns-repeated="2"/>
          <table:table-cell table:style-name="ce2"/>
          <table:table-cell table:style-name="ce53"/>
          <table:table-cell table:style-name="ce2"/>
          <table:table-cell table:style-name="ce70"/>
          <table:table-cell table:style-name="ce71"/>
          <table:table-cell table:style-name="ce56"/>
          <table:table-cell table:number-columns-repeated="4" table:style-name="ce2"/>
          <table:table-cell table:style-name="ce72"/>
          <table:table-cell table:style-name="ce2"/>
          <table:table-cell table:style-name="ce73"/>
          <table:table-cell table:number-columns-repeated="2" table:style-name="ce2"/>
          <table:table-cell table:style-name="ce36"/>
          <table:table-cell table:style-name="ce31"/>
          <table:table-cell table:number-columns-repeated="16365" table:style-name="ce2"/>
        </table:table-row>
        <table:table-row table:style-name="ro3">
          <table:table-cell table:number-columns-repeated="2"/>
          <table:table-cell office:value-type="string" table:number-columns-spanned="2" table:number-rows-spanned="1" table:style-name="ce86">
            <text:p>Cape</text:p>
          </table:table-cell>
          <table:covered-table-cell/>
          <table:table-cell table:style-name="ce43"/>
          <table:table-cell office:value-type="string" table:number-columns-spanned="2" table:number-rows-spanned="1" table:style-name="ce92">
            <text:p>South Indian Ocean</text:p>
          </table:table-cell>
          <table:covered-table-cell/>
          <table:table-cell table:style-name="ce61"/>
          <table:table-cell table:number-columns-repeated="3" table:style-name="ce2"/>
          <table:table-cell office:value-type="string" table:number-columns-spanned="2" table:number-rows-spanned="1" table:style-name="ce93">
            <text:p>Tasman Sea</text:p>
          </table:table-cell>
          <table:covered-table-cell/>
          <table:table-cell table:style-name="ce61"/>
          <table:table-cell table:style-name="ce74"/>
          <table:table-cell table:number-columns-repeated="2" table:style-name="ce2"/>
          <table:table-cell table:style-name="ce22"/>
          <table:table-cell table:style-name="ce35"/>
          <table:table-cell table:style-name="ce58"/>
          <table:table-cell office:value-type="string" table:number-columns-spanned="2" table:number-rows-spanned="1" table:style-name="ce84">
            <text:p>Magellan Strait</text:p>
          </table:table-cell>
          <table:covered-table-cell/>
          <table:table-cell table:number-columns-repeated="16362"/>
        </table:table-row>
        <table:table-row table:style-name="ro3">
          <table:table-cell table:number-columns-repeated="2"/>
          <table:table-cell office:value-type="string" table:number-columns-spanned="2" table:number-rows-spanned="1" table:style-name="ce89">
            <text:p>*Expedition</text:p>
          </table:table-cell>
          <table:covered-table-cell/>
          <table:table-cell table:style-name="ce75"/>
          <table:table-cell office:value-type="float" office:value="2" table:style-name="ce76">
            <text:p>2</text:p>
          </table:table-cell>
          <table:table-cell office:value-type="string" table:style-name="ce77">
            <text:p>AU/UK</text:p>
          </table:table-cell>
          <table:table-cell table:style-name="ce78"/>
          <table:table-cell table:number-columns-repeated="2" table:style-name="ce65"/>
          <table:table-cell table:style-name="ce79"/>
          <table:table-cell office:value-type="float" office:value="1" table:style-name="ce67">
            <text:p>1</text:p>
          </table:table-cell>
          <table:table-cell office:value-type="string" table:style-name="ce80">
            <text:p>AU</text:p>
          </table:table-cell>
          <table:table-cell table:style-name="ce56"/>
          <table:table-cell table:number-columns-repeated="6" table:style-name="ce2"/>
          <table:table-cell office:value-type="string" table:number-columns-spanned="2" table:number-rows-spanned="1" table:style-name="ce90">
            <text:p>*Expedition</text:p>
          </table:table-cell>
          <table:covered-table-cell/>
          <table:table-cell table:number-columns-repeated="16362"/>
        </table:table-row>
        <table:table-row table:style-name="ro2">
          <table:table-cell table:number-columns-repeated="2"/>
          <table:table-cell table:number-columns-repeated="3" table:style-name="ce2"/>
          <table:table-cell table:style-name="ce81"/>
          <table:table-cell table:number-columns-repeated="16378" table:style-name="ce2"/>
        </table:table-row>
        <table:table-row table:number-rows-repeated="1048554" table:style-name="ro1">
          <table:table-cell table:number-columns-repeated="16384"/>
        </table:table-row>
      </table:table>
      <table:table table:name="海域（大西洋）" table:style-name="ta2"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2" table:default-cell-style-name="ce2"/>
        <table:table-column table:style-name="co8" table:number-columns-repeated="16364" table:default-cell-style-name="ce2"/>
        <table:table-row table:style-name="ro2">
          <table:table-cell office:value-type="string" table:style-name="ce12">
            <text:p>UK</text:p>
          </table:table-cell>
          <table:table-cell table:number-columns-repeated="3" table:style-name="ce9"/>
          <table:table-cell table:style-name="ce10"/>
          <table:table-cell table:number-columns-repeated="2" table:style-name="ce2"/>
          <table:table-cell table:style-name="ce11"/>
          <table:table-cell table:number-columns-repeated="16376" table:style-name="ce2"/>
        </table:table-row>
        <table:table-row table:style-name="ro3">
          <table:table-cell office:value-type="string" table:style-name="ce15">
            <text:p>DE/SW</text:p>
          </table:table-cell>
          <table:table-cell table:number-columns-repeated="3" table:style-name="ce12"/>
          <table:table-cell table:style-name="ce8"/>
          <table:table-cell table:number-columns-repeated="2" table:style-name="ce2"/>
          <table:table-cell table:style-name="ce11"/>
          <table:table-cell table:number-columns-repeated="3" table:style-name="ce2"/>
          <table:table-cell office:value-type="string" table:number-columns-spanned="2" table:number-rows-spanned="1" table:style-name="ce136">
            <text:p>Arctic Sea</text:p>
          </table:table-cell>
          <table:covered-table-cell/>
          <table:table-cell table:style-name="ce13"/>
          <table:table-cell table:number-columns-repeated="16370" table:style-name="ce2"/>
        </table:table-row>
        <table:table-row table:style-name="ro3">
          <table:table-cell office:value-type="string" table:style-name="ce23">
            <text:p>FR/ES</text:p>
          </table:table-cell>
          <table:table-cell table:number-columns-repeated="4" table:style-name="ce15"/>
          <table:table-cell table:number-columns-repeated="2" table:style-name="ce2"/>
          <table:table-cell table:style-name="ce11"/>
          <table:table-cell table:style-name="ce2"/>
          <table:table-cell table:style-name="ce31"/>
          <table:table-cell table:style-name="ce36"/>
          <table:table-cell office:value-type="string" table:style-name="ce28">
            <text:p>*3</text:p>
          </table:table-cell>
          <table:table-cell office:value-type="string" table:style-name="ce19">
            <text:p>*SU/US</text:p>
          </table:table-cell>
          <table:table-cell table:style-name="ce94"/>
          <table:table-cell table:number-columns-repeated="3" table:style-name="ce17"/>
          <table:table-cell table:style-name="ce95"/>
          <table:table-cell table:number-columns-repeated="16366" table:style-name="ce2"/>
        </table:table-row>
        <table:table-row table:style-name="ro3">
          <table:table-cell office:value-type="string" table:style-name="ce21">
            <text:p>IT</text:p>
          </table:table-cell>
          <table:table-cell table:style-name="ce21"/>
          <table:table-cell table:number-columns-repeated="7" table:style-name="ce2"/>
          <table:table-cell table:style-name="ce20"/>
          <table:table-cell table:number-columns-repeated="7" table:style-name="ce2"/>
          <table:table-cell table:style-name="ce96"/>
          <table:table-cell table:number-columns-repeated="16366" table:style-name="ce2"/>
        </table:table-row>
        <table:table-row table:style-name="ro3">
          <table:table-cell office:value-type="string" table:style-name="ce10">
            <text:p>US/CA</text:p>
          </table:table-cell>
          <table:table-cell table:style-name="ce23"/>
          <table:table-cell table:number-columns-repeated="7" table:style-name="ce2"/>
          <table:table-cell table:style-name="ce20"/>
          <table:table-cell table:number-columns-repeated="7" table:style-name="ce2"/>
          <table:table-cell office:value-type="string" table:number-columns-spanned="2" table:number-rows-spanned="1" table:style-name="ce82">
            <text:p>Barents Sea</text:p>
          </table:table-cell>
          <table:covered-table-cell/>
          <table:table-cell table:number-columns-repeated="16365" table:style-name="ce2"/>
        </table:table-row>
        <table:table-row table:style-name="ro3">
          <table:table-cell office:value-type="string" table:style-name="ce14">
            <text:p>SU</text:p>
          </table:table-cell>
          <table:table-cell table:number-columns-repeated="8" table:style-name="ce2"/>
          <table:table-cell table:style-name="ce20"/>
          <table:table-cell table:number-columns-repeated="5" table:style-name="ce2"/>
          <table:table-cell table:style-name="ce45"/>
          <table:table-cell table:style-name="ce81"/>
          <table:table-cell office:value-type="float" office:value="3" table:style-name="ce76">
            <text:p>3</text:p>
          </table:table-cell>
          <table:table-cell office:value-type="string" table:style-name="ce97">
            <text:p>UK/SU</text:p>
          </table:table-cell>
          <table:table-cell table:style-name="ce98"/>
          <table:table-cell table:number-columns-repeated="16364" table:style-name="ce2"/>
        </table:table-row>
        <table:table-row table:style-name="ro3">
          <table:table-cell table:number-columns-repeated="8" table:style-name="ce2"/>
          <table:table-cell table:style-name="ce34"/>
          <table:table-cell table:style-name="ce20"/>
          <table:table-cell table:number-columns-repeated="5" table:style-name="ce2"/>
          <table:table-cell table:style-name="ce99"/>
          <table:table-cell table:style-name="ce2"/>
          <table:table-cell table:style-name="ce100"/>
          <table:table-cell table:style-name="ce2"/>
          <table:table-cell table:style-name="ce101"/>
          <table:table-cell office:value-type="string" table:style-name="ce2">
            <text:p>(land)</text:p>
          </table:table-cell>
          <table:table-cell table:number-columns-repeated="16363" table:style-name="ce2"/>
        </table:table-row>
        <table:table-row table:style-name="ro3">
          <table:table-cell table:style-name="ce23"/>
          <table:table-cell table:number-columns-repeated="6" table:style-name="ce2"/>
          <table:table-cell table:style-name="ce22"/>
          <table:table-cell office:value-type="string" table:number-columns-spanned="2" table:number-rows-spanned="1" table:style-name="ce137">
            <text:p>North Atlantic</text:p>
          </table:table-cell>
          <table:covered-table-cell/>
          <table:table-cell table:style-name="ce59"/>
          <table:table-cell table:number-columns-repeated="2" table:style-name="ce41"/>
          <table:table-cell table:style-name="ce70"/>
          <table:table-cell office:value-type="string" table:number-columns-spanned="2" table:number-rows-spanned="1" table:style-name="ce138">
            <text:p>North Sea</text:p>
          </table:table-cell>
          <table:covered-table-cell/>
          <table:table-cell table:style-name="ce102"/>
          <table:table-cell office:value-type="string" table:number-columns-spanned="2" table:number-rows-spanned="1" table:style-name="ce139">
            <text:p>Baltic Sea</text:p>
          </table:table-cell>
          <table:covered-table-cell/>
          <table:table-cell table:style-name="ce103"/>
          <table:table-cell table:number-columns-repeated="16364" table:style-name="ce2"/>
        </table:table-row>
        <table:table-row table:style-name="ro3">
          <table:table-cell table:number-columns-repeated="6" table:style-name="ce2"/>
          <table:table-cell table:style-name="ce31"/>
          <table:table-cell table:style-name="ce30"/>
          <table:table-cell office:value-type="float" office:value="2" table:style-name="ce28">
            <text:p>2</text:p>
          </table:table-cell>
          <table:table-cell office:value-type="string" table:style-name="ce104">
            <text:p>US/UK</text:p>
          </table:table-cell>
          <table:table-cell table:style-name="ce105"/>
          <table:table-cell table:style-name="ce106"/>
          <table:table-cell table:style-name="ce107"/>
          <table:table-cell table:style-name="ce108"/>
          <table:table-cell office:value-type="string" table:style-name="ce46">
            <text:p>1\4(A)</text:p>
          </table:table-cell>
          <table:table-cell office:value-type="string" table:style-name="ce109">
            <text:p>UK/DE</text:p>
          </table:table-cell>
          <table:table-cell table:style-name="ce110"/>
          <table:table-cell office:value-type="float" office:value="2" table:style-name="ce111">
            <text:p>2</text:p>
          </table:table-cell>
          <table:table-cell office:value-type="string" table:style-name="ce97">
            <text:p>DE/SU</text:p>
          </table:table-cell>
          <table:table-cell table:style-name="ce2"/>
          <table:table-cell table:style-name="ce98"/>
          <table:table-cell table:number-columns-repeated="16363" table:style-name="ce2"/>
        </table:table-row>
        <table:table-row table:style-name="ro3">
          <table:table-cell table:number-columns-repeated="6" table:style-name="ce2"/>
          <table:table-cell table:style-name="ce20"/>
          <table:table-cell table:style-name="ce2"/>
          <table:table-cell table:style-name="ce22"/>
          <table:table-cell table:style-name="ce20"/>
          <table:table-cell table:number-columns-repeated="4" table:style-name="ce2"/>
          <table:table-cell table:style-name="ce70"/>
          <table:table-cell table:style-name="ce112"/>
          <table:table-cell table:style-name="ce2"/>
          <table:table-cell table:style-name="ce113"/>
          <table:table-cell table:number-columns-repeated="2" table:style-name="ce2"/>
          <table:table-cell table:style-name="ce114"/>
          <table:table-cell table:number-columns-repeated="16363" table:style-name="ce2"/>
        </table:table-row>
        <table:table-row table:style-name="ro3">
          <table:table-cell table:number-columns-repeated="5" table:style-name="ce2"/>
          <table:table-cell office:value-type="string" table:number-columns-spanned="2" table:number-rows-spanned="1" table:style-name="ce84">
            <text:p>Eastern Seaboard</text:p>
          </table:table-cell>
          <table:covered-table-cell/>
          <table:table-cell table:style-name="ce20"/>
          <table:table-cell table:style-name="ce22"/>
          <table:table-cell table:number-columns-repeated="5" table:style-name="ce2"/>
          <table:table-cell office:value-type="string" table:number-columns-spanned="2" table:number-rows-spanned="1" table:style-name="ce86">
            <text:p>Celtic Sea</text:p>
          </table:table-cell>
          <table:covered-table-cell/>
          <table:table-cell table:number-columns-repeated="4" table:style-name="ce2"/>
          <table:table-cell office:value-type="string" table:number-columns-spanned="2" table:number-rows-spanned="1" table:style-name="ce136">
            <text:p>Black Sea</text:p>
          </table:table-cell>
          <table:covered-table-cell/>
          <table:table-cell table:number-columns-repeated="16362"/>
        </table:table-row>
        <table:table-row table:style-name="ro3">
          <table:table-cell table:number-columns-repeated="4" table:style-name="ce2"/>
          <table:table-cell table:style-name="ce22"/>
          <table:table-cell office:value-type="float" office:value="1" table:style-name="ce28">
            <text:p>1</text:p>
          </table:table-cell>
          <table:table-cell office:value-type="string" table:style-name="ce19">
            <text:p>US</text:p>
          </table:table-cell>
          <table:table-cell table:style-name="ce20"/>
          <table:table-cell table:style-name="ce22"/>
          <table:table-cell table:style-name="ce20"/>
          <table:table-cell table:number-columns-repeated="2" table:style-name="ce2"/>
          <table:table-cell table:style-name="ce45"/>
          <table:table-cell table:style-name="ce81"/>
          <table:table-cell office:value-type="float" office:value="1" table:style-name="ce115">
            <text:p>1</text:p>
          </table:table-cell>
          <table:table-cell office:value-type="string" table:style-name="ce116">
            <text:p>UK/FR</text:p>
          </table:table-cell>
          <table:table-cell table:number-columns-repeated="4" table:style-name="ce2"/>
          <table:table-cell office:value-type="float" office:value="1" table:style-name="ce117">
            <text:p>1</text:p>
          </table:table-cell>
          <table:table-cell office:value-type="string" table:style-name="ce118">
            <text:p>SU</text:p>
          </table:table-cell>
          <table:table-cell table:number-columns-repeated="16362"/>
        </table:table-row>
        <table:table-row table:style-name="ro3">
          <table:table-cell table:number-columns-repeated="6" table:style-name="ce2"/>
          <table:table-cell table:style-name="ce35"/>
          <table:table-cell table:number-columns-repeated="2" table:style-name="ce2"/>
          <table:table-cell table:style-name="ce20"/>
          <table:table-cell table:number-columns-repeated="2" table:style-name="ce2"/>
          <table:table-cell table:style-name="ce55"/>
          <table:table-cell table:style-name="ce2"/>
          <table:table-cell table:style-name="ce119"/>
          <table:table-cell table:style-name="ce120"/>
          <table:table-cell table:number-columns-repeated="4" table:style-name="ce2"/>
          <table:table-cell office:value-type="string" table:style-name="ce121">
            <text:p>DD</text:p>
          </table:table-cell>
          <table:table-cell office:value-type="string" table:style-name="ce122">
            <text:p>*5</text:p>
          </table:table-cell>
          <table:table-cell table:number-columns-repeated="16362"/>
        </table:table-row>
        <table:table-row table:style-name="ro3">
          <table:table-cell table:number-columns-repeated="2" table:style-name="ce2"/>
          <table:table-cell office:value-type="string" table:number-columns-spanned="2" table:number-rows-spanned="1" table:style-name="ce84">
            <text:p>Panama</text:p>
          </table:table-cell>
          <table:covered-table-cell/>
          <table:table-cell table:style-name="ce2"/>
          <table:table-cell office:value-type="string" table:number-columns-spanned="2" table:number-rows-spanned="1" table:style-name="ce84">
            <text:p>Carribean</text:p>
          </table:table-cell>
          <table:covered-table-cell/>
          <table:table-cell table:number-columns-repeated="2" table:style-name="ce2"/>
          <table:table-cell table:style-name="ce35"/>
          <table:table-cell table:style-name="ce58"/>
          <table:table-cell office:value-type="string" table:number-columns-spanned="2" table:number-rows-spanned="1" table:style-name="ce86">
            <text:p>Azores</text:p>
          </table:table-cell>
          <table:covered-table-cell/>
          <table:table-cell office:value-type="string" table:style-name="ce123">
            <text:p>GI</text:p>
          </table:table-cell>
          <table:table-cell office:value-type="string" table:number-columns-spanned="2" table:number-rows-spanned="1" table:style-name="ce140">
            <text:p>West Medi.</text:p>
          </table:table-cell>
          <table:covered-table-cell/>
          <table:table-cell table:style-name="ce124"/>
          <table:table-cell office:value-type="string" table:number-columns-spanned="2" table:number-rows-spanned="1" table:style-name="ce141">
            <text:p>Central Medi.</text:p>
          </table:table-cell>
          <table:covered-table-cell/>
          <table:table-cell table:style-name="ce125"/>
          <table:table-cell office:value-type="string" table:number-columns-spanned="2" table:number-rows-spanned="1" table:style-name="ce142">
            <text:p>Eastern Medi.</text:p>
          </table:table-cell>
          <table:covered-table-cell/>
          <table:table-cell table:number-columns-repeated="16362"/>
        </table:table-row>
        <table:table-row table:style-name="ro3">
          <table:table-cell table:number-columns-repeated="2" table:style-name="ce2"/>
          <table:table-cell office:value-type="string" table:number-columns-spanned="2" table:number-rows-spanned="1" table:style-name="ce90">
            <text:p>*5</text:p>
          </table:table-cell>
          <table:covered-table-cell/>
          <table:table-cell table:style-name="ce69"/>
          <table:table-cell office:value-type="float" office:value="3" table:style-name="ce28">
            <text:p>3</text:p>
          </table:table-cell>
          <table:table-cell office:value-type="string" table:style-name="ce19">
            <text:p>US</text:p>
          </table:table-cell>
          <table:table-cell table:number-columns-repeated="4" table:style-name="ce2"/>
          <table:table-cell office:value-type="float" office:value="3" table:style-name="ce76">
            <text:p>3</text:p>
          </table:table-cell>
          <table:table-cell office:value-type="string" table:style-name="ce126">
            <text:p>UK</text:p>
          </table:table-cell>
          <table:table-cell office:value-type="string" table:style-name="ce127">
            <text:p>*5</text:p>
          </table:table-cell>
          <table:table-cell office:value-type="float" office:value="2" table:style-name="ce128">
            <text:p>2</text:p>
          </table:table-cell>
          <table:table-cell office:value-type="string" table:style-name="ce129">
            <text:p>FR/IT</text:p>
          </table:table-cell>
          <table:table-cell table:style-name="ce130"/>
          <table:table-cell office:value-type="string" table:style-name="ce131">
            <text:p>1\4(A)</text:p>
          </table:table-cell>
          <table:table-cell office:value-type="string" table:style-name="ce132">
            <text:p>IT</text:p>
          </table:table-cell>
          <table:table-cell table:style-name="ce130"/>
          <table:table-cell office:value-type="float" office:value="3" table:style-name="ce131">
            <text:p>3</text:p>
          </table:table-cell>
          <table:table-cell office:value-type="string" table:style-name="ce133">
            <text:p>IT/UK</text:p>
          </table:table-cell>
          <table:table-cell table:number-columns-repeated="16362"/>
        </table:table-row>
        <table:table-row table:style-name="ro3">
          <table:table-cell table:number-columns-repeated="6" table:style-name="ce2"/>
          <table:table-cell table:style-name="ce20"/>
          <table:table-cell table:style-name="ce2"/>
          <table:table-cell table:style-name="ce58"/>
          <table:table-cell table:number-columns-repeated="2" table:style-name="ce2"/>
          <table:table-cell table:style-name="ce60"/>
          <table:table-cell table:number-columns-repeated="9" table:style-name="ce2"/>
          <table:table-cell table:style-name="ce55"/>
          <table:table-cell table:number-columns-repeated="16362"/>
        </table:table-row>
        <table:table-row table:style-name="ro3">
          <table:table-cell table:number-columns-repeated="2"/>
          <table:table-cell table:number-columns-repeated="4" table:style-name="ce2"/>
          <table:table-cell table:style-name="ce35"/>
          <table:table-cell table:style-name="ce34"/>
          <table:table-cell office:value-type="string" table:number-columns-spanned="2" table:number-rows-spanned="1" table:style-name="ce137">
            <text:p>Cap Verde</text:p>
          </table:table-cell>
          <table:covered-table-cell/>
          <table:table-cell table:style-name="ce41"/>
          <table:table-cell table:style-name="ce70"/>
          <table:table-cell table:number-columns-repeated="8" table:style-name="ce2"/>
          <table:table-cell office:value-type="string" table:number-columns-spanned="2" table:number-rows-spanned="1" table:style-name="ce86">
            <text:p>Suez</text:p>
          </table:table-cell>
          <table:covered-table-cell/>
          <table:table-cell table:style-name="ce55"/>
          <table:table-cell table:number-columns-repeated="16361"/>
        </table:table-row>
        <table:table-row table:style-name="ro3">
          <table:table-cell table:number-columns-repeated="2"/>
          <table:table-cell table:number-columns-repeated="5" table:style-name="ce2"/>
          <table:table-cell table:style-name="ce22"/>
          <table:table-cell office:value-type="float" office:value="4" table:style-name="ce28">
            <text:p>4</text:p>
          </table:table-cell>
          <table:table-cell office:value-type="string" table:style-name="ce134">
            <text:p>US/UK</text:p>
          </table:table-cell>
          <table:table-cell table:number-columns-repeated="10" table:style-name="ce2"/>
          <table:table-cell office:value-type="string" table:number-columns-spanned="2" table:number-rows-spanned="1" table:style-name="ce89">
            <text:p>*5</text:p>
          </table:table-cell>
          <table:covered-table-cell/>
          <table:table-cell table:style-name="ce55"/>
          <table:table-cell table:number-columns-repeated="16361"/>
        </table:table-row>
        <table:table-row table:style-name="ro3">
          <table:table-cell table:number-columns-repeated="2"/>
          <table:table-cell table:number-columns-repeated="6" table:style-name="ce2"/>
          <table:table-cell table:style-name="ce135"/>
          <table:table-cell table:style-name="ce53"/>
          <table:table-cell table:number-columns-repeated="16374" table:style-name="ce2"/>
        </table:table-row>
        <table:table-row table:style-name="ro3">
          <table:table-cell table:number-columns-repeated="2"/>
          <table:table-cell office:value-type="string" table:number-columns-spanned="2" table:number-rows-spanned="1" table:style-name="ce84">
            <text:p>Magellan Strait</text:p>
          </table:table-cell>
          <table:covered-table-cell/>
          <table:table-cell table:style-name="ce35"/>
          <table:table-cell table:number-columns-repeated="2" table:style-name="ce58"/>
          <table:table-cell table:style-name="ce34"/>
          <table:table-cell office:value-type="string" table:number-columns-spanned="2" table:number-rows-spanned="1" table:style-name="ce137">
            <text:p>South Atlantic</text:p>
          </table:table-cell>
          <table:covered-table-cell/>
          <table:table-cell table:number-columns-repeated="4" table:style-name="ce2"/>
          <table:table-cell office:value-type="string" table:number-columns-spanned="2" table:number-rows-spanned="1" table:style-name="ce86">
            <text:p>Cape</text:p>
          </table:table-cell>
          <table:covered-table-cell/>
          <table:table-cell table:style-name="ce55"/>
          <table:table-cell table:number-columns-repeated="16367" table:style-name="ce2"/>
        </table:table-row>
        <table:table-row table:style-name="ro3">
          <table:table-cell table:number-columns-repeated="2"/>
          <table:table-cell office:value-type="string" table:number-columns-spanned="2" table:number-rows-spanned="1" table:style-name="ce90">
            <text:p>*Expedition</text:p>
          </table:table-cell>
          <table:covered-table-cell/>
          <table:table-cell table:style-name="ce31"/>
          <table:table-cell table:number-columns-repeated="2" table:style-name="ce36"/>
          <table:table-cell table:style-name="ce30"/>
          <table:table-cell office:value-type="float" office:value="4" table:style-name="ce28">
            <text:p>4</text:p>
          </table:table-cell>
          <table:table-cell office:value-type="string" table:style-name="ce133">
            <text:p>US/UK</text:p>
          </table:table-cell>
          <table:table-cell table:style-name="ce45"/>
          <table:table-cell table:number-columns-repeated="2" table:style-name="ce81"/>
          <table:table-cell table:style-name="ce54"/>
          <table:table-cell office:value-type="string" table:number-columns-spanned="2" table:number-rows-spanned="1" table:style-name="ce89">
            <text:p>*Expedition</text:p>
          </table:table-cell>
          <table:covered-table-cell/>
          <table:table-cell table:style-name="ce55"/>
          <table:table-cell table:number-columns-repeated="16367" table:style-name="ce2"/>
        </table:table-row>
        <table:table-row table:style-name="ro2">
          <table:table-cell table:number-columns-repeated="2"/>
          <table:table-cell table:number-columns-repeated="16382" table:style-name="ce2"/>
        </table:table-row>
        <table:table-row table:number-rows-repeated="1048554" table:style-name="ro1">
          <table:table-cell table:number-columns-repeated="16384"/>
        </table:table-row>
      </table:table>
      <table:table table:name="海域代码" table:style-name="ta2"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6379" table:default-cell-style-name="ce2"/>
        <table:table-row table:style-name="ro1">
          <table:table-cell office:value-type="string" table:style-name="ce2">
            <text:p>代码</text:p>
          </table:table-cell>
          <table:table-cell office:value-type="string" table:style-name="ce2">
            <text:p>名称</text:p>
          </table:table-cell>
          <table:table-cell office:value-type="string" table:style-name="ce2">
            <text:p>难度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</text:p>
          </table:table-cell>
          <table:table-cell office:value-type="string" table:style-name="ce2">
            <text:p>Home Islands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2</text:p>
          </table:table-cell>
          <table:table-cell office:value-type="string" table:style-name="ce2">
            <text:p>Tasman Sea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3</text:p>
          </table:table-cell>
          <table:table-cell office:value-type="string" table:style-name="ce2">
            <text:p>West Coast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4</text:p>
          </table:table-cell>
          <table:table-cell office:value-type="string" table:style-name="ce2">
            <text:p>AB Defense Zone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5</text:p>
          </table:table-cell>
          <table:table-cell office:value-type="string" table:style-name="ce2">
            <text:p>East Indian Ocean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6</text:p>
          </table:table-cell>
          <table:table-cell office:value-type="string" table:style-name="ce2">
            <text:p>North Pacific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7</text:p>
          </table:table-cell>
          <table:table-cell office:value-type="string" table:style-name="ce2">
            <text:p>AL Coasts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8</text:p>
          </table:table-cell>
          <table:table-cell office:value-type="string" table:style-name="ce2">
            <text:p>East Indies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9</text:p>
          </table:table-cell>
          <table:table-cell office:value-type="string" table:style-name="ce2">
            <text:p>Far East Coasts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0</text:p>
          </table:table-cell>
          <table:table-cell office:value-type="string" table:style-name="ce2">
            <text:p>Horn of Africa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1</text:p>
          </table:table-cell>
          <table:table-cell office:value-type="string" table:style-name="ce2">
            <text:p>Samoa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2</text:p>
          </table:table-cell>
          <table:table-cell office:value-type="string" table:style-name="ce2">
            <text:p>Bay of Bengal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3</text:p>
          </table:table-cell>
          <table:table-cell office:value-type="string" table:style-name="ce2">
            <text:p>Coral Sea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4</text:p>
          </table:table-cell>
          <table:table-cell office:value-type="string" table:style-name="ce2">
            <text:p>Easter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5</text:p>
          </table:table-cell>
          <table:table-cell office:value-type="string" table:style-name="ce2">
            <text:p>Pacific N.Mandate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6</text:p>
          </table:table-cell>
          <table:table-cell office:value-type="string" table:style-name="ce2">
            <text:p>Pacific Abyssal HQ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5" table:style-name="ce143">
            <text:p>I</text:p>
          </table:table-cell>
          <table:table-cell office:value-type="string" table:style-name="ce2">
            <text:p>Suez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">
            <text:p>Panama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">
            <text:p>Arctic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">
            <text:p>Cape</text:p>
          </table:table-cell>
          <table:table-cell office:value-type="string" table:style-name="ce2">
            <text:p>E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">
            <text:p>Magellan Strait</text:p>
          </table:table-cell>
          <table:table-cell office:value-type="string" table:style-name="ce2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</text:p>
          </table:table-cell>
          <table:table-cell office:value-type="string" table:style-name="ce2">
            <text:p>Black Sea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2</text:p>
          </table:table-cell>
          <table:table-cell office:value-type="string" table:style-name="ce2">
            <text:p>Celtic Sea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3</text:p>
          </table:table-cell>
          <table:table-cell office:value-type="string" table:style-name="ce2">
            <text:p>Central Medi.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4</text:p>
          </table:table-cell>
          <table:table-cell office:value-type="string" table:style-name="ce2">
            <text:p>Eastern Seaboard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5</text:p>
          </table:table-cell>
          <table:table-cell office:value-type="string" table:style-name="ce2">
            <text:p>North Sea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6</text:p>
          </table:table-cell>
          <table:table-cell office:value-type="string" table:style-name="ce2">
            <text:p>Baltic Sea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7</text:p>
          </table:table-cell>
          <table:table-cell office:value-type="string" table:style-name="ce2">
            <text:p>North Atlantic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8</text:p>
          </table:table-cell>
          <table:table-cell office:value-type="string" table:style-name="ce2">
            <text:p>West Medi.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9</text:p>
          </table:table-cell>
          <table:table-cell office:value-type="string" table:style-name="ce2">
            <text:p>Azores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0</text:p>
          </table:table-cell>
          <table:table-cell office:value-type="string" table:style-name="ce2">
            <text:p>Barents Sea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1</text:p>
          </table:table-cell>
          <table:table-cell office:value-type="string" table:style-name="ce2">
            <text:p>Carribean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2</text:p>
          </table:table-cell>
          <table:table-cell office:value-type="string" table:style-name="ce2">
            <text:p>Eastern Medi.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3</text:p>
          </table:table-cell>
          <table:table-cell office:value-type="string" table:style-name="ce2">
            <text:p>Cap Verde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4</text:p>
          </table:table-cell>
          <table:table-cell office:value-type="string" table:style-name="ce2">
            <text:p>Central Medi. (A)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5</text:p>
          </table:table-cell>
          <table:table-cell office:value-type="string" table:style-name="ce2">
            <text:p>South Atlantic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6</text:p>
          </table:table-cell>
          <table:table-cell office:value-type="string" table:style-name="ce2">
            <text:p>North Sea (A)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43">
            <text:p>S</text:p>
          </table:table-cell>
          <table:table-cell office:value-type="string" table:style-name="ce2">
            <text:p>Gibraltar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2">
            <text:p>Bosphrous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number-rows-repeated="1048536" table:style-name="ro1">
          <table:table-cell table:number-columns-repeated="16384"/>
        </table:table-row>
      </table:table>
      <table:table table:name="装备开发" table:style-name="ta2">
        <table:table-column table:style-name="co6" table:number-columns-repeated="16384" table:default-cell-style-name="ce1"/>
        <table:table-row table:style-name="ro1">
          <table:table-cell office:value-type="string" table:style-name="ce1">
            <text:p>普通开发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必须指定要开发的装备</text:p>
          </table:table-cell>
          <table:table-cell table:number-columns-repeated="2" table:style-name="ce1"/>
          <table:table-cell office:value-type="string" table:style-name="ce1">
            <text:p>失败场合该种装备通用技术点</text:p>
          </table:table-cell>
          <table:table-cell table:number-columns-repeated="3" table:style-name="ce1"/>
          <table:table-cell office:value-type="string" table:style-name="ce1">
            <text:p>任务给开发资材，投入X个一个相当于开发(X/精密度+1)次，即出率变为Z-&gt;1-(1-Z)^(a+1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0开发资材即可开发，资源消耗比原版低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基本出率：e^(-精密度)</text:p>
          </table:table-cell>
          <table:table-cell table:number-columns-repeated="2" table:style-name="ce1"/>
          <table:table-cell office:value-type="string" table:style-name="ce1">
            <text:p>(警告：精密度3=成功率约5%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出率：基本出率*(SIN(ARCTAN(X)) x=(通用技术点*e^(-精密度)+本级技术点)/本级技术点要求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试制装备</text:p>
          </table:table-cell>
          <table:table-cell office:value-type="string" table:style-name="ce1">
            <text:p>新装备技术点&lt;0</text:p>
          </table:table-cell>
          <table:table-cell table:number-columns-repeated="7" table:style-name="ce1"/>
          <table:table-cell office:value-type="string" table:style-name="ce1">
            <text:p>战果商店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吃下级装备A(失败消耗)(+下级装备B(失败不消耗))(有可能数量1个以上、星级要求)</text:p>
          </table:table-cell>
          <table:table-cell table:number-columns-repeated="8" table:style-name="ce1"/>
          <table:table-cell office:value-type="string" table:style-name="ce1">
            <text:p>？？？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进度：e^(-精密度差)*原装备A技术点补正*random(0,0.5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进度达到100%则成功</text:p>
          </table:table-cell>
          <table:table-cell table:style-name="ce1"/>
          <table:table-cell office:value-type="string" table:style-name="ce1">
            <text:p>警告：原装备技术点&lt;0不能吃，用起来-补正，此时应当技术点融通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高级装量产开发</text:p>
          </table:table-cell>
          <table:table-cell table:style-name="ce1"/>
          <table:table-cell office:value-type="string" table:style-name="ce1">
            <text:p>新装备技术点&gt;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吃下级装备A(失败消耗)(+下级装备B(失败不消耗))(有可能数量1个以上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转换成功率：e^(-精密度差)*(原装备技术点补正+新装备技术点补正)/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技术点补正=(技术点)/SQRT(技术点^2+技术点要求^2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装备改修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吃技术点要求*0.1为+1星改修装备？</text:p>
          </table:table-cell>
          <table:table-cell table:number-columns-repeated="3" table:style-name="ce1"/>
          <table:table-cell office:value-type="string" table:style-name="ce1">
            <text:p>技术点通过练装备和开发和捞对应船获得</text:p>
          </table:table-cell>
          <table:table-cell table:number-columns-repeated="3" table:style-name="ce1"/>
          <table:table-cell office:value-type="string" table:style-name="ce1">
            <text:p>精密度改修增加：0.1*星？</text:p>
          </table:table-cell>
          <table:table-cell table:number-columns-repeated="2" table:style-name="ce1"/>
          <table:table-cell office:value-type="string" table:style-name="ce1">
            <text:p>积累技术点速度：1+0.05*星x原公式(精密度增加)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技术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舰娘带着本装备推图获得，系数见《装备精密度》</text:p>
          </table:table-cell>
          <table:table-cell table:number-columns-repeated="6" table:style-name="ce1"/>
          <table:table-cell office:value-type="string" table:style-name="ce1">
            <text:p>很多驱逐/海防装备可以通过远征(交战型)积累技术点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然而舰娘受损会降低，系数为(损失血量/最大血量)/耐用度*SQRT(本装备固有技术点/持有装备固有技术点和)*该装备技术点？</text:p>
          </table:table-cell>
          <table:table-cell table:number-columns-repeated="11" table:style-name="ce1"/>
          <table:table-cell office:value-type="string" table:style-name="ce1">
            <text:p>耐用度基本1024？？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固有技术点=EXP(星数*0.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高级装技术点会算进对应低级装技术点里</text:p>
          </table:table-cell>
          <table:table-cell table:number-columns-repeated="8" table:style-name="ce1"/>
          <table:table-cell office:value-type="string" table:style-name="ce1">
            <text:p>技术点转换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转换系数(下-&gt;上)e^(-精密度差)</text:p>
          </table:table-cell>
          <table:table-cell table:number-columns-repeated="3" table:style-name="ce1"/>
          <table:table-cell office:value-type="string" table:style-name="ce1">
            <text:p>转换系数(中-&gt;中)0.5？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舰载机</text:p>
          </table:table-cell>
          <table:table-cell table:number-columns-repeated="8" table:style-name="ce1"/>
          <table:table-cell office:value-type="string" table:style-name="ce1">
            <text:p>转换系数(上-&gt;下)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选择0-7熟练度的搭乘员装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获得技术点速度=(生存率*8-熟练度)/8*通常速度，也就是说会下降，但不会因为舰娘中大破而下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实际效果为(熟练度)\7*技术点补正</text:p>
          </table:table-cell>
          <table:table-cell table:number-columns-repeated="4" table:style-name="ce1"/>
          <table:table-cell office:value-type="string" table:style-name="ce1">
            <text:p>舰战等生存率为实生存率*2-100%?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战时改修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付出技术点获得技术点在一段时间内不下降的效果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蓝字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特定舰装备经验获取效率向上</text:p>
          </table:table-cell>
          <table:table-cell table:number-columns-repeated="2" table:style-name="ce1"/>
          <table:table-cell office:value-type="string" table:style-name="ce1">
            <text:p>特定舰装备耐用度向上(特松型类低性能装备poi?)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装备科技(日)" table:style-name="ta1">
        <table:table-column table:style-name="co18" table:number-columns-repeated="23" table:default-cell-style-name="ce144"/>
        <table:table-column table:style-name="co18" table:number-columns-repeated="7" table:default-cell-style-name="ce147"/>
        <table:table-column table:style-name="co19" table:number-columns-repeated="16354" table:default-cell-style-name="ce147"/>
        <table:table-row table:style-name="ro4">
          <table:table-cell office:value-type="string" table:number-columns-spanned="2" table:number-rows-spanned="1" table:style-name="ce257">
            <text:p>精密度</text:p>
          </table:table-cell>
          <table:covered-table-cell/>
          <table:table-cell office:value-type="float" office:value="0.5" table:number-columns-spanned="2" table:number-rows-spanned="1" table:style-name="ce258">
            <text:p>0.5</text:p>
          </table:table-cell>
          <table:covered-table-cell/>
          <table:table-cell office:value-type="float" office:value="1" table:number-columns-spanned="2" table:number-rows-spanned="1" table:style-name="ce257">
            <text:p>1</text:p>
          </table:table-cell>
          <table:covered-table-cell/>
          <table:table-cell office:value-type="float" office:value="1.5" table:number-columns-spanned="2" table:number-rows-spanned="1" table:style-name="ce257">
            <text:p>1.5</text:p>
          </table:table-cell>
          <table:covered-table-cell/>
          <table:table-cell office:value-type="float" office:value="2" table:number-columns-spanned="2" table:number-rows-spanned="1" table:style-name="ce258">
            <text:p>2</text:p>
          </table:table-cell>
          <table:covered-table-cell/>
          <table:table-cell office:value-type="float" office:value="2.5" table:number-columns-spanned="2" table:number-rows-spanned="1" table:style-name="ce257">
            <text:p>2.5</text:p>
          </table:table-cell>
          <table:covered-table-cell/>
          <table:table-cell office:value-type="float" office:value="3" table:number-columns-spanned="2" table:number-rows-spanned="1" table:style-name="ce257">
            <text:p>3</text:p>
          </table:table-cell>
          <table:covered-table-cell/>
          <table:table-cell office:value-type="float" office:value="3.5" table:number-columns-spanned="2" table:number-rows-spanned="1" table:style-name="ce257">
            <text:p>3.5</text:p>
          </table:table-cell>
          <table:covered-table-cell/>
          <table:table-cell office:value-type="float" office:value="4" table:number-columns-spanned="2" table:number-rows-spanned="1" table:style-name="ce257">
            <text:p>4</text:p>
          </table:table-cell>
          <table:covered-table-cell/>
          <table:table-cell office:value-type="float" office:value="4.5" table:number-columns-spanned="2" table:number-rows-spanned="1" table:style-name="ce257">
            <text:p>4.5</text:p>
          </table:table-cell>
          <table:covered-table-cell/>
          <table:table-cell office:value-type="float" office:value="5" table:number-columns-spanned="2" table:number-rows-spanned="1" table:style-name="ce257">
            <text:p>5</text:p>
          </table:table-cell>
          <table:covered-table-cell/>
          <table:table-cell office:value-type="float" office:value="5.5" table:number-columns-spanned="2" table:number-rows-spanned="1" table:style-name="ce257">
            <text:p>5.5</text:p>
          </table:table-cell>
          <table:covered-table-cell/>
          <table:table-cell office:value-type="float" office:value="6" table:number-columns-spanned="2" table:number-rows-spanned="1" table:style-name="ce257">
            <text:p>6</text:p>
          </table:table-cell>
          <table:covered-table-cell/>
          <table:table-cell office:value-type="float" office:value="6.5" table:number-columns-spanned="2" table:number-rows-spanned="1" table:style-name="ce257">
            <text:p>6.5</text:p>
          </table:table-cell>
          <table:covered-table-cell/>
          <table:table-cell office:value-type="float" office:value="7" table:number-columns-spanned="2" table:number-rows-spanned="1" table:style-name="ce257">
            <text:p>7</text:p>
          </table:table-cell>
          <table:covered-table-cell/>
          <table:table-cell table:number-columns-repeated="6" table:style-name="ce146"/>
          <table:table-cell table:number-columns-repeated="16348"/>
        </table:table-row>
        <table:table-row table:style-name="ro4">
          <table:table-cell table:style-name="ce144"/>
          <table:table-cell table:style-name="ce148"/>
          <table:table-cell office:value-type="string" table:number-columns-spanned="2" table:number-rows-spanned="2" table:style-name="ce259">
            <text:p>12cm単装砲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59">
            <text:p>12cm単装砲改二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60">
            <text:p>現地改装12.7cm連装高角砲</text:p>
          </table:table-cell>
          <table:covered-table-cell/>
          <table:table-cell table:number-columns-repeated="2" table:style-name="ce147"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49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number-columns-repeated="4" table:style-name="ce144"/>
          <table:covered-table-cell/>
          <table:covered-table-cell/>
          <table:table-cell table:number-columns-repeated="2" table:style-name="ce147"/>
          <table:table-cell table:style-name="ce144"/>
          <table:table-cell table:style-name="ce153"/>
          <table:table-cell office:value-type="string" table:number-columns-spanned="2" table:number-rows-spanned="1" table:style-name="ce261">
            <text:p>融通</text:p>
          </table:table-cell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2" table:style-name="ce151"/>
          <table:table-cell table:number-columns-repeated="11" table:style-name="ce144"/>
          <table:table-cell table:style-name="ce156"/>
          <table:table-cell table:number-columns-repeated="3" table:style-name="ce144"/>
          <table:table-cell table:style-name="ce157"/>
          <table:table-cell office:value-type="string" table:number-columns-spanned="2" table:number-rows-spanned="1" table:style-name="ce262">
            <text:p>次要前置</text:p>
          </table:table-cell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2" table:style-name="ce145"/>
          <table:table-cell office:value-type="string" table:number-columns-spanned="2" table:number-rows-spanned="2" table:style-name="ce263">
            <text:p>12cm単装高角砲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63">
            <text:p>12cm単装高角砲E型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63">
            <text:p>12.7cm単装高角砲(後期型)</text:p>
          </table:table-cell>
          <table:covered-table-cell/>
          <table:table-cell table:style-name="ce144"/>
          <table:table-cell table:style-name="ce156"/>
          <table:table-cell office:value-type="string" table:number-columns-spanned="2" table:number-rows-spanned="2" table:style-name="ce264">
            <text:p>12.7cm単装高角砲改二</text:p>
          </table:table-cell>
          <table:covered-table-cell/>
          <table:table-cell table:style-name="ce144"/>
          <table:table-cell table:style-name="ce158"/>
          <table:table-cell office:value-type="string" table:number-columns-spanned="2" table:number-rows-spanned="1" table:style-name="ce265">
            <text:p>任务解放</text:p>
          </table:table-cell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0"/>
          <table:table-cell table:style-name="ce151"/>
          <table:table-cell table:style-name="ce144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2" table:style-name="ce144"/>
          <table:covered-table-cell/>
          <table:covered-table-cell/>
          <table:table-cell table:style-name="ce150"/>
          <table:table-cell table:style-name="ce160"/>
          <table:covered-table-cell/>
          <table:covered-table-cell/>
          <table:table-cell table:number-columns-repeated="2" table:style-name="ce144"/>
          <table:table-cell office:value-type="string" table:number-columns-spanned="2" table:number-rows-spanned="1" table:style-name="ce266">
            <text:p>工业工厂（银）</text:p>
          </table:table-cell>
          <table:covered-table-cell/>
          <table:table-cell office:value-type="string" table:number-columns-spanned="2" table:number-rows-spanned="1" table:style-name="ce267">
            <text:p>工业工厂（金）</text:p>
          </table:table-cell>
          <table:covered-table-cell/>
          <table:table-cell table:number-columns-repeated="16360" table:style-name="ce147"/>
        </table:table-row>
        <table:table-row table:style-name="ro4">
          <table:table-cell table:style-name="ce144"/>
          <table:table-cell table:style-name="ce155"/>
          <table:table-cell table:number-columns-repeated="6" table:style-name="ce144"/>
          <table:table-cell table:style-name="ce158"/>
          <table:table-cell table:number-columns-repeated="3" table:style-name="ce144"/>
          <table:table-cell table:style-name="ce161"/>
          <table:table-cell table:style-name="ce162"/>
          <table:table-cell table:style-name="ce144"/>
          <table:table-cell table:style-name="ce156"/>
          <table:table-cell table:style-name="ce161"/>
          <table:table-cell table:style-name="ce162"/>
          <table:table-cell table:number-columns-repeated="2" table:style-name="ce144"/>
          <table:table-cell office:value-type="string" table:number-columns-spanned="2" table:number-rows-spanned="1" table:style-name="ce268">
            <text:p>飞行学院</text:p>
          </table:table-cell>
          <table:covered-table-cell/>
          <table:table-cell office:value-type="string" table:number-columns-spanned="2" table:number-rows-spanned="1" table:style-name="ce269">
            <text:p>氪金道具</text:p>
          </table:table-cell>
          <table:covered-table-cell/>
          <table:table-cell table:number-columns-repeated="16360" table:style-name="ce147"/>
        </table:table-row>
        <table:table-row table:style-name="ro4">
          <table:table-cell table:style-name="ce144"/>
          <table:table-cell table:style-name="ce155"/>
          <table:table-cell table:number-columns-repeated="2" table:style-name="ce144"/>
          <table:table-cell office:value-type="string" table:number-columns-spanned="2" table:number-rows-spanned="2" table:style-name="ce270">
            <text:p>0x220 12.7cm連装高角砲(副炮)<text:s/></text:p>
          </table:table-cell>
          <table:covered-table-cell/>
          <table:table-cell table:number-columns-repeated="2" table:style-name="ce145"/>
          <table:table-cell table:style-name="ce163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63">
            <text:p>12.7cm連装高角砲(後期型)</text:p>
          </table:table-cell>
          <table:covered-table-cell/>
          <table:table-cell table:style-name="ce144"/>
          <table:table-cell table:style-name="ce156"/>
          <table:table-cell office:value-type="string" table:number-columns-spanned="2" table:number-rows-spanned="2" table:style-name="ce264">
            <text:p>12.7cm連装高角砲改二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1" table:style-name="ce271">
            <text:p>海外装备</text:p>
          </table:table-cell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65"/>
          <table:table-cell table:style-name="ce166"/>
          <table:table-cell table:style-name="ce167"/>
          <table:covered-table-cell/>
          <table:covered-table-cell/>
          <table:table-cell table:number-columns-repeated="2" table:style-name="ce151"/>
          <table:table-cell table:style-name="ce168"/>
          <table:table-cell table:number-columns-repeated="2" table:style-name="ce151"/>
          <table:table-cell table:style-name="ce152"/>
          <table:covered-table-cell/>
          <table:covered-table-cell/>
          <table:table-cell table:style-name="ce150"/>
          <table:table-cell table:style-name="ce160"/>
          <table:covered-table-cell/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69"/>
          <table:table-cell table:number-columns-repeated="3" table:style-name="ce170"/>
          <table:table-cell table:style-name="ce171"/>
          <table:table-cell table:number-columns-repeated="2" table:style-name="ce170"/>
          <table:table-cell table:style-name="ce172"/>
          <table:table-cell table:number-columns-repeated="3" table:style-name="ce144"/>
          <table:table-cell table:style-name="ce151"/>
          <table:table-cell table:style-name="ce173"/>
          <table:table-cell table:style-name="ce174"/>
          <table:table-cell table:number-columns-repeated="8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3" table:style-name="ce144"/>
          <table:table-cell table:style-name="ce156"/>
          <table:table-cell table:number-columns-repeated="14" table:style-name="ce144"/>
          <table:table-cell office:value-type="string" table:number-columns-spanned="2" table:number-rows-spanned="2" table:style-name="ce272">
            <text:p>試製 長12.7cm連装砲A型改四</text:p>
          </table:table-cell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3" table:style-name="ce144"/>
          <table:table-cell table:style-name="ce175"/>
          <table:table-cell table:number-columns-repeated="8" table:style-name="ce176"/>
          <table:table-cell table:style-name="ce177"/>
          <table:table-cell table:number-columns-repeated="4" table:style-name="ce151"/>
          <table:table-cell table:style-name="ce152"/>
          <table:covered-table-cell/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78"/>
          <table:table-cell table:number-columns-repeated="12" table:style-name="ce144"/>
          <table:table-cell table:style-name="ce155"/>
          <table:table-cell table:style-name="ce179"/>
          <table:table-cell table:style-name="ce180"/>
          <table:table-cell table:number-columns-repeated="6" table:style-name="ce144"/>
          <table:table-cell table:number-columns-repeated="16361" table:style-name="ce147"/>
        </table:table-row>
        <table:table-row table:style-name="ro4">
          <table:table-cell office:value-type="string" table:number-columns-spanned="2" table:number-rows-spanned="2" table:style-name="ce259">
            <text:p>0x210小口径主炮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59">
            <text:p>12.7cm連装砲A型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59">
            <text:p>12.7cm連装砲A型改二</text:p>
          </table:table-cell>
          <table:covered-table-cell/>
          <table:table-cell table:number-columns-repeated="2" table:style-name="ce144"/>
          <table:table-cell table:style-name="ce178"/>
          <table:table-cell table:style-name="ce145"/>
          <table:table-cell office:value-type="string" table:number-columns-spanned="2" table:number-rows-spanned="2" table:style-name="ce273">
            <text:p>12.7cm連装砲A型改三(戦時改修)＋高射装置</text:p>
          </table:table-cell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style-name="ce180"/>
          <table:table-cell table:number-columns-repeated="4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4" table:style-name="ce144"/>
          <table:table-cell table:style-name="ce161"/>
          <table:table-cell table:style-name="ce162"/>
          <table:table-cell table:number-columns-repeated="2" table:style-name="ce144"/>
          <table:table-cell table:style-name="ce161"/>
          <table:table-cell table:style-name="ce162"/>
          <table:table-cell table:number-columns-repeated="6" table:style-name="ce144"/>
          <table:table-cell table:style-name="ce181"/>
          <table:table-cell table:number-columns-repeated="4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78"/>
          <table:table-cell table:number-columns-repeated="4" table:style-name="ce145"/>
          <table:table-cell office:value-type="string" table:number-columns-spanned="2" table:number-rows-spanned="2" table:style-name="ce259">
            <text:p>12.7cm連装砲B型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59">
            <text:p>12.7cm連装砲B型改二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59">
            <text:p>(12.7cm連装砲B型改三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3">
            <text:p>12.7cm連装砲B型改四(戦時改修)＋高射装置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58"/>
          <table:table-cell table:style-name="ce159"/>
          <table:table-cell table:number-columns-repeated="4" table:style-name="ce144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5" table:style-name="ce144"/>
          <table:table-cell table:style-name="ce150"/>
          <table:table-cell table:number-columns-repeated="2" table:style-name="ce144"/>
          <table:table-cell table:style-name="ce151"/>
          <table:table-cell table:style-name="ce182"/>
          <table:table-cell table:style-name="ce154"/>
          <table:table-cell table:number-columns-repeated="2" table:style-name="ce144"/>
          <table:table-cell table:style-name="ce182"/>
          <table:table-cell table:style-name="ce154"/>
          <table:table-cell table:number-columns-repeated="6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5" table:style-name="ce144"/>
          <table:table-cell table:style-name="ce178"/>
          <table:table-cell office:value-type="string" table:number-columns-spanned="2" table:number-rows-spanned="2" table:style-name="ce259">
            <text:p>(12.7cm連装砲B型改/C型)</text:p>
          </table:table-cell>
          <table:covered-table-cell/>
          <table:table-cell table:style-name="ce155"/>
          <table:table-cell table:style-name="ce144"/>
          <table:table-cell office:value-type="string" table:number-columns-spanned="2" table:number-rows-spanned="2" table:style-name="ce259">
            <text:p>12.7cm連装砲C型改二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4">
            <text:p>12.7cm連装砲C型改三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83"/>
          <table:table-cell table:number-columns-repeated="4" table:style-name="ce184"/>
          <table:table-cell table:style-name="ce185"/>
          <table:table-cell table:style-name="ce150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5" table:style-name="ce144"/>
          <table:table-cell table:style-name="ce155"/>
          <table:table-cell table:number-columns-repeated="5" table:style-name="ce144"/>
          <table:table-cell table:style-name="ce182"/>
          <table:table-cell table:style-name="ce154"/>
          <table:table-cell table:number-columns-repeated="2" table:style-name="ce144"/>
          <table:table-cell table:style-name="ce182"/>
          <table:table-cell table:style-name="ce154"/>
          <table:table-cell table:number-columns-repeated="4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5" table:style-name="ce144"/>
          <table:table-cell table:style-name="ce178"/>
          <table:table-cell table:number-columns-repeated="2" table:style-name="ce145"/>
          <table:table-cell office:value-type="string" table:number-columns-spanned="2" table:number-rows-spanned="2" table:style-name="ce259">
            <text:p>(12.7cm連装砲D型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59">
            <text:p>12.7cm連装砲D型改二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2">
            <text:p>12.7cm連装砲D型改三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44"/>
          <table:table-cell table:style-name="ce183"/>
          <table:table-cell table:number-columns-repeated="5" table:style-name="ce184"/>
          <table:table-cell table:number-columns-repeated="3" table:style-name="ce144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10" table:style-name="ce170"/>
          <table:table-cell office:value-type="string" table:number-columns-spanned="2" table:number-rows-spanned="2" table:style-name="ce263">
            <text:p>10cm連装高角砲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64">
            <text:p>10cm高角砲＋高射装置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number-columns-repeated="12" table:style-name="ce144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number-columns-repeated="13" table:style-name="ce144"/>
          <table:table-cell table:style-name="ce155"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4" table:style-name="ce187"/>
          <table:table-cell office:value-type="string" table:number-columns-spanned="2" table:number-rows-spanned="2" table:style-name="ce259">
            <text:p>14cm単装砲</text:p>
          </table:table-cell>
          <table:covered-table-cell/>
          <table:table-cell office:value-type="string" table:number-columns-spanned="4" table:number-rows-spanned="1" table:style-name="ce275">
            <text:p>注:战舰装备有副炮效果?</text:p>
          </table:table-cell>
          <table:covered-table-cell table:number-columns-repeated="3"/>
          <table:table-cell table:number-columns-repeated="3" table:style-name="ce187"/>
          <table:table-cell table:style-name="ce178"/>
          <table:table-cell office:value-type="string" table:number-columns-spanned="2" table:number-rows-spanned="2" table:style-name="ce260">
            <text:p>現地改装10cm連装高角砲</text:p>
          </table:table-cell>
          <table:covered-table-cell/>
          <table:table-cell table:number-columns-repeated="6" table:style-name="ce187"/>
          <table:table-cell table:number-columns-repeated="16362" table:style-name="ce147"/>
        </table:table-row>
        <table:table-row table:style-name="ro4">
          <table:table-cell table:style-name="ce187"/>
          <table:table-cell table:style-name="ce189"/>
          <table:table-cell table:number-columns-repeated="2" table:style-name="ce190"/>
          <table:covered-table-cell/>
          <table:covered-table-cell/>
          <table:table-cell table:number-columns-repeated="7" table:style-name="ce187"/>
          <table:table-cell table:style-name="ce144"/>
          <table:covered-table-cell/>
          <table:covered-table-cell/>
          <table:table-cell table:number-columns-repeated="6" table:style-name="ce187"/>
          <table:table-cell table:number-columns-repeated="16362" table:style-name="ce147"/>
        </table:table-row>
        <table:table-row table:style-name="ro4">
          <table:table-cell table:style-name="ce187"/>
          <table:table-cell table:style-name="ce191"/>
          <table:table-cell table:number-columns-repeated="3" table:style-name="ce187"/>
          <table:table-cell table:style-name="ce189"/>
          <table:table-cell table:number-columns-repeated="6" table:style-name="ce187"/>
          <table:table-cell table:number-columns-repeated="2" table:style-name="ce192"/>
          <table:table-cell table:number-columns-repeated="8" table:style-name="ce187"/>
          <table:table-cell table:number-columns-repeated="16362"/>
        </table:table-row>
        <table:table-row table:style-name="ro4">
          <table:table-cell table:style-name="ce187"/>
          <table:table-cell table:style-name="ce191"/>
          <table:table-cell table:number-columns-repeated="3" table:style-name="ce187"/>
          <table:table-cell table:style-name="ce193"/>
          <table:table-cell office:value-type="string" table:number-columns-spanned="2" table:number-rows-spanned="2" table:style-name="ce276">
            <text:p>14cm連装砲</text:p>
          </table:table-cell>
          <table:covered-table-cell/>
          <table:table-cell table:style-name="ce193"/>
          <table:table-cell table:number-columns-repeated="3" table:style-name="ce192"/>
          <table:table-cell office:value-type="string" table:number-columns-spanned="2" table:number-rows-spanned="2" table:style-name="ce276">
            <text:p>14cm連装砲改</text:p>
          </table:table-cell>
          <table:covered-table-cell/>
          <table:table-cell table:number-columns-repeated="8" table:style-name="ce187"/>
          <table:table-cell table:number-columns-repeated="16362"/>
        </table:table-row>
        <table:table-row table:style-name="ro4">
          <table:table-cell table:style-name="ce187"/>
          <table:table-cell table:style-name="ce194"/>
          <table:table-cell table:number-columns-repeated="3" table:style-name="ce195"/>
          <table:table-cell table:style-name="ce187"/>
          <table:covered-table-cell/>
          <table:covered-table-cell/>
          <table:table-cell table:number-columns-repeated="4" table:style-name="ce187"/>
          <table:covered-table-cell/>
          <table:covered-table-cell/>
          <table:table-cell table:number-columns-repeated="8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style-name="ce187"/>
          <table:table-cell table:style-name="ce191"/>
          <table:table-cell table:number-columns-repeated="20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office:value-type="string" table:number-columns-spanned="2" table:number-rows-spanned="2" table:style-name="ce259">
            <text:p>0x212中口径主炮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77">
            <text:p>15.2cm単装砲(副炮)</text:p>
          </table:table-cell>
          <table:covered-table-cell/>
          <table:table-cell table:number-columns-repeated="4" table:style-name="ce187"/>
          <table:table-cell office:value-type="string" table:number-columns-spanned="2" table:number-rows-spanned="2" table:style-name="ce259">
            <text:p>15.2cm連装砲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59">
            <text:p>15.2cm連装砲改</text:p>
          </table:table-cell>
          <table:covered-table-cell/>
          <table:table-cell table:number-columns-repeated="2" table:style-name="ce147"/>
          <table:table-cell office:value-type="string" table:number-columns-spanned="2" table:number-rows-spanned="2" table:style-name="ce274">
            <text:p>15.2cm連装砲改二</text:p>
          </table:table-cell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covered-table-cell/>
          <table:covered-table-cell/>
          <table:table-cell table:style-name="ce196"/>
          <table:table-cell table:style-name="ce197"/>
          <table:covered-table-cell/>
          <table:covered-table-cell/>
          <table:table-cell table:style-name="ce198"/>
          <table:table-cell table:number-columns-repeated="3" table:style-name="ce190"/>
          <table:covered-table-cell/>
          <table:covered-table-cell/>
          <table:table-cell table:style-name="ce189"/>
          <table:table-cell table:style-name="ce199"/>
          <table:covered-table-cell/>
          <table:covered-table-cell/>
          <table:table-cell table:style-name="ce200"/>
          <table:table-cell table:style-name="ce201"/>
          <table:covered-table-cell/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style-name="ce187"/>
          <table:table-cell table:style-name="ce191"/>
          <table:table-cell table:number-columns-repeated="20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style-name="ce187"/>
          <table:table-cell table:style-name="ce193"/>
          <table:table-cell table:number-columns-repeated="6" table:style-name="ce192"/>
          <table:table-cell office:value-type="string" table:number-columns-spanned="2" table:number-rows-spanned="2" table:style-name="ce259">
            <text:p>15.5cm三連装砲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59">
            <text:p>15.5cm三連装砲改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74">
            <text:p>(15.5cm三連装砲改二)</text:p>
          </table:table-cell>
          <table:covered-table-cell/>
          <table:table-cell table:number-columns-repeated="4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style-name="ce187"/>
          <table:table-cell table:style-name="ce189"/>
          <table:table-cell table:number-columns-repeated="4" table:style-name="ce190"/>
          <table:table-cell table:number-columns-repeated="2" table:style-name="ce187"/>
          <table:covered-table-cell/>
          <table:covered-table-cell/>
          <table:table-cell table:style-name="ce189"/>
          <table:table-cell table:style-name="ce199"/>
          <table:covered-table-cell/>
          <table:covered-table-cell/>
          <table:table-cell table:style-name="ce189"/>
          <table:table-cell table:style-name="ce199"/>
          <table:covered-table-cell/>
          <table:covered-table-cell/>
          <table:table-cell table:number-columns-repeated="4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style-name="ce187"/>
          <table:table-cell table:style-name="ce191"/>
          <table:table-cell table:number-columns-repeated="6" table:style-name="ce187"/>
          <table:table-cell table:style-name="ce202"/>
          <table:table-cell table:style-name="ce203"/>
          <table:table-cell table:number-columns-repeated="2" table:style-name="ce187"/>
          <table:table-cell table:style-name="ce202"/>
          <table:table-cell table:style-name="ce203"/>
          <table:table-cell table:number-columns-repeated="2" table:style-name="ce187"/>
          <table:table-cell table:style-name="ce202"/>
          <table:table-cell table:style-name="ce203"/>
          <table:table-cell table:number-columns-repeated="4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style-name="ce187"/>
          <table:table-cell table:style-name="ce191"/>
          <table:table-cell table:number-columns-repeated="6" table:style-name="ce187"/>
          <table:table-cell office:value-type="string" table:number-columns-spanned="2" table:number-rows-spanned="2" table:style-name="ce277">
            <text:p>15.5cm三連装副砲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77">
            <text:p>15.5cm三連装副砲改</text:p>
          </table:table-cell>
          <table:covered-table-cell/>
          <table:table-cell table:style-name="ce147"/>
          <table:table-cell table:style-name="ce187"/>
          <table:table-cell office:value-type="string" table:number-columns-spanned="2" table:number-rows-spanned="2" table:style-name="ce278">
            <text:p>15.5cm三連装副砲改二</text:p>
          </table:table-cell>
          <table:covered-table-cell/>
          <table:table-cell table:number-columns-repeated="4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style-name="ce187"/>
          <table:table-cell table:style-name="ce191"/>
          <table:table-cell table:number-columns-repeated="6" table:style-name="ce187"/>
          <table:covered-table-cell/>
          <table:covered-table-cell/>
          <table:table-cell table:number-columns-repeated="2" table:style-name="ce187"/>
          <table:covered-table-cell/>
          <table:covered-table-cell/>
          <table:table-cell table:number-columns-repeated="2" table:style-name="ce187"/>
          <table:covered-table-cell/>
          <table:covered-table-cell/>
          <table:table-cell table:number-columns-repeated="4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style-name="ce187"/>
          <table:table-cell table:style-name="ce191"/>
          <table:table-cell table:number-columns-repeated="20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style-name="ce187"/>
          <table:table-cell table:style-name="ce193"/>
          <table:table-cell table:number-columns-repeated="4" table:style-name="ce192"/>
          <table:table-cell office:value-type="string" table:number-columns-spanned="2" table:number-rows-spanned="2" table:style-name="ce259">
            <text:p>20.3cm連装砲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59">
            <text:p>20.3cm(2号)連装砲</text:p>
          </table:table-cell>
          <table:covered-table-cell/>
          <table:table-cell table:number-columns-repeated="4" table:style-name="ce187"/>
          <table:table-cell office:value-type="string" table:number-columns-spanned="2" table:number-rows-spanned="2" table:style-name="ce274">
            <text:p>20.3cm(3号)連装砲</text:p>
          </table:table-cell>
          <table:covered-table-cell/>
          <table:table-cell table:number-columns-repeated="4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number-columns-repeated="6" table:style-name="ce187"/>
          <table:covered-table-cell/>
          <table:covered-table-cell/>
          <table:table-cell table:style-name="ce189"/>
          <table:table-cell table:style-name="ce199"/>
          <table:covered-table-cell/>
          <table:covered-table-cell/>
          <table:table-cell table:style-name="ce189"/>
          <table:table-cell table:number-columns-repeated="3" table:style-name="ce190"/>
          <table:covered-table-cell/>
          <table:covered-table-cell/>
          <table:table-cell table:number-columns-repeated="4" table:style-name="ce187"/>
          <table:table-cell table:style-name="ce144"/>
          <table:table-cell table:number-columns-repeated="16361" table:style-name="ce147"/>
        </table:table-row>
        <table:table-row table:style-name="ro4">
          <table:table-cell table:number-columns-repeated="23" table:style-name="ce144"/>
          <table:table-cell table:number-columns-repeated="16361" table:style-name="ce147"/>
        </table:table-row>
        <table:table-row table:style-name="ro4">
          <table:table-cell table:number-columns-repeated="8" table:style-name="ce144"/>
          <table:table-cell office:value-type="string" table:number-columns-spanned="2" table:number-rows-spanned="2" table:style-name="ce276">
            <text:p>35.6cm連装砲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6">
            <text:p>35.6cm連装砲改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9">
            <text:p>35.6cm連装砲改二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80">
            <text:p>51cm連装砲</text:p>
          </table:table-cell>
          <table:covered-table-cell/>
          <table:table-cell table:number-columns-repeated="16360" table:style-name="ce147"/>
        </table:table-row>
        <table:table-row table:style-name="ro4">
          <table:table-cell table:style-name="ce144"/>
          <table:table-cell table:style-name="ce150"/>
          <table:table-cell table:number-columns-repeated="6" table:style-name="ce151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3" table:style-name="ce144"/>
          <table:table-cell table:style-name="ce150"/>
          <table:covered-table-cell/>
          <table:covered-table-cell/>
          <table:table-cell table:style-name="ce204"/>
          <table:table-cell table:number-columns-repeated="16359"/>
        </table:table-row>
        <table:table-row table:style-name="ro4">
          <table:table-cell table:style-name="ce144"/>
          <table:table-cell table:style-name="ce155"/>
          <table:table-cell table:number-columns-repeated="7" table:style-name="ce144"/>
          <table:table-cell table:style-name="ce189"/>
          <table:table-cell table:number-columns-repeated="3" table:style-name="ce144"/>
          <table:table-cell table:style-name="ce189"/>
          <table:table-cell table:number-columns-repeated="7" table:style-name="ce144"/>
          <table:table-cell table:style-name="ce178"/>
          <table:table-cell table:style-name="ce144"/>
          <table:table-cell table:style-name="ce147"/>
          <table:table-cell table:style-name="ce205"/>
          <table:table-cell table:number-columns-repeated="16359" table:style-name="ce147"/>
        </table:table-row>
        <table:table-row table:style-name="ro4">
          <table:table-cell table:style-name="ce144"/>
          <table:table-cell table:style-name="ce155"/>
          <table:table-cell table:number-columns-repeated="7" table:style-name="ce144"/>
          <table:table-cell table:style-name="ce193"/>
          <table:table-cell office:value-type="string" table:number-columns-spanned="2" table:number-rows-spanned="2" table:style-name="ce276">
            <text:p>35.6cm連装砲(ダズル迷彩)</text:p>
          </table:table-cell>
          <table:covered-table-cell/>
          <table:table-cell table:style-name="ce144"/>
          <table:table-cell table:style-name="ce193"/>
          <table:table-cell office:value-type="string" table:number-columns-spanned="2" table:number-rows-spanned="2" table:style-name="ce276">
            <text:p>試製35.6cm三連装砲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79">
            <text:p>0x216試製51cm連装砲</text:p>
          </table:table-cell>
          <table:covered-table-cell/>
          <table:table-cell table:style-name="ce144"/>
          <table:table-cell table:style-name="ce147"/>
          <table:table-cell office:value-type="string" table:number-columns-spanned="2" table:number-rows-spanned="2" table:style-name="ce280">
            <text:p>試製51cm三連装砲</text:p>
          </table:table-cell>
          <table:covered-table-cell/>
          <table:table-cell table:number-columns-repeated="16358"/>
        </table:table-row>
        <table:table-row table:style-name="ro4">
          <table:table-cell table:style-name="ce144"/>
          <table:table-cell table:style-name="ce155"/>
          <table:table-cell table:number-columns-repeated="8" table:style-name="ce144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4" table:style-name="ce144"/>
          <table:covered-table-cell/>
          <table:covered-table-cell/>
          <table:table-cell table:style-name="ce144"/>
          <table:table-cell table:style-name="ce147"/>
          <table:covered-table-cell/>
          <table:covered-table-cell/>
          <table:table-cell table:number-columns-repeated="16358"/>
        </table:table-row>
        <table:table-row table:style-name="ro4">
          <table:table-cell table:style-name="ce144"/>
          <table:table-cell table:style-name="ce155"/>
          <table:table-cell table:number-columns-repeated="9" table:style-name="ce144"/>
          <table:table-cell table:style-name="ce155"/>
          <table:table-cell table:number-columns-repeated="2" table:style-name="ce144"/>
          <table:table-cell table:style-name="ce206"/>
          <table:table-cell table:style-name="ce207"/>
          <table:table-cell table:number-columns-repeated="5" table:style-name="ce144"/>
          <table:table-cell table:style-name="ce208"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9" table:style-name="ce144"/>
          <table:table-cell table:style-name="ce178"/>
          <table:table-cell table:number-columns-repeated="2" table:style-name="ce145"/>
          <table:table-cell table:style-name="ce181"/>
          <table:table-cell table:style-name="ce209"/>
          <table:table-cell table:number-columns-repeated="2" table:style-name="ce145"/>
          <table:table-cell office:value-type="string" table:number-columns-spanned="2" table:number-rows-spanned="2" table:style-name="ce281">
            <text:p>35.6cm三連装砲改(ダズル迷彩仕様)</text:p>
          </table:table-cell>
          <table:covered-table-cell/>
          <table:table-cell table:style-name="ce144"/>
          <table:table-cell table:style-name="ce154"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16" table:style-name="ce144"/>
          <table:covered-table-cell/>
          <table:covered-table-cell/>
          <table:table-cell table:style-name="ce144"/>
          <table:table-cell table:style-name="ce154"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19" table:style-name="ce144"/>
          <table:table-cell table:style-name="ce154"/>
          <table:table-cell table:style-name="ce144"/>
          <table:table-cell table:number-columns-repeated="16361" table:style-name="ce147"/>
        </table:table-row>
        <table:table-row table:style-name="ro4">
          <table:table-cell office:value-type="string" table:number-columns-spanned="2" table:number-rows-spanned="2" table:style-name="ce259">
            <text:p>0x214大口径主炮</text:p>
          </table:table-cell>
          <table:covered-table-cell/>
          <table:table-cell table:number-columns-repeated="8" table:style-name="ce144"/>
          <table:table-cell office:value-type="string" table:number-columns-spanned="2" table:number-rows-spanned="2" table:style-name="ce276">
            <text:p>41cm連装砲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6">
            <text:p>（41cm連装砲改）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9">
            <text:p>41cm連装砲改二</text:p>
          </table:table-cell>
          <table:covered-table-cell/>
          <table:table-cell table:style-name="ce144"/>
          <table:table-cell table:style-name="ce210"/>
          <table:table-cell table:style-name="ce144"/>
          <table:table-cell table:number-columns-repeated="16361" table:style-name="ce147"/>
        </table:table-row>
        <table:table-row table:style-name="ro4">
          <table:covered-table-cell/>
          <table:covered-table-cell/>
          <table:table-cell table:style-name="ce150"/>
          <table:table-cell table:number-columns-repeated="6" table:style-name="ce151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2" table:style-name="ce144"/>
          <table:table-cell table:style-name="ce211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55"/>
          <table:table-cell table:number-columns-repeated="10" table:style-name="ce144"/>
          <table:table-cell table:style-name="ce153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6" table:style-name="ce144"/>
          <table:table-cell office:value-type="string" table:number-columns-spanned="2" table:number-rows-spanned="2" table:style-name="ce277">
            <text:p>25mm単装機銃</text:p>
          </table:table-cell>
          <table:covered-table-cell/>
          <table:table-cell table:style-name="ce144"/>
          <table:table-cell table:style-name="ce178"/>
          <table:table-cell office:value-type="string" table:number-columns-spanned="2" table:number-rows-spanned="2" table:style-name="ce276">
            <text:p>試製41cm三連装砲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6">
            <text:p>41cm三連装砲改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9">
            <text:p>41cm三連装砲改二</text:p>
          </table:table-cell>
          <table:covered-table-cell/>
          <table:table-cell table:style-name="ce153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6" table:style-name="ce144"/>
          <table:covered-table-cell/>
          <table:covered-table-cell/>
          <table:table-cell table:number-columns-repeated="2" table:style-name="ce144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3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6" table:style-name="ce144"/>
          <table:table-cell table:style-name="ce180"/>
          <table:table-cell table:style-name="ce212"/>
          <table:table-cell table:number-columns-repeated="3" table:style-name="ce144"/>
          <table:table-cell table:style-name="ce155"/>
          <table:table-cell table:number-columns-repeated="8" table:style-name="ce144"/>
          <table:table-cell table:style-name="ce153"/>
          <table:table-cell table:number-columns-repeated="16361" table:style-name="ce147"/>
        </table:table-row>
        <table:table-row table:style-name="ro4">
          <table:table-cell table:style-name="ce144"/>
          <table:table-cell table:style-name="ce186"/>
          <table:table-cell table:number-columns-repeated="6" table:style-name="ce170"/>
          <table:table-cell table:style-name="ce213"/>
          <table:table-cell table:style-name="ce171"/>
          <table:table-cell table:number-columns-repeated="3" table:style-name="ce170"/>
          <table:table-cell table:style-name="ce178"/>
          <table:table-cell office:value-type="string" table:number-columns-spanned="2" table:number-rows-spanned="2" table:style-name="ce276">
            <text:p>試製46cm連装砲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9">
            <text:p>46cm三連装砲</text:p>
          </table:table-cell>
          <table:covered-table-cell/>
          <table:table-cell table:style-name="ce155"/>
          <table:table-cell table:style-name="ce144"/>
          <table:table-cell table:style-name="ce153"/>
          <table:table-cell table:number-columns-repeated="16361" table:style-name="ce147"/>
        </table:table-row>
        <table:table-row table:style-name="ro4">
          <table:table-cell table:number-columns-repeated="8" table:style-name="ce144"/>
          <table:table-cell table:style-name="ce214"/>
          <table:table-cell table:style-name="ce215"/>
          <table:table-cell table:number-columns-repeated="3" table:style-name="ce184"/>
          <table:table-cell table:style-name="ce144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5"/>
          <table:table-cell table:style-name="ce144"/>
          <table:table-cell table:style-name="ce153"/>
          <table:table-cell table:number-columns-repeated="16361" table:style-name="ce147"/>
        </table:table-row>
        <table:table-row table:style-name="ro4">
          <table:table-cell table:number-columns-repeated="8" table:style-name="ce144"/>
          <table:table-cell table:style-name="ce157"/>
          <table:table-cell table:style-name="ce156"/>
          <table:table-cell table:number-columns-repeated="9" table:style-name="ce144"/>
          <table:table-cell table:style-name="ce155"/>
          <table:table-cell table:number-columns-repeated="2" table:style-name="ce144"/>
          <table:table-cell table:style-name="ce153"/>
          <table:table-cell table:number-columns-repeated="16361" table:style-name="ce147"/>
        </table:table-row>
        <table:table-row table:style-name="ro4">
          <table:table-cell table:number-columns-repeated="4" table:style-name="ce144"/>
          <table:table-cell office:value-type="string" table:number-columns-spanned="2" table:number-rows-spanned="2" table:style-name="ce263">
            <text:p>8cm高角砲</text:p>
          </table:table-cell>
          <table:covered-table-cell/>
          <table:table-cell table:number-columns-repeated="2" table:style-name="ce144"/>
          <table:table-cell table:style-name="ce181"/>
          <table:table-cell table:style-name="ce209"/>
          <table:table-cell office:value-type="string" table:number-columns-spanned="2" table:number-rows-spanned="2" table:style-name="ce263">
            <text:p>8cm高角砲改＋増設機銃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7">
            <text:p>25mm三連装機銃</text:p>
          </table:table-cell>
          <table:covered-table-cell/>
          <table:table-cell table:number-columns-repeated="3" table:style-name="ce144"/>
          <table:table-cell table:style-name="ce178"/>
          <table:table-cell office:value-type="string" table:number-columns-spanned="2" table:number-rows-spanned="2" table:style-name="ce279">
            <text:p>46cm三連装砲改</text:p>
          </table:table-cell>
          <table:covered-table-cell/>
          <table:table-cell table:style-name="ce216"/>
          <table:table-cell table:number-columns-repeated="16361"/>
        </table:table-row>
        <table:table-row table:style-name="ro4">
          <table:table-cell table:style-name="ce144"/>
          <table:table-cell table:style-name="ce150"/>
          <table:table-cell table:number-columns-repeated="2" table:style-name="ce151"/>
          <table:covered-table-cell/>
          <table:covered-table-cell/>
          <table:table-cell table:style-name="ce189"/>
          <table:table-cell table:number-columns-repeated="3" table:style-name="ce190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4" table:style-name="ce144"/>
          <table:covered-table-cell/>
          <table:covered-table-cell/>
          <table:table-cell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13" table:style-name="ce144"/>
          <table:table-cell table:style-name="ce156"/>
          <table:table-cell table:number-columns-repeated="7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59">
            <text:p>0x228高角副炮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63">
            <text:p>12.7cm連装高角砲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63">
            <text:p>12.7cm高角砲A2型＋高射装置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63">
            <text:p>10cm連装高角砲改＋増設機銃</text:p>
          </table:table-cell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89"/>
          <table:table-cell table:number-columns-repeated="3" table:style-name="ce190"/>
          <table:covered-table-cell/>
          <table:covered-table-cell/>
          <table:table-cell table:style-name="ce144"/>
          <table:table-cell table:style-name="ce150"/>
          <table:covered-table-cell/>
          <table:covered-table-cell/>
          <table:table-cell table:number-columns-repeated="2" table:style-name="ce144"/>
          <table:table-cell table:number-columns-repeated="2" table:style-name="ce147"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11" table:style-name="ce144"/>
          <table:table-cell table:style-name="ce178"/>
          <table:table-cell table:number-columns-repeated="4" table:style-name="ce144"/>
          <table:table-cell table:number-columns-repeated="2" table:style-name="ce147"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10" table:style-name="ce170"/>
          <table:table-cell office:value-type="string" table:number-columns-spanned="2" table:number-rows-spanned="2" table:style-name="ce263">
            <text:p>10cm連装高角砲(砲架)</text:p>
          </table:table-cell>
          <table:covered-table-cell/>
          <table:table-cell table:number-columns-repeated="4" table:style-name="ce145"/>
          <table:table-cell office:value-type="string" table:number-columns-spanned="2" table:number-rows-spanned="2" table:style-name="ce264">
            <text:p>10cm連装高角砲群 集中配備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number-columns-repeated="12" table:style-name="ce144"/>
          <table:covered-table-cell/>
          <table:covered-table-cell/>
          <table:table-cell table:number-columns-repeated="4" table:style-name="ce144"/>
          <table:covered-table-cell/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59">
            <text:p>0x230对舰副炮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6">
            <text:p>15.2cm単装砲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82">
            <text:p>15.5cm三連装砲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82">
            <text:p>15.5cm三連装砲改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83">
            <text:p>(15.5cm三連装砲改二)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number-columns-repeated="2" table:style-name="ce144"/>
          <table:covered-table-cell/>
          <table:covered-table-cell/>
          <table:table-cell table:style-name="ce217"/>
          <table:table-cell table:style-name="ce218"/>
          <table:covered-table-cell/>
          <table:covered-table-cell/>
          <table:table-cell table:style-name="ce217"/>
          <table:table-cell table:style-name="ce218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0"/>
          <table:table-cell table:number-columns-repeated="2" table:style-name="ce144"/>
          <table:table-cell table:style-name="ce219"/>
          <table:table-cell table:style-name="ce220"/>
          <table:table-cell table:number-columns-repeated="2" table:style-name="ce187"/>
          <table:table-cell table:style-name="ce219"/>
          <table:table-cell table:style-name="ce220"/>
          <table:table-cell table:number-columns-repeated="2" table:style-name="ce187"/>
          <table:table-cell table:style-name="ce219"/>
          <table:table-cell table:style-name="ce220"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3" table:style-name="ce170"/>
          <table:table-cell table:style-name="ce178"/>
          <table:table-cell table:number-columns-repeated="2" table:style-name="ce145"/>
          <table:table-cell office:value-type="string" table:number-columns-spanned="2" table:number-rows-spanned="2" table:style-name="ce276">
            <text:p>15.5cm三連装副砲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76">
            <text:p>15.5cm三連装副砲改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79">
            <text:p>15.5cm三連装副砲改二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number-columns-repeated="8" table:style-name="ce144"/>
          <table:covered-table-cell/>
          <table:covered-table-cell/>
          <table:table-cell table:number-columns-repeated="2" table:style-name="ce190"/>
          <table:covered-table-cell/>
          <table:covered-table-cell/>
          <table:table-cell table:number-columns-repeated="2" table:style-name="ce190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2" table:style-name="ce144"/>
          <table:table-cell office:value-type="string" table:number-columns-spanned="2" table:number-rows-spanned="2" table:style-name="ce276">
            <text:p>53cm連装魚雷</text:p>
          </table:table-cell>
          <table:covered-table-cell/>
          <table:table-cell office:value-type="string" table:number-columns-spanned="4" table:number-rows-spanned="1" table:style-name="ce275">
            <text:p>注：战舰装备可能</text:p>
          </table:table-cell>
          <table:covered-table-cell table:number-columns-repeated="3"/>
          <table:table-cell table:number-columns-repeated="15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covered-table-cell/>
          <table:covered-table-cell/>
          <table:table-cell table:number-columns-repeated="19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2" table:style-name="ce151"/>
          <table:table-cell table:number-columns-repeated="19" table:style-name="ce144"/>
          <table:table-cell table:number-columns-repeated="16361" table:style-name="ce147"/>
        </table:table-row>
        <table:table-row table:style-name="ro4">
          <table:table-cell office:value-type="string" table:number-columns-spanned="2" table:number-rows-spanned="2" table:style-name="ce259">
            <text:p>0x240鱼雷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6">
            <text:p>61cm三連装魚雷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76">
            <text:p>61cm三連装(酸素)魚雷</text:p>
          </table:table-cell>
          <table:covered-table-cell/>
          <table:table-cell table:number-columns-repeated="2" table:style-name="ce187"/>
          <table:table-cell table:number-columns-repeated="2" table:style-name="ce144"/>
          <table:table-cell office:value-type="string" table:number-columns-spanned="2" table:number-rows-spanned="2" table:style-name="ce276">
            <text:p>61cm三連装(酸素)魚雷後期型</text:p>
          </table:table-cell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2" table:style-name="ce190"/>
          <table:covered-table-cell/>
          <table:covered-table-cell/>
          <table:table-cell table:number-columns-repeated="4" table:style-name="ce190"/>
          <table:covered-table-cell/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2" table:style-name="ce144"/>
          <table:table-cell table:style-name="ce148"/>
          <table:table-cell table:style-name="ce150"/>
          <table:table-cell table:number-columns-repeated="17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86"/>
          <table:table-cell table:number-columns-repeated="2" table:style-name="ce170"/>
          <table:table-cell table:style-name="ce221"/>
          <table:table-cell table:style-name="ce178"/>
          <table:table-cell office:value-type="string" table:number-columns-spanned="2" table:number-rows-spanned="2" table:style-name="ce276">
            <text:p>61cm四連装魚雷</text:p>
          </table:table-cell>
          <table:covered-table-cell/>
          <table:table-cell table:number-columns-repeated="2" table:style-name="ce187"/>
          <table:table-cell office:value-type="string" table:number-columns-spanned="2" table:number-rows-spanned="2" table:style-name="ce276">
            <text:p>61cm四連装(酸素)魚雷</text:p>
          </table:table-cell>
          <table:covered-table-cell/>
          <table:table-cell table:number-columns-repeated="2" table:style-name="ce187"/>
          <table:table-cell table:number-columns-repeated="2" table:style-name="ce144"/>
          <table:table-cell office:value-type="string" table:number-columns-spanned="2" table:number-rows-spanned="2" table:style-name="ce276">
            <text:p>61cm四連装(酸素)魚雷後期型</text:p>
          </table:table-cell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4" table:style-name="ce144"/>
          <table:covered-table-cell/>
          <table:covered-table-cell/>
          <table:table-cell table:number-columns-repeated="2" table:style-name="ce190"/>
          <table:covered-table-cell/>
          <table:covered-table-cell/>
          <table:table-cell table:number-columns-repeated="4" table:style-name="ce190"/>
          <table:covered-table-cell/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50"/>
          <table:table-cell table:number-columns-repeated="11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78"/>
          <table:table-cell office:value-type="string" table:number-columns-spanned="2" table:number-rows-spanned="2" table:style-name="ce276">
            <text:p>(61cm五連装(酸素)魚雷初期型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6">
            <text:p>61cm五連装(酸素)魚雷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80">
            <text:p>試製61cm六連装(酸素)魚雷</text:p>
          </table:table-cell>
          <table:covered-table-cell/>
          <table:table-cell table:number-columns-repeated="16360"/>
        </table:table-row>
        <table:table-row table:style-name="ro4">
          <table:table-cell table:style-name="ce144"/>
          <table:table-cell table:style-name="ce159"/>
          <table:table-cell table:number-columns-repeated="8" table:style-name="ce144"/>
          <table:table-cell table:style-name="ce157"/>
          <table:table-cell table:style-name="ce156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3" table:style-name="ce151"/>
          <table:table-cell table:style-name="ce152"/>
          <table:covered-table-cell/>
          <table:covered-table-cell/>
          <table:table-cell table:number-columns-repeated="16360"/>
        </table:table-row>
        <table:table-row table:style-name="ro4">
          <table:table-cell table:style-name="ce144"/>
          <table:table-cell table:style-name="ce159"/>
          <table:table-cell table:number-columns-repeated="8" table:style-name="ce144"/>
          <table:table-cell table:style-name="ce181"/>
          <table:table-cell table:style-name="ce209"/>
          <table:table-cell table:number-columns-repeated="11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86"/>
          <table:table-cell table:number-columns-repeated="7" table:style-name="ce170"/>
          <table:table-cell table:style-name="ce221"/>
          <table:table-cell office:value-type="string" table:number-columns-spanned="2" table:number-rows-spanned="2" table:style-name="ce284">
            <text:p>0x242潜水舰鱼雷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84">
            <text:p>後期型艦首魚雷(4門)</text:p>
          </table:table-cell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83"/>
          <table:table-cell table:number-columns-repeated="7" table:style-name="ce184"/>
          <table:table-cell table:style-name="ce185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50"/>
          <table:table-cell table:number-columns-repeated="2" table:style-name="ce144"/>
          <table:table-cell table:style-name="ce161"/>
          <table:table-cell table:style-name="ce162"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78"/>
          <table:table-cell table:number-columns-repeated="2" table:style-name="ce144"/>
          <table:table-cell office:value-type="string" table:number-columns-spanned="2" table:number-rows-spanned="2" table:style-name="ce284">
            <text:p>後期型艦首魚雷(6門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85">
            <text:p>潜水艦53cm艦首魚雷(8門)</text:p>
          </table:table-cell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number-columns-repeated="2" table:style-name="ce151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13" table:style-name="ce144"/>
          <table:table-cell table:style-name="ce150"/>
          <table:table-cell table:number-columns-repeated="3" table:style-name="ce144"/>
          <table:table-cell table:style-name="ce150"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13" table:style-name="ce144"/>
          <table:table-cell table:style-name="ce178"/>
          <table:table-cell office:value-type="string" table:number-columns-spanned="2" table:number-rows-spanned="2" table:style-name="ce286">
            <text:p>熟練聴音員＋後期型艦首魚雷(6門)</text:p>
          </table:table-cell>
          <table:covered-table-cell/>
          <table:table-cell table:style-name="ce144"/>
          <table:table-cell table:style-name="ce178"/>
          <table:table-cell office:value-type="string" table:number-columns-spanned="2" table:number-rows-spanned="2" table:style-name="ce287">
            <text:p>後期型53cm艦首魚雷(8門)</text:p>
          </table:table-cell>
          <table:covered-table-cell/>
          <table:table-cell table:number-columns-repeated="16362"/>
        </table:table-row>
        <table:table-row table:style-name="ro4">
          <table:table-cell table:style-name="ce144"/>
          <table:table-cell table:style-name="ce159"/>
          <table:table-cell table:number-columns-repeated="14" table:style-name="ce144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16362"/>
        </table:table-row>
        <table:table-row table:style-name="ro4">
          <table:table-cell table:style-name="ce144"/>
          <table:table-cell table:style-name="ce159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2" table:style-name="ce170"/>
          <table:table-cell office:value-type="string" table:number-columns-spanned="2" table:number-rows-spanned="2" table:style-name="ce288">
            <text:p>0x244特殊潜航艇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88">
            <text:p>甲標的 甲型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88">
            <text:p>甲標的 丙型</text:p>
          </table:table-cell>
          <table:covered-table-cell/>
          <table:table-cell table:number-columns-repeated="6" table:style-name="ce144"/>
          <table:table-cell office:value-type="string" table:number-columns-spanned="2" table:number-rows-spanned="2" table:style-name="ce289">
            <text:p>甲標的 丁型改(蛟龍改)</text:p>
          </table:table-cell>
          <table:covered-table-cell/>
          <table:table-cell table:number-columns-repeated="16362"/>
        </table:table-row>
        <table:table-row table:style-name="ro4">
          <table:table-cell table:number-columns-repeated="3" table:style-name="ce144"/>
          <table:table-cell table:style-name="ce148"/>
          <table:covered-table-cell/>
          <table:covered-table-cell/>
          <table:table-cell table:style-name="ce151"/>
          <table:table-cell table:style-name="ce152"/>
          <table:covered-table-cell/>
          <table:covered-table-cell/>
          <table:table-cell table:number-columns-repeated="2" table:style-name="ce151"/>
          <table:covered-table-cell/>
          <table:covered-table-cell/>
          <table:table-cell table:style-name="ce150"/>
          <table:table-cell table:number-columns-repeated="4" table:style-name="ce151"/>
          <table:table-cell table:style-name="ce152"/>
          <table:covered-table-cell/>
          <table:covered-table-cell/>
          <table:table-cell table:number-columns-repeated="16362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2" table:style-name="ce144"/>
          <table:table-cell office:value-type="string" table:number-columns-spanned="2" table:number-rows-spanned="2" table:style-name="ce276">
            <text:p>九六式艦戦</text:p>
          </table:table-cell>
          <table:covered-table-cell/>
          <table:table-cell table:style-name="ce145"/>
          <table:table-cell table:style-name="ce164"/>
          <table:table-cell office:value-type="string" table:number-columns-spanned="2" table:number-rows-spanned="2" table:style-name="ce276">
            <text:p>九六式艦戦改</text:p>
          </table:table-cell>
          <table:covered-table-cell/>
          <table:table-cell table:number-columns-repeated="6" table:style-name="ce144"/>
          <table:table-cell office:value-type="string" table:number-columns-spanned="2" table:number-rows-spanned="2" table:style-name="ce290">
            <text:p>零戦21型(付岩本小隊)</text:p>
          </table:table-cell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5" table:style-name="ce144"/>
          <table:table-cell table:style-name="ce149"/>
          <table:covered-table-cell/>
          <table:covered-table-cell/>
          <table:table-cell table:style-name="ce180"/>
          <table:table-cell table:number-columns-repeated="6"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2" table:style-name="ce151"/>
          <table:table-cell table:number-columns-repeated="2" table:style-name="ce144"/>
          <table:table-cell table:number-columns-repeated="2" table:style-name="ce222"/>
          <table:table-cell table:number-columns-repeated="5" table:style-name="ce144"/>
          <table:table-cell table:style-name="ce178"/>
          <table:table-cell table:number-columns-repeated="2" table:style-name="ce144"/>
          <table:table-cell table:style-name="ce157"/>
          <table:table-cell table:number-columns-repeated="6"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3" table:style-name="ce145"/>
          <table:table-cell table:style-name="ce164"/>
          <table:table-cell office:value-type="string" table:number-columns-spanned="2" table:number-rows-spanned="2" table:style-name="ce276">
            <text:p>零式艦戦21型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76">
            <text:p>零式艦戦21型(熟練)</text:p>
          </table:table-cell>
          <table:covered-table-cell/>
          <table:table-cell table:style-name="ce169"/>
          <table:table-cell table:style-name="ce170"/>
          <table:table-cell table:style-name="ce213"/>
          <table:table-cell table:style-name="ce170"/>
          <table:table-cell office:value-type="string" table:number-columns-spanned="2" table:number-rows-spanned="2" table:style-name="ce291">
            <text:p>零式艦戦21型(台南空)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table-cell table:style-name="ce151"/>
          <table:table-cell table:number-columns-repeated="3" table:style-name="ce144"/>
          <table:covered-table-cell/>
          <table:covered-table-cell/>
          <table:table-cell table:number-columns-repeated="4" table:style-name="ce151"/>
          <table:covered-table-cell/>
          <table:covered-table-cell/>
          <table:table-cell table:style-name="ce223"/>
          <table:table-cell table:style-name="ce184"/>
          <table:table-cell table:style-name="ce214"/>
          <table:table-cell table:style-name="ce184"/>
          <table:covered-table-cell/>
          <table:covered-table-cell/>
          <table:table-cell table:style-name="ce152"/>
          <table:table-cell table:number-columns-repeated="2"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4" table:style-name="ce144"/>
          <table:table-cell table:style-name="ce148"/>
          <table:table-cell table:style-name="ce155"/>
          <table:table-cell table:number-columns-repeated="8" table:style-name="ce144"/>
          <table:table-cell table:style-name="ce157"/>
          <table:table-cell table:style-name="ce144"/>
          <table:table-cell table:style-name="ce161"/>
          <table:table-cell table:style-name="ce162"/>
          <table:table-cell table:style-name="ce148"/>
          <table:table-cell table:number-columns-repeated="2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59">
            <text:p>0x250艦上戦闘機</text:p>
          </table:table-cell>
          <table:covered-table-cell/>
          <table:table-cell table:number-columns-repeated="5" table:style-name="ce144"/>
          <table:table-cell table:style-name="ce178"/>
          <table:table-cell office:value-type="string" table:number-columns-spanned="2" table:number-rows-spanned="2" table:style-name="ce276">
            <text:p>零式艦戦32型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76">
            <text:p>零式艦戦32型(熟練)</text:p>
          </table:table-cell>
          <table:covered-table-cell/>
          <table:table-cell table:style-name="ce213"/>
          <table:table-cell table:style-name="ce170"/>
          <table:table-cell office:value-type="string" table:number-columns-spanned="2" table:number-rows-spanned="2" table:style-name="ce291">
            <text:p>零式艦戦32型(台南空)</text:p>
          </table:table-cell>
          <table:covered-table-cell/>
          <table:table-cell table:style-name="ce148"/>
          <table:table-cell table:number-columns-repeated="2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223"/>
          <table:table-cell table:number-columns-repeated="3" table:style-name="ce184"/>
          <table:table-cell table:style-name="ce185"/>
          <table:table-cell table:style-name="ce155"/>
          <table:covered-table-cell/>
          <table:covered-table-cell/>
          <table:table-cell table:number-columns-repeated="4" table:style-name="ce151"/>
          <table:covered-table-cell/>
          <table:covered-table-cell/>
          <table:table-cell table:style-name="ce214"/>
          <table:table-cell table:style-name="ce184"/>
          <table:covered-table-cell/>
          <table:covered-table-cell/>
          <table:table-cell table:style-name="ce148"/>
          <table:table-cell table:number-columns-repeated="2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4" table:style-name="ce144"/>
          <table:table-cell table:style-name="ce148"/>
          <table:table-cell table:style-name="ce155"/>
          <table:table-cell table:style-name="ce161"/>
          <table:table-cell table:style-name="ce162"/>
          <table:table-cell table:number-columns-repeated="4" table:style-name="ce144"/>
          <table:table-cell table:style-name="ce161"/>
          <table:table-cell table:style-name="ce162"/>
          <table:table-cell table:style-name="ce157"/>
          <table:table-cell table:number-columns-repeated="3" table:style-name="ce144"/>
          <table:table-cell table:style-name="ce164"/>
          <table:table-cell table:number-columns-repeated="2" table:style-name="ce144"/>
          <table:table-cell table:number-columns-repeated="16361"/>
        </table:table-row>
        <table:table-row table:style-name="ro4">
          <table:table-cell/>
          <table:table-cell table:style-name="ce186"/>
          <table:table-cell table:number-columns-repeated="4" table:style-name="ce170"/>
          <table:table-cell table:style-name="ce221"/>
          <table:table-cell table:style-name="ce178"/>
          <table:table-cell office:value-type="string" table:number-columns-spanned="2" table:number-rows-spanned="2" table:style-name="ce276">
            <text:p>零式艦戦52型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76">
            <text:p>零式艦戦52型(熟練)</text:p>
          </table:table-cell>
          <table:covered-table-cell/>
          <table:table-cell table:style-name="ce157"/>
          <table:table-cell table:number-columns-repeated="3" table:style-name="ce144"/>
          <table:table-cell office:value-type="string" table:number-columns-spanned="2" table:number-rows-spanned="2" table:style-name="ce291">
            <text:p>零式艦戦22型(251空)</text:p>
          </table:table-cell>
          <table:covered-table-cell/>
          <table:table-cell table:number-columns-repeated="16362"/>
        </table:table-row>
        <table:table-row table:style-name="ro4">
          <table:table-cell/>
          <table:table-cell table:style-name="ce159"/>
          <table:table-cell table:number-columns-repeated="6" table:style-name="ce144"/>
          <table:covered-table-cell/>
          <table:covered-table-cell/>
          <table:table-cell table:number-columns-repeated="4" table:style-name="ce151"/>
          <table:covered-table-cell/>
          <table:covered-table-cell/>
          <table:table-cell table:style-name="ce157"/>
          <table:table-cell table:number-columns-repeated="3" table:style-name="ce144"/>
          <table:covered-table-cell/>
          <table:covered-table-cell/>
          <table:table-cell table:number-columns-repeated="16362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5" table:style-name="ce144"/>
          <table:table-cell table:style-name="ce155"/>
          <table:table-cell table:style-name="ce181"/>
          <table:table-cell table:style-name="ce144"/>
          <table:table-cell table:style-name="ce147"/>
          <table:table-cell table:number-columns-repeated="4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78"/>
          <table:table-cell table:number-columns-repeated="2" table:style-name="ce144"/>
          <table:table-cell office:value-type="string" table:number-columns-spanned="2" table:number-rows-spanned="2" table:style-name="ce276">
            <text:p>零戦52型丙(六〇一空)</text:p>
          </table:table-cell>
          <table:covered-table-cell/>
          <table:table-cell table:style-name="ce144"/>
          <table:table-cell table:style-name="ce178"/>
          <table:table-cell office:value-type="string" table:number-columns-spanned="2" table:number-rows-spanned="2" table:style-name="ce290">
            <text:p>零戦52型甲(付岩本小隊)</text:p>
          </table:table-cell>
          <table:covered-table-cell/>
          <table:table-cell table:style-name="ce224"/>
          <table:table-cell table:number-columns-repeated="4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0"/>
          <table:table-cell table:number-columns-repeated="2" table:style-name="ce151"/>
          <table:covered-table-cell/>
          <table:covered-table-cell/>
          <table:table-cell table:number-columns-repeated="2" table:style-name="ce144"/>
          <table:covered-table-cell/>
          <table:covered-table-cell/>
          <table:table-cell table:style-name="ce204"/>
          <table:table-cell table:number-columns-repeated="4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3" table:style-name="ce144"/>
          <table:table-cell table:style-name="ce155"/>
          <table:table-cell table:number-columns-repeated="4" table:style-name="ce144"/>
          <table:table-cell table:style-name="ce205"/>
          <table:table-cell table:number-columns-repeated="4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3" table:style-name="ce144"/>
          <table:table-cell table:style-name="ce155"/>
          <table:table-cell office:value-type="string" table:number-columns-spanned="2" table:number-rows-spanned="2" table:style-name="ce290">
            <text:p>零戦52型丙(付岩井小隊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90">
            <text:p>零式艦戦53型(岩本隊)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3" table:style-name="ce144"/>
          <table:table-cell table:style-name="ce160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3" table:style-name="ce144"/>
          <table:table-cell table:style-name="ce156"/>
          <table:table-cell table:style-name="ce225"/>
          <table:table-cell table:style-name="ce226"/>
          <table:table-cell table:number-columns-repeated="7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3" table:style-name="ce144"/>
          <table:table-cell table:style-name="ce156"/>
          <table:table-cell office:value-type="string" table:number-columns-spanned="2" table:number-rows-spanned="2" table:style-name="ce292">
            <text:p>零戦62型(爆戦/岩井隊)</text:p>
          </table:table-cell>
          <table:covered-table-cell/>
          <table:table-cell table:number-columns-repeated="2" table:style-name="ce144"/>
          <table:table-cell table:number-columns-repeated="2" table:style-name="ce147"/>
          <table:table-cell table:number-columns-repeated="3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3" table:style-name="ce144"/>
          <table:table-cell table:style-name="ce156"/>
          <table:covered-table-cell/>
          <table:covered-table-cell/>
          <table:table-cell table:number-columns-repeated="2" table:style-name="ce144"/>
          <table:table-cell table:number-columns-repeated="2" table:style-name="ce147"/>
          <table:table-cell table:number-columns-repeated="3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3" table:style-name="ce144"/>
          <table:table-cell table:style-name="ce175"/>
          <table:table-cell table:number-columns-repeated="9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4" table:style-name="ce144"/>
          <table:table-cell table:number-columns-repeated="4" table:style-name="ce179"/>
          <table:table-cell table:style-name="ce180"/>
          <table:table-cell table:style-name="ce209"/>
          <table:table-cell table:number-columns-repeated="3" table:style-name="ce144"/>
          <table:table-cell table:number-columns-repeated="16361"/>
        </table:table-row>
        <table:table-row table:style-name="ro4">
          <table:table-cell/>
          <table:table-cell table:style-name="ce186"/>
          <table:table-cell table:number-columns-repeated="7" table:style-name="ce170"/>
          <table:table-cell table:style-name="ce169"/>
          <table:table-cell table:number-columns-repeated="4" table:style-name="ce170"/>
          <table:table-cell office:value-type="string" table:number-columns-spanned="2" table:number-rows-spanned="2" table:style-name="ce279">
            <text:p>(試製烈風 初期型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90">
            <text:p>烈風(六〇一空)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4" table:style-name="ce144"/>
          <table:covered-table-cell/>
          <table:covered-table-cell/>
          <table:table-cell table:style-name="ce155"/>
          <table:table-cell table:style-name="ce150"/>
          <table:covered-table-cell/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/>
          <table:table-cell table:style-name="ce159"/>
          <table:table-cell table:number-columns-repeated="7" table:style-name="ce144"/>
          <table:table-cell table:style-name="ce155"/>
          <table:table-cell table:number-columns-repeated="5" table:style-name="ce144"/>
          <table:table-cell table:style-name="ce155"/>
          <table:table-cell table:style-name="ce144"/>
          <table:table-cell table:style-name="ce178"/>
          <table:table-cell table:number-columns-repeated="2" table:style-name="ce144"/>
          <table:table-cell table:number-columns-repeated="2" table:style-name="ce145"/>
          <table:table-cell table:number-columns-repeated="16362"/>
        </table:table-row>
        <table:table-row table:style-name="ro4">
          <table:table-cell table:style-name="ce144"/>
          <table:table-cell table:style-name="ce159"/>
          <table:table-cell table:number-columns-repeated="7" table:style-name="ce144"/>
          <table:table-cell table:style-name="ce155"/>
          <table:table-cell table:number-columns-repeated="5" table:style-name="ce144"/>
          <table:table-cell table:style-name="ce178"/>
          <table:table-cell office:value-type="string" table:number-columns-spanned="2" table:number-rows-spanned="2" table:style-name="ce279">
            <text:p>試製烈風 後期型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9">
            <text:p>烈風 一一型</text:p>
          </table:table-cell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7" table:style-name="ce144"/>
          <table:table-cell table:style-name="ce155"/>
          <table:table-cell table:number-columns-repeated="4" table:style-name="ce144"/>
          <table:table-cell table:style-name="ce148"/>
          <table:table-cell table:style-name="ce227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7" table:style-name="ce144"/>
          <table:table-cell table:style-name="ce155"/>
          <table:table-cell table:number-columns-repeated="5" table:style-name="ce144"/>
          <table:table-cell table:style-name="ce155"/>
          <table:table-cell table:style-name="ce144"/>
          <table:table-cell table:style-name="ce147"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7" table:style-name="ce144"/>
          <table:table-cell table:style-name="ce155"/>
          <table:table-cell table:number-columns-repeated="5" table:style-name="ce144"/>
          <table:table-cell table:style-name="ce178"/>
          <table:table-cell office:value-type="string" table:number-columns-spanned="2" table:number-rows-spanned="2" table:style-name="ce264">
            <text:p>烈風改</text:p>
          </table:table-cell>
          <table:covered-table-cell/>
          <table:table-cell table:number-columns-repeated="2" table:style-name="ce147"/>
          <table:table-cell office:value-type="string" table:number-columns-spanned="2" table:number-rows-spanned="2" table:style-name="ce280">
            <text:p>烈風改二</text:p>
          </table:table-cell>
          <table:covered-table-cell/>
          <table:table-cell table:style-name="ce144"/>
          <table:table-cell table:style-name="ce147"/>
          <table:table-cell office:value-type="string" table:number-columns-spanned="2" table:number-rows-spanned="2" table:style-name="ce293">
            <text:p>烈風改二戊型(一航戦/熟練)</text:p>
          </table:table-cell>
          <table:covered-table-cell/>
          <table:table-cell table:number-columns-repeated="16358" table:style-name="ce147"/>
        </table:table-row>
        <table:table-row table:style-name="ro4">
          <table:table-cell table:style-name="ce144"/>
          <table:table-cell table:style-name="ce159"/>
          <table:table-cell table:number-columns-repeated="7" table:style-name="ce144"/>
          <table:table-cell table:style-name="ce155"/>
          <table:table-cell table:number-columns-repeated="6" table:style-name="ce144"/>
          <table:covered-table-cell/>
          <table:covered-table-cell/>
          <table:table-cell table:style-name="ce228"/>
          <table:table-cell table:style-name="ce204"/>
          <table:covered-table-cell/>
          <table:covered-table-cell/>
          <table:table-cell table:style-name="ce144"/>
          <table:table-cell table:style-name="ce147"/>
          <table:covered-table-cell/>
          <table:covered-table-cell/>
          <table:table-cell table:number-columns-repeated="16358" table:style-name="ce147"/>
        </table:table-row>
        <table:table-row table:style-name="ro4">
          <table:table-cell table:style-name="ce144"/>
          <table:table-cell table:style-name="ce159"/>
          <table:table-cell table:number-columns-repeated="7" table:style-name="ce144"/>
          <table:table-cell table:style-name="ce155"/>
          <table:table-cell table:number-columns-repeated="7" table:style-name="ce144"/>
          <table:table-cell table:style-name="ce155"/>
          <table:table-cell table:number-columns-repeated="3" table:style-name="ce144"/>
          <table:table-cell table:style-name="ce229"/>
          <table:table-cell table:style-name="ce144"/>
          <table:table-cell table:style-name="ce147"/>
          <table:table-cell table:style-name="ce204"/>
          <table:table-cell table:number-columns-repeated="16359" table:style-name="ce147"/>
        </table:table-row>
        <table:table-row table:style-name="ro4">
          <table:table-cell table:style-name="ce158"/>
          <table:table-cell table:style-name="ce159"/>
          <table:table-cell table:number-columns-repeated="7" table:style-name="ce144"/>
          <table:table-cell table:style-name="ce178"/>
          <table:table-cell table:number-columns-repeated="4" table:style-name="ce145"/>
          <table:table-cell office:value-type="string" table:number-columns-spanned="2" table:number-rows-spanned="2" table:style-name="ce264">
            <text:p>雷電</text:p>
          </table:table-cell>
          <table:covered-table-cell/>
          <table:table-cell table:style-name="ce144"/>
          <table:table-cell table:style-name="ce178"/>
          <table:table-cell table:number-columns-repeated="3" table:style-name="ce144"/>
          <table:table-cell table:style-name="ce186"/>
          <table:table-cell office:value-type="string" table:number-columns-spanned="2" table:number-rows-spanned="2" table:style-name="ce294">
            <text:p>0x252烈風改二戊型</text:p>
          </table:table-cell>
          <table:covered-table-cell/>
          <table:table-cell table:style-name="ce205"/>
          <table:table-cell table:number-columns-repeated="16359" table:style-name="ce147"/>
        </table:table-row>
        <table:table-row table:style-name="ro4">
          <table:table-cell table:style-name="ce158"/>
          <table:table-cell table:style-name="ce159"/>
          <table:table-cell table:number-columns-repeated="3" table:style-name="ce144"/>
          <table:table-cell table:style-name="ce212"/>
          <table:table-cell table:number-columns-repeated="3" table:style-name="ce179"/>
          <table:table-cell table:number-columns-repeated="5" table:style-name="ce144"/>
          <table:covered-table-cell/>
          <table:covered-table-cell/>
          <table:table-cell table:number-columns-repeated="2" table:style-name="ce144"/>
          <table:table-cell table:number-columns-repeated="2" table:style-name="ce151"/>
          <table:table-cell table:style-name="ce152"/>
          <table:table-cell table:style-name="ce144"/>
          <table:covered-table-cell/>
          <table:covered-table-cell/>
          <table:table-cell table:number-columns-repeated="16360" table:style-name="ce147"/>
        </table:table-row>
        <table:table-row table:style-name="ro4">
          <table:table-cell table:style-name="ce158"/>
          <table:table-cell table:style-name="ce159"/>
          <table:table-cell table:number-columns-repeated="3" table:style-name="ce144"/>
          <table:table-cell table:style-name="ce156"/>
          <table:table-cell table:number-columns-repeated="2" table:style-name="ce144"/>
          <table:table-cell table:number-columns-repeated="2" table:style-name="ce145"/>
          <table:table-cell table:number-columns-repeated="10" table:style-name="ce144"/>
          <table:table-cell table:style-name="ce148"/>
          <table:table-cell table:number-columns-repeated="2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209"/>
          <table:table-cell table:number-columns-repeated="2" table:style-name="ce145"/>
          <table:table-cell office:value-type="string" table:number-columns-spanned="2" table:number-rows-spanned="2" table:style-name="ce263">
            <text:p>0x262紫電一一型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6">
            <text:p>紫電改二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9">
            <text:p>紫電改四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91">
            <text:p>烈風改(三五二空/熟練)</text:p>
          </table:table-cell>
          <table:covered-table-cell/>
          <table:table-cell table:style-name="ce144"/>
          <table:table-cell table:style-name="ce147"/>
          <table:table-cell table:number-columns-repeated="2" table:style-name="ce230"/>
          <table:table-cell table:number-columns-repeated="2" table:style-name="ce144"/>
          <table:table-cell office:value-type="string" table:number-columns-spanned="2" table:number-rows-spanned="2" table:style-name="ce280">
            <text:p>震電改</text:p>
          </table:table-cell>
          <table:covered-table-cell/>
          <table:table-cell table:number-columns-repeated="16354"/>
        </table:table-row>
        <table:table-row table:style-name="ro4">
          <table:table-cell table:style-name="ce144"/>
          <table:table-cell table:style-name="ce159"/>
          <table:table-cell table:number-columns-repeated="2" table:style-name="ce144"/>
          <table:table-cell table:style-name="ce148"/>
          <table:table-cell table:style-name="ce150"/>
          <table:table-cell table:number-columns-repeated="2" table:style-name="ce151"/>
          <table:covered-table-cell/>
          <table:covered-table-cell/>
          <table:table-cell table:style-name="ce144"/>
          <table:table-cell table:style-name="ce150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2" table:style-name="ce144"/>
          <table:covered-table-cell/>
          <table:covered-table-cell/>
          <table:table-cell table:style-name="ce144"/>
          <table:table-cell table:style-name="ce147"/>
          <table:table-cell table:number-columns-repeated="2" table:style-name="ce230"/>
          <table:table-cell table:number-columns-repeated="2" table:style-name="ce144"/>
          <table:covered-table-cell/>
          <table:covered-table-cell/>
          <table:table-cell table:number-columns-repeated="16354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5"/>
          <table:table-cell table:number-columns-repeated="3" table:style-name="ce144"/>
          <table:table-cell table:style-name="ce155"/>
          <table:table-cell table:style-name="ce144"/>
          <table:table-cell table:style-name="ce231"/>
          <table:table-cell table:style-name="ce144"/>
          <table:table-cell table:style-name="ce155"/>
          <table:table-cell table:number-columns-repeated="9" table:style-name="ce144"/>
          <table:table-cell table:number-columns-repeated="5" table:style-name="ce147"/>
          <table:table-cell table:style-name="ce204"/>
          <table:table-cell table:style-name="ce200"/>
          <table:table-cell table:number-columns-repeated="16354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5"/>
          <table:table-cell table:number-columns-repeated="3" table:style-name="ce144"/>
          <table:table-cell table:style-name="ce178"/>
          <table:table-cell office:value-type="string" table:number-columns-spanned="2" table:number-rows-spanned="2" table:style-name="ce263">
            <text:p>紫電二一型 紫電改</text:p>
          </table:table-cell>
          <table:covered-table-cell/>
          <table:table-cell table:style-name="ce144"/>
          <table:table-cell table:style-name="ce178"/>
          <table:table-cell table:number-columns-repeated="6" table:style-name="ce145"/>
          <table:table-cell office:value-type="string" table:number-columns-spanned="2" table:number-rows-spanned="2" table:style-name="ce295">
            <text:p>(試製 陣風)</text:p>
          </table:table-cell>
          <table:covered-table-cell/>
          <table:table-cell table:style-name="ce209"/>
          <table:table-cell table:style-name="ce164"/>
          <table:table-cell office:value-type="string" table:number-columns-spanned="2" table:number-rows-spanned="2" table:style-name="ce280">
            <text:p>陣風(試製艦載型)</text:p>
          </table:table-cell>
          <table:covered-table-cell/>
          <table:table-cell table:style-name="ce232"/>
          <table:table-cell table:style-name="ce224"/>
          <table:table-cell table:style-name="ce205"/>
          <table:table-cell table:style-name="ce188"/>
          <table:table-cell table:number-columns-repeated="16354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5"/>
          <table:table-cell table:number-columns-repeated="3" table:style-name="ce144"/>
          <table:table-cell table:style-name="ce152"/>
          <table:covered-table-cell/>
          <table:covered-table-cell/>
          <table:table-cell table:number-columns-repeated="8" table:style-name="ce144"/>
          <table:covered-table-cell/>
          <table:covered-table-cell/>
          <table:table-cell table:style-name="ce207"/>
          <table:table-cell table:style-name="ce152"/>
          <table:covered-table-cell/>
          <table:covered-table-cell/>
          <table:table-cell table:number-columns-repeated="2" table:style-name="ce147"/>
          <table:table-cell table:style-name="ce233"/>
          <table:table-cell table:number-columns-repeated="16355" table:style-name="ce147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5"/>
          <table:table-cell table:number-columns-repeated="5" table:style-name="ce144"/>
          <table:table-cell table:style-name="ce155"/>
          <table:table-cell table:number-columns-repeated="11" table:style-name="ce144"/>
          <table:table-cell table:number-columns-repeated="5" table:style-name="ce147"/>
          <table:table-cell table:style-name="ce233"/>
          <table:table-cell table:number-columns-repeated="16355" table:style-name="ce147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5"/>
          <table:table-cell table:number-columns-repeated="5" table:style-name="ce144"/>
          <table:table-cell table:style-name="ce178"/>
          <table:table-cell table:number-columns-repeated="2" table:style-name="ce145"/>
          <table:table-cell office:value-type="string" table:number-columns-spanned="2" table:number-rows-spanned="2" table:style-name="ce291">
            <text:p>紫電改(三四三空)</text:p>
          </table:table-cell>
          <table:covered-table-cell/>
          <table:table-cell table:number-columns-repeated="7" table:style-name="ce144"/>
          <table:table-cell table:number-columns-repeated="5" table:style-name="ce147"/>
          <table:table-cell table:style-name="ce233"/>
          <table:table-cell table:number-columns-repeated="16355" table:style-name="ce147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5"/>
          <table:table-cell table:number-columns-repeated="8" table:style-name="ce144"/>
          <table:covered-table-cell/>
          <table:covered-table-cell/>
          <table:table-cell table:number-columns-repeated="7"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5"/>
          <table:table-cell table:number-columns-repeated="17"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5"/>
          <table:table-cell table:number-columns-repeated="2" table:style-name="ce144"/>
          <table:table-cell office:value-type="string" table:number-columns-spanned="2" table:number-rows-spanned="2" table:style-name="ce296">
            <text:p>二式複戦 屠龍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96">
            <text:p>二式複戦 屠龍 丙型</text:p>
          </table:table-cell>
          <table:covered-table-cell/>
          <table:table-cell table:style-name="ce178"/>
          <table:table-cell table:number-columns-repeated="5" table:style-name="ce145"/>
          <table:table-cell office:value-type="string" table:number-columns-spanned="2" table:number-rows-spanned="2" table:style-name="ce297">
            <text:p>キ96</text:p>
          </table:table-cell>
          <table:covered-table-cell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0"/>
          <table:table-cell table:style-name="ce151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number-columns-repeated="5" table:style-name="ce151"/>
          <table:covered-table-cell/>
          <table:covered-table-cell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5"/>
          <table:table-cell table:number-columns-repeated="3" table:style-name="ce144"/>
          <table:table-cell table:style-name="ce155"/>
          <table:table-cell table:number-columns-repeated="8" table:style-name="ce144"/>
          <table:table-cell table:number-columns-repeated="2" table:style-name="ce145"/>
          <table:table-cell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86"/>
          <table:table-cell table:number-columns-repeated="2" table:style-name="ce170"/>
          <table:table-cell office:value-type="string" table:number-columns-spanned="2" table:number-rows-spanned="2" table:style-name="ce296">
            <text:p>0x260基地戦闘機</text:p>
          </table:table-cell>
          <table:covered-table-cell/>
          <table:table-cell table:number-columns-repeated="3" table:style-name="ce144"/>
          <table:table-cell table:style-name="ce178"/>
          <table:table-cell office:value-type="string" table:number-columns-spanned="2" table:number-rows-spanned="2" table:style-name="ce296">
            <text:p>三式戦 飛燕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96">
            <text:p>三式戦 飛燕一型丁</text:p>
          </table:table-cell>
          <table:covered-table-cell/>
          <table:table-cell table:style-name="ce178"/>
          <table:table-cell table:style-name="ce145"/>
          <table:table-cell office:value-type="string" table:number-columns-spanned="2" table:number-rows-spanned="2" table:style-name="ce298">
            <text:p>三式戦 飛燕(飛行第244戦隊)</text:p>
          </table:table-cell>
          <table:covered-table-cell/>
          <table:table-cell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3" table:style-name="ce144"/>
          <table:covered-table-cell/>
          <table:covered-table-cell/>
          <table:table-cell table:number-columns-repeated="4" table:style-name="ce144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4" table:style-name="ce144"/>
          <table:table-cell table:style-name="ce150"/>
          <table:table-cell table:number-columns-repeated="15"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4" table:style-name="ce144"/>
          <table:table-cell table:style-name="ce178"/>
          <table:table-cell office:value-type="string" table:number-columns-spanned="2" table:number-rows-spanned="2" table:style-name="ce296">
            <text:p>一式戦 隼II型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96">
            <text:p>一式戦 隼III型甲</text:p>
          </table:table-cell>
          <table:covered-table-cell/>
          <table:table-cell table:style-name="ce178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96">
            <text:p>四式戦 疾風</text:p>
          </table:table-cell>
          <table:covered-table-cell/>
          <table:table-cell table:number-columns-repeated="3"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3" table:style-name="ce144"/>
          <table:table-cell table:style-name="ce158"/>
          <table:table-cell table:style-name="ce159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number-columns-repeated="3"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3" table:style-name="ce144"/>
          <table:table-cell table:style-name="ce158"/>
          <table:table-cell table:style-name="ce159"/>
          <table:table-cell table:style-name="ce144"/>
          <table:table-cell table:style-name="ce155"/>
          <table:table-cell table:number-columns-repeated="3" table:style-name="ce144"/>
          <table:table-cell table:style-name="ce155"/>
          <table:table-cell table:number-columns-repeated="9"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3" table:style-name="ce144"/>
          <table:table-cell table:style-name="ce158"/>
          <table:table-cell table:style-name="ce159"/>
          <table:table-cell table:style-name="ce144"/>
          <table:table-cell table:style-name="ce155"/>
          <table:table-cell table:number-columns-repeated="3" table:style-name="ce144"/>
          <table:table-cell table:style-name="ce178"/>
          <table:table-cell table:number-columns-repeated="2" table:style-name="ce145"/>
          <table:table-cell office:value-type="string" table:number-columns-spanned="2" table:number-rows-spanned="2" table:style-name="ce298">
            <text:p>一式戦 隼III型甲(54戦隊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98">
            <text:p>一式戦 隼II型(64戦隊)</text:p>
          </table:table-cell>
          <table:covered-table-cell/>
          <table:table-cell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3" table:style-name="ce144"/>
          <table:table-cell table:style-name="ce158"/>
          <table:table-cell table:style-name="ce159"/>
          <table:table-cell table:style-name="ce144"/>
          <table:table-cell table:style-name="ce155"/>
          <table:table-cell table:number-columns-repeated="6" table:style-name="ce144"/>
          <table:covered-table-cell/>
          <table:covered-table-cell/>
          <table:table-cell table:number-columns-repeated="2" table:style-name="ce144"/>
          <table:covered-table-cell/>
          <table:covered-table-cell/>
          <table:table-cell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3" table:style-name="ce144"/>
          <table:table-cell table:style-name="ce158"/>
          <table:table-cell table:style-name="ce159"/>
          <table:table-cell table:style-name="ce144"/>
          <table:table-cell table:style-name="ce178"/>
          <table:table-cell table:number-columns-repeated="10" table:style-name="ce145"/>
          <table:table-cell table:style-name="ce234"/>
          <table:table-cell table:number-columns-repeated="2"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3" table:style-name="ce144"/>
          <table:table-cell table:style-name="ce158"/>
          <table:table-cell table:style-name="ce186"/>
          <table:table-cell table:number-columns-repeated="14" table:style-name="ce170"/>
          <table:table-cell table:style-name="ce235"/>
          <table:table-cell table:style-name="ce236"/>
          <table:table-cell office:value-type="string" table:number-columns-spanned="2" table:number-rows-spanned="2" table:style-name="ce264">
            <text:p>0x26c試製 秋水</text:p>
          </table:table-cell>
          <table:covered-table-cell/>
          <table:table-cell table:number-columns-repeated="2" table:style-name="ce147"/>
          <table:table-cell office:value-type="string" table:number-columns-spanned="2" table:number-rows-spanned="2" table:style-name="ce299">
            <text:p>秋水</text:p>
          </table:table-cell>
          <table:covered-table-cell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4" table:style-name="ce144"/>
          <table:table-cell table:number-columns-repeated="15" table:style-name="ce184"/>
          <table:table-cell table:style-name="ce237"/>
          <table:table-cell table:style-name="ce238"/>
          <table:covered-table-cell/>
          <table:covered-table-cell/>
          <table:table-cell table:style-name="ce200"/>
          <table:table-cell table:style-name="ce204"/>
          <table:covered-table-cell/>
          <table:covered-table-cell/>
          <table:table-cell table:style-name="ce233"/>
          <table:table-cell table:number-columns-repeated="16355"/>
        </table:table-row>
        <table:table-row table:style-name="ro4">
          <table:table-cell table:number-columns-repeated="21" table:style-name="ce144"/>
          <table:table-cell table:style-name="ce155"/>
          <table:table-cell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 table:number-columns-repeated="4" table:style-name="ce144"/>
          <table:table-cell office:value-type="string" table:number-columns-spanned="2" table:number-rows-spanned="2" table:style-name="ce276">
            <text:p>九七式艦攻</text:p>
          </table:table-cell>
          <table:covered-table-cell/>
          <table:table-cell table:style-name="ce178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76">
            <text:p>九七式艦攻(熟練)</text:p>
          </table:table-cell>
          <table:covered-table-cell/>
          <table:table-cell table:style-name="ce178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90">
            <text:p>九七式艦攻(友永隊)</text:p>
          </table:table-cell>
          <table:covered-table-cell/>
          <table:table-cell table:number-columns-repeated="3" table:style-name="ce144"/>
          <table:table-cell table:style-name="ce178"/>
          <table:table-cell office:value-type="string" table:number-columns-spanned="2" table:number-rows-spanned="2" table:style-name="ce279">
            <text:p>キ102乙</text:p>
          </table:table-cell>
          <table:covered-table-cell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0"/>
          <table:table-cell table:number-columns-repeated="2" table:style-name="ce151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style-name="ce150"/>
          <table:table-cell table:number-columns-repeated="2" table:style-name="ce151"/>
          <table:table-cell table:style-name="ce149"/>
          <table:covered-table-cell/>
          <table:covered-table-cell/>
          <table:table-cell table:style-name="ce179"/>
          <table:table-cell table:style-name="ce156"/>
          <table:table-cell table:number-columns-repeated="2" table:style-name="ce144"/>
          <table:covered-table-cell/>
          <table:covered-table-cell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5"/>
          <table:table-cell table:number-columns-repeated="2" table:style-name="ce144"/>
          <table:table-cell table:style-name="ce206"/>
          <table:table-cell table:style-name="ce207"/>
          <table:table-cell table:number-columns-repeated="9" table:style-name="ce144"/>
          <table:table-cell table:style-name="ce155"/>
          <table:table-cell table:number-columns-repeated="3" table:style-name="ce144"/>
          <table:table-cell table:style-name="ce156"/>
          <table:table-cell table:number-columns-repeated="3" table:style-name="ce144"/>
          <table:table-cell table:style-name="ce155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5"/>
          <table:table-cell table:number-columns-repeated="2" table:style-name="ce144"/>
          <table:table-cell table:style-name="ce157"/>
          <table:table-cell table:style-name="ce171"/>
          <table:table-cell table:number-columns-repeated="2" table:style-name="ce170"/>
          <table:table-cell office:value-type="string" table:number-columns-spanned="2" table:number-rows-spanned="2" table:style-name="ce300">
            <text:p>0x256九七式艦攻改 試製三号戊型(空六号電探改装備機)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301">
            <text:p>九七式艦攻改(熟練) 試製三号戊型(空六号電探改装備機)</text:p>
          </table:table-cell>
          <table:covered-table-cell/>
          <table:table-cell table:style-name="ce144"/>
          <table:table-cell table:style-name="ce178"/>
          <table:table-cell office:value-type="string" table:number-columns-spanned="2" table:number-rows-spanned="2" table:style-name="ce290">
            <text:p>九七式艦攻(村田隊)</text:p>
          </table:table-cell>
          <table:covered-table-cell/>
          <table:table-cell table:style-name="ce144"/>
          <table:table-cell table:style-name="ce175"/>
          <table:table-cell table:style-name="ce176"/>
          <table:table-cell table:number-columns-repeated="2" table:style-name="ce144"/>
          <table:table-cell table:style-name="ce178"/>
          <table:table-cell office:value-type="string" table:number-columns-spanned="2" table:number-rows-spanned="2" table:style-name="ce280">
            <text:p>キ102乙改＋イ号一型乙 誘導弾</text:p>
          </table:table-cell>
          <table:covered-table-cell/>
          <table:table-cell table:number-columns-repeated="2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5"/>
          <table:table-cell table:number-columns-repeated="3" table:style-name="ce144"/>
          <table:table-cell table:style-name="ce215"/>
          <table:table-cell office:value-type="string" table:number-columns-spanned="2" table:number-rows-spanned="1" table:style-name="ce302">
            <text:p>蓝：夜攻</text:p>
          </table:table-cell>
          <table:covered-table-cell/>
          <table:covered-table-cell/>
          <table:covered-table-cell/>
          <table:table-cell table:style-name="ce144"/>
          <table:table-cell table:style-name="ce150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2" table:style-name="ce144"/>
          <table:table-cell table:style-name="ce157"/>
          <table:table-cell table:number-columns-repeated="2" table:style-name="ce144"/>
          <table:table-cell table:style-name="ce228"/>
          <table:covered-table-cell/>
          <table:covered-table-cell/>
          <table:table-cell table:number-columns-repeated="2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5"/>
          <table:table-cell table:number-columns-repeated="3" table:style-name="ce144"/>
          <table:table-cell table:style-name="ce156"/>
          <table:table-cell table:number-columns-repeated="5" table:style-name="ce144"/>
          <table:table-cell table:style-name="ce155"/>
          <table:table-cell table:number-columns-repeated="4" table:style-name="ce144"/>
          <table:table-cell table:style-name="ce147"/>
          <table:table-cell table:style-name="ce228"/>
          <table:table-cell table:number-columns-repeated="2" table:style-name="ce147"/>
          <table:table-cell table:style-name="ce233"/>
          <table:table-cell table:number-columns-repeated="2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office:value-type="string" table:number-columns-spanned="2" table:number-rows-spanned="2" table:style-name="ce259">
            <text:p>0x254艦上攻撃機</text:p>
          </table:table-cell>
          <table:covered-table-cell/>
          <table:table-cell table:style-name="ce169"/>
          <table:table-cell table:number-columns-repeated="2" table:style-name="ce170"/>
          <table:table-cell table:style-name="ce171"/>
          <table:table-cell table:style-name="ce170"/>
          <table:table-cell table:style-name="ce221"/>
          <table:table-cell office:value-type="string" table:number-columns-spanned="2" table:number-rows-spanned="2" table:style-name="ce276">
            <text:p>天山</text:p>
          </table:table-cell>
          <table:covered-table-cell/>
          <table:table-cell table:style-name="ce144"/>
          <table:table-cell table:style-name="ce178"/>
          <table:table-cell office:value-type="string" table:number-columns-spanned="2" table:number-rows-spanned="2" table:style-name="ce300">
            <text:p>天山一二型甲改(空六号電探改装備機)</text:p>
          </table:table-cell>
          <table:covered-table-cell/>
          <table:table-cell table:number-columns-repeated="3" table:style-name="ce144"/>
          <table:table-cell table:style-name="ce240"/>
          <table:table-cell office:value-type="string" table:number-columns-spanned="2" table:number-rows-spanned="2" table:style-name="ce290">
            <text:p>天山一二型(村田隊)</text:p>
          </table:table-cell>
          <table:covered-table-cell/>
          <table:table-cell table:style-name="ce157"/>
          <table:table-cell table:number-columns-repeated="2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covered-table-cell/>
          <table:covered-table-cell/>
          <table:table-cell table:style-name="ce223"/>
          <table:table-cell table:number-columns-repeated="2" table:style-name="ce184"/>
          <table:table-cell table:style-name="ce215"/>
          <table:table-cell table:style-name="ce184"/>
          <table:table-cell table:style-name="ce185"/>
          <table:covered-table-cell/>
          <table:covered-table-cell/>
          <table:table-cell table:style-name="ce144"/>
          <table:table-cell table:style-name="ce207"/>
          <table:covered-table-cell/>
          <table:covered-table-cell/>
          <table:table-cell table:number-columns-repeated="3" table:style-name="ce144"/>
          <table:table-cell table:style-name="ce149"/>
          <table:covered-table-cell/>
          <table:covered-table-cell/>
          <table:table-cell table:style-name="ce157"/>
          <table:table-cell table:number-columns-repeated="2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6"/>
          <table:table-cell table:number-columns-repeated="3" table:style-name="ce144"/>
          <table:table-cell table:style-name="ce155"/>
          <table:table-cell table:style-name="ce144"/>
          <table:table-cell table:style-name="ce209"/>
          <table:table-cell table:number-columns-repeated="2" table:style-name="ce151"/>
          <table:table-cell table:number-columns-repeated="2" table:style-name="ce144"/>
          <table:table-cell table:style-name="ce147"/>
          <table:table-cell table:style-name="ce155"/>
          <table:table-cell table:number-columns-repeated="2" table:style-name="ce147"/>
          <table:table-cell table:style-name="ce233"/>
          <table:table-cell table:number-columns-repeated="2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9"/>
          <table:table-cell table:number-columns-repeated="2" table:style-name="ce144"/>
          <table:table-cell table:style-name="ce147"/>
          <table:table-cell table:style-name="ce239"/>
          <table:table-cell table:number-columns-repeated="3" table:style-name="ce144"/>
          <table:table-cell table:style-name="ce178"/>
          <table:table-cell office:value-type="string" table:number-columns-spanned="2" table:number-rows-spanned="2" table:style-name="ce276">
            <text:p><text:s/>天山一二型甲</text:p>
          </table:table-cell>
          <table:covered-table-cell/>
          <table:table-cell table:number-columns-repeated="5" table:style-name="ce145"/>
          <table:table-cell table:style-name="ce178"/>
          <table:table-cell office:value-type="string" table:number-columns-spanned="2" table:number-rows-spanned="2" table:style-name="ce290">
            <text:p>天山一二型(友永隊)</text:p>
          </table:table-cell>
          <table:covered-table-cell/>
          <table:table-cell table:style-name="ce241"/>
          <table:table-cell table:number-columns-repeated="2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9"/>
          <table:table-cell table:number-columns-repeated="2" table:style-name="ce144"/>
          <table:table-cell table:style-name="ce147"/>
          <table:table-cell table:style-name="ce239"/>
          <table:table-cell table:number-columns-repeated="3" table:style-name="ce144"/>
          <table:table-cell table:style-name="ce155"/>
          <table:covered-table-cell/>
          <table:covered-table-cell/>
          <table:table-cell table:number-columns-repeated="5" table:style-name="ce151"/>
          <table:table-cell table:style-name="ce144"/>
          <table:covered-table-cell/>
          <table:covered-table-cell/>
          <table:table-cell table:number-columns-repeated="3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6"/>
          <table:table-cell table:number-columns-repeated="3" table:style-name="ce144"/>
          <table:table-cell table:style-name="ce155"/>
          <table:table-cell table:number-columns-repeated="8" table:style-name="ce144"/>
          <table:table-cell table:number-columns-repeated="5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6"/>
          <table:table-cell table:number-columns-repeated="3" table:style-name="ce144"/>
          <table:table-cell table:style-name="ce178"/>
          <table:table-cell office:value-type="string" table:number-columns-spanned="2" table:number-rows-spanned="2" table:style-name="ce276">
            <text:p>天山(六〇一空)</text:p>
          </table:table-cell>
          <table:covered-table-cell/>
          <table:table-cell table:style-name="ce231"/>
          <table:table-cell table:style-name="ce144"/>
          <table:table-cell office:value-type="string" table:number-columns-spanned="2" table:number-rows-spanned="2" table:style-name="ce303">
            <text:p>流星(六〇一空)</text:p>
          </table:table-cell>
          <table:covered-table-cell/>
          <table:table-cell office:value-type="string" table:number-columns-spanned="2" table:number-rows-spanned="1" table:style-name="ce275">
            <text:p>红：攻爆</text:p>
          </table:table-cell>
          <table:covered-table-cell/>
          <table:table-cell table:number-columns-repeated="2" table:style-name="ce144"/>
          <table:table-cell table:number-columns-repeated="3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6"/>
          <table:table-cell table:number-columns-repeated="2" table:style-name="ce144"/>
          <table:table-cell table:style-name="ce147"/>
          <table:table-cell table:style-name="ce228"/>
          <table:covered-table-cell/>
          <table:covered-table-cell/>
          <table:table-cell table:style-name="ce242"/>
          <table:table-cell table:style-name="ce149"/>
          <table:covered-table-cell/>
          <table:covered-table-cell/>
          <table:table-cell table:number-columns-repeated="7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 table:style-name="ce144"/>
          <table:table-cell table:style-name="ce159"/>
          <table:table-cell table:number-columns-repeated="3" table:style-name="ce144"/>
          <table:table-cell table:style-name="ce156"/>
          <table:table-cell table:number-columns-repeated="2" table:style-name="ce144"/>
          <table:table-cell table:style-name="ce147"/>
          <table:table-cell table:style-name="ce239"/>
          <table:table-cell table:number-columns-repeated="3" table:style-name="ce144"/>
          <table:table-cell table:style-name="ce178"/>
          <table:table-cell table:number-columns-repeated="9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86"/>
          <table:table-cell table:number-columns-repeated="3" table:style-name="ce170"/>
          <table:table-cell table:style-name="ce171"/>
          <table:table-cell table:number-columns-repeated="2" table:style-name="ce170"/>
          <table:table-cell table:style-name="ce235"/>
          <table:table-cell table:style-name="ce243"/>
          <table:table-cell table:number-columns-repeated="2" table:style-name="ce170"/>
          <table:table-cell office:value-type="string" table:number-columns-spanned="2" table:number-rows-spanned="2" table:style-name="ce303">
            <text:p>0x258流星</text:p>
          </table:table-cell>
          <table:covered-table-cell/>
          <table:table-cell table:style-name="ce147"/>
          <table:table-cell table:style-name="ce144"/>
          <table:table-cell office:value-type="string" table:number-columns-spanned="2" table:number-rows-spanned="2" table:style-name="ce304">
            <text:p>流星改(熟練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305">
            <text:p>流星改(一航戦/熟練)</text:p>
          </table:table-cell>
          <table:covered-table-cell/>
          <table:table-cell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83"/>
          <table:table-cell table:number-columns-repeated="3" table:style-name="ce184"/>
          <table:table-cell table:style-name="ce156"/>
          <table:table-cell table:number-columns-repeated="2" table:style-name="ce144"/>
          <table:table-cell table:style-name="ce147"/>
          <table:table-cell table:style-name="ce239"/>
          <table:table-cell table:number-columns-repeated="2" table:style-name="ce147"/>
          <table:covered-table-cell/>
          <table:covered-table-cell/>
          <table:table-cell table:style-name="ce147"/>
          <table:table-cell table:style-name="ce149"/>
          <table:covered-table-cell/>
          <table:covered-table-cell/>
          <table:table-cell table:style-name="ce144"/>
          <table:table-cell table:style-name="ce149"/>
          <table:covered-table-cell/>
          <table:covered-table-cell/>
          <table:table-cell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6"/>
          <table:table-cell table:number-columns-repeated="2" table:style-name="ce144"/>
          <table:table-cell table:style-name="ce147"/>
          <table:table-cell table:style-name="ce239"/>
          <table:table-cell table:number-columns-repeated="2" table:style-name="ce147"/>
          <table:table-cell table:style-name="ce144"/>
          <table:table-cell table:style-name="ce155"/>
          <table:table-cell table:style-name="ce147"/>
          <table:table-cell table:style-name="ce178"/>
          <table:table-cell table:number-columns-repeated="3" table:style-name="ce144"/>
          <table:table-cell table:style-name="ce178"/>
          <table:table-cell table:number-columns-repeated="3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75"/>
          <table:table-cell table:style-name="ce176"/>
          <table:table-cell table:style-name="ce144"/>
          <table:table-cell table:style-name="ce147"/>
          <table:table-cell table:style-name="ce244"/>
          <table:table-cell table:number-columns-repeated="3" table:style-name="ce147"/>
          <table:table-cell table:style-name="ce178"/>
          <table:table-cell office:value-type="string" table:number-columns-spanned="2" table:number-rows-spanned="2" table:style-name="ce303">
            <text:p>流星改</text:p>
          </table:table-cell>
          <table:covered-table-cell/>
          <table:table-cell table:style-name="ce178"/>
          <table:table-cell table:style-name="ce145"/>
          <table:table-cell office:value-type="string" table:number-columns-spanned="2" table:number-rows-spanned="2" table:style-name="ce305">
            <text:p>流星改(一航戦)</text:p>
          </table:table-cell>
          <table:covered-table-cell/>
          <table:table-cell table:number-columns-repeated="3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4" table:style-name="ce144"/>
          <table:table-cell table:style-name="ce157"/>
          <table:table-cell table:style-name="ce156"/>
          <table:table-cell table:number-columns-repeated="2" table:style-name="ce147"/>
          <table:table-cell table:style-name="ce245"/>
          <table:table-cell table:style-name="ce239"/>
          <table:table-cell table:number-columns-repeated="2" table:style-name="ce147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number-columns-repeated="3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4" table:style-name="ce144"/>
          <table:table-cell table:style-name="ce157"/>
          <table:table-cell table:style-name="ce156"/>
          <table:table-cell table:number-columns-repeated="2" table:style-name="ce147"/>
          <table:table-cell table:style-name="ce233"/>
          <table:table-cell table:style-name="ce239"/>
          <table:table-cell table:number-columns-repeated="4" table:style-name="ce144"/>
          <table:table-cell table:number-columns-repeated="7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4" table:style-name="ce144"/>
          <table:table-cell table:style-name="ce157"/>
          <table:table-cell table:style-name="ce156"/>
          <table:table-cell table:number-columns-repeated="2" table:style-name="ce144"/>
          <table:table-cell table:style-name="ce157"/>
          <table:table-cell table:style-name="ce156"/>
          <table:table-cell table:number-columns-repeated="2" table:style-name="ce144"/>
          <table:table-cell office:value-type="string" table:number-columns-spanned="2" table:number-rows-spanned="2" table:style-name="ce276">
            <text:p>一式陸攻 二二型甲</text:p>
          </table:table-cell>
          <table:covered-table-cell/>
          <table:table-cell table:number-columns-repeated="7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4" table:style-name="ce144"/>
          <table:table-cell table:style-name="ce157"/>
          <table:table-cell table:style-name="ce156"/>
          <table:table-cell table:number-columns-repeated="2" table:style-name="ce144"/>
          <table:table-cell table:style-name="ce157"/>
          <table:table-cell table:style-name="ce156"/>
          <table:table-cell table:style-name="ce144"/>
          <table:table-cell table:style-name="ce150"/>
          <table:covered-table-cell/>
          <table:covered-table-cell/>
          <table:table-cell table:number-columns-repeated="2" table:style-name="ce144"/>
          <table:table-cell table:number-columns-repeated="5" table:style-name="ce147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4" table:style-name="ce144"/>
          <table:table-cell table:style-name="ce157"/>
          <table:table-cell table:style-name="ce156"/>
          <table:table-cell table:number-columns-repeated="2" table:style-name="ce144"/>
          <table:table-cell table:style-name="ce157"/>
          <table:table-cell table:style-name="ce156"/>
          <table:table-cell table:style-name="ce144"/>
          <table:table-cell table:style-name="ce155"/>
          <table:table-cell table:number-columns-repeated="9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4" table:style-name="ce144"/>
          <table:table-cell table:style-name="ce157"/>
          <table:table-cell table:style-name="ce156"/>
          <table:table-cell office:value-type="string" table:number-columns-spanned="2" table:number-rows-spanned="2" table:style-name="ce276">
            <text:p>九六式陸攻</text:p>
          </table:table-cell>
          <table:covered-table-cell/>
          <table:table-cell table:style-name="ce246"/>
          <table:table-cell table:style-name="ce209"/>
          <table:table-cell office:value-type="string" table:number-columns-spanned="2" table:number-rows-spanned="2" table:style-name="ce276">
            <text:p>一式陸攻</text:p>
          </table:table-cell>
          <table:covered-table-cell/>
          <table:table-cell table:style-name="ce178"/>
          <table:table-cell table:number-columns-repeated="3" table:style-name="ce145"/>
          <table:table-cell office:value-type="string" table:number-columns-spanned="2" table:number-rows-spanned="2" table:style-name="ce290">
            <text:p>一式陸攻(野中隊)</text:p>
          </table:table-cell>
          <table:covered-table-cell/>
          <table:table-cell table:number-columns-repeated="3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0"/>
          <table:table-cell table:style-name="ce206"/>
          <table:table-cell table:style-name="ce207"/>
          <table:covered-table-cell/>
          <table:covered-table-cell/>
          <table:table-cell table:style-name="ce247"/>
          <table:table-cell table:style-name="ce207"/>
          <table:covered-table-cell/>
          <table:covered-table-cell/>
          <table:table-cell table:style-name="ce150"/>
          <table:table-cell table:number-columns-repeated="3" table:style-name="ce151"/>
          <table:covered-table-cell/>
          <table:covered-table-cell/>
          <table:table-cell table:number-columns-repeated="3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5"/>
          <table:table-cell table:style-name="ce157"/>
          <table:table-cell table:style-name="ce156"/>
          <table:table-cell table:number-columns-repeated="2" table:style-name="ce144"/>
          <table:table-cell table:style-name="ce157"/>
          <table:table-cell table:style-name="ce156"/>
          <table:table-cell table:style-name="ce144"/>
          <table:table-cell table:style-name="ce155"/>
          <table:table-cell table:number-columns-repeated="9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86"/>
          <table:table-cell table:number-columns-repeated="2" table:style-name="ce170"/>
          <table:table-cell office:value-type="string" table:number-columns-spanned="2" table:number-rows-spanned="2" table:style-name="ce259">
            <text:p>0x264基地攻撃機</text:p>
          </table:table-cell>
          <table:covered-table-cell/>
          <table:table-cell table:style-name="ce157"/>
          <table:table-cell table:style-name="ce156"/>
          <table:table-cell table:number-columns-repeated="2" table:style-name="ce144"/>
          <table:table-cell table:style-name="ce157"/>
          <table:table-cell table:style-name="ce156"/>
          <table:table-cell table:style-name="ce144"/>
          <table:table-cell table:style-name="ce178"/>
          <table:table-cell office:value-type="string" table:number-columns-spanned="2" table:number-rows-spanned="2" table:style-name="ce276">
            <text:p>一式陸攻 三四型</text:p>
          </table:table-cell>
          <table:covered-table-cell/>
          <table:table-cell table:number-columns-repeated="7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2" table:style-name="ce144"/>
          <table:covered-table-cell/>
          <table:covered-table-cell/>
          <table:table-cell table:style-name="ce157"/>
          <table:table-cell table:style-name="ce156"/>
          <table:table-cell table:number-columns-repeated="2" table:style-name="ce144"/>
          <table:table-cell table:style-name="ce157"/>
          <table:table-cell table:style-name="ce156"/>
          <table:table-cell table:number-columns-repeated="2" table:style-name="ce144"/>
          <table:covered-table-cell/>
          <table:covered-table-cell/>
          <table:table-cell table:number-columns-repeated="7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9"/>
          <table:table-cell table:style-name="ce157"/>
          <table:table-cell table:style-name="ce156"/>
          <table:table-cell table:number-columns-repeated="2" table:style-name="ce144"/>
          <table:table-cell table:style-name="ce157"/>
          <table:table-cell table:style-name="ce156"/>
          <table:table-cell table:number-columns-repeated="11"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86"/>
          <table:table-cell table:style-name="ce213"/>
          <table:table-cell table:style-name="ce171"/>
          <table:table-cell table:number-columns-repeated="2" table:style-name="ce170"/>
          <table:table-cell table:style-name="ce213"/>
          <table:table-cell table:style-name="ce171"/>
          <table:table-cell table:number-columns-repeated="4" table:style-name="ce170"/>
          <table:table-cell office:value-type="string" table:number-columns-spanned="2" table:number-rows-spanned="2" table:style-name="ce304">
            <text:p>0x268銀河</text:p>
          </table:table-cell>
          <table:covered-table-cell/>
          <table:table-cell table:style-name="ce178"/>
          <table:table-cell table:style-name="ce145"/>
          <table:table-cell office:value-type="string" table:number-columns-spanned="2" table:number-rows-spanned="2" table:style-name="ce305">
            <text:p>銀河(江草隊)</text:p>
          </table:table-cell>
          <table:covered-table-cell/>
          <table:table-cell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83"/>
          <table:table-cell table:style-name="ce214"/>
          <table:table-cell table:style-name="ce215"/>
          <table:table-cell table:number-columns-repeated="2" table:style-name="ce184"/>
          <table:table-cell table:style-name="ce214"/>
          <table:table-cell table:style-name="ce215"/>
          <table:table-cell table:number-columns-repeated="2" table:style-name="ce184"/>
          <table:table-cell table:number-columns-repeated="2" table:style-name="ce144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style-name="ce144"/>
          <table:table-cell table:style-name="ce239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59"/>
          <table:table-cell table:style-name="ce157"/>
          <table:table-cell table:style-name="ce156"/>
          <table:table-cell table:number-columns-repeated="2" table:style-name="ce144"/>
          <table:table-cell table:style-name="ce157"/>
          <table:table-cell table:style-name="ce156"/>
          <table:table-cell table:number-columns-repeated="11" table:style-name="ce144"/>
          <table:table-cell table:style-name="ce240"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3" table:style-name="ce144"/>
          <table:table-cell table:style-name="ce186"/>
          <table:table-cell table:style-name="ce213"/>
          <table:table-cell table:style-name="ce171"/>
          <table:table-cell table:number-columns-repeated="2" table:style-name="ce170"/>
          <table:table-cell table:style-name="ce213"/>
          <table:table-cell table:style-name="ce171"/>
          <table:table-cell table:number-columns-repeated="2" table:style-name="ce170"/>
          <table:table-cell office:value-type="string" table:number-columns-spanned="2" table:number-rows-spanned="2" table:style-name="ce279">
            <text:p>四式重爆 飛龍</text:p>
          </table:table-cell>
          <table:covered-table-cell/>
          <table:table-cell table:style-name="ce178"/>
          <table:table-cell table:style-name="ce145"/>
          <table:table-cell office:value-type="string" table:number-columns-spanned="2" table:number-rows-spanned="2" table:style-name="ce279">
            <text:p>四式重爆 飛龍(熟練)</text:p>
          </table:table-cell>
          <table:covered-table-cell/>
          <table:table-cell table:style-name="ce178"/>
          <table:table-cell table:style-name="ce145"/>
          <table:table-cell office:value-type="string" table:number-columns-spanned="2" table:number-rows-spanned="2" table:style-name="ce281">
            <text:p>四式重爆 飛龍＋イ号一型甲 誘導弾</text:p>
          </table:table-cell>
          <table:covered-table-cell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4" table:style-name="ce144"/>
          <table:table-cell table:style-name="ce157"/>
          <table:table-cell table:style-name="ce156"/>
          <table:table-cell table:number-columns-repeated="2" table:style-name="ce144"/>
          <table:table-cell table:style-name="ce157"/>
          <table:table-cell table:style-name="ce156"/>
          <table:table-cell table:number-columns-repeated="2" table:style-name="ce144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style-name="ce150"/>
          <table:table-cell table:style-name="ce151"/>
          <table:covered-table-cell/>
          <table:covered-table-cell/>
          <table:table-cell table:number-columns-repeated="4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59"/>
          <table:table-cell table:number-columns-repeated="4" table:style-name="ce144"/>
          <table:table-cell table:style-name="ce181"/>
          <table:table-cell table:style-name="ce209"/>
          <table:table-cell table:number-columns-repeated="2" table:style-name="ce144"/>
          <table:table-cell table:style-name="ce233"/>
          <table:table-cell table:style-name="ce239"/>
          <table:table-cell table:number-columns-repeated="11"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style-name="ce186"/>
          <table:table-cell table:number-columns-repeated="4" table:style-name="ce170"/>
          <table:table-cell office:value-type="string" table:number-columns-spanned="2" table:number-rows-spanned="2" table:style-name="ce276">
            <text:p>九七式艦攻(九三一空)</text:p>
          </table:table-cell>
          <table:covered-table-cell/>
          <table:table-cell table:style-name="ce178"/>
          <table:table-cell table:style-name="ce145"/>
          <table:table-cell table:style-name="ce181"/>
          <table:table-cell table:style-name="ce248"/>
          <table:table-cell office:value-type="string" table:number-columns-spanned="2" table:number-rows-spanned="2" table:style-name="ce276">
            <text:p>九七式艦攻(九三一空/熟練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306">
            <text:p>東海(九〇一空)</text:p>
          </table:table-cell>
          <table:covered-table-cell/>
          <table:table-cell office:value-type="string" table:number-columns-spanned="2" table:number-rows-spanned="1" table:style-name="ce275">
            <text:p>紫：哨戒</text:p>
          </table:table-cell>
          <table:covered-table-cell/>
          <table:table-cell table:number-columns-repeated="3"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5" table:style-name="ce144"/>
          <table:covered-table-cell/>
          <table:covered-table-cell/>
          <table:table-cell table:style-name="ce150"/>
          <table:table-cell table:style-name="ce151"/>
          <table:table-cell table:style-name="ce206"/>
          <table:table-cell table:style-name="ce160"/>
          <table:covered-table-cell/>
          <table:covered-table-cell/>
          <table:table-cell table:style-name="ce144"/>
          <table:table-cell table:style-name="ce150"/>
          <table:covered-table-cell/>
          <table:covered-table-cell/>
          <table:table-cell table:number-columns-repeated="5"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6" table:style-name="ce144"/>
          <table:table-cell table:style-name="ce155"/>
          <table:table-cell table:number-columns-repeated="2" table:style-name="ce144"/>
          <table:table-cell table:style-name="ce181"/>
          <table:table-cell table:style-name="ce209"/>
          <table:table-cell table:number-columns-repeated="3" table:style-name="ce144"/>
          <table:table-cell table:style-name="ce178"/>
          <table:table-cell table:number-columns-repeated="7" table:style-name="ce144"/>
          <table:table-cell table:number-columns-repeated="5" table:style-name="ce147"/>
          <table:table-cell table:style-name="ce233"/>
          <table:table-cell table:number-columns-repeated="16355"/>
        </table:table-row>
        <table:table-row table:style-name="ro4">
          <table:table-cell/>
          <table:table-cell table:number-columns-repeated="6" table:style-name="ce144"/>
          <table:table-cell table:style-name="ce178"/>
          <table:table-cell table:number-columns-repeated="2" table:style-name="ce145"/>
          <table:table-cell office:value-type="string" table:number-columns-spanned="2" table:number-rows-spanned="2" table:style-name="ce276">
            <text:p>天山(九三一空)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307">
            <text:p>0x26a試製東海</text:p>
          </table:table-cell>
          <table:covered-table-cell/>
          <table:table-cell table:number-columns-repeated="7" table:style-name="ce176"/>
          <table:table-cell table:number-columns-repeated="5" table:style-name="ce249"/>
          <table:table-cell table:style-name="ce241"/>
          <table:table-cell table:number-columns-repeated="16355"/>
        </table:table-row>
        <table:table-row table:style-name="ro4">
          <table:table-cell/>
          <table:table-cell table:number-columns-repeated="9" table:style-name="ce144"/>
          <table:covered-table-cell/>
          <table:covered-table-cell/>
          <table:table-cell table:number-columns-repeated="2" table:style-name="ce144"/>
          <table:covered-table-cell/>
          <table:covered-table-cell/>
          <table:table-cell office:value-type="string" table:style-name="ce144">
            <text:p>回转翼</text:p>
          </table:table-cell>
          <table:table-cell office:value-type="string" table:style-name="ce144">
            <text:p>0x2a0</text:p>
          </table:table-cell>
          <table:table-cell office:value-type="string" table:style-name="ce144">
            <text:p>对潜哨戒机</text:p>
          </table:table-cell>
          <table:table-cell office:value-type="string" table:style-name="ce144">
            <text:p>0x2a2</text:p>
          </table:table-cell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/>
          <table:table-cell table:number-columns-repeated="10" table:style-name="ce144"/>
          <table:table-cell table:style-name="ce207"/>
          <table:table-cell table:number-columns-repeated="11" table:style-name="ce144"/>
          <table:table-cell table:number-columns-repeated="16361" table:style-name="ce147"/>
        </table:table-row>
        <table:table-row table:style-name="ro4">
          <table:table-cell/>
          <table:table-cell table:number-columns-repeated="10" table:style-name="ce144"/>
          <table:table-cell table:style-name="ce209"/>
          <table:table-cell office:value-type="string" table:number-columns-spanned="2" table:number-rows-spanned="2" table:style-name="ce263">
            <text:p>零式艦戦64型(複座KMX搭載機)</text:p>
          </table:table-cell>
          <table:covered-table-cell/>
          <table:table-cell office:value-type="string" table:number-columns-spanned="2" table:number-rows-spanned="2" table:style-name="ce308">
            <text:p>零戦52型丙(付岩井小隊)</text:p>
          </table:table-cell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/>
          <table:table-cell table:number-columns-repeated="10" table:style-name="ce144"/>
          <table:table-cell table:style-name="ce150"/>
          <table:covered-table-cell/>
          <table:covered-table-cell/>
          <table:covered-table-cell/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/>
          <table:table-cell table:number-columns-repeated="10" table:style-name="ce144"/>
          <table:table-cell table:style-name="ce231"/>
          <table:table-cell table:number-columns-repeated="2" table:style-name="ce144"/>
          <table:table-cell table:style-name="ce250"/>
          <table:table-cell table:style-name="ce251"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/>
          <table:table-cell table:number-columns-repeated="9" table:style-name="ce144"/>
          <table:table-cell office:value-type="string" table:number-columns-spanned="2" table:number-rows-spanned="2" table:style-name="ce263">
            <text:p>0x25c零式艦戦62型(爆戦)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91">
            <text:p>零戦62型(爆戦/岩井隊)</text:p>
          </table:table-cell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/>
          <table:table-cell table:number-columns-repeated="4" table:style-name="ce144"/>
          <table:table-cell table:style-name="ce150"/>
          <table:table-cell table:number-columns-repeated="3" table:style-name="ce151"/>
          <table:table-cell table:style-name="ce207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 table:number-columns-repeated="5" table:style-name="ce144"/>
          <table:table-cell table:style-name="ce155"/>
          <table:table-cell table:number-columns-repeated="3" table:style-name="ce144"/>
          <table:table-cell table:style-name="ce175"/>
          <table:table-cell table:style-name="ce144"/>
          <table:table-cell table:style-name="ce150"/>
          <table:table-cell table:number-columns-repeated="11" table:style-name="ce144"/>
          <table:table-cell table:number-columns-repeated="16361" table:style-name="ce147"/>
        </table:table-row>
        <table:table-row table:style-name="ro4">
          <table:table-cell table:number-columns-repeated="5" table:style-name="ce144"/>
          <table:table-cell table:style-name="ce155"/>
          <table:table-cell table:number-columns-repeated="2" table:style-name="ce144"/>
          <table:table-cell office:value-type="string" table:number-columns-spanned="2" table:number-rows-spanned="2" table:style-name="ce277">
            <text:p>零式艦戦52型</text:p>
          </table:table-cell>
          <table:covered-table-cell/>
          <table:table-cell table:style-name="ce144"/>
          <table:table-cell table:style-name="ce178"/>
          <table:table-cell office:value-type="string" table:number-columns-spanned="2" table:number-rows-spanned="2" table:style-name="ce263">
            <text:p>零式艦戦63型(爆戦)</text:p>
          </table:table-cell>
          <table:covered-table-cell/>
          <table:table-cell table:number-columns-repeated="9" table:style-name="ce144"/>
          <table:table-cell table:number-columns-repeated="16361" table:style-name="ce147"/>
        </table:table-row>
        <table:table-row table:style-name="ro4">
          <table:table-cell table:number-columns-repeated="5" table:style-name="ce144"/>
          <table:table-cell table:style-name="ce155"/>
          <table:table-cell table:number-columns-repeated="2" table:style-name="ce144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9" table:style-name="ce144"/>
          <table:table-cell table:number-columns-repeated="16361" table:style-name="ce147"/>
        </table:table-row>
        <table:table-row table:style-name="ro4">
          <table:table-cell table:number-columns-repeated="5" table:style-name="ce144"/>
          <table:table-cell table:style-name="ce155"/>
          <table:table-cell table:number-columns-repeated="17" table:style-name="ce144"/>
          <table:table-cell table:number-columns-repeated="16361" table:style-name="ce147"/>
        </table:table-row>
        <table:table-row table:style-name="ro4">
          <table:table-cell table:number-columns-repeated="4" table:style-name="ce144"/>
          <table:table-cell office:value-type="string" table:number-columns-spanned="2" table:number-rows-spanned="2" table:style-name="ce276">
            <text:p>九九式艦爆</text:p>
          </table:table-cell>
          <table:covered-table-cell/>
          <table:table-cell table:style-name="ce178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76">
            <text:p>九九式艦爆(熟練)</text:p>
          </table:table-cell>
          <table:covered-table-cell/>
          <table:table-cell table:style-name="ce178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90">
            <text:p>九九式艦爆(江草隊)</text:p>
          </table:table-cell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0"/>
          <table:table-cell table:number-columns-repeated="2" table:style-name="ce151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3" table:style-name="ce144"/>
          <table:table-cell table:style-name="ce155"/>
          <table:table-cell table:number-columns-repeated="11" table:style-name="ce144"/>
          <table:table-cell table:style-name="ce207"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3" table:style-name="ce144"/>
          <table:table-cell table:style-name="ce178"/>
          <table:table-cell table:number-columns-repeated="2" table:style-name="ce145"/>
          <table:table-cell office:value-type="string" table:number-columns-spanned="2" table:number-rows-spanned="2" table:style-name="ce276">
            <text:p>九九式艦爆二二型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6">
            <text:p>九九式艦爆二二型(熟練)</text:p>
          </table:table-cell>
          <table:covered-table-cell/>
          <table:table-cell table:number-columns-repeated="3" table:style-name="ce144"/>
          <table:table-cell table:style-name="ce156"/>
          <table:table-cell office:value-type="string" table:number-columns-spanned="2" table:number-rows-spanned="2" table:style-name="ce290">
            <text:p>彗星(江草隊)</text:p>
          </table:table-cell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6" table:style-name="ce144"/>
          <table:covered-table-cell/>
          <table:covered-table-cell/>
          <table:table-cell table:number-columns-repeated="2" table:style-name="ce151"/>
          <table:covered-table-cell/>
          <table:covered-table-cell/>
          <table:table-cell table:style-name="ce144"/>
          <table:table-cell table:style-name="ce150"/>
          <table:table-cell table:style-name="ce151"/>
          <table:table-cell table:style-name="ce152"/>
          <table:covered-table-cell/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13" table:style-name="ce144"/>
          <table:table-cell table:style-name="ce155"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 office:value-type="string" table:number-columns-spanned="2" table:number-rows-spanned="2" table:style-name="ce259">
            <text:p>0x25a艦上爆撃機(日)</text:p>
          </table:table-cell>
          <table:covered-table-cell/>
          <table:table-cell table:style-name="ce169"/>
          <table:table-cell table:number-columns-repeated="4" table:style-name="ce170"/>
          <table:table-cell table:style-name="ce221"/>
          <table:table-cell office:value-type="string" table:number-columns-spanned="2" table:number-rows-spanned="2" table:style-name="ce276">
            <text:p>彗星</text:p>
          </table:table-cell>
          <table:covered-table-cell/>
          <table:table-cell table:number-columns-repeated="5" table:style-name="ce145"/>
          <table:table-cell table:style-name="ce178"/>
          <table:table-cell office:value-type="string" table:number-columns-spanned="2" table:number-rows-spanned="2" table:style-name="ce279">
            <text:p>彗星二二型(六三四空)</text:p>
          </table:table-cell>
          <table:covered-table-cell/>
          <table:table-cell table:number-columns-repeated="5" table:style-name="ce144"/>
          <table:table-cell table:number-columns-repeated="3" table:style-name="ce147"/>
          <table:table-cell office:value-type="string" table:number-columns-spanned="2" table:number-rows-spanned="2" table:style-name="ce280">
            <text:p>橘花改</text:p>
          </table:table-cell>
          <table:covered-table-cell/>
          <table:table-cell table:number-columns-repeated="16356"/>
        </table:table-row>
        <table:table-row table:style-name="ro4">
          <table:covered-table-cell/>
          <table:covered-table-cell/>
          <table:table-cell table:style-name="ce223"/>
          <table:table-cell table:number-columns-repeated="4" table:style-name="ce184"/>
          <table:table-cell table:style-name="ce185"/>
          <table:covered-table-cell/>
          <table:covered-table-cell/>
          <table:table-cell table:number-columns-repeated="6" table:style-name="ce151"/>
          <table:covered-table-cell/>
          <table:covered-table-cell/>
          <table:table-cell table:number-columns-repeated="5" table:style-name="ce144"/>
          <table:table-cell table:number-columns-repeated="2" table:style-name="ce147"/>
          <table:table-cell table:style-name="ce150"/>
          <table:covered-table-cell/>
          <table:covered-table-cell/>
          <table:table-cell table:number-columns-repeated="16356"/>
        </table:table-row>
        <table:table-row table:style-name="ro4">
          <table:table-cell table:style-name="ce168"/>
          <table:table-cell table:style-name="ce229"/>
          <table:table-cell table:number-columns-repeated="7" table:style-name="ce144"/>
          <table:table-cell table:style-name="ce155"/>
          <table:table-cell table:number-columns-repeated="7" table:style-name="ce144"/>
          <table:table-cell table:style-name="ce155"/>
          <table:table-cell table:number-columns-repeated="5" table:style-name="ce144"/>
          <table:table-cell table:number-columns-repeated="2" table:style-name="ce147"/>
          <table:table-cell table:style-name="ce155"/>
          <table:table-cell table:number-columns-repeated="16358" table:style-name="ce147"/>
        </table:table-row>
        <table:table-row table:style-name="ro4">
          <table:table-cell table:style-name="ce158"/>
          <table:table-cell table:style-name="ce159"/>
          <table:table-cell table:number-columns-repeated="7" table:style-name="ce144"/>
          <table:table-cell table:style-name="ce178"/>
          <table:table-cell office:value-type="string" table:number-columns-spanned="2" table:number-rows-spanned="2" table:style-name="ce276">
            <text:p>彗星(六〇一空)</text:p>
          </table:table-cell>
          <table:covered-table-cell/>
          <table:table-cell table:style-name="ce144"/>
          <table:table-cell table:style-name="ce145"/>
          <table:table-cell office:value-type="string" table:number-columns-spanned="2" table:number-rows-spanned="2" table:style-name="ce309">
            <text:p>彗星一二型(六三四空/三号爆弾搭載機)</text:p>
          </table:table-cell>
          <table:covered-table-cell/>
          <table:table-cell table:style-name="ce144"/>
          <table:table-cell table:style-name="ce178"/>
          <table:table-cell office:value-type="string" table:number-columns-spanned="2" table:number-rows-spanned="2" table:style-name="ce290">
            <text:p>彗星二二型(六三四空/熟練)</text:p>
          </table:table-cell>
          <table:covered-table-cell/>
          <table:table-cell table:number-columns-repeated="3" table:style-name="ce144"/>
          <table:table-cell table:style-name="ce147"/>
          <table:table-cell office:value-type="string" table:number-columns-spanned="2" table:number-rows-spanned="2" table:style-name="ce279">
            <text:p>0x25c噴式景雲改</text:p>
          </table:table-cell>
          <table:covered-table-cell/>
          <table:table-cell table:number-columns-repeated="16358" table:style-name="ce147"/>
        </table:table-row>
        <table:table-row table:style-name="ro4">
          <table:table-cell table:style-name="ce158"/>
          <table:table-cell table:style-name="ce159"/>
          <table:table-cell table:number-columns-repeated="6" table:style-name="ce144"/>
          <table:table-cell table:style-name="ce148"/>
          <table:table-cell table:style-name="ce227"/>
          <table:covered-table-cell/>
          <table:covered-table-cell/>
          <table:table-cell table:style-name="ce144"/>
          <table:table-cell table:style-name="ce150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3" table:style-name="ce144"/>
          <table:table-cell table:style-name="ce147"/>
          <table:covered-table-cell/>
          <table:covered-table-cell/>
          <table:table-cell table:number-columns-repeated="16358" table:style-name="ce147"/>
        </table:table-row>
        <table:table-row table:style-name="ro4">
          <table:table-cell table:style-name="ce158"/>
          <table:table-cell table:style-name="ce159"/>
          <table:table-cell table:number-columns-repeated="7" table:style-name="ce144"/>
          <table:table-cell table:style-name="ce155"/>
          <table:table-cell table:number-columns-repeated="3" table:style-name="ce144"/>
          <table:table-cell table:style-name="ce155"/>
          <table:table-cell table:number-columns-repeated="9" table:style-name="ce144"/>
          <table:table-cell table:style-name="ce147"/>
          <table:table-cell table:style-name="ce252"/>
          <table:table-cell table:number-columns-repeated="16359" table:style-name="ce147"/>
        </table:table-row>
        <table:table-row table:style-name="ro4">
          <table:table-cell table:style-name="ce158"/>
          <table:table-cell table:style-name="ce186"/>
          <table:table-cell table:number-columns-repeated="6" table:style-name="ce170"/>
          <table:table-cell table:style-name="ce144"/>
          <table:table-cell table:style-name="ce178"/>
          <table:table-cell office:value-type="string" table:number-columns-spanned="2" table:number-rows-spanned="2" table:style-name="ce276">
            <text:p>彗星一二型甲</text:p>
          </table:table-cell>
          <table:covered-table-cell/>
          <table:table-cell table:style-name="ce145"/>
          <table:table-cell table:style-name="ce178"/>
          <table:table-cell table:style-name="ce145"/>
          <table:table-cell table:style-name="ce164"/>
          <table:table-cell office:value-type="string" table:number-columns-spanned="2" table:number-rows-spanned="2" table:style-name="ce309">
            <text:p>彗星一二型(三一号光電管爆弾搭載機)</text:p>
          </table:table-cell>
          <table:covered-table-cell/>
          <table:table-cell table:number-columns-repeated="5" table:style-name="ce144"/>
          <table:table-cell table:style-name="ce147"/>
          <table:table-cell table:style-name="ce252"/>
          <table:table-cell table:number-columns-repeated="16359"/>
        </table:table-row>
        <table:table-row table:style-name="ro4">
          <table:table-cell table:style-name="ce144"/>
          <table:table-cell table:style-name="ce159"/>
          <table:table-cell table:number-columns-repeated="7" table:style-name="ce184"/>
          <table:table-cell table:style-name="ce148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number-columns-repeated="5" table:style-name="ce144"/>
          <table:table-cell table:style-name="ce147"/>
          <table:table-cell table:style-name="ce252"/>
          <table:table-cell table:number-columns-repeated="16359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51"/>
          <table:table-cell table:number-columns-repeated="11" table:style-name="ce144"/>
          <table:table-cell table:style-name="ce147"/>
          <table:table-cell table:style-name="ce252"/>
          <table:table-cell table:number-columns-repeated="16359"/>
        </table:table-row>
        <table:table-row table:style-name="ro4">
          <table:table-cell table:style-name="ce144"/>
          <table:table-cell table:style-name="ce186"/>
          <table:table-cell table:number-columns-repeated="10" table:style-name="ce170"/>
          <table:table-cell office:value-type="string" table:number-columns-spanned="2" table:number-rows-spanned="2" table:style-name="ce277">
            <text:p>試製晴嵐</text:p>
          </table:table-cell>
          <table:covered-table-cell/>
          <table:table-cell table:style-name="ce209"/>
          <table:table-cell table:style-name="ce164"/>
          <table:table-cell office:value-type="string" table:number-columns-spanned="2" table:number-rows-spanned="2" table:style-name="ce279">
            <text:p>試製南山</text:p>
          </table:table-cell>
          <table:covered-table-cell/>
          <table:table-cell table:number-columns-repeated="5" table:style-name="ce144"/>
          <table:table-cell table:style-name="ce147"/>
          <table:table-cell table:style-name="ce252"/>
          <table:table-cell table:number-columns-repeated="16359"/>
        </table:table-row>
        <table:table-row table:style-name="ro4">
          <table:table-cell table:number-columns-repeated="2" table:style-name="ce144"/>
          <table:table-cell table:number-columns-repeated="10" table:style-name="ce184"/>
          <table:covered-table-cell/>
          <table:covered-table-cell/>
          <table:table-cell table:style-name="ce207"/>
          <table:table-cell table:style-name="ce152"/>
          <table:covered-table-cell/>
          <table:covered-table-cell/>
          <table:table-cell table:number-columns-repeated="5" table:style-name="ce144"/>
          <table:table-cell table:style-name="ce147"/>
          <table:table-cell table:style-name="ce252"/>
          <table:table-cell table:number-columns-repeated="16359"/>
        </table:table-row>
        <table:table-row table:style-name="ro4">
          <table:table-cell table:number-columns-repeated="23" table:style-name="ce144"/>
          <table:table-cell table:style-name="ce147"/>
          <table:table-cell table:style-name="ce252"/>
          <table:table-cell table:number-columns-repeated="16359"/>
        </table:table-row>
        <table:table-row table:style-name="ro4">
          <table:table-cell table:number-columns-repeated="8" table:style-name="ce144"/>
          <table:table-cell office:value-type="string" table:number-columns-spanned="2" table:number-rows-spanned="2" table:style-name="ce276">
            <text:p>二式艦上偵察機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76">
            <text:p>彩雲(東カロリン空)</text:p>
          </table:table-cell>
          <table:covered-table-cell/>
          <table:table-cell table:number-columns-repeated="7" table:style-name="ce144"/>
          <table:table-cell table:style-name="ce147"/>
          <table:table-cell table:style-name="ce252"/>
          <table:table-cell table:number-columns-repeated="16359"/>
        </table:table-row>
        <table:table-row table:style-name="ro4">
          <table:table-cell table:style-name="ce144"/>
          <table:table-cell table:style-name="ce150"/>
          <table:table-cell table:number-columns-repeated="6" table:style-name="ce151"/>
          <table:covered-table-cell/>
          <table:covered-table-cell/>
          <table:table-cell table:number-columns-repeated="3" table:style-name="ce144"/>
          <table:table-cell table:style-name="ce150"/>
          <table:covered-table-cell/>
          <table:covered-table-cell/>
          <table:table-cell table:number-columns-repeated="7" table:style-name="ce144"/>
          <table:table-cell table:style-name="ce147"/>
          <table:table-cell table:style-name="ce252"/>
          <table:table-cell table:number-columns-repeated="16359"/>
        </table:table-row>
        <table:table-row table:style-name="ro4">
          <table:table-cell table:style-name="ce144"/>
          <table:table-cell table:style-name="ce155"/>
          <table:table-cell table:number-columns-repeated="11" table:style-name="ce144"/>
          <table:table-cell table:style-name="ce155"/>
          <table:table-cell table:number-columns-repeated="9" table:style-name="ce144"/>
          <table:table-cell table:style-name="ce147"/>
          <table:table-cell table:style-name="ce252"/>
          <table:table-cell table:number-columns-repeated="16359"/>
        </table:table-row>
        <table:table-row table:style-name="ro4">
          <table:table-cell office:value-type="string" table:number-columns-spanned="2" table:number-rows-spanned="2" table:style-name="ce259">
            <text:p>0x25e艦上偵察機(日)</text:p>
          </table:table-cell>
          <table:covered-table-cell/>
          <table:table-cell table:style-name="ce169"/>
          <table:table-cell table:number-columns-repeated="8" table:style-name="ce170"/>
          <table:table-cell table:style-name="ce221"/>
          <table:table-cell office:value-type="string" table:number-columns-spanned="2" table:number-rows-spanned="2" table:style-name="ce276">
            <text:p>彩雲</text:p>
          </table:table-cell>
          <table:covered-table-cell/>
          <table:table-cell table:style-name="ce169"/>
          <table:table-cell table:number-columns-repeated="2" table:style-name="ce170"/>
          <table:table-cell table:style-name="ce221"/>
          <table:table-cell office:value-type="string" table:number-columns-spanned="2" table:number-rows-spanned="2" table:style-name="ce279">
            <text:p>試製景雲(艦偵型)</text:p>
          </table:table-cell>
          <table:covered-table-cell/>
          <table:table-cell table:style-name="ce178"/>
          <table:table-cell table:number-columns-repeated="2" table:style-name="ce145"/>
          <table:table-cell table:style-name="ce224"/>
          <table:table-cell table:style-name="ce205"/>
          <table:table-cell table:number-columns-repeated="16359"/>
        </table:table-row>
        <table:table-row table:style-name="ro4">
          <table:covered-table-cell/>
          <table:covered-table-cell/>
          <table:table-cell table:style-name="ce223"/>
          <table:table-cell table:number-columns-repeated="8" table:style-name="ce184"/>
          <table:table-cell table:style-name="ce185"/>
          <table:covered-table-cell/>
          <table:covered-table-cell/>
          <table:table-cell table:style-name="ce223"/>
          <table:table-cell table:number-columns-repeated="2" table:style-name="ce184"/>
          <table:table-cell table:style-name="ce185"/>
          <table:covered-table-cell/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number-columns-repeated="13" table:style-name="ce144"/>
          <table:table-cell table:style-name="ce155"/>
          <table:table-cell table:number-columns-repeated="9" table:style-name="ce144"/>
          <table:table-cell table:number-columns-repeated="16361" table:style-name="ce147"/>
        </table:table-row>
        <table:table-row table:style-name="ro4">
          <table:table-cell table:number-columns-repeated="13" table:style-name="ce144"/>
          <table:table-cell table:style-name="ce178"/>
          <table:table-cell office:value-type="string" table:number-columns-spanned="2" table:number-rows-spanned="2" table:style-name="ce276">
            <text:p>彩雲(偵四)</text:p>
          </table:table-cell>
          <table:covered-table-cell/>
          <table:table-cell table:style-name="ce169"/>
          <table:table-cell table:style-name="ce170"/>
          <table:table-cell office:value-type="string" table:number-columns-spanned="2" table:number-rows-spanned="2" table:style-name="ce310">
            <text:p>0x26e二式陸上偵察機</text:p>
          </table:table-cell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number-columns-repeated="14" table:style-name="ce144"/>
          <table:covered-table-cell/>
          <table:covered-table-cell/>
          <table:table-cell table:style-name="ce223"/>
          <table:table-cell table:style-name="ce184"/>
          <table:covered-table-cell/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number-columns-repeated="19" table:style-name="ce144"/>
          <table:table-cell table:style-name="ce150"/>
          <table:table-cell table:style-name="ce144"/>
          <table:table-cell table:style-name="ce147"/>
          <table:table-cell table:style-name="ce144"/>
          <table:table-cell table:number-columns-repeated="16361" table:style-name="ce147"/>
        </table:table-row>
        <table:table-row table:style-name="ro4">
          <table:table-cell table:number-columns-repeated="6" table:style-name="ce144"/>
          <table:table-cell office:value-type="string" table:number-columns-spanned="2" table:number-rows-spanned="2" table:style-name="ce276">
            <text:p>瑞雲</text:p>
          </table:table-cell>
          <table:covered-table-cell/>
          <table:table-cell table:number-columns-repeated="4" table:style-name="ce145"/>
          <table:table-cell office:value-type="string" table:number-columns-spanned="2" table:number-rows-spanned="2" table:style-name="ce276">
            <text:p>瑞雲12型</text:p>
          </table:table-cell>
          <table:covered-table-cell/>
          <table:table-cell table:style-name="ce144"/>
          <table:table-cell table:number-columns-repeated="4" table:style-name="ce147"/>
          <table:table-cell table:style-name="ce178"/>
          <table:table-cell office:value-type="string" table:number-columns-spanned="2" table:number-rows-spanned="2" table:style-name="ce311">
            <text:p>二式陸上偵察機(熟練)</text:p>
          </table:table-cell>
          <table:covered-table-cell/>
          <table:table-cell table:number-columns-repeated="16362" table:style-name="ce147"/>
        </table:table-row>
        <table:table-row table:style-name="ro4">
          <table:table-cell table:style-name="ce144"/>
          <table:table-cell table:style-name="ce150"/>
          <table:table-cell table:number-columns-repeated="4" table:style-name="ce151"/>
          <table:covered-table-cell/>
          <table:covered-table-cell/>
          <table:table-cell table:number-columns-repeated="4" table:style-name="ce144"/>
          <table:covered-table-cell/>
          <table:covered-table-cell/>
          <table:table-cell table:style-name="ce144"/>
          <table:table-cell table:number-columns-repeated="4" table:style-name="ce147"/>
          <table:table-cell table:style-name="ce144"/>
          <table:covered-table-cell/>
          <table:covered-table-cell/>
          <table:table-cell table:number-columns-repeated="16362" table:style-name="ce147"/>
        </table:table-row>
        <table:table-row table:style-name="ro4">
          <table:table-cell table:style-name="ce144"/>
          <table:table-cell table:style-name="ce155"/>
          <table:table-cell table:number-columns-repeated="5" table:style-name="ce144"/>
          <table:table-cell table:style-name="ce150"/>
          <table:table-cell table:number-columns-repeated="5" table:style-name="ce144"/>
          <table:table-cell table:style-name="ce150"/>
          <table:table-cell table:number-columns-repeated="9" table:style-name="ce144"/>
          <table:table-cell table:number-columns-repeated="16361" table:style-name="ce147"/>
        </table:table-row>
        <table:table-row table:style-name="ro4">
          <table:table-cell office:value-type="string" table:number-columns-spanned="2" table:number-rows-spanned="2" table:style-name="ce259">
            <text:p>0x278水上爆撃機(日)</text:p>
          </table:table-cell>
          <table:covered-table-cell/>
          <table:table-cell table:number-columns-repeated="5" table:style-name="ce144"/>
          <table:table-cell table:style-name="ce178"/>
          <table:table-cell table:style-name="ce145"/>
          <table:table-cell table:style-name="ce164"/>
          <table:table-cell office:value-type="string" table:number-columns-spanned="2" table:number-rows-spanned="2" table:style-name="ce276">
            <text:p>瑞雲(六三四空)</text:p>
          </table:table-cell>
          <table:covered-table-cell/>
          <table:table-cell table:style-name="ce231"/>
          <table:table-cell table:style-name="ce178"/>
          <table:table-cell table:style-name="ce145"/>
          <table:table-cell table:style-name="ce164"/>
          <table:table-cell office:value-type="string" table:number-columns-spanned="2" table:number-rows-spanned="2" table:style-name="ce279">
            <text:p>瑞雲12型(六三四空)</text:p>
          </table:table-cell>
          <table:covered-table-cell/>
          <table:table-cell table:style-name="ce145"/>
          <table:table-cell table:style-name="ce164"/>
          <table:table-cell office:value-type="string" table:number-columns-spanned="2" table:number-rows-spanned="2" table:style-name="ce280">
            <text:p>瑞雲改二(六三四空)</text:p>
          </table:table-cell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covered-table-cell/>
          <table:covered-table-cell/>
          <table:table-cell table:number-columns-repeated="5" table:style-name="ce144"/>
          <table:table-cell table:style-name="ce155"/>
          <table:table-cell table:number-columns-repeated="2" table:style-name="ce144"/>
          <table:covered-table-cell/>
          <table:covered-table-cell/>
          <table:table-cell table:style-name="ce242"/>
          <table:table-cell table:number-columns-repeated="3" table:style-name="ce144"/>
          <table:covered-table-cell/>
          <table:covered-table-cell/>
          <table:table-cell table:number-columns-repeated="2" table:style-name="ce144"/>
          <table:covered-table-cell/>
          <table:covered-table-cell/>
          <table:table-cell table:style-name="ce144"/>
          <table:table-cell table:number-columns-repeated="16361" table:style-name="ce147"/>
        </table:table-row>
        <table:table-row table:style-name="ro4">
          <table:table-cell table:style-name="ce158"/>
          <table:table-cell table:style-name="ce159"/>
          <table:table-cell table:number-columns-repeated="5" table:style-name="ce144"/>
          <table:table-cell table:style-name="ce155"/>
          <table:table-cell table:number-columns-repeated="3" table:style-name="ce144"/>
          <table:table-cell table:style-name="ce150"/>
          <table:table-cell table:number-columns-repeated="9" table:style-name="ce144"/>
          <table:table-cell table:style-name="ce150"/>
          <table:table-cell table:style-name="ce144"/>
          <table:table-cell table:number-columns-repeated="16361" table:style-name="ce147"/>
        </table:table-row>
        <table:table-row table:style-name="ro4">
          <table:table-cell table:style-name="ce158"/>
          <table:table-cell table:style-name="ce159"/>
          <table:table-cell table:number-columns-repeated="5" table:style-name="ce144"/>
          <table:table-cell table:style-name="ce178"/>
          <table:table-cell office:value-type="string" table:number-columns-spanned="2" table:number-rows-spanned="2" table:style-name="ce276">
            <text:p>瑞雲(六三一空)</text:p>
          </table:table-cell>
          <table:covered-table-cell/>
          <table:table-cell table:style-name="ce144"/>
          <table:table-cell table:style-name="ce178"/>
          <table:table-cell table:style-name="ce145"/>
          <table:table-cell table:style-name="ce164"/>
          <table:table-cell office:value-type="string" table:number-columns-spanned="2" table:number-rows-spanned="2" table:style-name="ce290">
            <text:p>瑞雲(六三四空/熟練)</text:p>
          </table:table-cell>
          <table:covered-table-cell/>
          <table:table-cell table:number-columns-repeated="5" table:style-name="ce144"/>
          <table:table-cell table:style-name="ce178"/>
          <table:table-cell office:value-type="string" table:number-columns-spanned="2" table:number-rows-spanned="2" table:style-name="ce290">
            <text:p>瑞雲改二(六三四空/熟練)</text:p>
          </table:table-cell>
          <table:covered-table-cell/>
          <table:table-cell table:number-columns-repeated="16360"/>
        </table:table-row>
        <table:table-row table:style-name="ro4">
          <table:table-cell table:style-name="ce158"/>
          <table:table-cell table:style-name="ce159"/>
          <table:table-cell table:number-columns-repeated="6" table:style-name="ce144"/>
          <table:covered-table-cell/>
          <table:covered-table-cell/>
          <table:table-cell table:number-columns-repeated="4" table:style-name="ce144"/>
          <table:covered-table-cell/>
          <table:covered-table-cell/>
          <table:table-cell table:number-columns-repeated="6" table:style-name="ce144"/>
          <table:covered-table-cell/>
          <table:covered-table-cell/>
          <table:table-cell table:number-columns-repeated="16360"/>
        </table:table-row>
        <table:table-row table:style-name="ro4">
          <table:table-cell table:style-name="ce158"/>
          <table:table-cell table:style-name="ce159"/>
          <table:table-cell table:number-columns-repeated="7" table:style-name="ce144"/>
          <table:table-cell table:style-name="ce156"/>
          <table:table-cell table:number-columns-repeated="13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86"/>
          <table:table-cell table:number-columns-repeated="7" table:style-name="ce170"/>
          <table:table-cell table:style-name="ce171"/>
          <table:table-cell table:number-columns-repeated="2" table:style-name="ce170"/>
          <table:table-cell office:value-type="string" table:number-columns-spanned="2" table:number-rows-spanned="2" table:style-name="ce276">
            <text:p>試製晴嵐</text:p>
          </table:table-cell>
          <table:covered-table-cell/>
          <table:table-cell table:number-columns-repeated="9" table:style-name="ce144"/>
          <table:table-cell table:number-columns-repeated="16361" table:style-name="ce147"/>
        </table:table-row>
        <table:table-row table:style-name="ro4">
          <table:table-cell table:style-name="ce153"/>
          <table:table-cell table:style-name="ce154"/>
          <table:table-cell table:number-columns-repeated="7" table:style-name="ce184"/>
          <table:table-cell table:style-name="ce215"/>
          <table:table-cell table:number-columns-repeated="2" table:style-name="ce184"/>
          <table:covered-table-cell/>
          <table:covered-table-cell/>
          <table:table-cell table:number-columns-repeated="9" table:style-name="ce144"/>
          <table:table-cell table:number-columns-repeated="16361" table:style-name="ce147"/>
        </table:table-row>
        <table:table-row table:style-name="ro4">
          <table:table-cell table:style-name="ce153"/>
          <table:table-cell table:style-name="ce154"/>
          <table:table-cell table:number-columns-repeated="7" table:style-name="ce144"/>
          <table:table-cell table:style-name="ce156"/>
          <table:table-cell table:number-columns-repeated="3" table:style-name="ce144"/>
          <table:table-cell table:style-name="ce150"/>
          <table:table-cell table:number-columns-repeated="9" table:style-name="ce144"/>
          <table:table-cell table:number-columns-repeated="16361" table:style-name="ce147"/>
        </table:table-row>
        <table:table-row table:style-name="ro4">
          <table:table-cell table:style-name="ce153"/>
          <table:table-cell table:style-name="ce154"/>
          <table:table-cell table:number-columns-repeated="7" table:style-name="ce144"/>
          <table:table-cell table:style-name="ce175"/>
          <table:table-cell table:number-columns-repeated="3" table:style-name="ce176"/>
          <table:table-cell table:style-name="ce253"/>
          <table:table-cell office:value-type="string" table:number-columns-spanned="2" table:number-rows-spanned="2" table:style-name="ce290">
            <text:p>晴嵐(六三一空)</text:p>
          </table:table-cell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 table:style-name="ce153"/>
          <table:table-cell table:style-name="ce154"/>
          <table:table-cell table:number-columns-repeated="12" table:style-name="ce144"/>
          <table:covered-table-cell/>
          <table:covered-table-cell/>
          <table:table-cell table:number-columns-repeated="7" table:style-name="ce144"/>
          <table:table-cell table:number-columns-repeated="16361" table:style-name="ce147"/>
        </table:table-row>
        <table:table-row table:style-name="ro4">
          <table:table-cell table:style-name="ce153"/>
          <table:table-cell table:style-name="ce154"/>
          <table:table-cell table:number-columns-repeated="21" table:style-name="ce144"/>
          <table:table-cell table:number-columns-repeated="16361" table:style-name="ce147"/>
        </table:table-row>
        <table:table-row table:style-name="ro4">
          <table:table-cell table:style-name="ce153"/>
          <table:table-cell table:style-name="ce154"/>
          <table:table-cell table:number-columns-repeated="10" table:style-name="ce144"/>
          <table:table-cell office:value-type="string" table:number-columns-spanned="2" table:number-rows-spanned="2" table:style-name="ce312">
            <text:p>0x272九八式水上偵察機(夜偵)</text:p>
          </table:table-cell>
          <table:covered-table-cell/>
          <table:table-cell table:style-name="ce231"/>
          <table:table-cell table:style-name="ce144"/>
          <table:table-cell office:value-type="string" table:number-columns-spanned="2" table:number-rows-spanned="2" table:style-name="ce312">
            <text:p>零式水上偵察機11型乙改(夜偵)</text:p>
          </table:table-cell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83"/>
          <table:table-cell table:number-columns-repeated="10" table:style-name="ce184"/>
          <table:covered-table-cell/>
          <table:covered-table-cell/>
          <table:table-cell table:style-name="ce242"/>
          <table:table-cell table:style-name="ce150"/>
          <table:covered-table-cell/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13" table:style-name="ce144"/>
          <table:table-cell table:style-name="ce155"/>
          <table:table-cell table:number-columns-repeated="7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59">
            <text:p>0x270水上偵察機/戦闘機(日)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6">
            <text:p>零式水上偵察機</text:p>
          </table:table-cell>
          <table:covered-table-cell/>
          <table:table-cell table:style-name="ce178"/>
          <table:table-cell table:number-columns-repeated="4" table:style-name="ce145"/>
          <table:table-cell table:style-name="ce164"/>
          <table:table-cell office:value-type="string" table:number-columns-spanned="2" table:number-rows-spanned="2" table:style-name="ce276">
            <text:p>零式水上偵察機11型乙</text:p>
          </table:table-cell>
          <table:covered-table-cell/>
          <table:table-cell table:style-name="ce178"/>
          <table:table-cell table:style-name="ce253"/>
          <table:table-cell office:value-type="string" table:number-columns-spanned="2" table:number-rows-spanned="2" table:style-name="ce290">
            <text:p>零式水上偵察機11型乙(熟練)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number-columns-repeated="4" table:style-name="ce151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6" table:style-name="ce170"/>
          <table:table-cell office:value-type="string" table:number-columns-spanned="2" table:number-rows-spanned="2" table:style-name="ce276">
            <text:p>零式水上観測機</text:p>
          </table:table-cell>
          <table:covered-table-cell/>
          <table:table-cell table:number-columns-repeated="8" table:style-name="ce170"/>
          <table:table-cell office:value-type="string" table:number-columns-spanned="2" table:number-rows-spanned="2" table:style-name="ce279">
            <text:p>紫雲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8" table:style-name="ce144"/>
          <table:covered-table-cell/>
          <table:covered-table-cell/>
          <table:table-cell table:number-columns-repeated="8" table:style-name="ce144"/>
          <table:covered-table-cell/>
          <table:covered-table-cell/>
          <table:table-cell table:number-columns-repeated="16364"/>
        </table:table-row>
        <table:table-row table:style-name="ro4">
          <table:table-cell table:number-columns-repeated="9" table:style-name="ce144"/>
          <table:table-cell table:style-name="ce150"/>
          <table:table-cell table:number-columns-repeated="13" table:style-name="ce144"/>
          <table:table-cell table:number-columns-repeated="16361"/>
        </table:table-row>
        <table:table-row table:style-name="ro4">
          <table:table-cell table:number-columns-repeated="5" table:style-name="ce144"/>
          <table:table-cell table:style-name="ce157"/>
          <table:table-cell office:value-type="string" table:number-columns-spanned="2" table:number-rows-spanned="2" table:style-name="ce277">
            <text:p>零式艦戦21型</text:p>
          </table:table-cell>
          <table:covered-table-cell/>
          <table:table-cell table:style-name="ce175"/>
          <table:table-cell table:style-name="ce253"/>
          <table:table-cell office:value-type="string" table:number-columns-spanned="2" table:number-rows-spanned="2" table:style-name="ce276">
            <text:p>0x274二式水戦改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90">
            <text:p>二式水戦改(熟練)</text:p>
          </table:table-cell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number-columns-repeated="5" table:style-name="ce144"/>
          <table:table-cell table:style-name="ce157"/>
          <table:covered-table-cell/>
          <table:covered-table-cell/>
          <table:table-cell table:style-name="ce212"/>
          <table:table-cell table:style-name="ce148"/>
          <table:covered-table-cell/>
          <table:covered-table-cell/>
          <table:table-cell table:style-name="ce150"/>
          <table:table-cell table:style-name="ce149"/>
          <table:covered-table-cell/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number-columns-repeated="13" table:style-name="ce144"/>
          <table:table-cell table:style-name="ce155"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10" table:style-name="ce144"/>
          <table:table-cell office:value-type="string" table:number-columns-spanned="2" table:number-rows-spanned="2" table:style-name="ce277">
            <text:p>紫電二一型 紫電改</text:p>
          </table:table-cell>
          <table:covered-table-cell/>
          <table:table-cell table:style-name="ce175"/>
          <table:table-cell table:style-name="ce253"/>
          <table:table-cell office:value-type="string" table:number-columns-spanned="2" table:number-rows-spanned="2" table:style-name="ce279">
            <text:p>強風二二型</text:p>
          </table:table-cell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number-columns-repeated="10" table:style-name="ce144"/>
          <table:covered-table-cell/>
          <table:covered-table-cell/>
          <table:table-cell table:style-name="ce212"/>
          <table:table-cell table:style-name="ce148"/>
          <table:covered-table-cell/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6" table:style-name="ce144"/>
          <table:table-cell office:value-type="string" table:number-columns-spanned="2" table:number-rows-spanned="2" table:style-name="ce276">
            <text:p>0x288 13号対空電探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6">
            <text:p>13号対空電探改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9">
            <text:p>13号対空電探改(後期型)</text:p>
          </table:table-cell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table-cell table:number-columns-repeated="4" table:style-name="ce151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21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59">
            <text:p>0x280小型電探(日)</text:p>
          </table:table-cell>
          <table:covered-table-cell/>
          <table:table-cell table:style-name="ce178"/>
          <table:table-cell table:number-columns-repeated="4" table:style-name="ce145"/>
          <table:table-cell table:style-name="ce164"/>
          <table:table-cell office:value-type="string" table:number-columns-spanned="2" table:number-rows-spanned="2" table:style-name="ce276">
            <text:p>22号対水上電探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6">
            <text:p>22号対水上電探改四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9">
            <text:p>22号対水上電探改四(後期調整型)</text:p>
          </table:table-cell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covered-table-cell/>
          <table:covered-table-cell/>
          <table:table-cell table:style-name="ce150"/>
          <table:table-cell table:number-columns-repeated="4" table:style-name="ce151"/>
          <table:table-cell table:style-name="ce152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7" table:style-name="ce144"/>
          <table:table-cell table:style-name="ce229"/>
          <table:table-cell table:number-columns-repeated="13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86"/>
          <table:table-cell table:number-columns-repeated="7" table:style-name="ce170"/>
          <table:table-cell table:style-name="ce186"/>
          <table:table-cell table:number-columns-repeated="2" table:style-name="ce170"/>
          <table:table-cell office:value-type="string" table:number-columns-spanned="2" table:number-rows-spanned="2" table:style-name="ce276">
            <text:p>33号対水上電探</text:p>
          </table:table-cell>
          <table:covered-table-cell/>
          <table:table-cell table:number-columns-repeated="9" table:style-name="ce144"/>
          <table:table-cell table:number-columns-repeated="16361" table:style-name="ce147"/>
        </table:table-row>
        <table:table-row table:style-name="ro4">
          <table:table-cell table:style-name="ce153"/>
          <table:table-cell table:style-name="ce154"/>
          <table:table-cell table:number-columns-repeated="7" table:style-name="ce144"/>
          <table:table-cell table:style-name="ce159"/>
          <table:table-cell table:number-columns-repeated="2" table:style-name="ce144"/>
          <table:covered-table-cell/>
          <table:covered-table-cell/>
          <table:table-cell table:number-columns-repeated="9" table:style-name="ce144"/>
          <table:table-cell table:number-columns-repeated="16361" table:style-name="ce147"/>
        </table:table-row>
        <table:table-row table:style-name="ro4">
          <table:table-cell table:style-name="ce153"/>
          <table:table-cell table:style-name="ce154"/>
          <table:table-cell table:number-columns-repeated="7" table:style-name="ce144"/>
          <table:table-cell table:style-name="ce159"/>
          <table:table-cell table:number-columns-repeated="13" table:style-name="ce144"/>
          <table:table-cell table:number-columns-repeated="16361" table:style-name="ce147"/>
        </table:table-row>
        <table:table-row table:style-name="ro4">
          <table:table-cell table:style-name="ce153"/>
          <table:table-cell table:style-name="ce154"/>
          <table:table-cell table:number-columns-repeated="7" table:style-name="ce144"/>
          <table:table-cell table:style-name="ce159"/>
          <table:table-cell table:number-columns-repeated="2" table:style-name="ce144"/>
          <table:table-cell office:value-type="string" table:number-columns-spanned="2" table:number-rows-spanned="2" table:style-name="ce276">
            <text:p>0x28a 21号対空電探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9">
            <text:p>21号対空電探改二</text:p>
          </table:table-cell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0"/>
          <table:table-cell table:number-columns-repeated="7" table:style-name="ce151"/>
          <table:table-cell table:style-name="ce229"/>
          <table:table-cell table:number-columns-repeated="2" table:style-name="ce151"/>
          <table:covered-table-cell/>
          <table:covered-table-cell/>
          <table:table-cell table:style-name="ce144"/>
          <table:table-cell table:style-name="ce150"/>
          <table:covered-table-cell/>
          <table:covered-table-cell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7" table:style-name="ce144"/>
          <table:table-cell table:style-name="ce159"/>
          <table:table-cell table:number-columns-repeated="3" table:style-name="ce144"/>
          <table:table-cell table:style-name="ce150"/>
          <table:table-cell table:style-name="ce144"/>
          <table:table-cell table:style-name="ce155"/>
          <table:table-cell table:style-name="ce144"/>
          <table:table-cell table:style-name="ce150"/>
          <table:table-cell table:number-columns-repeated="5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5"/>
          <table:table-cell table:number-columns-repeated="7" table:style-name="ce144"/>
          <table:table-cell table:style-name="ce159"/>
          <table:table-cell table:number-columns-repeated="3" table:style-name="ce144"/>
          <table:table-cell table:style-name="ce253"/>
          <table:table-cell office:value-type="string" table:number-columns-spanned="2" table:number-rows-spanned="2" table:style-name="ce276">
            <text:p>21号対空電探改</text:p>
          </table:table-cell>
          <table:covered-table-cell/>
          <table:table-cell table:style-name="ce144"/>
          <table:table-cell table:style-name="ce253"/>
          <table:table-cell office:value-type="string" table:number-columns-spanned="2" table:number-rows-spanned="2" table:style-name="ce313">
            <text:p>0x28c 15m二重測距儀＋21号電探改二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314">
            <text:p>15m二重測距儀改＋21号電探改二＋熟練射撃指揮所</text:p>
          </table:table-cell>
          <table:covered-table-cell/>
          <table:table-cell table:number-columns-repeated="16360"/>
        </table:table-row>
        <table:table-row table:style-name="ro4">
          <table:table-cell table:style-name="ce144"/>
          <table:table-cell table:style-name="ce155"/>
          <table:table-cell table:number-columns-repeated="7" table:style-name="ce144"/>
          <table:table-cell table:style-name="ce159"/>
          <table:table-cell table:number-columns-repeated="4" table:style-name="ce144"/>
          <table:covered-table-cell/>
          <table:covered-table-cell/>
          <table:table-cell table:number-columns-repeated="2" table:style-name="ce144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16360"/>
        </table:table-row>
        <table:table-row table:style-name="ro4">
          <table:table-cell table:style-name="ce144"/>
          <table:table-cell table:style-name="ce155"/>
          <table:table-cell table:number-columns-repeated="7" table:style-name="ce144"/>
          <table:table-cell table:style-name="ce159"/>
          <table:table-cell table:number-columns-repeated="13" table:style-name="ce144"/>
          <table:table-cell table:number-columns-repeated="16361" table:style-name="ce147"/>
        </table:table-row>
        <table:table-row table:style-name="ro4">
          <table:table-cell office:value-type="string" table:number-columns-spanned="2" table:number-rows-spanned="2" table:style-name="ce259">
            <text:p>0x282大型電探(日)</text:p>
          </table:table-cell>
          <table:covered-table-cell/>
          <table:table-cell table:style-name="ce169"/>
          <table:table-cell table:number-columns-repeated="6" table:style-name="ce170"/>
          <table:table-cell table:style-name="ce186"/>
          <table:table-cell table:number-columns-repeated="3" table:style-name="ce170"/>
          <table:table-cell table:style-name="ce221"/>
          <table:table-cell office:value-type="string" table:number-columns-spanned="2" table:number-rows-spanned="2" table:style-name="ce276">
            <text:p>42号対空電探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80">
            <text:p>42号対空電探改二</text:p>
          </table:table-cell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covered-table-cell/>
          <table:covered-table-cell/>
          <table:table-cell table:style-name="ce223"/>
          <table:table-cell table:number-columns-repeated="6" table:style-name="ce184"/>
          <table:table-cell table:style-name="ce183"/>
          <table:table-cell table:number-columns-repeated="3" table:style-name="ce184"/>
          <table:table-cell table:style-name="ce185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59"/>
          <table:table-cell table:number-columns-repeated="7" table:style-name="ce144"/>
          <table:table-cell table:style-name="ce159"/>
          <table:table-cell table:number-columns-repeated="13" table:style-name="ce144"/>
          <table:table-cell table:number-columns-repeated="16361" table:style-name="ce147"/>
        </table:table-row>
        <table:table-row table:style-name="ro4">
          <table:table-cell table:style-name="ce144"/>
          <table:table-cell table:style-name="ce186"/>
          <table:table-cell table:number-columns-repeated="7" table:style-name="ce170"/>
          <table:table-cell table:style-name="ce186"/>
          <table:table-cell table:number-columns-repeated="4" table:style-name="ce170"/>
          <table:table-cell office:value-type="string" table:number-columns-spanned="2" table:number-rows-spanned="2" table:style-name="ce276">
            <text:p>32号対水上電探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9">
            <text:p>32号対水上電探改</text:p>
          </table:table-cell>
          <table:covered-table-cell/>
          <table:table-cell table:number-columns-repeated="3" table:style-name="ce144"/>
          <table:table-cell table:number-columns-repeated="16361" table:style-name="ce147"/>
        </table:table-row>
        <table:table-row table:style-name="ro4">
          <table:table-cell table:number-columns-repeated="9" table:style-name="ce144"/>
          <table:table-cell table:style-name="ce159"/>
          <table:table-cell table:number-columns-repeated="4" table:style-name="ce144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number-columns-repeated="9" table:style-name="ce144"/>
          <table:table-cell table:style-name="ce159"/>
          <table:table-cell table:number-columns-repeated="13" table:style-name="ce144"/>
          <table:table-cell table:number-columns-repeated="16361"/>
        </table:table-row>
        <table:table-row table:style-name="ro4">
          <table:table-cell table:number-columns-repeated="9" table:style-name="ce144"/>
          <table:table-cell table:style-name="ce186"/>
          <table:table-cell office:value-type="string" table:number-columns-spanned="2" table:number-rows-spanned="2" table:style-name="ce315">
            <text:p>0x286潜水艦搭載電探＆水防式望遠鏡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312">
            <text:p>潜水艦搭載電探＆逆探(E27)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316">
            <text:p>後期型潜水艦搭載電探＆逆探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number-columns-repeated="10" table:style-name="ce144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number-columns-repeated="19" table:style-name="ce144"/>
          <table:table-cell table:style-name="ce150"/>
          <table:table-cell table:number-columns-repeated="3" table:style-name="ce144"/>
          <table:table-cell table:number-columns-repeated="16361"/>
        </table:table-row>
        <table:table-row table:style-name="ro4">
          <table:table-cell table:number-columns-repeated="4" table:style-name="ce144"/>
          <table:table-cell office:value-type="string" table:number-columns-spanned="2" table:number-rows-spanned="2" table:style-name="ce276">
            <text:p>12.7mm単装機銃</text:p>
          </table:table-cell>
          <table:covered-table-cell/>
          <table:table-cell table:number-columns-repeated="13" table:style-name="ce144"/>
          <table:table-cell table:style-name="ce253"/>
          <table:table-cell office:value-type="string" table:number-columns-spanned="2" table:number-rows-spanned="2" table:style-name="ce317">
            <text:p>後期型電探＆逆探＋シュノーケル装備</text:p>
          </table:table-cell>
          <table:covered-table-cell/>
          <table:table-cell table:number-columns-repeated="16362"/>
        </table:table-row>
        <table:table-row table:style-name="ro4">
          <table:table-cell table:number-columns-repeated="3" table:style-name="ce144"/>
          <table:table-cell table:style-name="ce150"/>
          <table:covered-table-cell/>
          <table:covered-table-cell/>
          <table:table-cell table:number-columns-repeated="3" table:style-name="ce144"/>
          <table:table-cell office:value-type="string" table:number-columns-spanned="2" table:number-rows-spanned="1" table:style-name="ce318">
            <text:p>逆科技</text:p>
          </table:table-cell>
          <table:covered-table-cell/>
          <table:table-cell table:number-columns-repeated="9" table:style-name="ce144"/>
          <table:covered-table-cell/>
          <table:covered-table-cell/>
          <table:table-cell table:number-columns-repeated="16362"/>
        </table:table-row>
        <table:table-row table:style-name="ro4">
          <table:table-cell table:number-columns-repeated="3" table:style-name="ce144"/>
          <table:table-cell table:style-name="ce155"/>
          <table:table-cell table:number-columns-repeated="3" table:style-name="ce144"/>
          <table:table-cell table:style-name="ce254"/>
          <table:table-cell table:number-columns-repeated="4" table:style-name="ce255"/>
          <table:table-cell table:style-name="ce256"/>
          <table:table-cell table:number-columns-repeated="10" table:style-name="ce144"/>
          <table:table-cell table:number-columns-repeated="16361"/>
        </table:table-row>
        <table:table-row table:style-name="ro4">
          <table:table-cell table:number-columns-repeated="2" table:style-name="ce144"/>
          <table:table-cell office:value-type="string" table:number-columns-spanned="2" table:number-rows-spanned="2" table:style-name="ce276">
            <text:p>7.7mm機銃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76">
            <text:p>25mm単装機銃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76">
            <text:p>25mm三連装機銃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9">
            <text:p>25mm三連装機銃 集中配備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3" table:style-name="ce144"/>
          <table:table-cell table:style-name="ce150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78"/>
          <table:table-cell table:number-columns-repeated="9" table:style-name="ce144"/>
          <table:table-cell table:style-name="ce155"/>
          <table:table-cell table:number-columns-repeated="11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59">
            <text:p>0x290対空機銃</text:p>
          </table:table-cell>
          <table:covered-table-cell/>
          <table:table-cell table:style-name="ce169"/>
          <table:table-cell table:number-columns-repeated="6" table:style-name="ce170"/>
          <table:table-cell table:style-name="ce221"/>
          <table:table-cell office:value-type="string" table:number-columns-spanned="2" table:number-rows-spanned="2" table:style-name="ce276">
            <text:p>25mm連装機銃</text:p>
          </table:table-cell>
          <table:covered-table-cell/>
          <table:table-cell table:number-columns-repeated="11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223"/>
          <table:table-cell table:number-columns-repeated="6" table:style-name="ce184"/>
          <table:table-cell table:style-name="ce185"/>
          <table:covered-table-cell/>
          <table:covered-table-cell/>
          <table:table-cell table:number-columns-repeated="11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10" table:style-name="ce170"/>
          <table:table-cell office:value-type="string" table:number-columns-spanned="2" table:number-rows-spanned="2" table:style-name="ce276">
            <text:p>毘式40mm連装機銃</text:p>
          </table:table-cell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10" table:style-name="ce144"/>
          <table:covered-table-cell/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10" table:style-name="ce170"/>
          <table:table-cell office:value-type="string" table:number-columns-spanned="2" table:number-rows-spanned="2" table:style-name="ce259">
            <text:p>0x292 12cm30連装噴進砲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4">
            <text:p>12cm30連装噴進砲改二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12" table:style-name="ce144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16366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4" table:style-name="ce144"/>
          <table:table-cell office:value-type="string" table:number-columns-spanned="2" table:number-rows-spanned="2" table:style-name="ce276">
            <text:p>0x2aa九五式爆雷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6">
            <text:p>二式爆雷</text:p>
          </table:table-cell>
          <table:covered-table-cell/>
          <table:table-cell table:number-columns-repeated="6" table:style-name="ce144"/>
          <table:table-cell office:value-type="string" table:number-columns-spanned="2" table:number-rows-spanned="2" table:style-name="ce279">
            <text:p>試製15cm9連装対潜噴進砲</text:p>
          </table:table-cell>
          <table:covered-table-cell/>
          <table:table-cell table:number-columns-repeated="16366"/>
        </table:table-row>
        <table:table-row table:style-name="ro4">
          <table:table-cell table:style-name="ce144"/>
          <table:table-cell table:style-name="ce150"/>
          <table:table-cell table:number-columns-repeated="2" table:style-name="ce151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44"/>
          <table:table-cell table:style-name="ce150"/>
          <table:table-cell table:number-columns-repeated="4" table:style-name="ce151"/>
          <table:covered-table-cell/>
          <table:covered-table-cell/>
          <table:table-cell table:number-columns-repeated="16366"/>
        </table:table-row>
        <table:table-row table:style-name="ro4">
          <table:table-cell table:style-name="ce144"/>
          <table:table-cell table:style-name="ce155"/>
          <table:table-cell table:number-columns-repeated="9" table:style-name="ce144"/>
          <table:table-cell table:style-name="ce155"/>
          <table:table-cell table:number-columns-repeated="11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59">
            <text:p>0x2a8爆雷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6">
            <text:p>九四式爆雷投射機</text:p>
          </table:table-cell>
          <table:covered-table-cell/>
          <table:table-cell table:style-name="ce178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76">
            <text:p>三式爆雷投射機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9">
            <text:p>三式爆雷投射機 集中配備</text:p>
          </table:table-cell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6" table:style-name="ce170"/>
          <table:table-cell office:value-type="string" table:number-columns-spanned="2" table:number-rows-spanned="2" table:style-name="ce276">
            <text:p>0x2ac 二式12cm迫撃砲改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6">
            <text:p>二式12cm迫撃砲改 集中配備</text:p>
          </table:table-cell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8" table:style-name="ce144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59">
            <text:p>0x2a4ソナー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6">
            <text:p>九三式水中聴音機</text:p>
          </table:table-cell>
          <table:covered-table-cell/>
          <table:table-cell table:style-name="ce178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76">
            <text:p>0x2a6三式水中探信儀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9">
            <text:p>三式水中探信儀改</text:p>
          </table:table-cell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number-columns-repeated="5" table:style-name="ce144"/>
          <table:table-cell table:style-name="ce150"/>
          <table:table-cell table:number-columns-repeated="17" table:style-name="ce144"/>
          <table:table-cell table:number-columns-repeated="16361"/>
        </table:table-row>
        <table:table-row table:style-name="ro4">
          <table:table-cell table:number-columns-repeated="5" table:style-name="ce144"/>
          <table:table-cell table:style-name="ce253"/>
          <table:table-cell office:value-type="string" table:number-columns-spanned="2" table:number-rows-spanned="2" table:style-name="ce276">
            <text:p>零式水中聴音機</text:p>
          </table:table-cell>
          <table:covered-table-cell/>
          <table:table-cell table:style-name="ce178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76">
            <text:p>四式水中聴音機</text:p>
          </table:table-cell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6" table:style-name="ce144"/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0機関部強化</text:p>
          </table:table-cell>
          <table:covered-table-cell/>
          <table:table-cell table:style-name="ce178"/>
          <table:table-cell table:number-columns-repeated="2" table:style-name="ce145"/>
          <table:table-cell table:style-name="ce164"/>
          <table:table-cell office:value-type="string" table:number-columns-spanned="2" table:number-rows-spanned="2" table:style-name="ce276">
            <text:p>改良型艦本式タービン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6">
            <text:p>強化型艦本式缶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9">
            <text:p>新型高温高圧缶</text:p>
          </table:table-cell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0"/>
          <table:table-cell table:number-columns-repeated="2" table:style-name="ce151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1対艦強化弾</text:p>
          </table:table-cell>
          <table:covered-table-cell/>
          <table:table-cell table:number-columns-repeated="6" table:style-name="ce145"/>
          <table:table-cell office:value-type="string" table:number-columns-spanned="2" table:number-rows-spanned="2" table:style-name="ce276">
            <text:p>九一式徹甲弾</text:p>
          </table:table-cell>
          <table:covered-table-cell/>
          <table:table-cell table:number-columns-repeated="4" table:style-name="ce145"/>
          <table:table-cell office:value-type="string" table:number-columns-spanned="2" table:number-rows-spanned="2" table:style-name="ce279">
            <text:p>一式徹甲弾</text:p>
          </table:table-cell>
          <table:covered-table-cell/>
          <table:table-cell table:number-columns-repeated="4" table:style-name="ce145"/>
          <table:table-cell office:value-type="string" table:number-columns-spanned="2" table:number-rows-spanned="2" table:style-name="ce280">
            <text:p>一式徹甲弾改</text:p>
          </table:table-cell>
          <table:covered-table-cell/>
          <table:table-cell table:number-columns-repeated="16362"/>
        </table:table-row>
        <table:table-row table:style-name="ro4">
          <table:covered-table-cell/>
          <table:covered-table-cell/>
          <table:table-cell table:number-columns-repeated="6" table:style-name="ce151"/>
          <table:covered-table-cell/>
          <table:covered-table-cell/>
          <table:table-cell table:number-columns-repeated="4" table:style-name="ce151"/>
          <table:covered-table-cell/>
          <table:covered-table-cell/>
          <table:table-cell table:number-columns-repeated="4" table:style-name="ce151"/>
          <table:covered-table-cell/>
          <table:covered-table-cell/>
          <table:table-cell table:number-columns-repeated="16362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8" table:style-name="ce144"/>
          <table:table-cell office:value-type="string" table:number-columns-spanned="2" table:number-rows-spanned="2" table:style-name="ce276">
            <text:p>0x2b0三式弾</text:p>
          </table:table-cell>
          <table:covered-table-cell/>
          <table:table-cell table:style-name="ce178"/>
          <table:table-cell table:number-columns-repeated="4" table:style-name="ce145"/>
          <table:table-cell table:style-name="ce164"/>
          <table:table-cell office:value-type="string" table:number-columns-spanned="2" table:number-rows-spanned="2" table:style-name="ce279">
            <text:p>三式弾改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table-cell table:number-columns-repeated="6" table:style-name="ce151"/>
          <table:covered-table-cell/>
          <table:covered-table-cell/>
          <table:table-cell table:style-name="ce150"/>
          <table:table-cell table:number-columns-repeated="4" table:style-name="ce151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78"/>
          <table:table-cell table:number-columns-repeated="6" table:style-name="ce145"/>
          <table:table-cell table:number-columns-repeated="4" table:style-name="ce144"/>
          <table:table-cell office:value-type="string" table:number-columns-spanned="2" table:number-rows-spanned="2" table:style-name="ce276">
            <text:p>0x2b2艦載型 四式20cm対地噴進砲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9">
            <text:p>四式20cm対地噴進砲 集中配備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table-cell table:number-columns-repeated="10" table:style-name="ce151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21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対地装備</text:p>
          </table:table-cell>
          <table:covered-table-cell/>
          <table:table-cell table:style-name="ce178"/>
          <table:table-cell table:number-columns-repeated="6" table:style-name="ce145"/>
          <table:table-cell table:style-name="ce164"/>
          <table:table-cell office:value-type="string" table:number-columns-spanned="2" table:number-rows-spanned="2" table:style-name="ce276">
            <text:p>0x2b4大発動艇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6">
            <text:p>大発動艇(八九式中戦車＆陸戦隊)</text:p>
          </table:table-cell>
          <table:covered-table-cell/>
          <table:table-cell table:number-columns-repeated="2" table:style-name="ce144"/>
          <table:table-cell office:value-type="string" table:number-columns-spanned="2" table:number-rows-spanned="2" table:style-name="ce280">
            <text:p>特大発動艇＋一式砲戦車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0"/>
          <table:table-cell table:number-columns-repeated="6" table:style-name="ce151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2" table:style-name="ce144"/>
          <table:covered-table-cell/>
          <table:covered-table-cell/>
          <table:table-cell table:number-columns-repeated="16364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50"/>
          <table:table-cell table:number-columns-repeated="6" table:style-name="ce144"/>
          <table:table-cell table:style-name="ce152"/>
          <table:table-cell table:number-columns-repeated="4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78"/>
          <table:table-cell office:value-type="string" table:number-columns-spanned="2" table:number-rows-spanned="2" table:style-name="ce276">
            <text:p>特大発動艇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9">
            <text:p>特大発動艇＋戦車第11連隊</text:p>
          </table:table-cell>
          <table:covered-table-cell/>
          <table:table-cell table:style-name="ce164"/>
          <table:table-cell table:number-columns-repeated="4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49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55"/>
          <table:table-cell table:number-columns-repeated="11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9" table:style-name="ce144"/>
          <table:table-cell table:style-name="ce178"/>
          <table:table-cell office:value-type="string" table:number-columns-spanned="2" table:number-rows-spanned="2" table:style-name="ce279">
            <text:p>武装大発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9">
            <text:p>装甲艇(AB艇)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10" table:style-name="ce144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12" table:style-name="ce170"/>
          <table:table-cell office:value-type="string" table:number-columns-spanned="2" table:number-rows-spanned="2" table:style-name="ce276">
            <text:p>特二式内火艇</text:p>
          </table:table-cell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number-columns-repeated="14" table:style-name="ce144"/>
          <table:covered-table-cell/>
          <table:covered-table-cell/>
          <table:table-cell table:number-columns-repeated="7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2高射装置</text:p>
          </table:table-cell>
          <table:covered-table-cell/>
          <table:table-cell table:number-columns-repeated="6" table:style-name="ce145"/>
          <table:table-cell office:value-type="string" table:number-columns-spanned="2" table:number-rows-spanned="2" table:style-name="ce276">
            <text:p>91式高射装置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6">
            <text:p>94式高射装置</text:p>
          </table:table-cell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number-columns-repeated="6" table:style-name="ce151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3応急修理要員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319">
            <text:p>応急修理要員</text:p>
          </table:table-cell>
          <table:covered-table-cell/>
          <table:table-cell table:style-name="ce178"/>
          <table:table-cell table:number-columns-repeated="8" table:style-name="ce145"/>
          <table:table-cell table:style-name="ce164"/>
          <table:table-cell office:value-type="string" table:number-columns-spanned="2" table:number-rows-spanned="2" table:style-name="ce319">
            <text:p>応急修理女神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number-columns-repeated="8" table:style-name="ce151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8" table:style-name="ce144"/>
          <table:table-cell office:value-type="string" table:number-columns-spanned="2" table:number-rows-spanned="2" table:style-name="ce276">
            <text:p>増設バルジ(中型艦)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276">
            <text:p>艦本新設計 増設バルジ(中型艦)</text:p>
          </table:table-cell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table-cell table:number-columns-repeated="6" table:style-name="ce151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style-name="ce144"/>
          <table:table-cell table:style-name="ce178"/>
          <table:table-cell table:number-columns-repeated="7" table:style-name="ce144"/>
          <table:table-cell table:style-name="ce155"/>
          <table:table-cell table:number-columns-repeated="13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4増設バルジ</text:p>
          </table:table-cell>
          <table:covered-table-cell/>
          <table:table-cell table:style-name="ce155"/>
          <table:table-cell table:number-columns-repeated="6" table:style-name="ce144"/>
          <table:table-cell table:style-name="ce178"/>
          <table:table-cell office:value-type="string" table:number-columns-spanned="2" table:number-rows-spanned="2" table:style-name="ce276">
            <text:p>北方迷彩(＋北方装備)</text:p>
          </table:table-cell>
          <table:covered-table-cell/>
          <table:table-cell table:number-columns-repeated="11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5"/>
          <table:table-cell table:number-columns-repeated="7" table:style-name="ce144"/>
          <table:covered-table-cell/>
          <table:covered-table-cell/>
          <table:table-cell table:number-columns-repeated="11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78"/>
          <table:table-cell table:number-columns-repeated="6" table:style-name="ce145"/>
          <table:table-cell office:value-type="string" table:number-columns-spanned="2" table:number-rows-spanned="2" table:style-name="ce303">
            <text:p>増設バルジ(大型艦)</text:p>
          </table:table-cell>
          <table:covered-table-cell/>
          <table:table-cell table:number-columns-repeated="2" table:style-name="ce145"/>
          <table:table-cell office:value-type="string" table:number-columns-spanned="2" table:number-rows-spanned="2" table:style-name="ce303">
            <text:p>艦本新設計 増設バルジ(大型艦)</text:p>
          </table:table-cell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8" table:style-name="ce144"/>
          <table:covered-table-cell/>
          <table:covered-table-cell/>
          <table:table-cell table:number-columns-repeated="2" table:style-name="ce151"/>
          <table:covered-table-cell/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4" table:style-name="ce144"/>
          <table:table-cell office:value-type="string" table:number-columns-spanned="2" table:number-rows-spanned="2" table:style-name="ce276">
            <text:p>0x2c6探照灯</text:p>
          </table:table-cell>
          <table:covered-table-cell/>
          <table:table-cell table:style-name="ce178"/>
          <table:table-cell table:number-columns-repeated="6" table:style-name="ce145"/>
          <table:table-cell table:style-name="ce164"/>
          <table:table-cell office:value-type="string" table:number-columns-spanned="2" table:number-rows-spanned="2" table:style-name="ce279">
            <text:p>96式150cm探照灯</text:p>
          </table:table-cell>
          <table:covered-table-cell/>
          <table:table-cell table:number-columns-repeated="16368"/>
        </table:table-row>
        <table:table-row table:style-name="ro4">
          <table:table-cell table:style-name="ce144"/>
          <table:table-cell table:style-name="ce150"/>
          <table:table-cell table:number-columns-repeated="2" table:style-name="ce151"/>
          <table:covered-table-cell/>
          <table:covered-table-cell/>
          <table:table-cell table:style-name="ce150"/>
          <table:table-cell table:number-columns-repeated="6" table:style-name="ce151"/>
          <table:table-cell table:style-name="ce152"/>
          <table:covered-table-cell/>
          <table:covered-table-cell/>
          <table:table-cell table:number-columns-repeated="16368"/>
        </table:table-row>
        <table:table-row table:style-name="ro4">
          <table:table-cell table:style-name="ce144"/>
          <table:table-cell table:style-name="ce155"/>
          <table:table-cell table:number-columns-repeated="21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5夜战装备</text:p>
          </table:table-cell>
          <table:covered-table-cell/>
          <table:table-cell table:style-name="ce178"/>
          <table:table-cell table:number-columns-repeated="4" table:style-name="ce145"/>
          <table:table-cell table:style-name="ce164"/>
          <table:table-cell office:value-type="string" table:number-columns-spanned="2" table:number-rows-spanned="2" table:style-name="ce276">
            <text:p>照明弾</text:p>
          </table:table-cell>
          <table:covered-table-cell/>
          <table:table-cell table:number-columns-repeated="13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150"/>
          <table:table-cell table:number-columns-repeated="4" table:style-name="ce151"/>
          <table:table-cell table:style-name="ce152"/>
          <table:covered-table-cell/>
          <table:covered-table-cell/>
          <table:table-cell table:number-columns-repeated="13" table:style-name="ce144"/>
          <table:table-cell table:number-columns-repeated="16361"/>
        </table:table-row>
        <table:table-row table:style-name="ro4">
          <table:table-cell table:style-name="ce144"/>
          <table:table-cell table:style-name="ce159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86"/>
          <table:table-cell table:number-columns-repeated="10" table:style-name="ce170"/>
          <table:table-cell office:value-type="string" table:number-columns-spanned="2" table:number-rows-spanned="2" table:style-name="ce279">
            <text:p>熟練見張員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80">
            <text:p>水雷戦隊 熟練見張員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number-columns-repeated="12" table:style-name="ce144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10" table:style-name="ce144"/>
          <table:table-cell office:value-type="string" table:number-columns-spanned="2" table:number-rows-spanned="2" table:style-name="ce279">
            <text:p>熟練艦載機整備員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9">
            <text:p>夜間作戦航空要員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80">
            <text:p>夜間作戦航空要員＋熟練甲板員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table-cell table:number-columns-repeated="8" table:style-name="ce151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21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7航空要員</text:p>
          </table:table-cell>
          <table:covered-table-cell/>
          <table:table-cell table:style-name="ce169"/>
          <table:table-cell table:number-columns-repeated="8" table:style-name="ce170"/>
          <table:table-cell table:style-name="ce221"/>
          <table:table-cell office:value-type="string" table:number-columns-spanned="2" table:number-rows-spanned="2" table:style-name="ce320">
            <text:p>寒冷地装備＆甲板要員</text:p>
          </table:table-cell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223"/>
          <table:table-cell table:number-columns-repeated="8" table:style-name="ce184"/>
          <table:table-cell table:style-name="ce185"/>
          <table:covered-table-cell/>
          <table:covered-table-cell/>
          <table:table-cell table:number-columns-repeated="9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8艦艇修理施設</text:p>
          </table:table-cell>
          <table:covered-table-cell/>
          <table:table-cell table:style-name="ce169"/>
          <table:table-cell table:number-columns-repeated="8" table:style-name="ce170"/>
          <table:table-cell table:style-name="ce221"/>
          <table:table-cell office:value-type="string" table:number-columns-spanned="2" table:number-rows-spanned="2" table:style-name="ce279">
            <text:p>艦艇修理施設</text:p>
          </table:table-cell>
          <table:covered-table-cell/>
          <table:table-cell table:number-columns-repeated="4" table:style-name="ce144"/>
          <table:table-cell office:value-type="string" table:number-columns-spanned="2" table:number-rows-spanned="2" table:style-name="ce280">
            <text:p>精鋭水雷戦隊 司令部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223"/>
          <table:table-cell table:number-columns-repeated="8" table:style-name="ce184"/>
          <table:table-cell table:style-name="ce185"/>
          <table:covered-table-cell/>
          <table:covered-table-cell/>
          <table:table-cell table:number-columns-repeated="3" table:style-name="ce144"/>
          <table:table-cell table:style-name="ce149"/>
          <table:covered-table-cell/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table-cell table:number-columns-repeated="17" table:style-name="ce144"/>
          <table:table-cell table:style-name="ce178"/>
          <table:table-cell table:number-columns-repeated="5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9司令部施設</text:p>
          </table:table-cell>
          <table:covered-table-cell/>
          <table:table-cell table:style-name="ce169"/>
          <table:table-cell table:number-columns-repeated="12" table:style-name="ce170"/>
          <table:table-cell table:style-name="ce221"/>
          <table:table-cell office:value-type="string" table:number-columns-spanned="2" table:number-rows-spanned="2" table:style-name="ce279">
            <text:p>艦隊司令部施設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80">
            <text:p>遊撃部隊 艦隊司令部</text:p>
          </table:table-cell>
          <table:covered-table-cell/>
          <table:table-cell table:number-columns-repeated="16362"/>
        </table:table-row>
        <table:table-row table:style-name="ro4">
          <table:covered-table-cell/>
          <table:covered-table-cell/>
          <table:table-cell table:style-name="ce223"/>
          <table:table-cell table:number-columns-repeated="12" table:style-name="ce184"/>
          <table:table-cell table:style-name="ce185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16362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a簡易輸送部材</text:p>
          </table:table-cell>
          <table:covered-table-cell/>
          <table:table-cell table:style-name="ce169"/>
          <table:table-cell table:number-columns-repeated="7" table:style-name="ce170"/>
          <table:table-cell office:value-type="string" table:number-columns-spanned="2" table:number-rows-spanned="2" table:style-name="ce320">
            <text:p>ドラム缶(輸送用)</text:p>
          </table:table-cell>
          <table:covered-table-cell/>
          <table:table-cell table:style-name="ce178"/>
          <table:table-cell table:number-columns-repeated="4" table:style-name="ce145"/>
          <table:table-cell table:style-name="ce164"/>
          <table:table-cell office:value-type="string" table:number-columns-spanned="2" table:number-rows-spanned="2" table:style-name="ce281">
            <text:p>(61cm四連装(酸素)魚雷後期型+ドラム缶)</text:p>
          </table:table-cell>
          <table:covered-table-cell/>
          <table:table-cell table:number-columns-repeated="3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223"/>
          <table:table-cell table:number-columns-repeated="7" table:style-name="ce184"/>
          <table:covered-table-cell/>
          <table:covered-table-cell/>
          <table:table-cell table:style-name="ce150"/>
          <table:table-cell table:number-columns-repeated="4" table:style-name="ce151"/>
          <table:table-cell table:style-name="ce152"/>
          <table:covered-table-cell/>
          <table:covered-table-cell/>
          <table:table-cell table:number-columns-repeated="16364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2" table:style-name="ce144"/>
          <table:table-cell table:style-name="ce145"/>
          <table:table-cell table:style-name="ce164"/>
          <table:table-cell office:value-type="string" table:number-columns-spanned="2" table:number-rows-spanned="2" table:style-name="ce319">
            <text:p>戦闘糧食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319">
            <text:p>戦闘糧食(特別なおにぎり)</text:p>
          </table:table-cell>
          <table:covered-table-cell/>
          <table:table-cell table:number-columns-repeated="13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table-cell table:style-name="ce151"/>
          <table:table-cell table:style-name="ce152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13"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21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b补給物資</text:p>
          </table:table-cell>
          <table:covered-table-cell/>
          <table:table-cell table:number-columns-repeated="4" table:style-name="ce170"/>
          <table:table-cell office:value-type="string" table:number-columns-spanned="2" table:number-rows-spanned="2" table:style-name="ce279">
            <text:p>秋刀魚の缶詰</text:p>
          </table:table-cell>
          <table:covered-table-cell/>
          <table:table-cell table:number-columns-repeated="15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number-columns-repeated="4" table:style-name="ce144"/>
          <table:covered-table-cell/>
          <table:covered-table-cell/>
          <table:table-cell table:number-columns-repeated="15" table:style-name="ce144"/>
          <table:table-cell table:number-columns-repeated="16361"/>
        </table:table-row>
        <table:table-row table:style-name="ro4">
          <table:table-cell table:style-name="ce144"/>
          <table:table-cell table:style-name="ce155"/>
          <table:table-cell table:number-columns-repeated="21" table:style-name="ce144"/>
          <table:table-cell table:number-columns-repeated="16361"/>
        </table:table-row>
        <table:table-row table:style-name="ro4">
          <table:table-cell table:style-name="ce144"/>
          <table:table-cell table:style-name="ce178"/>
          <table:table-cell table:number-columns-repeated="6" table:style-name="ce145"/>
          <table:table-cell office:value-type="string" table:number-columns-spanned="2" table:number-rows-spanned="2" table:style-name="ce319">
            <text:p>0x2cc洋上補給</text:p>
          </table:table-cell>
          <table:covered-table-cell/>
          <table:table-cell table:number-columns-repeated="13" table:style-name="ce144"/>
          <table:table-cell table:number-columns-repeated="16361"/>
        </table:table-row>
        <table:table-row table:style-name="ro4">
          <table:table-cell table:number-columns-repeated="8" table:style-name="ce144"/>
          <table:covered-table-cell/>
          <table:covered-table-cell/>
          <table:table-cell table:number-columns-repeated="13" table:style-name="ce144"/>
          <table:table-cell table:number-columns-repeated="16361"/>
        </table:table-row>
        <table:table-row table:style-name="ro4">
          <table:table-cell table:number-columns-repeated="23" table:style-name="ce144"/>
          <table:table-cell table:number-columns-repeated="16361"/>
        </table:table-row>
        <table:table-row table:style-name="ro4">
          <table:table-cell table:number-columns-repeated="2" table:style-name="ce144"/>
          <table:table-cell office:value-type="string" table:number-columns-spanned="2" table:number-rows-spanned="2" table:style-name="ce276">
            <text:p>0x2ce(水雷艇)</text:p>
          </table:table-cell>
          <table:covered-table-cell/>
          <table:table-cell table:number-columns-repeated="19" table:style-name="ce144"/>
          <table:table-cell table:number-columns-repeated="16361"/>
        </table:table-row>
        <table:table-row table:style-name="ro4">
          <table:table-cell table:style-name="ce144"/>
          <table:table-cell table:style-name="ce150"/>
          <table:covered-table-cell/>
          <table:covered-table-cell/>
          <table:table-cell table:number-columns-repeated="19" table:style-name="ce144"/>
          <table:table-cell table:number-columns-repeated="16361"/>
        </table:table-row>
        <table:table-row table:style-name="ro4">
          <table:table-cell table:style-name="ce144"/>
          <table:table-cell table:style-name="ce178"/>
          <table:table-cell table:number-columns-repeated="21" table:style-name="ce144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276">
            <text:p>0x2cd辅助舰艇</text:p>
          </table:table-cell>
          <table:covered-table-cell/>
          <table:table-cell table:style-name="ce169"/>
          <table:table-cell table:number-columns-repeated="8" table:style-name="ce170"/>
          <table:table-cell table:style-name="ce221"/>
          <table:table-cell office:value-type="string" table:number-columns-spanned="2" table:number-rows-spanned="2" table:style-name="ce276">
            <text:p>(第一号型輸送艦)</text:p>
          </table:table-cell>
          <table:covered-table-cell/>
          <table:table-cell table:style-name="ce178"/>
          <table:table-cell table:style-name="ce164"/>
          <table:table-cell office:value-type="string" table:number-columns-spanned="2" table:number-rows-spanned="2" table:style-name="ce276">
            <text:p>(第101/103号型輸送艦)</text:p>
          </table:table-cell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covered-table-cell/>
          <table:covered-table-cell/>
          <table:table-cell table:style-name="ce223"/>
          <table:table-cell table:number-columns-repeated="8" table:style-name="ce184"/>
          <table:table-cell table:style-name="ce185"/>
          <table:covered-table-cell/>
          <table:covered-table-cell/>
          <table:table-cell table:style-name="ce150"/>
          <table:table-cell table:style-name="ce152"/>
          <table:covered-table-cell/>
          <table:covered-table-cell/>
          <table:table-cell table:number-columns-repeated="5" table:style-name="ce144"/>
          <table:table-cell table:number-columns-repeated="16361"/>
        </table:table-row>
        <table:table-row table:style-name="ro4">
          <table:table-cell table:number-columns-repeated="16384"/>
        </table:table-row>
        <table:table-row table:number-rows-repeated="1048175" table:style-name="ro4">
          <table:table-cell table:number-columns-repeated="16384"/>
        </table:table-row>
        <table:named-expressions>
          <table:named-expression table:name="SMain" table:expression="of:=['装备科技(日)'.#REF!]" table:base-cell-address="装备精密度.$A$1"/>
        </table:named-expressions>
      </table:table>
      <table:table table:name="舰船科技(日)" table:style-name="ta2">
        <table:table-column table:style-name="co20" table:number-columns-repeated="27" table:default-cell-style-name="ce2"/>
        <table:table-column table:style-name="co21" table:number-columns-repeated="5" table:default-cell-style-name="ce2"/>
        <table:table-column table:style-name="co20" table:number-columns-repeated="16352" table:default-cell-style-name="ce2"/>
        <table:table-row table:style-name="ro2">
          <table:table-cell table:number-columns-repeated="3" table:style-name="ce2"/>
          <table:table-cell office:value-type="float" office:value="1" table:number-columns-spanned="2" table:number-rows-spanned="1" table:style-name="ce143">
            <text:p>1</text:p>
          </table:table-cell>
          <table:covered-table-cell/>
          <table:table-cell table:style-name="ce2"/>
          <table:table-cell office:value-type="float" office:value="2" table:number-columns-spanned="2" table:number-rows-spanned="1" table:style-name="ce143">
            <text:p>2</text:p>
          </table:table-cell>
          <table:covered-table-cell/>
          <table:table-cell table:style-name="ce2"/>
          <table:table-cell office:value-type="float" office:value="3" table:number-columns-spanned="2" table:number-rows-spanned="1" table:style-name="ce327">
            <text:p>3</text:p>
          </table:table-cell>
          <table:covered-table-cell/>
          <table:table-cell table:style-name="ce2"/>
          <table:table-cell office:value-type="float" office:value="4" table:number-columns-spanned="2" table:number-rows-spanned="1" table:style-name="ce327">
            <text:p>4</text:p>
          </table:table-cell>
          <table:covered-table-cell/>
          <table:table-cell table:style-name="ce2"/>
          <table:table-cell office:value-type="float" office:value="5" table:number-columns-spanned="2" table:number-rows-spanned="1" table:style-name="ce327">
            <text:p>5</text:p>
          </table:table-cell>
          <table:covered-table-cell/>
          <table:table-cell table:style-name="ce2"/>
          <table:table-cell office:value-type="float" office:value="6" table:number-columns-spanned="2" table:number-rows-spanned="1" table:style-name="ce327">
            <text:p>6</text:p>
          </table:table-cell>
          <table:covered-table-cell/>
          <table:table-cell table:style-name="ce2"/>
          <table:table-cell office:value-type="float" office:value="7" table:number-columns-spanned="2" table:number-rows-spanned="1" table:style-name="ce143">
            <text:p>7</text:p>
          </table:table-cell>
          <table:covered-table-cell/>
          <table:table-cell table:style-name="ce2"/>
          <table:table-cell office:value-type="float" office:value="8" table:number-columns-spanned="2" table:number-rows-spanned="1" table:style-name="ce327">
            <text:p>8</text:p>
          </table:table-cell>
          <table:covered-table-cell/>
          <table:table-cell table:number-columns-repeated="16358" table:style-name="ce2"/>
        </table:table-row>
        <table:table-row table:style-name="ro3">
          <table:table-cell office:value-type="string" table:number-columns-spanned="2" table:number-rows-spanned="2" table:style-name="ce259">
            <text:p>海防</text:p>
          </table:table-cell>
          <table:covered-table-cell/>
          <table:table-cell table:number-columns-repeated="6" table:style-name="ce2"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328">
            <text:p>占守型</text:p>
          </table:table-cell>
          <table:covered-table-cell/>
          <table:table-cell office:value-type="float" office:value="2" table:style-name="ce321">
            <text:p>2</text:p>
          </table:table-cell>
          <table:table-cell office:value-type="string" table:number-columns-spanned="2" table:number-rows-spanned="2" table:style-name="ce328">
            <text:p>択捉型</text:p>
          </table:table-cell>
          <table:covered-table-cell/>
          <table:table-cell office:value-type="float" office:value="2" table:style-name="ce321">
            <text:p>2</text:p>
          </table:table-cell>
          <table:table-cell office:value-type="string" table:number-columns-spanned="2" table:number-rows-spanned="2" table:style-name="ce328">
            <text:p>御蔵型</text:p>
          </table:table-cell>
          <table:covered-table-cell/>
          <table:table-cell office:value-type="float" office:value="2" table:style-name="ce321">
            <text:p>2</text:p>
          </table:table-cell>
          <table:table-cell office:value-type="string" table:number-columns-spanned="2" table:number-rows-spanned="2" table:style-name="ce328">
            <text:p>日振型</text:p>
          </table:table-cell>
          <table:covered-table-cell/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329">
            <text:p>第二号型（丁型）</text:p>
          </table:table-cell>
          <table:covered-table-cell/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table:number-columns-repeated="16352"/>
        </table:table-row>
        <table:table-row table:style-name="ro3">
          <table:covered-table-cell/>
          <table:covered-table-cell/>
          <table:table-cell table:number-columns-repeated="7" table:style-name="ce2"/>
          <table:covered-table-cell/>
          <table:covered-table-cell/>
          <table:table-cell table:style-name="ce51"/>
          <table:covered-table-cell/>
          <table:covered-table-cell/>
          <table:table-cell table:style-name="ce51"/>
          <table:covered-table-cell/>
          <table:covered-table-cell/>
          <table:table-cell table:style-name="ce51"/>
          <table:covered-table-cell/>
          <table:covered-table-cell/>
          <table:table-cell table:number-columns-repeated="4" table:style-name="ce2"/>
          <table:covered-table-cell/>
          <table:covered-table-cell/>
          <table:table-cell table:number-columns-repeated="16358" table:style-name="ce2"/>
        </table:table-row>
        <table:table-row table:style-name="ro3">
          <table:table-cell table:number-columns-repeated="16384" table:style-name="ce2"/>
        </table:table-row>
        <table:table-row table:style-name="ro5">
          <table:table-cell office:value-type="string" table:number-columns-spanned="2" table:number-rows-spanned="2" table:style-name="ce259">
            <text:p>驱逐</text:p>
          </table:table-cell>
          <table:covered-table-cell/>
          <table:table-cell office:value-type="float" office:value="1" table:style-name="ce321">
            <text:p>1</text:p>
          </table:table-cell>
          <table:table-cell office:value-type="string" table:number-columns-spanned="2" table:number-rows-spanned="2" table:style-name="ce259">
            <text:p>神風型</text:p>
          </table:table-cell>
          <table:covered-table-cell/>
          <table:table-cell office:value-type="float" office:value="2" table:style-name="ce321">
            <text:p>2</text:p>
          </table:table-cell>
          <table:table-cell office:value-type="string" table:number-columns-spanned="2" table:number-rows-spanned="2" table:style-name="ce259">
            <text:p>吹雪型I</text:p>
          </table:table-cell>
          <table:covered-table-cell/>
          <table:table-cell office:value-type="float" office:value="3" table:style-name="ce321">
            <text:p>3</text:p>
          </table:table-cell>
          <table:table-cell office:value-type="string" table:number-columns-spanned="2" table:number-rows-spanned="2" table:style-name="ce259">
            <text:p>初春型I</text:p>
          </table:table-cell>
          <table:covered-table-cell/>
          <table:table-cell office:value-type="float" office:value="3" table:style-name="ce321">
            <text:p>3</text:p>
          </table:table-cell>
          <table:table-cell office:value-type="string" table:number-columns-spanned="2" table:number-rows-spanned="2" table:style-name="ce259">
            <text:p>白露型I</text:p>
          </table:table-cell>
          <table:covered-table-cell/>
          <table:table-cell office:value-type="float" office:value="5" table:style-name="ce321">
            <text:p>5</text:p>
          </table:table-cell>
          <table:table-cell office:value-type="string" table:number-columns-spanned="2" table:number-rows-spanned="2" table:style-name="ce259">
            <text:p>朝潮型I</text:p>
          </table:table-cell>
          <table:covered-table-cell/>
          <table:table-cell office:value-type="float" office:value="6" table:style-name="ce321">
            <text:p>6</text:p>
          </table:table-cell>
          <table:table-cell office:value-type="string" table:number-columns-spanned="2" table:number-rows-spanned="2" table:style-name="ce259">
            <text:p>陽炎型I</text:p>
          </table:table-cell>
          <table:covered-table-cell/>
          <table:table-cell office:value-type="float" office:value="8" table:style-name="ce321">
            <text:p>8</text:p>
          </table:table-cell>
          <table:table-cell office:value-type="string" table:number-columns-spanned="2" table:number-rows-spanned="2" table:style-name="ce259">
            <text:p>夕雲型I</text:p>
          </table:table-cell>
          <table:covered-table-cell/>
          <table:table-cell office:value-type="float" office:value="12" table:style-name="ce321">
            <text:p>12</text:p>
          </table:table-cell>
          <table:table-cell office:value-type="string" table:number-columns-spanned="2" table:number-rows-spanned="2" table:style-name="ce272">
            <text:p>秋月型</text:p>
          </table:table-cell>
          <table:covered-table-cell/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16352"/>
        </table:table-row>
        <table:table-row table:style-name="ro3">
          <table:covered-table-cell/>
          <table:covered-table-cell/>
          <table:table-cell table:style-name="ce51"/>
          <table:covered-table-cell/>
          <table:covered-table-cell/>
          <table:table-cell table:style-name="ce51"/>
          <table:covered-table-cell/>
          <table:covered-table-cell/>
          <table:table-cell table:style-name="ce51"/>
          <table:covered-table-cell/>
          <table:covered-table-cell/>
          <table:table-cell table:style-name="ce51"/>
          <table:covered-table-cell/>
          <table:covered-table-cell/>
          <table:table-cell table:style-name="ce51"/>
          <table:covered-table-cell/>
          <table:covered-table-cell/>
          <table:table-cell table:style-name="ce51"/>
          <table:covered-table-cell/>
          <table:covered-table-cell/>
          <table:table-cell table:style-name="ce51"/>
          <table:covered-table-cell/>
          <table:covered-table-cell/>
          <table:table-cell table:style-name="ce51"/>
          <table:covered-table-cell/>
          <table:covered-table-cell/>
          <table:table-cell table:number-columns-repeated="16358" table:style-name="ce2"/>
        </table:table-row>
        <table:table-row table:style-name="ro3">
          <table:table-cell table:number-columns-repeated="3"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number-columns-repeated="16358" table:style-name="ce2"/>
        </table:table-row>
        <table:table-row table:style-name="ro4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259">
            <text:p>(峯風型)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吹雪型II</text:p>
          </table:table-cell>
          <table:covered-table-cell/>
          <table:table-cell office:value-type="float" office:value="4" table:style-name="ce2">
            <text:p>4</text:p>
          </table:table-cell>
          <table:table-cell office:value-type="string" table:number-columns-spanned="2" table:number-rows-spanned="2" table:style-name="ce328">
            <text:p>初春型B</text:p>
          </table:table-cell>
          <table:covered-table-cell/>
          <table:table-cell office:value-type="float" office:value="4" table:style-name="ce2">
            <text:p>4</text:p>
          </table:table-cell>
          <table:table-cell office:value-type="string" table:number-columns-spanned="2" table:number-rows-spanned="2" table:style-name="ce328">
            <text:p>白露型B</text:p>
          </table:table-cell>
          <table:covered-table-cell/>
          <table:table-cell office:value-type="float" office:value="5" table:style-name="ce2">
            <text:p>5</text:p>
          </table:table-cell>
          <table:table-cell office:value-type="string" table:number-columns-spanned="2" table:number-rows-spanned="2" table:style-name="ce328">
            <text:p>朝潮型II</text:p>
          </table:table-cell>
          <table:covered-table-cell/>
          <table:table-cell office:value-type="float" office:value="6" table:style-name="ce2">
            <text:p>6</text:p>
          </table:table-cell>
          <table:table-cell office:value-type="string" table:number-columns-spanned="2" table:number-rows-spanned="2" table:style-name="ce328">
            <text:p>陽炎型II</text:p>
          </table:table-cell>
          <table:covered-table-cell/>
          <table:table-cell office:value-type="float" office:value="8" table:style-name="ce2">
            <text:p>8</text:p>
          </table:table-cell>
          <table:table-cell office:value-type="string" table:number-columns-spanned="2" table:number-rows-spanned="2" table:style-name="ce328">
            <text:p>夕雲型II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99">
            <text:p>松型 </text:p>
          </table:table-cell>
          <table:covered-table-cell/>
          <table:table-cell table:number-columns-repeated="16358" table:style-name="ce2"/>
        </table:table-row>
        <table:table-row table:style-name="ro3">
          <table:table-cell table:number-columns-repeated="3"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6358" table:style-name="ce2"/>
        </table:table-row>
        <table:table-row table:style-name="ro3">
          <table:table-cell table:number-columns-repeated="3"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number-columns-repeated="10"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number-columns-repeated="16361" table:style-name="ce2"/>
        </table:table-row>
        <table:table-row table:style-name="ro4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259">
            <text:p>睦月型I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綾波型I</text:p>
          </table:table-cell>
          <table:covered-table-cell/>
          <table:table-cell table:number-columns-repeated="9" table:style-name="ce2"/>
          <table:table-cell office:value-type="float" office:value="6" table:style-name="ce2">
            <text:p>6</text:p>
          </table:table-cell>
          <table:table-cell office:value-type="string" table:number-columns-spanned="2" table:number-rows-spanned="2" table:style-name="ce259">
            <text:p>陽炎型III</text:p>
          </table:table-cell>
          <table:covered-table-cell/>
          <table:table-cell office:value-type="float" office:value="8" table:style-name="ce2">
            <text:p>8</text:p>
          </table:table-cell>
          <table:table-cell office:value-type="string" table:number-columns-spanned="2" table:number-rows-spanned="2" table:style-name="ce328">
            <text:p>夕雲型III</text:p>
          </table:table-cell>
          <table:covered-table-cell/>
          <table:table-cell table:number-columns-repeated="16361" table:style-name="ce2"/>
        </table:table-row>
        <table:table-row table:style-name="ro3">
          <table:table-cell table:number-columns-repeated="3"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0"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6361" table:style-name="ce2"/>
        </table:table-row>
        <table:table-row table:style-name="ro3">
          <table:table-cell table:number-columns-repeated="3"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number-columns-repeated="10" table:style-name="ce2"/>
          <table:table-cell table:style-name="ce322"/>
          <table:table-cell table:style-name="ce29"/>
          <table:table-cell table:style-name="ce2"/>
          <table:table-cell table:style-name="ce322"/>
          <table:table-cell table:style-name="ce29"/>
          <table:table-cell table:number-columns-repeated="16361" table:style-name="ce2"/>
        </table:table-row>
        <table:table-row table:style-name="ro4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259">
            <text:p>睦月型II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綾波型II</text:p>
          </table:table-cell>
          <table:covered-table-cell/>
          <table:table-cell table:number-columns-repeated="9" table:style-name="ce2"/>
          <table:table-cell office:value-type="float" office:value="6" table:style-name="ce2">
            <text:p>6</text:p>
          </table:table-cell>
          <table:table-cell office:value-type="string" table:number-columns-spanned="2" table:number-rows-spanned="2" table:style-name="ce328">
            <text:p>陽炎型IV</text:p>
          </table:table-cell>
          <table:covered-table-cell/>
          <table:table-cell office:value-type="float" office:value="8" table:style-name="ce2">
            <text:p>8</text:p>
          </table:table-cell>
          <table:table-cell office:value-type="string" table:number-columns-spanned="2" table:number-rows-spanned="2" table:style-name="ce328">
            <text:p>夕雲型IV</text:p>
          </table:table-cell>
          <table:covered-table-cell/>
          <table:table-cell office:value-type="float" office:value="24" table:style-name="ce321">
            <text:p>24</text:p>
          </table:table-cell>
          <table:table-cell office:value-type="string" table:number-columns-spanned="2" table:number-rows-spanned="2" table:style-name="ce272">
            <text:p>島風</text:p>
          </table:table-cell>
          <table:covered-table-cell/>
          <table:table-cell table:number-columns-repeated="16358" table:style-name="ce2"/>
        </table:table-row>
        <table:table-row table:style-name="ro3">
          <table:table-cell table:number-columns-repeated="3"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0" table:style-name="ce2"/>
          <table:covered-table-cell/>
          <table:covered-table-cell/>
          <table:table-cell table:style-name="ce2"/>
          <table:covered-table-cell/>
          <table:covered-table-cell/>
          <table:table-cell table:style-name="ce51"/>
          <table:covered-table-cell/>
          <table:covered-table-cell/>
          <table:table-cell table:number-columns-repeated="16358" table:style-name="ce2"/>
        </table:table-row>
        <table:table-row table:style-name="ro3">
          <table:table-cell table:number-columns-repeated="6" table:style-name="ce2"/>
          <table:table-cell table:style-name="ce322"/>
          <table:table-cell table:style-name="ce29"/>
          <table:table-cell table:number-columns-repeated="10" table:style-name="ce2"/>
          <table:table-cell table:style-name="ce322"/>
          <table:table-cell table:style-name="ce29"/>
          <table:table-cell table:number-columns-repeated="16364" table:style-name="ce2"/>
        </table:table-row>
        <table:table-row table:style-name="ro3"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暁型</text:p>
          </table:table-cell>
          <table:covered-table-cell/>
          <table:table-cell table:number-columns-repeated="9" table:style-name="ce2"/>
          <table:table-cell office:value-type="float" office:value="6" table:style-name="ce2">
            <text:p>6</text:p>
          </table:table-cell>
          <table:table-cell office:value-type="string" table:number-columns-spanned="2" table:number-rows-spanned="2" table:style-name="ce328">
            <text:p>陽炎型V</text:p>
          </table:table-cell>
          <table:covered-table-cell/>
          <table:table-cell table:number-columns-repeated="16364" table:style-name="ce2"/>
        </table:table-row>
        <table:table-row table:style-name="ro3">
          <table:table-cell table:number-columns-repeated="6" table:style-name="ce2"/>
          <table:covered-table-cell/>
          <table:covered-table-cell/>
          <table:table-cell table:number-columns-repeated="10" table:style-name="ce2"/>
          <table:covered-table-cell/>
          <table:covered-table-cell/>
          <table:table-cell table:number-columns-repeated="16364" table:style-name="ce2"/>
        </table:table-row>
        <table:table-row table:style-name="ro3">
          <table:table-cell table:number-columns-repeated="18" table:style-name="ce2"/>
          <table:table-cell table:style-name="ce322"/>
          <table:table-cell table:style-name="ce29"/>
          <table:table-cell table:number-columns-repeated="16364" table:style-name="ce2"/>
        </table:table-row>
        <table:table-row table:style-name="ro3">
          <table:table-cell table:number-columns-repeated="17" table:style-name="ce2"/>
          <table:table-cell office:value-type="float" office:value="6" table:style-name="ce2">
            <text:p>6</text:p>
          </table:table-cell>
          <table:table-cell office:value-type="string" table:number-columns-spanned="2" table:number-rows-spanned="2" table:style-name="ce328">
            <text:p>陽炎型VI</text:p>
          </table:table-cell>
          <table:covered-table-cell/>
          <table:table-cell table:number-columns-repeated="16364" table:style-name="ce2"/>
        </table:table-row>
        <table:table-row table:style-name="ro3">
          <table:table-cell table:number-columns-repeated="18" table:style-name="ce2"/>
          <table:covered-table-cell/>
          <table:covered-table-cell/>
          <table:table-cell table:number-columns-repeated="16364" table:style-name="ce2"/>
        </table:table-row>
        <table:table-row table:style-name="ro3">
          <table:table-cell table:number-columns-repeated="16384" table:style-name="ce2"/>
        </table:table-row>
        <table:table-row table:style-name="ro3">
          <table:table-cell office:value-type="string" table:number-columns-spanned="2" table:number-rows-spanned="2" table:style-name="ce259">
            <text:p>轻巡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259">
            <text:p>天龍型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球磨型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長良型</text:p>
          </table:table-cell>
          <table:covered-table-cell/>
          <table:table-cell office:value-type="float" office:value="3" table:style-name="ce2">
            <text:p>3</text:p>
          </table:table-cell>
          <table:table-cell office:value-type="string" table:number-columns-spanned="2" table:number-rows-spanned="2" table:style-name="ce259">
            <text:p>川内型</text:p>
          </table:table-cell>
          <table:covered-table-cell/>
          <table:table-cell office:value-type="float" office:value="4" table:style-name="ce2">
            <text:p>4</text:p>
          </table:table-cell>
          <table:table-cell office:value-type="string" table:number-columns-spanned="2" table:number-rows-spanned="2" table:style-name="ce259">
            <text:p>夕張型</text:p>
          </table:table-cell>
          <table:covered-table-cell/>
          <table:table-cell office:value-type="float" office:value="12" table:style-name="ce2">
            <text:p>12</text:p>
          </table:table-cell>
          <table:table-cell office:value-type="string" table:number-columns-spanned="2" table:number-rows-spanned="2" table:style-name="ce328">
            <text:p>阿賀野型</text:p>
          </table:table-cell>
          <table:covered-table-cell/>
          <table:table-cell office:value-type="float" office:value="15" table:style-name="ce2">
            <text:p>15</text:p>
          </table:table-cell>
          <table:table-cell office:value-type="string" table:number-columns-spanned="2" table:number-rows-spanned="2" table:style-name="ce328">
            <text:p>大淀型</text:p>
          </table:table-cell>
          <table:covered-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table:number-columns-repeated="16352"/>
        </table:table-row>
        <table:table-row table:style-name="ro3"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6361" table:style-name="ce2"/>
        </table:table-row>
        <table:table-row table:style-name="ro3">
          <table:table-cell table:number-columns-repeated="16384" table:style-name="ce2"/>
        </table:table-row>
        <table:table-row table:style-name="ro3"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球磨型II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長良型II</text:p>
          </table:table-cell>
          <table:covered-table-cell/>
          <table:table-cell table:number-columns-repeated="3" table:style-name="ce2"/>
          <table:table-cell office:value-type="float" office:value="8" table:style-name="ce2">
            <text:p>8</text:p>
          </table:table-cell>
          <table:table-cell office:value-type="string" table:number-columns-spanned="2" table:number-rows-spanned="2" table:style-name="ce259">
            <text:p>最上型(初期)</text:p>
          </table:table-cell>
          <table:covered-table-cell/>
          <table:table-cell office:value-type="float" office:value="10" table:style-name="ce2">
            <text:p>10</text:p>
          </table:table-cell>
          <table:table-cell office:value-type="string" table:number-columns-spanned="2" table:number-rows-spanned="2" table:style-name="ce328">
            <text:p>利根型(初期)</text:p>
          </table:table-cell>
          <table:covered-table-cell/>
          <table:table-cell table:number-columns-repeated="16364" table:style-name="ce2"/>
        </table:table-row>
        <table:table-row table:style-name="ro3">
          <table:table-cell table:number-columns-repeated="6"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4"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6364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2" table:number-rows-spanned="2" table:style-name="ce259">
            <text:p>重巡</text:p>
          </table:table-cell>
          <table:covered-table-cell/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古鷹型</text:p>
          </table:table-cell>
          <table:covered-table-cell/>
          <table:table-cell office:value-type="float" office:value="4" table:style-name="ce2">
            <text:p>4</text:p>
          </table:table-cell>
          <table:table-cell office:value-type="string" table:number-columns-spanned="2" table:number-rows-spanned="2" table:style-name="ce259">
            <text:p>妙高型</text:p>
          </table:table-cell>
          <table:covered-table-cell/>
          <table:table-cell office:value-type="float" office:value="5" table:style-name="ce2">
            <text:p>5</text:p>
          </table:table-cell>
          <table:table-cell office:value-type="string" table:number-columns-spanned="2" table:number-rows-spanned="2" table:style-name="ce259">
            <text:p>高雄型</text:p>
          </table:table-cell>
          <table:covered-table-cell/>
          <table:table-cell table:number-columns-repeated="13" table:style-name="ce2"/>
          <table:table-cell office:value-type="float" office:value="150" table:style-name="ce2">
            <text:p>150</text:p>
          </table:table-cell>
          <table:table-cell office:value-type="float" office:value="150" table:style-name="ce2">
            <text:p>150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table:number-columns-repeated="16352"/>
        </table:table-row>
        <table:table-row table:style-name="ro3">
          <table:covered-table-cell/>
          <table:covered-table-cell/>
          <table:table-cell table:number-columns-repeated="4"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6370" table:style-name="ce2"/>
        </table:table-row>
        <table:table-row table:style-name="ro3">
          <table:table-cell table:number-columns-repeated="16384" table:style-name="ce2"/>
        </table:table-row>
        <table:table-row table:style-name="ro3"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青葉型</text:p>
          </table:table-cell>
          <table:covered-table-cell/>
          <table:table-cell table:number-columns-repeated="16376" table:style-name="ce2"/>
        </table:table-row>
        <table:table-row table:style-name="ro3">
          <table:table-cell table:number-columns-repeated="6" table:style-name="ce2"/>
          <table:covered-table-cell/>
          <table:covered-table-cell/>
          <table:table-cell table:number-columns-repeated="16376" table:style-name="ce2"/>
        </table:table-row>
        <table:table-row table:style-name="ro3">
          <table:table-cell table:number-columns-repeated="16384" table:style-name="ce2"/>
        </table:table-row>
        <table:table-row table:style-name="ro3">
          <table:table-cell office:value-type="string" table:number-columns-spanned="2" table:number-rows-spanned="2" table:style-name="ce259">
            <text:p>战舰</text:p>
          </table:table-cell>
          <table:covered-table-cell/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312">
            <text:p>金剛型</text:p>
          </table:table-cell>
          <table:covered-table-cell/>
          <table:table-cell office:value-type="float" office:value="3" table:style-name="ce2">
            <text:p>3</text:p>
          </table:table-cell>
          <table:table-cell office:value-type="string" table:number-columns-spanned="2" table:number-rows-spanned="2" table:style-name="ce259">
            <text:p>扶桑型</text:p>
          </table:table-cell>
          <table:covered-table-cell/>
          <table:table-cell office:value-type="float" office:value="4" table:style-name="ce2">
            <text:p>4</text:p>
          </table:table-cell>
          <table:table-cell office:value-type="string" table:number-columns-spanned="2" table:number-rows-spanned="2" table:style-name="ce259">
            <text:p>伊勢型</text:p>
          </table:table-cell>
          <table:covered-table-cell/>
          <table:table-cell office:value-type="float" office:value="12" table:style-name="ce2">
            <text:p>12</text:p>
          </table:table-cell>
          <table:table-cell office:value-type="string" table:number-columns-spanned="2" table:number-rows-spanned="2" table:style-name="ce330">
            <text:p>陆奥</text:p>
          </table:table-cell>
          <table:covered-table-cell/>
          <table:table-cell office:value-type="float" office:value="12" table:style-name="ce323">
            <text:p>12</text:p>
          </table:table-cell>
          <table:table-cell office:value-type="string" table:number-columns-spanned="2" table:number-rows-spanned="2" table:style-name="ce328">
            <text:p>长门</text:p>
          </table:table-cell>
          <table:covered-table-cell/>
          <table:table-cell table:number-columns-repeated="3" table:style-name="ce2"/>
          <table:table-cell office:value-type="float" office:value="96" table:style-name="ce2">
            <text:p>96</text:p>
          </table:table-cell>
          <table:table-cell office:value-type="string" table:number-columns-spanned="2" table:number-rows-spanned="2" table:style-name="ce272">
            <text:p>大和型</text:p>
          </table:table-cell>
          <table:covered-table-cell/>
          <table:table-cell table:style-name="ce2"/>
          <table:table-cell office:value-type="float" office:value="300" table:style-name="ce2">
            <text:p>300</text:p>
          </table:table-cell>
          <table:table-cell office:value-type="float" office:value="600" table:style-name="ce2">
            <text:p>600</text:p>
          </table:table-cell>
          <table:table-cell office:value-type="float" office:value="600" table:style-name="ce2">
            <text:p>600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table:number-columns-repeated="16352"/>
        </table:table-row>
        <table:table-row table:style-name="ro3">
          <table:covered-table-cell/>
          <table:covered-table-cell/>
          <table:table-cell table:number-columns-repeated="4"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324"/>
          <table:covered-table-cell/>
          <table:covered-table-cell/>
          <table:table-cell table:number-columns-repeated="4" table:style-name="ce2"/>
          <table:covered-table-cell/>
          <table:covered-table-cell/>
          <table:table-cell table:number-columns-repeated="16358" table:style-name="ce2"/>
        </table:table-row>
        <table:table-row table:style-name="ro3">
          <table:table-cell table:number-columns-repeated="6" table:style-name="ce2"/>
          <table:table-cell office:value-type="string" table:number-columns-spanned="2" table:number-rows-spanned="1" table:style-name="ce331">
            <text:p>(高战)</text:p>
          </table:table-cell>
          <table:covered-table-cell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2" table:style-name="ce259">
            <text:p>空母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259">
            <text:p>鳳翔</text:p>
          </table:table-cell>
          <table:covered-table-cell/>
          <table:table-cell office:value-type="float" office:value="2" table:style-name="ce2">
            <text:p>2</text:p>
          </table:table-cell>
          <table:table-cell office:value-type="string" table:number-columns-spanned="2" table:number-rows-spanned="2" table:style-name="ce259">
            <text:p>龍驤</text:p>
          </table:table-cell>
          <table:covered-table-cell/>
          <table:table-cell office:value-type="float" office:value="3" table:style-name="ce2">
            <text:p>3</text:p>
          </table:table-cell>
          <table:table-cell office:value-type="string" table:number-columns-spanned="2" table:number-rows-spanned="2" table:style-name="ce259">
            <text:p>龍鳳</text:p>
          </table:table-cell>
          <table:covered-table-cell/>
          <table:table-cell office:value-type="float" office:value="4" table:style-name="ce2">
            <text:p>4</text:p>
          </table:table-cell>
          <table:table-cell office:value-type="string" table:number-columns-spanned="2" table:number-rows-spanned="2" table:style-name="ce259">
            <text:p>飛鷹</text:p>
          </table:table-cell>
          <table:covered-table-cell/>
          <table:table-cell office:value-type="float" office:value="6" table:style-name="ce2">
            <text:p>6</text:p>
          </table:table-cell>
          <table:table-cell office:value-type="string" table:number-columns-spanned="2" table:number-rows-spanned="2" table:style-name="ce259">
            <text:p>蒼龍</text:p>
          </table:table-cell>
          <table:covered-table-cell/>
          <table:table-cell office:value-type="float" office:value="8" table:style-name="ce2">
            <text:p>8</text:p>
          </table:table-cell>
          <table:table-cell office:value-type="string" table:number-columns-spanned="2" table:number-rows-spanned="2" table:style-name="ce259">
            <text:p>赤城</text:p>
          </table:table-cell>
          <table:covered-table-cell/>
          <table:table-cell office:value-type="float" office:value="12" table:style-name="ce2">
            <text:p>12</text:p>
          </table:table-cell>
          <table:table-cell office:value-type="string" table:number-columns-spanned="2" table:number-rows-spanned="2" table:style-name="ce328">
            <text:p>翔鶴</text:p>
          </table:table-cell>
          <table:covered-table-cell/>
          <table:table-cell office:value-type="float" office:value="32" table:style-name="ce2">
            <text:p>32</text:p>
          </table:table-cell>
          <table:table-cell office:value-type="string" table:number-columns-spanned="2" table:number-rows-spanned="2" table:style-name="ce272">
            <text:p>大鳳</text:p>
          </table:table-cell>
          <table:covered-table-cell/>
          <table:table-cell table:style-name="ce2"/>
          <table:table-cell office:value-type="float" office:value="300" table:style-name="ce2">
            <text:p>300</text:p>
          </table:table-cell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600" table:style-name="ce2">
            <text:p>600</text:p>
          </table:table-cell>
          <table:table-cell office:value-type="float" office:value="50" table:style-name="ce2">
            <text:p>50</text:p>
          </table:table-cell>
          <table:table-cell table:number-columns-repeated="16352"/>
        </table:table-row>
        <table:table-row table:style-name="ro3"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6358" table:style-name="ce2"/>
        </table:table-row>
        <table:table-row table:style-name="ro3">
          <table:table-cell table:number-columns-repeated="12" table:style-name="ce2"/>
          <table:table-cell table:style-name="ce325"/>
          <table:table-cell table:style-name="ce326"/>
          <table:table-cell table:number-columns-repeated="7" table:style-name="ce2"/>
          <table:table-cell table:style-name="ce325"/>
          <table:table-cell table:style-name="ce326"/>
          <table:table-cell table:number-columns-repeated="16361" table:style-name="ce2"/>
        </table:table-row>
        <table:table-row table:style-name="ro3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328">
            <text:p>春日丸</text:p>
          </table:table-cell>
          <table:covered-table-cell/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number-columns-spanned="2" table:number-rows-spanned="2" table:style-name="ce259">
            <text:p>祥鳳</text:p>
          </table:table-cell>
          <table:covered-table-cell/>
          <table:table-cell office:value-type="float" office:value="4" table:style-name="ce2">
            <text:p>4</text:p>
          </table:table-cell>
          <table:table-cell office:value-type="string" table:number-columns-spanned="2" table:number-rows-spanned="2" table:style-name="ce259">
            <text:p>隼鷹</text:p>
          </table:table-cell>
          <table:covered-table-cell/>
          <table:table-cell office:value-type="float" office:value="6" table:style-name="ce2">
            <text:p>6</text:p>
          </table:table-cell>
          <table:table-cell office:value-type="string" table:number-columns-spanned="2" table:number-rows-spanned="2" table:style-name="ce259">
            <text:p>飛龍</text:p>
          </table:table-cell>
          <table:covered-table-cell/>
          <table:table-cell office:value-type="float" office:value="9" table:style-name="ce2">
            <text:p>9</text:p>
          </table:table-cell>
          <table:table-cell office:value-type="string" table:number-columns-spanned="2" table:number-rows-spanned="2" table:style-name="ce259">
            <text:p>加賀</text:p>
          </table:table-cell>
          <table:covered-table-cell/>
          <table:table-cell office:value-type="float" office:value="12" table:style-name="ce2">
            <text:p>12</text:p>
          </table:table-cell>
          <table:table-cell office:value-type="string" table:number-columns-spanned="2" table:number-rows-spanned="2" table:style-name="ce328">
            <text:p>瑞鶴</text:p>
          </table:table-cell>
          <table:covered-table-cell/>
          <table:table-cell table:number-columns-repeated="16361" table:style-name="ce2"/>
        </table:table-row>
        <table:table-row table:style-name="ro3">
          <table:table-cell table:number-columns-repeated="3" table:style-name="ce2"/>
          <table:covered-table-cell/>
          <table:covered-table-cell/>
          <table:table-cell table:number-columns-repeated="4"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6361" table:style-name="ce2"/>
        </table:table-row>
        <table:table-row table:style-name="ro3">
          <table:table-cell table:number-columns-repeated="9" table:style-name="ce2"/>
          <table:table-cell table:style-name="ce325"/>
          <table:table-cell table:style-name="ce326"/>
          <table:table-cell table:number-columns-repeated="16373" table:style-name="ce2"/>
        </table:table-row>
        <table:table-row table:style-name="ro3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328">
            <text:p>八幡丸</text:p>
          </table:table-cell>
          <table:covered-table-cell/>
          <table:table-cell table:number-columns-repeated="3" table:style-name="ce2"/>
          <table:table-cell office:value-type="float" office:value="3" table:style-name="ce2">
            <text:p>3</text:p>
          </table:table-cell>
          <table:table-cell office:value-type="string" table:number-columns-spanned="2" table:number-rows-spanned="2" table:style-name="ce259">
            <text:p>瑞鳳</text:p>
          </table:table-cell>
          <table:covered-table-cell/>
          <table:table-cell office:value-type="float" office:value="5" table:style-name="ce2">
            <text:p>5</text:p>
          </table:table-cell>
          <table:table-cell office:value-type="string" table:number-columns-spanned="2" table:number-rows-spanned="2" table:style-name="ce328">
            <text:p>雲龍型</text:p>
          </table:table-cell>
          <table:covered-table-cell/>
          <table:table-cell table:number-columns-repeated="16370" table:style-name="ce2"/>
        </table:table-row>
        <table:table-row table:style-name="ro3">
          <table:table-cell table:number-columns-repeated="3" table:style-name="ce2"/>
          <table:covered-table-cell/>
          <table:covered-table-cell/>
          <table:table-cell table:number-columns-repeated="4" table:style-name="ce2"/>
          <table:covered-table-cell/>
          <table:covered-table-cell/>
          <table:table-cell table:style-name="ce2"/>
          <table:covered-table-cell/>
          <table:covered-table-cell/>
          <table:table-cell table:number-columns-repeated="16370" table:style-name="ce2"/>
        </table:table-row>
        <table:table-row table:style-name="ro2">
          <table:table-cell table:number-columns-repeated="16384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舰船</text:p>
          </table:table-cell>
          <table:table-cell office:value-type="string" table:style-name="ce2">
            <text:p>图纸</text:p>
          </table:table-cell>
          <table:table-cell office:value-type="string" table:style-name="ce2">
            <text:p>任务</text:p>
          </table:table-cell>
          <table:table-cell table:number-columns-repeated="16379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核心</text:p>
          </table:table-cell>
          <table:table-cell office:value-type="string" table:style-name="ce2">
            <text:p>捞</text:p>
          </table:table-cell>
          <table:table-cell table:number-columns-repeated="16379" table:style-name="ce2"/>
        </table:table-row>
        <table:table-row table:style-name="ro1">
          <table:table-cell table:number-columns-repeated="3"/>
          <table:table-cell office:value-type="string" table:style-name="ce2">
            <text:p>船体</text:p>
          </table:table-cell>
          <table:table-cell office:value-type="string" table:style-name="ce2">
            <text:p>造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2">
            <text:p>装备</text:p>
          </table:table-cell>
          <table:table-cell table:number-columns-repeated="16380" table:style-name="ce2"/>
        </table:table-row>
        <table:table-row table:number-rows-repeated="1048526" table:style-name="ro1">
          <table:table-cell table:number-columns-repeated="16384"/>
        </table:table-row>
      </table:table>
      <table:table table:name="装备属性" table:style-name="ta2"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4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number-columns-repeated="16352" table:default-cell-style-name="ce2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名称</text:p>
          </table:table-cell>
          <table:table-cell office:value-type="string" table:style-name="ce2">
            <text:p>种别</text:p>
          </table:table-cell>
          <table:table-cell office:value-type="string" table:style-name="ce2">
            <text:p>等级</text:p>
          </table:table-cell>
          <table:table-cell office:value-type="string" table:style-name="ce2">
            <text:p>精密</text:p>
          </table:table-cell>
          <table:table-cell office:value-type="string" table:style-name="ce2">
            <text:p>韧性</text:p>
          </table:table-cell>
          <table:table-cell office:value-type="string" table:style-name="ce2">
            <text:p>总和</text:p>
          </table:table-cell>
          <table:table-cell office:value-type="string" table:style-name="ce11">
            <text:p>火力</text:p>
          </table:table-cell>
          <table:table-cell office:value-type="string" table:style-name="ce11">
            <text:p>穿甲</text:p>
          </table:table-cell>
          <table:table-cell office:value-type="string" table:style-name="ce11">
            <text:p>射程</text:p>
          </table:table-cell>
          <table:table-cell office:value-type="string" table:style-name="ce11">
            <text:p>射速</text:p>
          </table:table-cell>
          <table:table-cell office:value-type="string" table:style-name="ce11">
            <text:p>雷装</text:p>
          </table:table-cell>
          <table:table-cell office:value-type="string" table:style-name="ce11">
            <text:p>爆装</text:p>
          </table:table-cell>
          <table:table-cell office:value-type="string" table:style-name="ce11">
            <text:p>对地</text:p>
          </table:table-cell>
          <table:table-cell office:value-type="string" table:style-name="ce11">
            <text:p>对空</text:p>
          </table:table-cell>
          <table:table-cell office:value-type="string" table:style-name="ce11">
            <text:p>迎击</text:p>
          </table:table-cell>
          <table:table-cell office:value-type="string" table:style-name="ce11">
            <text:p>对爆</text:p>
          </table:table-cell>
          <table:table-cell office:value-type="string" table:style-name="ce11">
            <text:p>对潜</text:p>
          </table:table-cell>
          <table:table-cell office:value-type="string" table:style-name="ce11">
            <text:p>索敌</text:p>
          </table:table-cell>
          <table:table-cell office:value-type="string" table:style-name="ce11">
            <text:p>命中</text:p>
          </table:table-cell>
          <table:table-cell office:value-type="string" table:style-name="ce11">
            <text:p>回避</text:p>
          </table:table-cell>
          <table:table-cell office:value-type="string" table:style-name="ce11">
            <text:p>装甲</text:p>
          </table:table-cell>
          <table:table-cell office:value-type="string" table:style-name="ce2">
            <text:p>输送</text:p>
          </table:table-cell>
          <table:table-cell office:value-type="string" table:style-name="ce2">
            <text:p>半径</text:p>
          </table:table-cell>
          <table:table-cell office:value-type="string" table:style-name="ce2">
            <text:p>前置</text:p>
          </table:table-cell>
          <table:table-cell office:value-type="string" table:style-name="ce2">
            <text:p>副前置</text:p>
          </table:table-cell>
          <table:table-cell office:value-type="string" table:style-name="ce2">
            <text:p>开发可否</text:p>
          </table:table-cell>
          <table:table-cell office:value-type="string" table:style-name="ce2">
            <text:p>转换开发可否</text:p>
          </table:table-cell>
          <table:table-cell office:value-type="string" table:style-name="ce2">
            <text:p>转换要求前置数</text:p>
          </table:table-cell>
          <table:table-cell office:value-type="string" table:style-name="ce2">
            <text:p>转换要求副前置数</text:p>
          </table:table-cell>
          <table:table-cell office:value-type="string" table:style-name="ce2">
            <text:p>工业工厂银要求</text:p>
          </table:table-cell>
          <table:table-cell office:value-type="string" table:style-name="ce2">
            <text:p>工业工厂金要求</text:p>
          </table:table-cell>
          <table:table-cell office:value-type="string" table:style-name="ce2">
            <text:p>FLAG1</text:p>
          </table:table-cell>
          <table:table-cell office:value-type="string" table:style-name="ce2">
            <text:p>FLAG2</text:p>
          </table:table-cell>
          <table:table-cell office:value-type="string" table:style-name="ce2">
            <text:p>FLAG3</text:p>
          </table:table-cell>
          <table:table-cell table:number-columns-repeated="16349"/>
        </table:table-row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rarity</text:p>
          </table:table-cell>
          <table:table-cell office:value-type="string" table:style-name="ce2">
            <text:p>intricacy</text:p>
          </table:table-cell>
          <table:table-cell office:value-type="string" table:style-name="ce2">
            <text:p>tenacity</text:p>
          </table:table-cell>
          <table:table-cell table:style-name="ce2"/>
          <table:table-cell office:value-type="string" table:style-name="ce2">
            <text:p>firepower</text:p>
          </table:table-cell>
          <table:table-cell office:value-type="string" table:style-name="ce2">
            <text:p>armorpenetration</text:p>
          </table:table-cell>
          <table:table-cell office:value-type="string" table:style-name="ce2">
            <text:p>firingrange</text:p>
          </table:table-cell>
          <table:table-cell office:value-type="string" table:style-name="ce2">
            <text:p>firingspeed</text:p>
          </table:table-cell>
          <table:table-cell office:value-type="string" table:style-name="ce2">
            <text:p>torpedo</text:p>
          </table:table-cell>
          <table:table-cell office:value-type="string" table:style-name="ce2">
            <text:p>bombing</text:p>
          </table:table-cell>
          <table:table-cell office:value-type="string" table:style-name="ce2">
            <text:p>landattack</text:p>
          </table:table-cell>
          <table:table-cell office:value-type="string" table:style-name="ce2">
            <text:p>airattack</text:p>
          </table:table-cell>
          <table:table-cell office:value-type="string" table:style-name="ce2">
            <text:p>interception</text:p>
          </table:table-cell>
          <table:table-cell office:value-type="string" table:style-name="ce2">
            <text:p>antibomber</text:p>
          </table:table-cell>
          <table:table-cell office:value-type="string" table:style-name="ce2">
            <text:p>asw</text:p>
          </table:table-cell>
          <table:table-cell office:value-type="string" table:style-name="ce2">
            <text:p>los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evasion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transport</text:p>
          </table:table-cell>
          <table:table-cell office:value-type="string" table:style-name="ce2">
            <text:p>flightrange</text:p>
          </table:table-cell>
          <table:table-cell office:value-type="string" table:style-name="ce2">
            <text:p>require</text:p>
          </table:table-cell>
          <table:table-cell office:value-type="string" table:style-name="ce2">
            <text:p>require2</text:p>
          </table:table-cell>
          <table:table-cell office:value-type="string" table:style-name="ce2">
            <text:p>develop_enabled</text:p>
          </table:table-cell>
          <table:table-cell office:value-type="string" table:style-name="ce2">
            <text:p>convert_enabled</text:p>
          </table:table-cell>
          <table:table-cell office:value-type="string" table:style-name="ce2">
            <text:p>requie_num</text:p>
          </table:table-cell>
          <table:table-cell office:value-type="string" table:style-name="ce2">
            <text:p>require2_num</text:p>
          </table:table-cell>
          <table:table-cell office:value-type="string" table:style-name="ce2">
            <text:p>industrial_plant_silver</text:p>
          </table:table-cell>
          <table:table-cell office:value-type="string" table:style-name="ce2">
            <text:p>industrial_plant_gold</text:p>
          </table:table-cell>
          <table:table-cell table:number-columns-repeated="16352" table:style-name="ce2"/>
        </table:table-row>
        <table:table-row table:style-name="ro4">
          <table:table-cell office:value-type="string" table:style-name="ce2">
            <text:p>0x2101</text:p>
          </table:table-cell>
          <table:table-cell office:value-type="string" table:style-name="ce2">
            <text:p>jp-12-sing</text:p>
          </table:table-cell>
          <table:table-cell office:value-type="string" table:style-name="ce2">
            <text:p>small-gun-flat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105" table:formula="of:=SUM([.H3:.X3])" table:style-name="ce2">
            <text:p>105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50" table:style-name="ce2">
            <text:p>50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5" table:style-name="ce2"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16356" table:style-name="ce2"/>
        </table:table-row>
        <table:table-row table:style-name="ro1">
          <table:table-cell office:value-type="string" table:style-name="ce2">
            <text:p>0xf2101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0" table:formula="of:=SUM([.H4:.X4])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65" table:style-name="ce2">
            <text:p>65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5" table:style-name="ce2"/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0x2102</text:p>
          </table:table-cell>
          <table:table-cell office:value-type="string" table:style-name="ce2">
            <text:p>jp-12-sing-k2</text:p>
          </table:table-cell>
          <table:table-cell office:value-type="string" table:style-name="ce2">
            <text:p>small-gun-flat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2">
            <text:p>30</text:p>
          </table:table-cell>
          <table:table-cell office:value-type="float" office:value="135" table:formula="of:=SUM([.H5:.X5])" table:style-name="ce2">
            <text:p>135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office:value-type="string" table:style-name="ce2">
            <text:p>0x2101</text:p>
          </table:table-cell>
          <table:table-cell table:style-name="ce2"/>
          <table:table-cell office:value-type="string" table:style-name="ce2">
            <text:p>cond</text:p>
          </table:table-cell>
          <table:table-cell office:value-type="string" table:style-name="ce2">
            <text:p>yes</text:p>
          </table:table-cell>
          <table:table-cell office:value-type="float" office:value="1" table:style-name="ce2">
            <text:p>1</text:p>
          </table:table-cell>
          <table:table-cell table:number-columns-repeated="16355" table:style-name="ce2"/>
        </table:table-row>
        <table:table-row table:style-name="ro1">
          <table:table-cell office:value-type="string" table:style-name="ce2">
            <text:p>0xf2102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0" table:formula="of:=SUM([.H6:.X6])" table:style-name="ce2">
            <text:p>180</text:p>
          </table:table-cell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65" table:style-name="ce2">
            <text:p>65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3" table:style-name="ce2">
            <text:p>23</text:p>
          </table:table-cell>
          <table:table-cell office:value-type="float" office:value="40" table:style-name="ce2">
            <text:p>40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0x2201</text:p>
          </table:table-cell>
          <table:table-cell office:value-type="string" table:style-name="ce2">
            <text:p>jp-12-sing-flak</text:p>
          </table:table-cell>
          <table:table-cell office:value-type="string" table:style-name="ce2">
            <text:p>small-gun-flak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75" table:formula="of:=SUM([.H7:.X7])" table:style-name="ce2">
            <text:p>75</text:p>
          </table:table-cell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number-columns-repeated="11" table:style-name="ce2"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16356" table:style-name="ce2"/>
        </table:table-row>
        <table:table-row table:style-name="ro1">
          <table:table-cell office:value-type="string" table:style-name="ce2">
            <text:p>0xf2201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105" table:formula="of:=SUM([.H8:.X8])" table:style-name="ce2">
            <text:p>105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table:number-columns-repeated="4" table:style-name="ce2"/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2">
            <text:p>0x2202</text:p>
          </table:table-cell>
          <table:table-cell office:value-type="string" table:style-name="ce2">
            <text:p>jp-12-sing-flak-e</text:p>
          </table:table-cell>
          <table:table-cell office:value-type="string" table:style-name="ce2">
            <text:p>small-gun-flak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00" table:formula="of:=SUM([.H9:.X9])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table:number-columns-repeated="3" table:style-name="ce2"/>
          <table:table-cell office:value-type="string" table:style-name="ce2">
            <text:p>0x2201</text:p>
          </table:table-cell>
          <table:table-cell table:style-name="ce2"/>
          <table:table-cell office:value-type="string" table:style-name="ce2">
            <text:p>cond</text:p>
          </table:table-cell>
          <table:table-cell office:value-type="string" table:style-name="ce2">
            <text:p>yes</text:p>
          </table:table-cell>
          <table:table-cell office:value-type="float" office:value="1" table:style-name="ce2">
            <text:p>1</text:p>
          </table:table-cell>
          <table:table-cell table:number-columns-repeated="16355" table:style-name="ce2"/>
        </table:table-row>
        <table:table-row table:style-name="ro1">
          <table:table-cell office:value-type="string" table:style-name="ce2">
            <text:p>0xf2202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145" table:formula="of:=SUM([.H10:.X10])" table:style-name="ce2">
            <text:p>145</text:p>
          </table:table-cell>
          <table:table-cell office:value-type="float" office:value="30" table:style-name="ce2">
            <text:p>30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table:number-columns-repeated="16363" table:style-name="ce2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海域代码.B23:海域代码.C38" table:contains-header="false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45">
      <number:month/>
      <number:text>月</number:text>
      <number:day/>
      <number:text>日</number:text>
    </number:date-style>
    <number:number-style style:name="N48">
      <number:number number:decimal-places="1" number:min-integer-digits="1"/>
    </number:number-style>
    <style:style style:name="_30334__20998__27604_" style:display-name="百分比" style:family="table-cell" style:data-style-name="N13"/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7</meta:generator>
    <meta:initial-creator>Micheal Johnson</meta:initial-creator>
    <dc:creator>Micheal Johnson</dc:creator>
    <meta:creation-date>2022-05-26T09:21:07Z</meta:creation-date>
    <dc:date>2022-08-23T08:25:12Z</dc:date>
  </office:meta>
</office:document-meta>
</file>